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styles.xml" manifest:media-type="text/xml"/>
  <manifest:file-entry manifest:full-path="Object 2" manifest:media-type="application/vnd.sun.star.oleobject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2" manifest:media-type="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178.66mm" fo:margin-left="-0.18mm" style:page-number="auto" fo:break-before="page" table:align="left" fo:background-color="transparent" style:writing-mode="lr-tb">
        <style:background-image/>
      </style:table-properties>
    </style:style>
    <style:style style:name="Table1.A" style:family="table-column">
      <style:table-column-properties style:column-width="5.01mm"/>
    </style:style>
    <style:style style:name="Table1.B" style:family="table-column">
      <style:table-column-properties style:column-width="3mm"/>
    </style:style>
    <style:style style:name="Table1.D" style:family="table-column">
      <style:table-column-properties style:column-width="4.48mm"/>
    </style:style>
    <style:style style:name="Table1.E" style:family="table-column">
      <style:table-column-properties style:column-width="0.51mm"/>
    </style:style>
    <style:style style:name="Table1.F" style:family="table-column">
      <style:table-column-properties style:column-width="7mm"/>
    </style:style>
    <style:style style:name="Table1.G" style:family="table-column">
      <style:table-column-properties style:column-width="0.99mm"/>
    </style:style>
    <style:style style:name="Table1.I" style:family="table-column">
      <style:table-column-properties style:column-width="2.01mm"/>
    </style:style>
    <style:style style:name="Table1.J" style:family="table-column">
      <style:table-column-properties style:column-width="1.99mm"/>
    </style:style>
    <style:style style:name="Table1.K" style:family="table-column">
      <style:table-column-properties style:column-width="1.01mm"/>
    </style:style>
    <style:style style:name="Table1.M" style:family="table-column">
      <style:table-column-properties style:column-width="1.02mm"/>
    </style:style>
    <style:style style:name="Table1.N" style:family="table-column">
      <style:table-column-properties style:column-width="1.98mm"/>
    </style:style>
    <style:style style:name="Table1.R" style:family="table-column">
      <style:table-column-properties style:column-width="1.5mm"/>
    </style:style>
    <style:style style:name="Table1.T" style:family="table-column">
      <style:table-column-properties style:column-width="4mm"/>
    </style:style>
    <style:style style:name="Table1.U" style:family="table-column">
      <style:table-column-properties style:column-width="0.49mm"/>
    </style:style>
    <style:style style:name="Table1.V" style:family="table-column">
      <style:table-column-properties style:column-width="3.47mm"/>
    </style:style>
    <style:style style:name="Table1.W" style:family="table-column">
      <style:table-column-properties style:column-width="1.04mm"/>
    </style:style>
    <style:style style:name="Table1.Z" style:family="table-column">
      <style:table-column-properties style:column-width="3.3mm"/>
    </style:style>
    <style:style style:name="Table1.a" style:family="table-column">
      <style:table-column-properties style:column-width="0.72mm"/>
    </style:style>
    <style:style style:name="Table1.c" style:family="table-column">
      <style:table-column-properties style:column-width="0.97mm"/>
    </style:style>
    <style:style style:name="Table1.i" style:family="table-column">
      <style:table-column-properties style:column-width="1.96mm"/>
    </style:style>
    <style:style style:name="Table1.r" style:family="table-column">
      <style:table-column-properties style:column-width="3.99mm"/>
    </style:style>
    <style:style style:name="Table1.v" style:family="table-column">
      <style:table-column-properties style:column-width="0.95mm"/>
    </style:style>
    <style:style style:name="Table1.x" style:family="table-column">
      <style:table-column-properties style:column-width="3.03mm"/>
    </style:style>
    <style:style style:name="Table1.z" style:family="table-column">
      <style:table-column-properties style:column-width="4.04mm"/>
    </style:style>
    <style:style style:name="Table1.AH" style:family="table-column">
      <style:table-column-properties style:column-width="2.89mm"/>
    </style:style>
    <style:style style:name="Table1.AI" style:family="table-column">
      <style:table-column-properties style:column-width="0.69mm"/>
    </style:style>
    <style:style style:name="Table1.AJ" style:family="table-column">
      <style:table-column-properties style:column-width="1.43mm"/>
    </style:style>
    <style:style style:name="Table1.AL" style:family="table-column">
      <style:table-column-properties style:column-width="1.57mm"/>
    </style:style>
    <style:style style:name="Table1.AS" style:family="table-column">
      <style:table-column-properties style:column-width="0.53mm"/>
    </style:style>
    <style:style style:name="Table1.Aa" style:family="table-column">
      <style:table-column-properties style:column-width="1.06mm"/>
    </style:style>
    <style:style style:name="Table1.Ad" style:family="table-column">
      <style:table-column-properties style:column-width="1.94mm"/>
    </style:style>
    <style:style style:name="Table1.Af" style:family="table-column">
      <style:table-column-properties style:column-width="3.05mm"/>
    </style:style>
    <style:style style:name="Table1.Ag" style:family="table-column">
      <style:table-column-properties style:column-width="1.09mm"/>
    </style:style>
    <style:style style:name="Table1.Ah" style:family="table-column">
      <style:table-column-properties style:column-width="2.86mm"/>
    </style:style>
    <style:style style:name="Table1.Aj" style:family="table-column">
      <style:table-column-properties style:column-width="1.15mm"/>
    </style:style>
    <style:style style:name="Table1.Al" style:family="table-column">
      <style:table-column-properties style:column-width="2.05mm"/>
    </style:style>
    <style:style style:name="Table1.Ap" style:family="table-column">
      <style:table-column-properties style:column-width="4.16mm"/>
    </style:style>
    <style:style style:name="Table1.Aq" style:family="table-column">
      <style:table-column-properties style:column-width="0.85mm"/>
    </style:style>
    <style:style style:name="Table1.As" style:family="table-column">
      <style:table-column-properties style:column-width="0.46mm"/>
    </style:style>
    <style:style style:name="Table1.At" style:family="table-column">
      <style:table-column-properties style:column-width="0.55mm"/>
    </style:style>
    <style:style style:name="Table1.Au" style:family="table-column">
      <style:table-column-properties style:column-width="2.15mm"/>
    </style:style>
    <style:style style:name="Table1.Av" style:family="table-column">
      <style:table-column-properties style:column-width="1.45mm"/>
    </style:style>
    <style:style style:name="Table1.1" style:family="table-row">
      <style:table-row-properties style:row-height="4.94mm" fo:keep-together="auto"/>
    </style:style>
    <style:style style:name="Table1.A1" style:family="table-cell">
      <style:table-cell-properties style:vertical-align="top" fo:padding-left="1.25mm" fo:padding-right="1.25mm" fo:padding-top="0mm" fo:padding-bottom="0mm" fo:border="none" style:writing-mode="lr-tb"/>
    </style:style>
    <style:style style:name="Table1.2" style:family="table-row">
      <style:table-row-properties style:row-height="6mm" fo:keep-together="auto"/>
    </style:style>
    <style:style style:name="Table1.3" style:family="table-row">
      <style:table-row-properties style:row-height="14.11mm" fo:keep-together="auto"/>
    </style:style>
    <style:style style:name="Table1.4" style:family="table-row">
      <style:table-row-properties style:row-height="3.53mm" fo:keep-together="auto"/>
    </style:style>
    <style:style style:name="Table1.5" style:family="table-row">
      <style:table-row-properties style:row-height="11.29mm" fo:keep-together="auto"/>
    </style:style>
    <style:style style:name="Table1.AK5" style:family="table-cell">
      <style:table-cell-properties style:vertical-align="top" fo:background-color="transparent" fo:padding-left="1.25mm" fo:padding-right="1.25mm" fo:padding-top="0mm" fo:padding-bottom="0mm" fo:border="none" style:writing-mode="lr-tb">
        <style:background-image/>
      </style:table-cell-properties>
    </style:style>
    <style:style style:name="Table1.6" style:family="table-row">
      <style:table-row-properties style:row-height="4.23mm" fo:keep-together="auto"/>
    </style:style>
    <style:style style:name="Table1.A6" style:family="table-cell">
      <style:table-cell-properties style:vertical-align="top" fo:background-color="#dfdfdf" fo:padding-left="1.25mm" fo:padding-right="1.25mm" fo:padding-top="0mm" fo:padding-bottom="0mm" fo:border="0.75pt solid #000000" style:writing-mode="lr-tb">
        <style:background-image/>
      </style:table-cell-properties>
    </style:style>
    <style:style style:name="Table1.7" style:family="table-row">
      <style:table-row-properties style:row-height="3.88mm" fo:keep-together="auto"/>
    </style:style>
    <style:style style:name="Table1.A7" style:family="table-cell">
      <style:table-cell-properties style:vertical-align="top" fo:padding-left="1.25mm" fo:padding-right="1.25mm" fo:padding-top="0mm" fo:padding-bottom="0mm" fo:border-left="0.75pt solid #000000" fo:border-right="0.75pt solid #000000" fo:border-top="0.75pt solid #000000" fo:border-bottom="none" style:writing-mode="lr-tb"/>
    </style:style>
    <style:style style:name="Table1.AS7" style:family="table-cell">
      <style:table-cell-properties style:vertical-align="top" fo:background-color="#e5e5e5" fo:padding-left="1.25mm" fo:padding-right="1.25mm" fo:padding-top="0mm" fo:padding-bottom="0mm" fo:border-left="0.75pt solid #000000" fo:border-right="0.75pt solid #000000" fo:border-top="none" fo:border-bottom="none" style:writing-mode="lr-tb">
        <style:background-image/>
      </style:table-cell-properties>
    </style:style>
    <style:style style:name="Table1.8" style:family="table-row">
      <style:table-row-properties style:row-height="7.41mm" fo:keep-together="auto"/>
    </style:style>
    <style:style style:name="Table1.A8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none" style:writing-mode="lr-tb"/>
    </style:style>
    <style:style style:name="Table1.AS8" style:family="table-cell">
      <style:table-cell-properties style:vertical-align="top" fo:padding-left="1.25mm" fo:padding-right="1.25mm" fo:padding-top="0mm" fo:padding-bottom="0mm" fo:border-left="0.75pt solid #000000" fo:border-right="none" fo:border-top="0.75pt solid #000000" fo:border-bottom="none" style:writing-mode="lr-tb"/>
    </style:style>
    <style:style style:name="Table1.A9" style:family="table-cell">
      <style:table-cell-properties style:vertical-align="top" fo:padding-left="1.25mm" fo:padding-right="1.25mm" fo:padding-top="0mm" fo:padding-bottom="0mm" fo:border-left="0.75pt solid #000000" fo:border-right="0.75pt solid #000000" fo:border-top="0.75pt solid #000000" fo:border-bottom="none" style:writing-mode="lr-tb"/>
    </style:style>
    <style:style style:name="Table1.A10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none" style:writing-mode="lr-tb"/>
    </style:style>
    <style:style style:name="Table1.A11" style:family="table-cell">
      <style:table-cell-properties style:vertical-align="top" fo:padding-left="1.25mm" fo:padding-right="1.25mm" fo:padding-top="0mm" fo:padding-bottom="0mm" fo:border-left="0.75pt solid #000000" fo:border-right="0.75pt solid #000000" fo:border-top="0.75pt solid #000000" fo:border-bottom="none" style:writing-mode="lr-tb"/>
    </style:style>
    <style:style style:name="Table1.A12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none" style:writing-mode="lr-tb"/>
    </style:style>
    <style:style style:name="Table1.A13" style:family="table-cell">
      <style:table-cell-properties style:vertical-align="top" fo:background-color="#dfdfdf" fo:padding-left="1.25mm" fo:padding-right="1.25mm" fo:padding-top="0mm" fo:padding-bottom="0mm" fo:border-left="0.75pt solid #000000" fo:border-right="none" fo:border-top="0.75pt solid #000000" fo:border-bottom="none" style:writing-mode="lr-tb">
        <style:background-image/>
      </style:table-cell-properties>
    </style:style>
    <style:style style:name="Table1.AI13" style:family="table-cell">
      <style:table-cell-properties style:vertical-align="top" fo:background-color="#dfdfdf" fo:padding-left="1.25mm" fo:padding-right="1.25mm" fo:padding-top="0mm" fo:padding-bottom="0mm" fo:border-left="none" fo:border-right="0.75pt solid #000000" fo:border-top="0.75pt solid #000000" fo:border-bottom="none" style:writing-mode="lr-tb">
        <style:background-image/>
      </style:table-cell-properties>
    </style:style>
    <style:style style:name="Table1.14" style:family="table-row">
      <style:table-row-properties style:row-height="1.41mm" fo:keep-together="auto"/>
    </style:style>
    <style:style style:name="Table1.A14" style:family="table-cell">
      <style:table-cell-properties style:vertical-align="top" fo:background-color="#e5e5e5" fo:padding-left="1.25mm" fo:padding-right="1.25mm" fo:padding-top="0mm" fo:padding-bottom="0mm" fo:border-left="0.75pt solid #000000" fo:border-right="none" fo:border-top="0.75pt solid #000000" fo:border-bottom="none" style:writing-mode="lr-tb">
        <style:background-image/>
      </style:table-cell-properties>
    </style:style>
    <style:style style:name="Table1.AI14" style:family="table-cell">
      <style:table-cell-properties style:vertical-align="top" fo:padding-left="1.25mm" fo:padding-right="1.25mm" fo:padding-top="0mm" fo:padding-bottom="0mm" fo:border-left="0.75pt solid #000000" fo:border-right="0.75pt solid #000000" fo:border-top="0.75pt solid #000000" fo:border-bottom="none" style:writing-mode="lr-tb"/>
    </style:style>
    <style:style style:name="Table1.AP14" style:family="table-cell">
      <style:table-cell-properties style:vertical-align="top" fo:background-color="#e5e5e5" fo:padding-left="1.25mm" fo:padding-right="1.25mm" fo:padding-top="0mm" fo:padding-bottom="0mm" fo:border-left="none" fo:border-right="0.75pt solid #000000" fo:border-top="0.75pt solid #000000" fo:border-bottom="none" style:writing-mode="lr-tb">
        <style:background-image/>
      </style:table-cell-properties>
    </style:style>
    <style:style style:name="Table1.15" style:family="table-row">
      <style:table-row-properties style:row-height="5.29mm" fo:keep-together="always"/>
    </style:style>
    <style:style style:name="Table1.A15" style:family="table-cell">
      <style:table-cell-properties style:vertical-align="top" fo:padding-left="1.25mm" fo:padding-right="1.25mm" fo:padding-top="0mm" fo:padding-bottom="0mm" fo:border-left="0.75pt solid #000000" fo:border-right="none" fo:border-top="none" fo:border-bottom="none" style:writing-mode="lr-tb"/>
    </style:style>
    <style:style style:name="Table1.B15" style:family="table-cell">
      <style:table-cell-properties style:vertical-align="top" fo:background-color="#e5e5e5" fo:padding-left="1.25mm" fo:padding-right="1.25mm" fo:padding-top="0mm" fo:padding-bottom="0mm" fo:border="none" style:writing-mode="lr-tb">
        <style:background-image/>
      </style:table-cell-properties>
    </style:style>
    <style:style style:name="Table1.AI15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none" style:writing-mode="lr-tb"/>
    </style:style>
    <style:style style:name="Table1.AP15" style:family="table-cell">
      <style:table-cell-properties style:vertical-align="middle" fo:background-color="#e5e5e5" fo:padding-left="1.25mm" fo:padding-right="1.25mm" fo:padding-top="0mm" fo:padding-bottom="0mm" fo:border-left="none" fo:border-right="0.75pt solid #000000" fo:border-top="none" fo:border-bottom="none" style:writing-mode="lr-tb">
        <style:background-image/>
      </style:table-cell-properties>
    </style:style>
    <style:style style:name="Table1.16" style:family="table-row">
      <style:table-row-properties style:row-height="4.23mm" fo:keep-together="always"/>
    </style:style>
    <style:style style:name="Table1.A16" style:family="table-cell">
      <style:table-cell-properties style:vertical-align="top" fo:background-color="#e5e5e5" fo:padding-left="1.25mm" fo:padding-right="1.25mm" fo:padding-top="0mm" fo:padding-bottom="0mm" fo:border-left="0.75pt solid #000000" fo:border-right="none" fo:border-top="none" fo:border-bottom="none" style:writing-mode="lr-tb">
        <style:background-image/>
      </style:table-cell-properties>
    </style:style>
    <style:style style:name="Table1.AI16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none" style:writing-mode="lr-tb"/>
    </style:style>
    <style:style style:name="Table1.A17" style:family="table-cell">
      <style:table-cell-properties style:vertical-align="top" fo:padding-left="1.25mm" fo:padding-right="1.25mm" fo:padding-top="0mm" fo:padding-bottom="0mm" fo:border-left="0.75pt solid #000000" fo:border-right="none" fo:border-top="none" fo:border-bottom="none" style:writing-mode="lr-tb"/>
    </style:style>
    <style:style style:name="Table1.AI17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none" style:writing-mode="lr-tb"/>
    </style:style>
    <style:style style:name="Table1.A18" style:family="table-cell">
      <style:table-cell-properties style:vertical-align="top" fo:background-color="#e5e5e5" fo:padding-left="1.25mm" fo:padding-right="1.25mm" fo:padding-top="0mm" fo:padding-bottom="0mm" fo:border-left="0.75pt solid #000000" fo:border-right="none" fo:border-top="none" fo:border-bottom="0.75pt solid #000000" style:writing-mode="lr-tb">
        <style:background-image/>
      </style:table-cell-properties>
    </style:style>
    <style:style style:name="Table1.AI18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0.75pt solid #000000" style:writing-mode="lr-tb"/>
    </style:style>
    <style:style style:name="Table1.AP18" style:family="table-cell">
      <style:table-cell-properties style:vertical-align="top" fo:background-color="#e5e5e5" fo:padding-left="1.25mm" fo:padding-right="1.25mm" fo:padding-top="0mm" fo:padding-bottom="0mm" fo:border-left="none" fo:border-right="0.75pt solid #000000" fo:border-top="none" fo:border-bottom="0.75pt solid #000000" style:writing-mode="lr-tb">
        <style:background-image/>
      </style:table-cell-properties>
    </style:style>
    <style:style style:name="Table1.A19" style:family="table-cell">
      <style:table-cell-properties style:vertical-align="top" fo:background-color="#dfdfdf" fo:padding-left="1.25mm" fo:padding-right="1.25mm" fo:padding-top="0mm" fo:padding-bottom="0mm" fo:border-left="0.75pt solid #000000" fo:border-right="0.5pt solid #000000" fo:border-top="0.75pt solid #000000" fo:border-bottom="none" style:writing-mode="lr-tb">
        <style:background-image/>
      </style:table-cell-properties>
    </style:style>
    <style:style style:name="Table1.20" style:family="table-row">
      <style:table-row-properties style:row-height="1.41mm" fo:keep-together="always"/>
    </style:style>
    <style:style style:name="Table1.AI20" style:family="table-cell">
      <style:table-cell-properties style:vertical-align="top" fo:padding-left="1.25mm" fo:padding-right="1.25mm" fo:padding-top="0mm" fo:padding-bottom="0mm" fo:border-left="0.75pt solid #000000" fo:border-right="0.75pt solid #000000" fo:border-top="0.75pt solid #000000" fo:border-bottom="none" style:writing-mode="lr-tb"/>
    </style:style>
    <style:style style:name="Table1.AI21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none" style:writing-mode="lr-tb"/>
    </style:style>
    <style:style style:name="Table1.22" style:family="table-row">
      <style:table-row-properties style:row-height="3.18mm" fo:keep-together="always"/>
    </style:style>
    <style:style style:name="Table1.AI22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none" style:writing-mode="lr-tb"/>
    </style:style>
    <style:style style:name="Table1.AI23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none" style:writing-mode="lr-tb"/>
    </style:style>
    <style:style style:name="Table1.24" style:family="table-row">
      <style:table-row-properties style:row-height="2.12mm" fo:keep-together="always"/>
    </style:style>
    <style:style style:name="Table1.AI24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none" style:writing-mode="lr-tb"/>
    </style:style>
    <style:style style:name="Table1.AI25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none" style:writing-mode="lr-tb"/>
    </style:style>
    <style:style style:name="Table1.AI26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none" style:writing-mode="lr-tb"/>
    </style:style>
    <style:style style:name="Table1.AI27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none" style:writing-mode="lr-tb"/>
    </style:style>
    <style:style style:name="Table1.AI28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none" style:writing-mode="lr-tb"/>
    </style:style>
    <style:style style:name="Table1.AI29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none" style:writing-mode="lr-tb"/>
    </style:style>
    <style:style style:name="Table1.AI30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none" style:writing-mode="lr-tb"/>
    </style:style>
    <style:style style:name="Table1.AI31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0.75pt solid #000000" style:writing-mode="lr-tb"/>
    </style:style>
    <style:style style:name="Table1.A33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none" style:writing-mode="lr-tb"/>
    </style:style>
    <style:style style:name="Table1.A34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0.75pt solid #000000" style:writing-mode="lr-tb"/>
    </style:style>
    <style:style style:name="Table1.A35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none" style:writing-mode="lr-tb"/>
    </style:style>
    <style:style style:name="Table1.F35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none" style:writing-mode="lr-tb"/>
    </style:style>
    <style:style style:name="Table1.AH35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none" style:writing-mode="lr-tb"/>
    </style:style>
    <style:style style:name="Table1.Ad35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none" style:writing-mode="lr-tb"/>
    </style:style>
    <style:style style:name="Table1.A36" style:family="table-cell">
      <style:table-cell-properties style:vertical-align="top" fo:padding-left="1.25mm" fo:padding-right="1.25mm" fo:padding-top="0mm" fo:padding-bottom="0mm" fo:border-left="0.75pt solid #000000" fo:border-right="none" fo:border-top="none" fo:border-bottom="0.75pt solid #000000" style:writing-mode="lr-tb"/>
    </style:style>
    <style:style style:name="Table1.F36" style:family="table-cell">
      <style:table-cell-properties style:vertical-align="top" fo:padding-left="1.25mm" fo:padding-right="1.25mm" fo:padding-top="0mm" fo:padding-bottom="0mm" fo:border-left="none" fo:border-right="0.75pt solid #000000" fo:border-top="none" fo:border-bottom="0.75pt solid #000000" style:writing-mode="lr-tb"/>
    </style:style>
    <style:style style:name="Table1.AH36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0.75pt solid #000000" style:writing-mode="lr-tb"/>
    </style:style>
    <style:style style:name="Table1.Ad36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0.75pt solid #000000" style:writing-mode="lr-tb"/>
    </style:style>
    <style:style style:name="Table1.A37" style:family="table-cell">
      <style:table-cell-properties style:vertical-align="top" fo:padding-left="1.25mm" fo:padding-right="1.25mm" fo:padding-top="0mm" fo:padding-bottom="0mm" fo:border-left="0.75pt solid #000000" fo:border-right="0.75pt solid #000000" fo:border-top="0.75pt solid #000000" fo:border-bottom="none" style:writing-mode="lr-tb"/>
    </style:style>
    <style:style style:name="Table1.M37" style:family="table-cell">
      <style:table-cell-properties style:vertical-align="top" fo:padding-left="1.25mm" fo:padding-right="1.25mm" fo:padding-top="0mm" fo:padding-bottom="0mm" fo:border-left="0.75pt solid #000000" fo:border-right="0.75pt solid #000000" fo:border-top="0.75pt solid #000000" fo:border-bottom="none" style:writing-mode="lr-tb"/>
    </style:style>
    <style:style style:name="Table1.k37" style:family="table-cell">
      <style:table-cell-properties style:vertical-align="top" fo:padding-left="1.25mm" fo:padding-right="1.25mm" fo:padding-top="0mm" fo:padding-bottom="0mm" fo:border-left="0.75pt solid #000000" fo:border-right="0.75pt solid #000000" fo:border-top="0.75pt solid #000000" fo:border-bottom="none" style:writing-mode="lr-tb"/>
    </style:style>
    <style:style style:name="Table1.AH37" style:family="table-cell">
      <style:table-cell-properties style:vertical-align="top" fo:padding-left="1.25mm" fo:padding-right="1.25mm" fo:padding-top="0mm" fo:padding-bottom="0mm" fo:border-left="0.75pt solid #000000" fo:border-right="0.75pt solid #000000" fo:border-top="0.75pt solid #000000" fo:border-bottom="none" style:writing-mode="lr-tb"/>
    </style:style>
    <style:style style:name="Table1.A38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0.75pt solid #000000" style:writing-mode="lr-tb"/>
    </style:style>
    <style:style style:name="Table1.M38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0.75pt solid #000000" style:writing-mode="lr-tb"/>
    </style:style>
    <style:style style:name="Table1.k38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0.75pt solid #000000" style:writing-mode="lr-tb"/>
    </style:style>
    <style:style style:name="Table1.AH38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0.75pt solid #000000" style:writing-mode="lr-tb"/>
    </style:style>
    <style:style style:name="Table1.A39" style:family="table-cell">
      <style:table-cell-properties style:vertical-align="top" fo:background-color="#dfdfdf" fo:padding-left="1.25mm" fo:padding-right="1.25mm" fo:padding-top="0mm" fo:padding-bottom="0mm" fo:border-left="0.75pt solid #000000" fo:border-right="0.75pt solid #000000" fo:border-top="none" fo:border-bottom="0.75pt solid #000000" style:writing-mode="lr-tb">
        <style:background-image/>
      </style:table-cell-properties>
    </style:style>
    <style:style style:name="Table1.A40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none" style:writing-mode="lr-tb"/>
    </style:style>
    <style:style style:name="Table1.z40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none" style:writing-mode="lr-tb"/>
    </style:style>
    <style:style style:name="Table1.41" style:family="table-row">
      <style:table-row-properties style:row-height="4.94mm" fo:keep-together="always"/>
    </style:style>
    <style:style style:name="Table1.A41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0.75pt solid #000000" style:writing-mode="lr-tb"/>
    </style:style>
    <style:style style:name="Table1.z41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0.75pt solid #000000" style:writing-mode="lr-tb"/>
    </style:style>
    <style:style style:name="Table1.A42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none" style:writing-mode="lr-tb"/>
    </style:style>
    <style:style style:name="Table1.F42" style:family="table-cell">
      <style:table-cell-properties style:vertical-align="top" fo:padding-left="1.25mm" fo:padding-right="1.25mm" fo:padding-top="0mm" fo:padding-bottom="0mm" fo:border-left="none" fo:border-right="0.75pt solid #000000" fo:border-top="none" fo:border-bottom="none" style:writing-mode="lr-tb"/>
    </style:style>
    <style:style style:name="Table1.AH42" style:family="table-cell">
      <style:table-cell-properties style:vertical-align="top" fo:padding-left="1.25mm" fo:padding-right="1.25mm" fo:padding-top="0mm" fo:padding-bottom="0mm" fo:border-left="none" fo:border-right="0.75pt solid #000000" fo:border-top="none" fo:border-bottom="none" style:writing-mode="lr-tb"/>
    </style:style>
    <style:style style:name="Table1.A43" style:family="table-cell">
      <style:table-cell-properties style:vertical-align="top" fo:padding-left="1.25mm" fo:padding-right="1.25mm" fo:padding-top="0mm" fo:padding-bottom="0mm" fo:border-left="0.75pt solid #000000" fo:border-right="none" fo:border-top="none" fo:border-bottom="none" style:writing-mode="lr-tb"/>
    </style:style>
    <style:style style:name="Table1.F43" style:family="table-cell">
      <style:table-cell-properties style:vertical-align="top" fo:padding-left="1.25mm" fo:padding-right="1.25mm" fo:padding-top="0mm" fo:padding-bottom="0mm" fo:border-left="none" fo:border-right="0.75pt solid #000000" fo:border-top="none" fo:border-bottom="none" style:writing-mode="lr-tb"/>
    </style:style>
    <style:style style:name="Table1.AH43" style:family="table-cell">
      <style:table-cell-properties style:vertical-align="top" fo:padding-left="1.25mm" fo:padding-right="1.25mm" fo:padding-top="0mm" fo:padding-bottom="0mm" fo:border-left="none" fo:border-right="0.75pt solid #000000" fo:border-top="none" fo:border-bottom="none" style:writing-mode="lr-tb"/>
    </style:style>
    <style:style style:name="Table1.A45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none" style:writing-mode="lr-tb"/>
    </style:style>
    <style:style style:name="Table1.A46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0.75pt solid #000000" style:writing-mode="lr-tb"/>
    </style:style>
    <style:style style:name="Table1.A47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none" style:writing-mode="lr-tb"/>
    </style:style>
    <style:style style:name="Table1.F47" style:family="table-cell">
      <style:table-cell-properties style:vertical-align="top" fo:padding-left="1.25mm" fo:padding-right="1.25mm" fo:padding-top="0mm" fo:padding-bottom="0mm" fo:border-left="none" fo:border-right="0.75pt solid #000000" fo:border-top="none" fo:border-bottom="none" style:writing-mode="lr-tb"/>
    </style:style>
    <style:style style:name="Table1.AH47" style:family="table-cell">
      <style:table-cell-properties style:vertical-align="top" fo:padding-left="1.25mm" fo:padding-right="1.25mm" fo:padding-top="0mm" fo:padding-bottom="0mm" fo:border-left="none" fo:border-right="0.75pt solid #000000" fo:border-top="none" fo:border-bottom="none" style:writing-mode="lr-tb"/>
    </style:style>
    <style:style style:name="Table1.A48" style:family="table-cell">
      <style:table-cell-properties style:vertical-align="top" fo:padding-left="1.25mm" fo:padding-right="1.25mm" fo:padding-top="0mm" fo:padding-bottom="0mm" fo:border-left="0.75pt solid #000000" fo:border-right="none" fo:border-top="none" fo:border-bottom="none" style:writing-mode="lr-tb"/>
    </style:style>
    <style:style style:name="Table1.F48" style:family="table-cell">
      <style:table-cell-properties style:vertical-align="top" fo:padding-left="1.25mm" fo:padding-right="1.25mm" fo:padding-top="0mm" fo:padding-bottom="0mm" fo:border-left="none" fo:border-right="0.75pt solid #000000" fo:border-top="none" fo:border-bottom="none" style:writing-mode="lr-tb"/>
    </style:style>
    <style:style style:name="Table1.AH48" style:family="table-cell">
      <style:table-cell-properties style:vertical-align="top" fo:padding-left="1.25mm" fo:padding-right="1.25mm" fo:padding-top="0mm" fo:padding-bottom="0mm" fo:border-left="none" fo:border-right="0.75pt solid #000000" fo:border-top="none" fo:border-bottom="none" style:writing-mode="lr-tb"/>
    </style:style>
    <style:style style:name="Table1.A50" style:family="table-cell">
      <style:table-cell-properties style:vertical-align="top" fo:background-color="#e5e5e5" fo:padding-left="1.25mm" fo:padding-right="1.25mm" fo:padding-top="0mm" fo:padding-bottom="0mm" fo:border-left="0.75pt solid #000000" fo:border-right="0.75pt solid #000000" fo:border-top="none" fo:border-bottom="0.75pt solid #000000" style:writing-mode="lr-tb">
        <style:background-image/>
      </style:table-cell-properties>
    </style:style>
    <style:style style:name="Table1.51" style:family="table-row">
      <style:table-row-properties style:row-height="3.53mm" fo:keep-together="always"/>
    </style:style>
    <style:style style:name="Table1.A51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none" style:writing-mode="lr-tb"/>
    </style:style>
    <style:style style:name="Table1.AH51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none" style:writing-mode="lr-tb"/>
    </style:style>
    <style:style style:name="Table1.A52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0.75pt solid #000000" style:writing-mode="lr-tb"/>
    </style:style>
    <style:style style:name="Table1.AH52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0.75pt solid #000000" style:writing-mode="lr-tb"/>
    </style:style>
    <style:style style:name="Table1.A53" style:family="table-cell">
      <style:table-cell-properties style:vertical-align="top" fo:padding-left="1.25mm" fo:padding-right="1.25mm" fo:padding-top="0mm" fo:padding-bottom="0mm" fo:border-left="0.75pt solid #000000" fo:border-right="0.75pt solid #000000" fo:border-top="0.75pt solid #000000" fo:border-bottom="none" style:writing-mode="lr-tb"/>
    </style:style>
    <style:style style:name="Table1.AH53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none" style:writing-mode="lr-tb"/>
    </style:style>
    <style:style style:name="Table1.Ad53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none" style:writing-mode="lr-tb"/>
    </style:style>
    <style:style style:name="Table1.A54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0.75pt solid #000000" style:writing-mode="lr-tb"/>
    </style:style>
    <style:style style:name="Table1.AH54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0.75pt solid #000000" style:writing-mode="lr-tb"/>
    </style:style>
    <style:style style:name="Table1.Ad54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0.75pt solid #000000" style:writing-mode="lr-tb"/>
    </style:style>
    <style:style style:name="Table1.A55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none" style:writing-mode="lr-tb"/>
    </style:style>
    <style:style style:name="Table1.F55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none" style:writing-mode="lr-tb"/>
    </style:style>
    <style:style style:name="Table1.AH55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none" style:writing-mode="lr-tb"/>
    </style:style>
    <style:style style:name="Table1.A56" style:family="table-cell">
      <style:table-cell-properties style:vertical-align="top" fo:padding-left="1.25mm" fo:padding-right="1.25mm" fo:padding-top="0mm" fo:padding-bottom="0mm" fo:border-left="0.75pt solid #000000" fo:border-right="none" fo:border-top="none" fo:border-bottom="0.75pt solid #000000" style:writing-mode="lr-tb"/>
    </style:style>
    <style:style style:name="Table1.F56" style:family="table-cell">
      <style:table-cell-properties style:vertical-align="top" fo:padding-left="1.25mm" fo:padding-right="1.25mm" fo:padding-top="0mm" fo:padding-bottom="0mm" fo:border-left="none" fo:border-right="0.75pt solid #000000" fo:border-top="none" fo:border-bottom="0.75pt solid #000000" style:writing-mode="lr-tb"/>
    </style:style>
    <style:style style:name="Table1.AH56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0.75pt solid #000000" style:writing-mode="lr-tb"/>
    </style:style>
    <style:style style:name="Table1.57" style:family="table-row">
      <style:table-row-properties style:row-height="8.82mm" fo:keep-together="auto"/>
    </style:style>
    <style:style style:name="Table1.AY60" style:family="table-cell">
      <style:table-cell-properties style:vertical-align="top" fo:background-color="#e5e5e5" fo:padding-left="1.25mm" fo:padding-right="1.25mm" fo:padding-top="0mm" fo:padding-bottom="0mm" fo:border-left="none" fo:border-right="0.75pt solid #000000" fo:border-top="none" fo:border-bottom="none" style:writing-mode="lr-tb">
        <style:background-image/>
      </style:table-cell-properties>
    </style:style>
    <style:style style:name="Table1.A61" style:family="table-cell">
      <style:table-cell-properties style:vertical-align="top" fo:padding-left="1.25mm" fo:padding-right="1.25mm" fo:padding-top="0mm" fo:padding-bottom="0mm" fo:border-left="0.75pt solid #000000" fo:border-right="none" fo:border-top="none" fo:border-bottom="none" style:writing-mode="lr-tb"/>
    </style:style>
    <style:style style:name="Table1.62" style:family="table-row">
      <style:table-row-properties style:row-height="2.82mm" fo:keep-together="always"/>
    </style:style>
    <style:style style:name="Table1.A63" style:family="table-cell">
      <style:table-cell-properties style:vertical-align="top" fo:padding-left="1.25mm" fo:padding-right="1.25mm" fo:padding-top="0mm" fo:padding-bottom="0mm" fo:border-left="0.75pt solid #000000" fo:border-right="none" fo:border-top="none" fo:border-bottom="none" style:writing-mode="lr-tb"/>
    </style:style>
    <style:style style:name="Table1.A65" style:family="table-cell">
      <style:table-cell-properties style:vertical-align="top" fo:padding-left="1.25mm" fo:padding-right="1.25mm" fo:padding-top="0mm" fo:padding-bottom="0mm" fo:border-left="0.75pt solid #000000" fo:border-right="none" fo:border-top="none" fo:border-bottom="none" style:writing-mode="lr-tb"/>
    </style:style>
    <style:style style:name="Table1.A67" style:family="table-cell">
      <style:table-cell-properties style:vertical-align="top" fo:padding-left="1.25mm" fo:padding-right="1.25mm" fo:padding-top="0mm" fo:padding-bottom="0mm" fo:border-left="0.75pt solid #000000" fo:border-right="none" fo:border-top="none" fo:border-bottom="none" style:writing-mode="lr-tb"/>
    </style:style>
    <style:style style:name="Table1.A69" style:family="table-cell">
      <style:table-cell-properties style:vertical-align="top" fo:padding-left="1.25mm" fo:padding-right="1.25mm" fo:padding-top="0mm" fo:padding-bottom="0mm" fo:border-left="0.75pt solid #000000" fo:border-right="none" fo:border-top="none" fo:border-bottom="none" style:writing-mode="lr-tb"/>
    </style:style>
    <style:style style:name="Table1.A71" style:family="table-cell">
      <style:table-cell-properties style:vertical-align="top" fo:padding-left="1.25mm" fo:padding-right="1.25mm" fo:padding-top="0mm" fo:padding-bottom="0mm" fo:border-left="0.75pt solid #000000" fo:border-right="none" fo:border-top="none" fo:border-bottom="none" style:writing-mode="lr-tb"/>
    </style:style>
    <style:style style:name="Table1.A73" style:family="table-cell">
      <style:table-cell-properties style:vertical-align="top" fo:padding-left="1.25mm" fo:padding-right="1.25mm" fo:padding-top="0mm" fo:padding-bottom="0mm" fo:border-left="0.75pt solid #000000" fo:border-right="none" fo:border-top="none" fo:border-bottom="none" style:writing-mode="lr-tb"/>
    </style:style>
    <style:style style:name="Table1.A75" style:family="table-cell">
      <style:table-cell-properties style:vertical-align="top" fo:padding-left="1.25mm" fo:padding-right="1.25mm" fo:padding-top="0mm" fo:padding-bottom="0mm" fo:border-left="0.75pt solid #000000" fo:border-right="none" fo:border-top="none" fo:border-bottom="none" style:writing-mode="lr-tb"/>
    </style:style>
    <style:style style:name="Table1.A77" style:family="table-cell">
      <style:table-cell-properties style:vertical-align="top" fo:padding-left="1.25mm" fo:padding-right="1.25mm" fo:padding-top="0mm" fo:padding-bottom="0mm" fo:border-left="0.75pt solid #000000" fo:border-right="none" fo:border-top="none" fo:border-bottom="none" style:writing-mode="lr-tb"/>
    </style:style>
    <style:style style:name="Table1.81" style:family="table-row">
      <style:table-row-properties style:row-height="0.71mm" fo:keep-together="always"/>
    </style:style>
    <style:style style:name="Table1.A81" style:family="table-cell">
      <style:table-cell-properties style:vertical-align="top" fo:background-color="#e5e5e5" fo:padding-left="1.25mm" fo:padding-right="1.25mm" fo:padding-top="0mm" fo:padding-bottom="0mm" fo:border-left="0.75pt solid #000000" fo:border-right="0.75pt solid #000000" fo:border-top="0.75pt solid #000000" fo:border-bottom="none" style:writing-mode="lr-tb">
        <style:background-image/>
      </style:table-cell-properties>
    </style:style>
    <style:style style:name="Table1.c82" style:family="table-cell">
      <style:table-cell-properties style:vertical-align="top" fo:padding-left="1.25mm" fo:padding-right="1.25mm" fo:padding-top="0mm" fo:padding-bottom="0mm" fo:border-left="0.75pt solid #000000" fo:border-right="none" fo:border-top="0.75pt solid #000000" fo:border-bottom="none" style:writing-mode="lr-tb"/>
    </style:style>
    <style:style style:name="Table1.o82" style:family="table-cell">
      <style:table-cell-properties style:vertical-align="top" fo:padding-left="1.25mm" fo:padding-right="1.25mm" fo:padding-top="0mm" fo:padding-bottom="0mm" fo:border-left="0.75pt solid #000000" fo:border-right="0.75pt solid #000000" fo:border-top="0.75pt solid #000000" fo:border-bottom="none" style:writing-mode="lr-tb"/>
    </style:style>
    <style:style style:name="Table1.c83" style:family="table-cell">
      <style:table-cell-properties style:vertical-align="top" fo:padding-left="1.25mm" fo:padding-right="1.25mm" fo:padding-top="0mm" fo:padding-bottom="0mm" fo:border-left="0.75pt solid #000000" fo:border-right="none" fo:border-top="none" fo:border-bottom="0.75pt solid #000000" style:writing-mode="lr-tb"/>
    </style:style>
    <style:style style:name="Table1.o83" style:family="table-cell">
      <style:table-cell-properties style:vertical-align="top" fo:padding-left="1.25mm" fo:padding-right="1.25mm" fo:padding-top="0mm" fo:padding-bottom="0mm" fo:border-left="none" fo:border-right="0.75pt solid #000000" fo:border-top="none" fo:border-bottom="0.75pt solid #000000" style:writing-mode="lr-tb"/>
    </style:style>
    <style:style style:name="Table1.84" style:family="table-row">
      <style:table-row-properties style:row-height="1.06mm" fo:keep-together="always"/>
    </style:style>
    <style:style style:name="Table1.c85" style:family="table-cell">
      <style:table-cell-properties style:vertical-align="top" fo:padding-left="1.25mm" fo:padding-right="1.25mm" fo:padding-top="0mm" fo:padding-bottom="0mm" fo:border-left="0.75pt solid #000000" fo:border-right="none" fo:border-top="0.75pt solid #000000" fo:border-bottom="none" style:writing-mode="lr-tb"/>
    </style:style>
    <style:style style:name="Table1.o85" style:family="table-cell">
      <style:table-cell-properties style:vertical-align="top" fo:padding-left="1.25mm" fo:padding-right="1.25mm" fo:padding-top="0mm" fo:padding-bottom="0mm" fo:border-left="0.75pt solid #000000" fo:border-right="0.75pt solid #000000" fo:border-top="0.75pt solid #000000" fo:border-bottom="none" style:writing-mode="lr-tb"/>
    </style:style>
    <style:style style:name="Table1.Ag85" style:family="table-cell">
      <style:table-cell-properties style:vertical-align="top" fo:padding-left="1.25mm" fo:padding-right="1.25mm" fo:padding-top="0mm" fo:padding-bottom="0mm" fo:border-left="0.75pt solid #000000" fo:border-right="0.75pt solid #000000" fo:border-top="0.75pt solid #000000" fo:border-bottom="none" style:writing-mode="lr-tb"/>
    </style:style>
    <style:style style:name="Table1.Ao85" style:family="table-cell">
      <style:table-cell-properties style:vertical-align="top" fo:padding-left="1.25mm" fo:padding-right="1.25mm" fo:padding-top="0mm" fo:padding-bottom="0mm" fo:border-left="none" fo:border-right="0.75pt solid #000000" fo:border-top="0.75pt solid #000000" fo:border-bottom="none" style:writing-mode="lr-tb"/>
    </style:style>
    <style:style style:name="Table1.c86" style:family="table-cell">
      <style:table-cell-properties style:vertical-align="top" fo:padding-left="1.25mm" fo:padding-right="1.25mm" fo:padding-top="0mm" fo:padding-bottom="0mm" fo:border-left="0.75pt solid #000000" fo:border-right="none" fo:border-top="none" fo:border-bottom="0.75pt solid #000000" style:writing-mode="lr-tb"/>
    </style:style>
    <style:style style:name="Table1.n86" style:family="table-cell">
      <style:table-cell-properties style:vertical-align="top" fo:padding-left="1.25mm" fo:padding-right="1.25mm" fo:padding-top="0mm" fo:padding-bottom="0mm" fo:border-left="none" fo:border-right="0.75pt solid #000000" fo:border-top="none" fo:border-bottom="0.75pt solid #000000" style:writing-mode="lr-tb"/>
    </style:style>
    <style:style style:name="Table1.Ag86" style:family="table-cell">
      <style:table-cell-properties style:vertical-align="top" fo:padding-left="1.25mm" fo:padding-right="1.25mm" fo:padding-top="0mm" fo:padding-bottom="0mm" fo:border-left="0.75pt solid #000000" fo:border-right="none" fo:border-top="none" fo:border-bottom="0.75pt solid #000000" style:writing-mode="lr-tb"/>
    </style:style>
    <style:style style:name="Table1.Ao86" style:family="table-cell">
      <style:table-cell-properties style:vertical-align="top" fo:padding-left="1.25mm" fo:padding-right="1.25mm" fo:padding-top="0mm" fo:padding-bottom="0mm" fo:border-left="none" fo:border-right="0.75pt solid #000000" fo:border-top="none" fo:border-bottom="0.75pt solid #000000" style:writing-mode="lr-tb"/>
    </style:style>
    <style:style style:name="Table1.c88" style:family="table-cell">
      <style:table-cell-properties style:vertical-align="top" fo:padding-left="1.25mm" fo:padding-right="1.25mm" fo:padding-top="0mm" fo:padding-bottom="0mm" fo:border-left="0.75pt solid #000000" fo:border-right="none" fo:border-top="0.75pt solid #000000" fo:border-bottom="none" style:writing-mode="lr-tb"/>
    </style:style>
    <style:style style:name="Table1.o88" style:family="table-cell">
      <style:table-cell-properties style:vertical-align="top" fo:padding-left="1.25mm" fo:padding-right="1.25mm" fo:padding-top="0mm" fo:padding-bottom="0mm" fo:border-left="0.75pt solid #000000" fo:border-right="0.75pt solid #000000" fo:border-top="0.75pt solid #000000" fo:border-bottom="none" style:writing-mode="lr-tb"/>
    </style:style>
    <style:style style:name="Table1.Ag88" style:family="table-cell">
      <style:table-cell-properties style:vertical-align="top" fo:padding-left="1.25mm" fo:padding-right="1.25mm" fo:padding-top="0mm" fo:padding-bottom="0mm" fo:border-left="0.75pt solid #000000" fo:border-right="0.75pt solid #000000" fo:border-top="0.75pt solid #000000" fo:border-bottom="none" style:writing-mode="lr-tb"/>
    </style:style>
    <style:style style:name="Table1.Ao88" style:family="table-cell">
      <style:table-cell-properties style:vertical-align="top" fo:padding-left="1.25mm" fo:padding-right="1.25mm" fo:padding-top="0mm" fo:padding-bottom="0mm" fo:border-left="none" fo:border-right="0.75pt solid #000000" fo:border-top="0.75pt solid #000000" fo:border-bottom="none" style:writing-mode="lr-tb"/>
    </style:style>
    <style:style style:name="Table1.c89" style:family="table-cell">
      <style:table-cell-properties style:vertical-align="top" fo:padding-left="1.25mm" fo:padding-right="1.25mm" fo:padding-top="0mm" fo:padding-bottom="0mm" fo:border-left="0.75pt solid #000000" fo:border-right="none" fo:border-top="none" fo:border-bottom="0.75pt solid #000000" style:writing-mode="lr-tb"/>
    </style:style>
    <style:style style:name="Table1.n89" style:family="table-cell">
      <style:table-cell-properties style:vertical-align="top" fo:padding-left="1.25mm" fo:padding-right="1.25mm" fo:padding-top="0mm" fo:padding-bottom="0mm" fo:border-left="none" fo:border-right="0.75pt solid #000000" fo:border-top="none" fo:border-bottom="0.75pt solid #000000" style:writing-mode="lr-tb"/>
    </style:style>
    <style:style style:name="Table1.Ag89" style:family="table-cell">
      <style:table-cell-properties style:vertical-align="top" fo:padding-left="1.25mm" fo:padding-right="1.25mm" fo:padding-top="0mm" fo:padding-bottom="0mm" fo:border-left="0.75pt solid #000000" fo:border-right="none" fo:border-top="none" fo:border-bottom="0.75pt solid #000000" style:writing-mode="lr-tb"/>
    </style:style>
    <style:style style:name="Table1.Ao89" style:family="table-cell">
      <style:table-cell-properties style:vertical-align="top" fo:padding-left="1.25mm" fo:padding-right="1.25mm" fo:padding-top="0mm" fo:padding-bottom="0mm" fo:border-left="none" fo:border-right="0.75pt solid #000000" fo:border-top="none" fo:border-bottom="0.75pt solid #000000" style:writing-mode="lr-tb"/>
    </style:style>
    <style:style style:name="Table1.A91" style:family="table-cell">
      <style:table-cell-properties style:vertical-align="top" fo:background-color="#dfdfdf" fo:padding-left="1.25mm" fo:padding-right="1.25mm" fo:padding-top="0mm" fo:padding-bottom="0m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1.92" style:family="table-row">
      <style:table-row-properties style:row-height="8.47mm" fo:keep-together="always"/>
    </style:style>
    <style:style style:name="Table1.F92" style:family="table-cell">
      <style:table-cell-properties style:vertical-align="top" fo:background-color="#e5e5e5" fo:padding-left="1.25mm" fo:padding-right="1.25mm" fo:padding-top="0mm" fo:padding-bottom="0mm" fo:border-left="none" fo:border-right="none" fo:border-top="none" fo:border-bottom="0.75pt solid #000000" style:writing-mode="lr-tb">
        <style:background-image/>
      </style:table-cell-properties>
    </style:style>
    <style:style style:name="Table1.O92" style:family="table-cell">
      <style:table-cell-properties style:vertical-align="top" fo:padding-left="1.25mm" fo:padding-right="1.25mm" fo:padding-top="0mm" fo:padding-bottom="0mm" fo:border-left="0.75pt solid #000000" fo:border-right="none" fo:border-top="none" fo:border-bottom="0.75pt solid #000000" style:writing-mode="lr-tb"/>
    </style:style>
    <style:style style:name="Table1.AT92" style:family="table-cell">
      <style:table-cell-properties style:vertical-align="top" fo:padding-left="1.25mm" fo:padding-right="1.25mm" fo:padding-top="0mm" fo:padding-bottom="0mm" fo:border-left="0.75pt solid #000000" fo:border-right="none" fo:border-top="none" fo:border-bottom="0.75pt solid #000000" style:writing-mode="lr-tb"/>
    </style:style>
    <style:style style:name="Table1.A93" style:family="table-cell">
      <style:table-cell-properties style:vertical-align="top" fo:padding-left="1.25mm" fo:padding-right="1.25mm" fo:padding-top="0mm" fo:padding-bottom="0mm" fo:border-left="0.75pt solid #000000" fo:border-right="none" fo:border-top="none" fo:border-bottom="none" style:writing-mode="lr-tb"/>
    </style:style>
    <style:style style:name="Table1.v93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none" style:writing-mode="lr-tb"/>
    </style:style>
    <style:style style:name="Table1.A94" style:family="table-cell">
      <style:table-cell-properties style:vertical-align="top" fo:padding-left="1.25mm" fo:padding-right="1.25mm" fo:padding-top="0mm" fo:padding-bottom="0mm" fo:border-left="0.75pt solid #000000" fo:border-right="none" fo:border-top="none" fo:border-bottom="0.75pt solid #000000" style:writing-mode="lr-tb"/>
    </style:style>
    <style:style style:name="Table1.v94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0.75pt solid #000000" style:writing-mode="lr-tb"/>
    </style:style>
    <style:style style:name="Table1.A95" style:family="table-cell">
      <style:table-cell-properties style:vertical-align="top" fo:padding-left="1.25mm" fo:padding-right="1.25mm" fo:padding-top="0mm" fo:padding-bottom="0mm" fo:border-left="0.75pt solid #000000" fo:border-right="none" fo:border-top="none" fo:border-bottom="none" style:writing-mode="lr-tb"/>
    </style:style>
    <style:style style:name="Table1.v95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none" style:writing-mode="lr-tb"/>
    </style:style>
    <style:style style:name="Table1.A96" style:family="table-cell">
      <style:table-cell-properties style:vertical-align="top" fo:padding-left="1.25mm" fo:padding-right="1.25mm" fo:padding-top="0mm" fo:padding-bottom="0mm" fo:border-left="0.75pt solid #000000" fo:border-right="none" fo:border-top="none" fo:border-bottom="0.75pt solid #000000" style:writing-mode="lr-tb"/>
    </style:style>
    <style:style style:name="Table1.v96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0.75pt solid #000000" style:writing-mode="lr-tb"/>
    </style:style>
    <style:style style:name="Table1.A97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none" style:writing-mode="lr-tb"/>
    </style:style>
    <style:style style:name="Table1.E97" style:family="table-cell">
      <style:table-cell-properties style:vertical-align="top" fo:padding-left="1.25mm" fo:padding-right="1.25mm" fo:padding-top="0mm" fo:padding-bottom="0mm" fo:border-left="none" fo:border-right="0.75pt solid #000000" fo:border-top="none" fo:border-bottom="none" style:writing-mode="lr-tb"/>
    </style:style>
    <style:style style:name="Table1.v97" style:family="table-cell">
      <style:table-cell-properties style:vertical-align="top" fo:padding-left="1.25mm" fo:padding-right="1.25mm" fo:padding-top="0mm" fo:padding-bottom="0mm" fo:border-left="none" fo:border-right="0.75pt solid #000000" fo:border-top="none" fo:border-bottom="none" style:writing-mode="lr-tb"/>
    </style:style>
    <style:style style:name="Table1.AE97" style:family="table-cell">
      <style:table-cell-properties style:vertical-align="top" fo:padding-left="1.25mm" fo:padding-right="1.25mm" fo:padding-top="0mm" fo:padding-bottom="0mm" fo:border-left="none" fo:border-right="0.75pt solid #000000" fo:border-top="none" fo:border-bottom="none" style:writing-mode="lr-tb"/>
    </style:style>
    <style:style style:name="Table1.A98" style:family="table-cell">
      <style:table-cell-properties style:vertical-align="top" fo:padding-left="1.25mm" fo:padding-right="1.25mm" fo:padding-top="0mm" fo:padding-bottom="0mm" fo:border-left="0.75pt solid #000000" fo:border-right="none" fo:border-top="none" fo:border-bottom="0.75pt solid #000000" style:writing-mode="lr-tb"/>
    </style:style>
    <style:style style:name="Table1.E98" style:family="table-cell">
      <style:table-cell-properties style:vertical-align="top" fo:padding-left="1.25mm" fo:padding-right="1.25mm" fo:padding-top="0mm" fo:padding-bottom="0mm" fo:border-left="none" fo:border-right="0.75pt solid #000000" fo:border-top="none" fo:border-bottom="0.75pt solid #000000" style:writing-mode="lr-tb"/>
    </style:style>
    <style:style style:name="Table1.v98" style:family="table-cell">
      <style:table-cell-properties style:vertical-align="top" fo:padding-left="1.25mm" fo:padding-right="1.25mm" fo:padding-top="0mm" fo:padding-bottom="0mm" fo:border-left="none" fo:border-right="none" fo:border-top="none" fo:border-bottom="0.75pt solid #000000" style:writing-mode="lr-tb"/>
    </style:style>
    <style:style style:name="Table1.AE98" style:family="table-cell">
      <style:table-cell-properties style:vertical-align="top" fo:padding-left="1.25mm" fo:padding-right="1.25mm" fo:padding-top="0mm" fo:padding-bottom="0mm" fo:border-left="none" fo:border-right="0.75pt solid #000000" fo:border-top="none" fo:border-bottom="0.75pt solid #000000" style:writing-mode="lr-tb"/>
    </style:style>
    <style:style style:name="Table1.A99" style:family="table-cell">
      <style:table-cell-properties style:vertical-align="top" fo:background-color="#dfdfdf" fo:padding-left="1.25mm" fo:padding-right="1.25mm" fo:padding-top="0mm" fo:padding-bottom="0mm" fo:border-left="0.75pt solid #000000" fo:border-right="0.75pt solid #000000" fo:border-top="none" fo:border-bottom="none" style:writing-mode="lr-tb">
        <style:background-image/>
      </style:table-cell-properties>
    </style:style>
    <style:style style:name="Table1.100" style:family="table-row">
      <style:table-row-properties style:row-height="6.35mm" fo:keep-together="always"/>
    </style:style>
    <style:style style:name="Table1.101" style:family="table-row">
      <style:table-row-properties style:row-height="13.41mm" fo:keep-together="always"/>
    </style:style>
    <style:style style:name="Table1.A101" style:family="table-cell">
      <style:table-cell-properties style:vertical-align="top" fo:background-color="transparent" fo:padding-left="1.25mm" fo:padding-right="1.25mm" fo:padding-top="0mm" fo:padding-bottom="0mm" fo:border-left="0.75pt solid #000000" fo:border-right="none" fo:border-top="0.5pt solid #000000" fo:border-bottom="none" style:writing-mode="lr-tb">
        <style:background-image/>
      </style:table-cell-properties>
    </style:style>
    <style:style style:name="Table1.Ae101" style:family="table-cell">
      <style:table-cell-properties style:vertical-align="top" fo:background-color="#f2f2f2" fo:padding-left="1.25mm" fo:padding-right="1.25mm" fo:padding-top="0mm" fo:padding-bottom="0mm" fo:border-left="0.75pt solid #000000" fo:border-right="0.75pt solid #000000" fo:border-top="0.5pt solid #000000" fo:border-bottom="none" style:writing-mode="lr-tb">
        <style:background-image/>
      </style:table-cell-properties>
    </style:style>
    <style:style style:name="Table1.Ae102" style:family="table-cell">
      <style:table-cell-properties style:vertical-align="top" fo:background-color="transparent" fo:padding-left="1.25mm" fo:padding-right="1.25mm" fo:padding-top="0mm" fo:padding-bottom="0mm" fo:border-left="none" fo:border-right="none" fo:border-top="0.75pt solid #000000" fo:border-bottom="none" style:writing-mode="lr-tb">
        <style:background-image/>
      </style:table-cell-properties>
    </style:style>
    <style:style style:name="Table1.Am102" style:family="table-cell">
      <style:table-cell-properties style:vertical-align="top" fo:background-color="transparent" fo:padding-left="1.25mm" fo:padding-right="1.25mm" fo:padding-top="0mm" fo:padding-bottom="0mm" fo:border-left="0.75pt solid #000000" fo:border-right="0.75pt solid #000000" fo:border-top="0.75pt solid #000000" fo:border-bottom="none" style:writing-mode="lr-tb">
        <style:background-image/>
      </style:table-cell-properties>
    </style:style>
    <style:style style:name="Table1.103" style:family="table-row">
      <style:table-row-properties style:row-height="4.59mm" fo:keep-together="always"/>
    </style:style>
    <style:style style:name="Table1.Ae103" style:family="table-cell">
      <style:table-cell-properties style:vertical-align="top" fo:background-color="transparent" fo:padding-left="1.25mm" fo:padding-right="1.25mm" fo:padding-top="0mm" fo:padding-bottom="0mm" fo:border-left="none" fo:border-right="none" fo:border-top="none" fo:border-bottom="0.75pt solid #000000" style:writing-mode="lr-tb">
        <style:background-image/>
      </style:table-cell-properties>
    </style:style>
    <style:style style:name="Table1.Am103" style:family="table-cell">
      <style:table-cell-properties style:vertical-align="top" fo:background-color="transparent" fo:padding-left="1.25mm" fo:padding-right="1.25mm" fo:padding-top="0mm" fo:padding-bottom="0mm" fo:border-left="none" fo:border-right="0.75pt solid #000000" fo:border-top="none" fo:border-bottom="0.75pt solid #000000" style:writing-mode="lr-tb">
        <style:background-image/>
      </style:table-cell-properties>
    </style:style>
    <style:style style:name="Table1.105" style:family="table-row">
      <style:table-row-properties style:row-height="23.99mm" fo:keep-together="always"/>
    </style:style>
    <style:style style:name="Table1.A105" style:family="table-cell">
      <style:table-cell-properties style:vertical-align="top" fo:background-color="#e5e5e5" fo:padding="0mm" fo:border-left="0.75pt solid #000000" fo:border-right="0.75pt solid #000000" fo:border-top="0.75pt solid #000000" fo:border-bottom="none" style:writing-mode="lr-tb">
        <style:background-image/>
      </style:table-cell-properties>
    </style:style>
    <style:style style:name="Table1.Ah105" style:family="table-cell">
      <style:table-cell-properties style:vertical-align="middle" fo:padding="0mm" fo:border-left="0.75pt solid #000000" fo:border-right="0.75pt solid #000000" fo:border-top="0.75pt solid #000000" fo:border-bottom="none" loext:writing-mode="bt-lr"/>
    </style:style>
    <style:style style:name="Table1.Ak105" style:family="table-cell">
      <style:table-cell-properties style:vertical-align="middle" fo:padding="0mm" fo:border-left="0.75pt solid #000000" fo:border-right="0.75pt solid #000000" fo:border-top="0.75pt solid #000000" fo:border-bottom="none" loext:writing-mode="bt-lr"/>
    </style:style>
    <style:style style:name="Table1.Am105" style:family="table-cell">
      <style:table-cell-properties style:vertical-align="middle" fo:padding="0mm" fo:border-left="0.75pt solid #000000" fo:border-right="0.75pt solid #000000" fo:border-top="0.75pt solid #000000" fo:border-bottom="none" loext:writing-mode="bt-lr"/>
    </style:style>
    <style:style style:name="Table1.Ao105" style:family="table-cell">
      <style:table-cell-properties style:vertical-align="middle" fo:padding="0mm" fo:border-left="0.75pt solid #000000" fo:border-right="0.75pt solid #000000" fo:border-top="0.75pt solid #000000" fo:border-bottom="none" loext:writing-mode="bt-lr"/>
    </style:style>
    <style:style style:name="Table1.Aq105" style:family="table-cell">
      <style:table-cell-properties style:vertical-align="middle" fo:padding="0mm" fo:border-left="0.75pt solid #000000" fo:border-right="0.75pt solid #000000" fo:border-top="0.75pt solid #000000" fo:border-bottom="none" loext:writing-mode="bt-lr"/>
    </style:style>
    <style:style style:name="Table1.A106" style:family="table-cell">
      <style:table-cell-properties style:vertical-align="top" fo:background-color="#e5e5e5" fo:padding="0mm" fo:border-left="0.75pt solid #000000" fo:border-right="none" fo:border-top="none" fo:border-bottom="0.75pt solid #000000" style:writing-mode="lr-tb">
        <style:background-image/>
      </style:table-cell-properties>
    </style:style>
    <style:style style:name="Table1.n106" style:family="table-cell">
      <style:table-cell-properties style:vertical-align="top" fo:background-color="#e5e5e5" fo:padding="0mm" fo:border-left="none" fo:border-right="none" fo:border-top="none" fo:border-bottom="0.75pt solid #000000" style:writing-mode="lr-tb">
        <style:background-image/>
      </style:table-cell-properties>
    </style:style>
    <style:style style:name="Table1.Ah106" style:family="table-cell">
      <style:table-cell-properties style:vertical-align="top" fo:background-color="#e5e5e5" fo:padding="0mm" fo:border-left="none" fo:border-right="none" fo:border-top="0.75pt solid #000000" fo:border-bottom="0.75pt solid #000000" style:writing-mode="lr-tb">
        <style:background-image/>
      </style:table-cell-properties>
    </style:style>
    <style:style style:name="Table1.Av106" style:family="table-cell">
      <style:table-cell-properties style:vertical-align="top" fo:background-color="#e5e5e5" fo:padding="0mm" fo:border-left="none" fo:border-right="0.75pt solid #000000" fo:border-top="none" fo:border-bottom="0.75pt solid #000000" style:writing-mode="lr-tb">
        <style:background-image/>
      </style:table-cell-properties>
    </style:style>
    <style:style style:name="Table1.A107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none" style:writing-mode="lr-tb"/>
    </style:style>
    <style:style style:name="Table1.Z107" style:family="table-cell">
      <style:table-cell-properties style:vertical-align="top" fo:padding-left="1.25mm" fo:padding-right="1.25mm" fo:padding-top="0mm" fo:padding-bottom="0mm" fo:border-left="none" fo:border-right="0.75pt solid #000000" fo:border-top="none" fo:border-bottom="none" style:writing-mode="lr-tb"/>
    </style:style>
    <style:style style:name="Table1.Ah107" style:family="table-cell">
      <style:table-cell-properties style:vertical-align="top" fo:background-color="#dfdfdf" fo:padding-left="1.25mm" fo:padding-right="1.25mm" fo:padding-top="0mm" fo:padding-bottom="0mm" fo:border-left="none" fo:border-right="0.75pt solid #000000" fo:border-top="none" fo:border-bottom="none" style:writing-mode="lr-tb">
        <style:background-image/>
      </style:table-cell-properties>
    </style:style>
    <style:style style:name="Table1.A108" style:family="table-cell">
      <style:table-cell-properties style:vertical-align="top" fo:padding="0mm" fo:border-left="0.75pt solid #000000" fo:border-right="0.75pt solid #000000" fo:border-top="none" fo:border-bottom="0.75pt solid #000000" style:writing-mode="lr-tb"/>
    </style:style>
    <style:style style:name="Table1.Z108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h108" style:family="table-cell">
      <style:table-cell-properties style:vertical-align="top" fo:padding="0mm" fo:border="none" style:writing-mode="lr-tb"/>
    </style:style>
    <style:style style:name="Table1.Ak108" style:family="table-cell">
      <style:table-cell-properties style:vertical-align="top" fo:padding="0mm" fo:border="none" style:writing-mode="lr-tb"/>
    </style:style>
    <style:style style:name="Table1.Am108" style:family="table-cell">
      <style:table-cell-properties style:vertical-align="top" fo:padding="0mm" fo:border="none" style:writing-mode="lr-tb"/>
    </style:style>
    <style:style style:name="Table1.Ao108" style:family="table-cell">
      <style:table-cell-properties style:vertical-align="top" fo:padding="0mm" fo:border="none" style:writing-mode="lr-tb"/>
    </style:style>
    <style:style style:name="Table1.Aq108" style:family="table-cell">
      <style:table-cell-properties style:vertical-align="top" fo:padding="0mm" fo:border="none" style:writing-mode="lr-tb"/>
    </style:style>
    <style:style style:name="Table1.Av108" style:family="table-cell">
      <style:table-cell-properties style:vertical-align="top" fo:background-color="#dfdfdf" fo:padding="0mm" fo:border-left="none" fo:border-right="0.75pt solid #000000" fo:border-top="none" fo:border-bottom="none" style:writing-mode="lr-tb">
        <style:background-image/>
      </style:table-cell-properties>
    </style:style>
    <style:style style:name="Table1.A109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none" style:writing-mode="lr-tb"/>
    </style:style>
    <style:style style:name="Table1.v109" style:family="table-cell">
      <style:table-cell-properties style:vertical-align="top" fo:padding-left="1.25mm" fo:padding-right="1.25mm" fo:padding-top="0mm" fo:padding-bottom="0mm" fo:border-left="none" fo:border-right="0.75pt solid #000000" fo:border-top="none" fo:border-bottom="none" style:writing-mode="lr-tb"/>
    </style:style>
    <style:style style:name="Table1.AD109" style:family="table-cell">
      <style:table-cell-properties style:vertical-align="top" fo:padding-left="1.25mm" fo:padding-right="1.25mm" fo:padding-top="0mm" fo:padding-bottom="0mm" fo:border-left="none" fo:border-right="0.75pt solid #000000" fo:border-top="none" fo:border-bottom="none" style:writing-mode="lr-tb"/>
    </style:style>
    <style:style style:name="Table1.A110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0.75pt solid #000000" style:writing-mode="lr-tb"/>
    </style:style>
    <style:style style:name="Table1.v110" style:family="table-cell">
      <style:table-cell-properties style:vertical-align="top" fo:padding-left="1.25mm" fo:padding-right="1.25mm" fo:padding-top="0mm" fo:padding-bottom="0mm" fo:border-left="none" fo:border-right="none" fo:border-top="none" fo:border-bottom="0.75pt solid #000000" style:writing-mode="lr-tb"/>
    </style:style>
    <style:style style:name="Table1.AD110" style:family="table-cell">
      <style:table-cell-properties style:vertical-align="top" fo:padding-left="1.25mm" fo:padding-right="1.25mm" fo:padding-top="0mm" fo:padding-bottom="0mm" fo:border-left="none" fo:border-right="0.75pt solid #000000" fo:border-top="none" fo:border-bottom="0.75pt solid #000000" style:writing-mode="lr-tb"/>
    </style:style>
    <style:style style:name="Table1.A111" style:family="table-cell">
      <style:table-cell-properties style:vertical-align="top" fo:padding="0mm" fo:border-left="0.75pt solid #000000" fo:border-right="0.75pt solid #000000" fo:border-top="none" fo:border-bottom="none" style:writing-mode="lr-tb"/>
    </style:style>
    <style:style style:name="Table1.Z111" style:family="table-cell">
      <style:table-cell-properties style:vertical-align="top" fo:padding="0mm" fo:border-left="none" fo:border-right="0.75pt solid #000000" fo:border-top="none" fo:border-bottom="none" style:writing-mode="lr-tb"/>
    </style:style>
    <style:style style:name="Table1.Ah111" style:family="table-cell">
      <style:table-cell-properties style:vertical-align="top" fo:background-color="#e5e5e5" fo:padding="0mm" fo:border-left="none" fo:border-right="0.75pt solid #000000" fo:border-top="none" fo:border-bottom="none" style:writing-mode="lr-tb">
        <style:background-image/>
      </style:table-cell-properties>
    </style:style>
    <style:style style:name="Table1.A112" style:family="table-cell">
      <style:table-cell-properties style:vertical-align="top" fo:padding="0mm" fo:border-left="0.75pt solid #000000" fo:border-right="0.75pt solid #000000" fo:border-top="none" fo:border-bottom="0.75pt solid #000000" style:writing-mode="lr-tb"/>
    </style:style>
    <style:style style:name="Table1.Z112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h112" style:family="table-cell">
      <style:table-cell-properties style:vertical-align="top" fo:background-color="#e5e5e5" fo:padding="0mm" fo:border="none" style:writing-mode="lr-tb">
        <style:background-image/>
      </style:table-cell-properties>
    </style:style>
    <style:style style:name="Table1.Ak112" style:family="table-cell">
      <style:table-cell-properties style:vertical-align="top" fo:padding="0mm" fo:border="none" style:writing-mode="lr-tb"/>
    </style:style>
    <style:style style:name="Table1.Am112" style:family="table-cell">
      <style:table-cell-properties style:vertical-align="top" fo:padding="0mm" fo:border="none" style:writing-mode="lr-tb"/>
    </style:style>
    <style:style style:name="Table1.Ao112" style:family="table-cell">
      <style:table-cell-properties style:vertical-align="top" fo:padding="0mm" fo:border="none" style:writing-mode="lr-tb"/>
    </style:style>
    <style:style style:name="Table1.Aq112" style:family="table-cell">
      <style:table-cell-properties style:vertical-align="top" fo:padding="0mm" fo:border="none" style:writing-mode="lr-tb"/>
    </style:style>
    <style:style style:name="Table1.A113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none" style:writing-mode="lr-tb"/>
    </style:style>
    <style:style style:name="Table1.v113" style:family="table-cell">
      <style:table-cell-properties style:vertical-align="top" fo:padding-left="1.25mm" fo:padding-right="1.25mm" fo:padding-top="0mm" fo:padding-bottom="0mm" fo:border-left="none" fo:border-right="0.75pt solid #000000" fo:border-top="none" fo:border-bottom="none" style:writing-mode="lr-tb"/>
    </style:style>
    <style:style style:name="Table1.AD113" style:family="table-cell">
      <style:table-cell-properties style:vertical-align="top" fo:padding-left="1.25mm" fo:padding-right="1.25mm" fo:padding-top="0mm" fo:padding-bottom="0mm" fo:border-left="none" fo:border-right="0.75pt solid #000000" fo:border-top="none" fo:border-bottom="none" style:writing-mode="lr-tb"/>
    </style:style>
    <style:style style:name="Table1.A114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none" style:writing-mode="lr-tb"/>
    </style:style>
    <style:style style:name="Table1.AD114" style:family="table-cell">
      <style:table-cell-properties style:vertical-align="top" fo:padding-left="1.25mm" fo:padding-right="1.25mm" fo:padding-top="0mm" fo:padding-bottom="0mm" fo:border-left="none" fo:border-right="0.75pt solid #000000" fo:border-top="none" fo:border-bottom="none" style:writing-mode="lr-tb"/>
    </style:style>
    <style:style style:name="Table1.v115" style:family="table-cell">
      <style:table-cell-properties style:vertical-align="top" fo:background-color="#dfdfdf" fo:padding-left="1.25mm" fo:padding-right="1.25mm" fo:padding-top="0mm" fo:padding-bottom="0mm" fo:border-left="none" fo:border-right="0.75pt solid #000000" fo:border-top="0.75pt solid #000000" fo:border-bottom="0.75pt solid #000000" style:writing-mode="lr-tb">
        <style:background-image/>
      </style:table-cell-properties>
    </style:style>
    <style:style style:name="Table1.A116" style:family="table-cell">
      <style:table-cell-properties style:vertical-align="top" fo:background-color="#e5e5e5" fo:padding-left="1.25mm" fo:padding-right="1.25mm" fo:padding-top="0mm" fo:padding-bottom="0mm" fo:border-left="0.5pt solid #000000" fo:border-right="none" fo:border-top="none" fo:border-bottom="none" style:writing-mode="lr-tb">
        <style:background-image/>
      </style:table-cell-properties>
    </style:style>
    <style:style style:name="Table1.A118" style:family="table-cell">
      <style:table-cell-properties style:vertical-align="top" fo:padding-left="1.25mm" fo:padding-right="1.25mm" fo:padding-top="0mm" fo:padding-bottom="0mm" fo:border-left="none" fo:border-right="none" fo:border-top="0.75pt solid #000000" fo:border-bottom="none" style:writing-mode="lr-tb"/>
    </style:style>
    <style:style style:name="Table1.h118" style:family="table-cell">
      <style:table-cell-properties style:vertical-align="top" fo:padding-left="1.25mm" fo:padding-right="1.25mm" fo:padding-top="0mm" fo:padding-bottom="0mm" fo:border-left="none" fo:border-right="none" fo:border-top="0.75pt solid #000000" fo:border-bottom="none" style:writing-mode="lr-tb"/>
    </style:style>
    <style:style style:name="Table1.Ai118" style:family="table-cell">
      <style:table-cell-properties style:vertical-align="top" fo:padding-left="1.25mm" fo:padding-right="1.25mm" fo:padding-top="0mm" fo:padding-bottom="0mm" fo:border-left="none" fo:border-right="none" fo:border-top="0.75pt solid #000000" fo:border-bottom="none" style:writing-mode="lr-tb"/>
    </style:style>
    <style:style style:name="Table1.119" style:family="table-row">
      <style:table-row-properties style:row-height="20.81mm" fo:keep-together="always"/>
    </style:style>
    <style:style style:name="Table1.120" style:family="table-row">
      <style:table-row-properties style:row-height="14.11mm" fo:keep-together="always"/>
    </style:style>
    <style:style style:name="Table1.W123" style:family="table-cell">
      <style:table-cell-properties style:vertical-align="top" fo:padding-left="1.25mm" fo:padding-right="1.25mm" fo:padding-top="0mm" fo:padding-bottom="0mm" fo:border-left="0.75pt solid #000000" fo:border-right="0.75pt solid #000000" fo:border-top="0.75pt solid #000000" fo:border-bottom="none" style:writing-mode="lr-tb"/>
    </style:style>
    <style:style style:name="Table1.j123" style:family="table-cell">
      <style:table-cell-properties style:vertical-align="top" fo:padding-left="1.25mm" fo:padding-right="1.25mm" fo:padding-top="0mm" fo:padding-bottom="0mm" fo:border-left="none" fo:border-right="0.75pt solid #000000" fo:border-top="0.75pt solid #000000" fo:border-bottom="none" style:writing-mode="lr-tb"/>
    </style:style>
    <style:style style:name="Table1.W124" style:family="table-cell">
      <style:table-cell-properties style:vertical-align="top" fo:padding-left="1.25mm" fo:padding-right="1.25mm" fo:padding-top="0mm" fo:padding-bottom="0mm" fo:border-left="0.75pt solid #000000" fo:border-right="none" fo:border-top="none" fo:border-bottom="0.75pt solid #000000" style:writing-mode="lr-tb"/>
    </style:style>
    <style:style style:name="Table1.j124" style:family="table-cell">
      <style:table-cell-properties style:vertical-align="top" fo:padding-left="1.25mm" fo:padding-right="1.25mm" fo:padding-top="0mm" fo:padding-bottom="0mm" fo:border-left="none" fo:border-right="0.75pt solid #000000" fo:border-top="none" fo:border-bottom="0.75pt solid #000000" style:writing-mode="lr-tb"/>
    </style:style>
    <style:style style:name="Table1.A129" style:family="table-cell">
      <style:table-cell-properties style:vertical-align="top" fo:padding-left="1.25mm" fo:padding-right="1.25mm" fo:padding-top="0mm" fo:padding-bottom="0mm" fo:border="0.75pt solid #000000" style:writing-mode="lr-tb"/>
    </style:style>
    <style:style style:name="Table1.a129" style:family="table-cell">
      <style:table-cell-properties style:vertical-align="top" fo:padding-left="1.25mm" fo:padding-right="1.25mm" fo:padding-top="0mm" fo:padding-bottom="0mm" fo:border="0.75pt solid #000000" style:writing-mode="lr-tb"/>
    </style:style>
    <style:style style:name="Table1.AM129" style:family="table-cell">
      <style:table-cell-properties style:vertical-align="top" fo:padding-left="1.25mm" fo:padding-right="1.25mm" fo:padding-top="0mm" fo:padding-bottom="0mm" fo:border="0.75pt solid #000000" style:writing-mode="lr-tb"/>
    </style:style>
    <style:style style:name="Table1.130" style:family="table-row">
      <style:table-row-properties style:row-height="1.43mm" fo:keep-together="always"/>
    </style:style>
    <style:style style:name="Table1.134" style:family="table-row">
      <style:table-row-properties style:row-height="7.06mm" fo:keep-together="always"/>
    </style:style>
    <style:style style:name="Table1.A135" style:family="table-cell">
      <style:table-cell-properties style:vertical-align="top" fo:background-color="#dfdfdf" fo:padding-left="1.25mm" fo:padding-right="1.25mm" fo:padding-top="0mm" fo:padding-bottom="0mm" fo:border-left="0.75pt solid #000000" fo:border-right="0.75pt solid #000000" fo:border-top="0.75pt solid #000000" fo:border-bottom="none" style:writing-mode="lr-tb">
        <style:background-image/>
      </style:table-cell-properties>
    </style:style>
    <style:style style:name="Table1.R137" style:family="table-cell">
      <style:table-cell-properties style:vertical-align="top" fo:padding-left="1.25mm" fo:padding-right="1.25mm" fo:padding-top="0mm" fo:padding-bottom="0mm" fo:border-left="0.75pt solid #000000" fo:border-right="none" fo:border-top="0.75pt solid #000000" fo:border-bottom="none" style:writing-mode="lr-tb"/>
    </style:style>
    <style:style style:name="Table1.d137" style:family="table-cell">
      <style:table-cell-properties style:vertical-align="top" fo:padding-left="1.25mm" fo:padding-right="1.25mm" fo:padding-top="0mm" fo:padding-bottom="0mm" fo:border-left="0.75pt solid #000000" fo:border-right="0.75pt solid #000000" fo:border-top="0.75pt solid #000000" fo:border-bottom="none" style:writing-mode="lr-tb"/>
    </style:style>
    <style:style style:name="Table1.R138" style:family="table-cell">
      <style:table-cell-properties style:vertical-align="top" fo:padding-left="1.25mm" fo:padding-right="1.25mm" fo:padding-top="0mm" fo:padding-bottom="0mm" fo:border-left="0.75pt solid #000000" fo:border-right="none" fo:border-top="none" fo:border-bottom="0.75pt solid #000000" style:writing-mode="lr-tb"/>
    </style:style>
    <style:style style:name="Table1.d138" style:family="table-cell">
      <style:table-cell-properties style:vertical-align="top" fo:padding-left="1.25mm" fo:padding-right="1.25mm" fo:padding-top="0mm" fo:padding-bottom="0mm" fo:border-left="none" fo:border-right="0.75pt solid #000000" fo:border-top="none" fo:border-bottom="0.75pt solid #000000" style:writing-mode="lr-tb"/>
    </style:style>
    <style:style style:name="Table1.C140" style:family="table-cell">
      <style:table-cell-properties style:vertical-align="top" fo:padding-left="1.25mm" fo:padding-right="1.25mm" fo:padding-top="0mm" fo:padding-bottom="0mm" fo:border-left="none" fo:border-right="0.75pt solid #000000" fo:border-top="0.75pt solid #000000" fo:border-bottom="0.75pt solid #000000" style:writing-mode="lr-tb"/>
    </style:style>
    <style:style style:name="Table1.e140" style:family="table-cell">
      <style:table-cell-properties style:vertical-align="top" fo:padding-left="1.25mm" fo:padding-right="1.25mm" fo:padding-top="0mm" fo:padding-bottom="0mm" fo:border="0.75pt solid #000000" style:writing-mode="lr-tb"/>
    </style:style>
    <style:style style:name="Table1.AO140" style:family="table-cell">
      <style:table-cell-properties style:vertical-align="top" fo:padding-left="1.25mm" fo:padding-right="1.25mm" fo:padding-top="0mm" fo:padding-bottom="0mm" fo:border="0.75pt solid #000000" style:writing-mode="lr-tb"/>
    </style:style>
    <style:style style:name="Table1.A142" style:family="table-cell">
      <style:table-cell-properties style:vertical-align="top" fo:padding-left="1.25mm" fo:padding-right="1.25mm" fo:padding-top="0mm" fo:padding-bottom="0mm" fo:border-left="0.75pt solid #000000" fo:border-right="none" fo:border-top="none" fo:border-bottom="none" style:writing-mode="lr-tb"/>
    </style:style>
    <style:style style:name="Table1.143" style:family="table-row">
      <style:table-row-properties style:row-height="1.76mm" fo:keep-together="always"/>
    </style:style>
    <style:style style:name="Table1.A144" style:family="table-cell">
      <style:table-cell-properties style:vertical-align="top" fo:padding-left="1.25mm" fo:padding-right="1.25mm" fo:padding-top="0mm" fo:padding-bottom="0mm" fo:border-left="0.75pt solid #000000" fo:border-right="none" fo:border-top="none" fo:border-bottom="none" style:writing-mode="lr-tb"/>
    </style:style>
    <style:style style:name="Table1.147" style:family="table-row">
      <style:table-row-properties style:row-height="3.88mm" fo:keep-together="always"/>
    </style:style>
    <style:style style:name="Table1.A152" style:family="table-cell">
      <style:table-cell-properties style:vertical-align="top" fo:padding-left="1.25mm" fo:padding-right="1.25mm" fo:padding-top="0mm" fo:padding-bottom="0mm" fo:border-left="0.75pt solid #000000" fo:border-right="0.75pt solid #000000" fo:border-top="0.75pt solid #000000" fo:border-bottom="none" style:writing-mode="lr-tb"/>
    </style:style>
    <style:style style:name="Table1.AU152" style:family="table-cell">
      <style:table-cell-properties style:vertical-align="top" fo:padding-left="1.25mm" fo:padding-right="1.25mm" fo:padding-top="0mm" fo:padding-bottom="0mm" fo:border-left="none" fo:border-right="0.75pt solid #000000" fo:border-top="0.75pt solid #000000" fo:border-bottom="none" style:writing-mode="lr-tb"/>
    </style:style>
    <style:style style:name="Table1.A153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0.75pt solid #000000" style:writing-mode="lr-tb"/>
    </style:style>
    <style:style style:name="Table1.AU153" style:family="table-cell">
      <style:table-cell-properties style:vertical-align="top" fo:padding-left="1.25mm" fo:padding-right="1.25mm" fo:padding-top="0mm" fo:padding-bottom="0mm" fo:border-left="none" fo:border-right="0.75pt solid #000000" fo:border-top="none" fo:border-bottom="0.75pt solid #000000" style:writing-mode="lr-tb"/>
    </style:style>
    <style:style style:name="Table1.A154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none" style:writing-mode="lr-tb"/>
    </style:style>
    <style:style style:name="Table1.v154" style:family="table-cell">
      <style:table-cell-properties style:vertical-align="top" fo:padding-left="1.25mm" fo:padding-right="1.25mm" fo:padding-top="0mm" fo:padding-bottom="0mm" fo:border-left="none" fo:border-right="0.75pt solid #000000" fo:border-top="none" fo:border-bottom="none" style:writing-mode="lr-tb"/>
    </style:style>
    <style:style style:name="Table1.AF154" style:family="table-cell">
      <style:table-cell-properties style:vertical-align="top" fo:padding-left="1.25mm" fo:padding-right="1.25mm" fo:padding-top="0mm" fo:padding-bottom="0mm" fo:border-left="none" fo:border-right="0.75pt solid #000000" fo:border-top="none" fo:border-bottom="none" style:writing-mode="lr-tb"/>
    </style:style>
    <style:style style:name="Table1.A155" style:family="table-cell">
      <style:table-cell-properties style:vertical-align="top" fo:padding-left="1.25mm" fo:padding-right="1.25mm" fo:padding-top="0mm" fo:padding-bottom="0mm" fo:border-left="0.75pt solid #000000" fo:border-right="none" fo:border-top="none" fo:border-bottom="0.75pt solid #000000" style:writing-mode="lr-tb"/>
    </style:style>
    <style:style style:name="Table1.v155" style:family="table-cell">
      <style:table-cell-properties style:vertical-align="top" fo:padding-left="1.25mm" fo:padding-right="1.25mm" fo:padding-top="0mm" fo:padding-bottom="0mm" fo:border-left="0.75pt solid #000000" fo:border-right="none" fo:border-top="none" fo:border-bottom="0.75pt solid #000000" style:writing-mode="lr-tb"/>
    </style:style>
    <style:style style:name="Table1.AF155" style:family="table-cell">
      <style:table-cell-properties style:vertical-align="top" fo:padding-left="1.25mm" fo:padding-right="1.25mm" fo:padding-top="0mm" fo:padding-bottom="0mm" fo:border-left="none" fo:border-right="0.75pt solid #000000" fo:border-top="none" fo:border-bottom="0.75pt solid #000000" style:writing-mode="lr-tb"/>
    </style:style>
    <style:style style:name="Table1.C164" style:family="table-cell">
      <style:table-cell-properties style:vertical-align="top" fo:padding-left="1.25mm" fo:padding-right="1.25mm" fo:padding-top="0mm" fo:padding-bottom="0mm" fo:border-left="none" fo:border-right="0.75pt solid #000000" fo:border-top="0.75pt solid #000000" fo:border-bottom="0.75pt solid #000000" style:writing-mode="lr-tb"/>
    </style:style>
    <style:style style:name="Table1.e164" style:family="table-cell">
      <style:table-cell-properties style:vertical-align="top" fo:padding-left="1.25mm" fo:padding-right="1.25mm" fo:padding-top="0mm" fo:padding-bottom="0mm" fo:border="0.75pt solid #000000" style:writing-mode="lr-tb"/>
    </style:style>
    <style:style style:name="Table1.AO164" style:family="table-cell">
      <style:table-cell-properties style:vertical-align="top" fo:padding-left="1.25mm" fo:padding-right="1.25mm" fo:padding-top="0mm" fo:padding-bottom="0mm" fo:border="0.75pt solid #000000" style:writing-mode="lr-tb"/>
    </style:style>
    <style:style style:name="Table1.A168" style:family="table-cell">
      <style:table-cell-properties style:vertical-align="top" fo:padding-left="1.25mm" fo:padding-right="1.25mm" fo:padding-top="0mm" fo:padding-bottom="0mm" fo:border-left="0.75pt solid #000000" fo:border-right="0.75pt solid #000000" fo:border-top="0.75pt solid #000000" fo:border-bottom="none" style:writing-mode="lr-tb"/>
    </style:style>
    <style:style style:name="Table1.AU168" style:family="table-cell">
      <style:table-cell-properties style:vertical-align="top" fo:padding-left="1.25mm" fo:padding-right="1.25mm" fo:padding-top="0mm" fo:padding-bottom="0mm" fo:border-left="none" fo:border-right="0.75pt solid #000000" fo:border-top="0.75pt solid #000000" fo:border-bottom="none" style:writing-mode="lr-tb"/>
    </style:style>
    <style:style style:name="Table1.A169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0.75pt solid #000000" style:writing-mode="lr-tb"/>
    </style:style>
    <style:style style:name="Table1.AU169" style:family="table-cell">
      <style:table-cell-properties style:vertical-align="top" fo:padding-left="1.25mm" fo:padding-right="1.25mm" fo:padding-top="0mm" fo:padding-bottom="0mm" fo:border-left="none" fo:border-right="0.75pt solid #000000" fo:border-top="none" fo:border-bottom="0.75pt solid #000000" style:writing-mode="lr-tb"/>
    </style:style>
    <style:style style:name="Table1.A170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none" style:writing-mode="lr-tb"/>
    </style:style>
    <style:style style:name="Table1.v170" style:family="table-cell">
      <style:table-cell-properties style:vertical-align="top" fo:padding-left="1.25mm" fo:padding-right="1.25mm" fo:padding-top="0mm" fo:padding-bottom="0mm" fo:border-left="none" fo:border-right="0.75pt solid #000000" fo:border-top="none" fo:border-bottom="none" style:writing-mode="lr-tb"/>
    </style:style>
    <style:style style:name="Table1.AF170" style:family="table-cell">
      <style:table-cell-properties style:vertical-align="top" fo:padding-left="1.25mm" fo:padding-right="1.25mm" fo:padding-top="0mm" fo:padding-bottom="0mm" fo:border-left="none" fo:border-right="0.75pt solid #000000" fo:border-top="none" fo:border-bottom="none" style:writing-mode="lr-tb"/>
    </style:style>
    <style:style style:name="Table1.A171" style:family="table-cell">
      <style:table-cell-properties style:vertical-align="top" fo:padding-left="1.25mm" fo:padding-right="1.25mm" fo:padding-top="0mm" fo:padding-bottom="0mm" fo:border-left="0.75pt solid #000000" fo:border-right="none" fo:border-top="none" fo:border-bottom="0.75pt solid #000000" style:writing-mode="lr-tb"/>
    </style:style>
    <style:style style:name="Table1.v171" style:family="table-cell">
      <style:table-cell-properties style:vertical-align="top" fo:padding-left="1.25mm" fo:padding-right="1.25mm" fo:padding-top="0mm" fo:padding-bottom="0mm" fo:border-left="0.75pt solid #000000" fo:border-right="none" fo:border-top="none" fo:border-bottom="0.75pt solid #000000" style:writing-mode="lr-tb"/>
    </style:style>
    <style:style style:name="Table1.AF171" style:family="table-cell">
      <style:table-cell-properties style:vertical-align="top" fo:padding-left="1.25mm" fo:padding-right="1.25mm" fo:padding-top="0mm" fo:padding-bottom="0mm" fo:border-left="none" fo:border-right="0.75pt solid #000000" fo:border-top="none" fo:border-bottom="0.75pt solid #000000" style:writing-mode="lr-tb"/>
    </style:style>
    <style:style style:name="Table1.A172" style:family="table-cell">
      <style:table-cell-properties style:vertical-align="top" fo:padding-left="1.25mm" fo:padding-right="1.25mm" fo:padding-top="0mm" fo:padding-bottom="0mm" fo:border-left="0.75pt solid #000000" fo:border-right="0.75pt solid #000000" fo:border-top="0.75pt solid #000000" fo:border-bottom="none" style:writing-mode="lr-tb"/>
    </style:style>
    <style:style style:name="Table1.AU172" style:family="table-cell">
      <style:table-cell-properties style:vertical-align="top" fo:padding-left="1.25mm" fo:padding-right="1.25mm" fo:padding-top="0mm" fo:padding-bottom="0mm" fo:border-left="none" fo:border-right="0.75pt solid #000000" fo:border-top="0.75pt solid #000000" fo:border-bottom="none" style:writing-mode="lr-tb"/>
    </style:style>
    <style:style style:name="Table1.A173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0.75pt solid #000000" style:writing-mode="lr-tb"/>
    </style:style>
    <style:style style:name="Table1.AU173" style:family="table-cell">
      <style:table-cell-properties style:vertical-align="top" fo:padding-left="1.25mm" fo:padding-right="1.25mm" fo:padding-top="0mm" fo:padding-bottom="0mm" fo:border-left="none" fo:border-right="0.75pt solid #000000" fo:border-top="none" fo:border-bottom="0.75pt solid #000000" style:writing-mode="lr-tb"/>
    </style:style>
    <style:style style:name="Table1.A174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none" style:writing-mode="lr-tb"/>
    </style:style>
    <style:style style:name="Table1.v174" style:family="table-cell">
      <style:table-cell-properties style:vertical-align="top" fo:padding-left="1.25mm" fo:padding-right="1.25mm" fo:padding-top="0mm" fo:padding-bottom="0mm" fo:border-left="none" fo:border-right="0.75pt solid #000000" fo:border-top="none" fo:border-bottom="none" style:writing-mode="lr-tb"/>
    </style:style>
    <style:style style:name="Table1.AF174" style:family="table-cell">
      <style:table-cell-properties style:vertical-align="top" fo:padding-left="1.25mm" fo:padding-right="1.25mm" fo:padding-top="0mm" fo:padding-bottom="0mm" fo:border-left="none" fo:border-right="0.75pt solid #000000" fo:border-top="none" fo:border-bottom="none" style:writing-mode="lr-tb"/>
    </style:style>
    <style:style style:name="Table1.A175" style:family="table-cell">
      <style:table-cell-properties style:vertical-align="top" fo:padding-left="1.25mm" fo:padding-right="1.25mm" fo:padding-top="0mm" fo:padding-bottom="0mm" fo:border-left="0.75pt solid #000000" fo:border-right="none" fo:border-top="none" fo:border-bottom="0.75pt solid #000000" style:writing-mode="lr-tb"/>
    </style:style>
    <style:style style:name="Table1.v175" style:family="table-cell">
      <style:table-cell-properties style:vertical-align="top" fo:padding-left="1.25mm" fo:padding-right="1.25mm" fo:padding-top="0mm" fo:padding-bottom="0mm" fo:border-left="0.75pt solid #000000" fo:border-right="none" fo:border-top="none" fo:border-bottom="0.75pt solid #000000" style:writing-mode="lr-tb"/>
    </style:style>
    <style:style style:name="Table1.AF175" style:family="table-cell">
      <style:table-cell-properties style:vertical-align="top" fo:padding-left="1.25mm" fo:padding-right="1.25mm" fo:padding-top="0mm" fo:padding-bottom="0mm" fo:border-left="none" fo:border-right="0.75pt solid #000000" fo:border-top="none" fo:border-bottom="0.75pt solid #000000" style:writing-mode="lr-tb"/>
    </style:style>
    <style:style style:name="Table1.A179" style:family="table-cell">
      <style:table-cell-properties style:vertical-align="top" fo:padding-left="1.25mm" fo:padding-right="1.25mm" fo:padding-top="0mm" fo:padding-bottom="0mm" fo:border-left="none" fo:border-right="none" fo:border-top="0.75pt solid #000000" fo:border-bottom="none" style:writing-mode="lr-tb"/>
    </style:style>
    <style:style style:name="Table1.h179" style:family="table-cell">
      <style:table-cell-properties style:vertical-align="top" fo:padding-left="1.25mm" fo:padding-right="1.25mm" fo:padding-top="0mm" fo:padding-bottom="0mm" fo:border-left="none" fo:border-right="none" fo:border-top="0.75pt solid #000000" fo:border-bottom="none" style:writing-mode="lr-tb"/>
    </style:style>
    <style:style style:name="Table1.Ai179" style:family="table-cell">
      <style:table-cell-properties style:vertical-align="top" fo:padding-left="1.25mm" fo:padding-right="1.25mm" fo:padding-top="0mm" fo:padding-bottom="0mm" fo:border-left="none" fo:border-right="none" fo:border-top="0.75pt solid #000000" fo:border-bottom="none" style:writing-mode="lr-tb"/>
    </style:style>
    <style:style style:name="Table1.181" style:family="table-row">
      <style:table-row-properties style:row-height="32.46mm" fo:keep-together="always"/>
    </style:style>
    <style:style style:name="Table1.A181" style:family="table-cell">
      <style:table-cell-properties style:vertical-align="top" fo:background-color="#e5e5e5" fo:padding="0mm" fo:border-left="0.75pt solid #000000" fo:border-right="none" fo:border-top="none" fo:border-bottom="none" style:writing-mode="lr-tb">
        <style:background-image/>
      </style:table-cell-properties>
    </style:style>
    <style:style style:name="Table1.AZ181" style:family="table-cell">
      <style:table-cell-properties style:vertical-align="middle" fo:padding="0mm" fo:border-left="0.75pt solid #000000" fo:border-right="none" fo:border-top="none" fo:border-bottom="0.75pt solid #000000" loext:writing-mode="bt-lr"/>
    </style:style>
    <style:style style:name="Table1.Ad181" style:family="table-cell">
      <style:table-cell-properties style:vertical-align="middle" fo:padding="0mm" fo:border-left="0.75pt solid #000000" fo:border-right="none" fo:border-top="none" fo:border-bottom="0.75pt solid #000000" loext:writing-mode="bt-lr"/>
    </style:style>
    <style:style style:name="Table1.Af181" style:family="table-cell">
      <style:table-cell-properties style:vertical-align="middle" fo:padding="0mm" fo:border-left="0.75pt solid #000000" fo:border-right="0.75pt solid #000000" fo:border-top="none" fo:border-bottom="0.75pt solid #000000" loext:writing-mode="bt-lr"/>
    </style:style>
    <style:style style:name="Table1.Ah181" style:family="table-cell">
      <style:table-cell-properties style:vertical-align="middle" fo:padding="0mm" fo:border-left="none" fo:border-right="0.75pt solid #000000" fo:border-top="none" fo:border-bottom="0.75pt solid #000000" loext:writing-mode="bt-lr"/>
    </style:style>
    <style:style style:name="Table1.Aj181" style:family="table-cell">
      <style:table-cell-properties style:vertical-align="middle" fo:padding="0mm" fo:border-left="none" fo:border-right="0.75pt solid #000000" fo:border-top="none" fo:border-bottom="0.75pt solid #000000" loext:writing-mode="bt-lr"/>
    </style:style>
    <style:style style:name="Table1.Al181" style:family="table-cell">
      <style:table-cell-properties style:vertical-align="middle" fo:padding="0mm" fo:border-left="none" fo:border-right="0.75pt solid #000000" fo:border-top="none" fo:border-bottom="0.75pt solid #000000" loext:writing-mode="bt-lr"/>
    </style:style>
    <style:style style:name="Table1.An181" style:family="table-cell">
      <style:table-cell-properties style:vertical-align="middle" fo:padding="0mm" fo:border-left="none" fo:border-right="0.75pt solid #000000" fo:border-top="none" fo:border-bottom="0.75pt solid #000000" loext:writing-mode="bt-lr"/>
    </style:style>
    <style:style style:name="Table1.Ap181" style:family="table-cell">
      <style:table-cell-properties style:vertical-align="middle" fo:padding="0mm" fo:border-left="none" fo:border-right="0.75pt solid #000000" fo:border-top="none" fo:border-bottom="0.75pt solid #000000" loext:writing-mode="bt-lr"/>
    </style:style>
    <style:style style:name="Table1.Ar181" style:family="table-cell">
      <style:table-cell-properties style:vertical-align="middle" fo:padding="0mm" fo:border-left="none" fo:border-right="0.75pt solid #000000" fo:border-top="none" fo:border-bottom="0.75pt solid #000000" loext:writing-mode="bt-lr"/>
    </style:style>
    <style:style style:name="Table1.A183" style:family="table-cell">
      <style:table-cell-properties style:vertical-align="top" fo:padding="0mm" fo:border-left="0.75pt solid #000000" fo:border-right="0.75pt solid #000000" fo:border-top="none" fo:border-bottom="none" style:writing-mode="lr-tb"/>
    </style:style>
    <style:style style:name="Table1.P183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Z183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d183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f183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h183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j183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l183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n183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p183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r183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184" style:family="table-cell">
      <style:table-cell-properties style:vertical-align="top" fo:padding="0mm" fo:border-left="0.75pt solid #000000" fo:border-right="0.75pt solid #000000" fo:border-top="none" fo:border-bottom="0.75pt solid #000000" style:writing-mode="lr-tb"/>
    </style:style>
    <style:style style:name="Table1.P184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Z184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d184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f184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h184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j184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l184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n184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p184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r184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185" style:family="table-cell">
      <style:table-cell-properties style:vertical-align="top" fo:padding="0mm" fo:border-left="0.75pt solid #000000" fo:border-right="none" fo:border-top="none" fo:border-bottom="none" style:writing-mode="lr-tb"/>
    </style:style>
    <style:style style:name="Table1.x185" style:family="table-cell">
      <style:table-cell-properties style:vertical-align="top" fo:padding="0mm" fo:border-left="0.75pt solid #000000" fo:border-right="0.75pt solid #000000" fo:border-top="none" fo:border-bottom="none" style:writing-mode="lr-tb"/>
    </style:style>
    <style:style style:name="Table1.AG185" style:family="table-cell">
      <style:table-cell-properties style:vertical-align="top" fo:padding="0mm" fo:border="none" style:writing-mode="lr-tb"/>
    </style:style>
    <style:style style:name="Table1.Av185" style:family="table-cell">
      <style:table-cell-properties style:vertical-align="top" fo:background-color="#dfdfdf" fo:padding="0mm" fo:border-left="0.75pt solid #000000" fo:border-right="0.75pt solid #000000" fo:border-top="none" fo:border-bottom="none" style:writing-mode="lr-tb">
        <style:background-image/>
      </style:table-cell-properties>
    </style:style>
    <style:style style:name="Table1.A186" style:family="table-cell">
      <style:table-cell-properties style:vertical-align="top" fo:padding="0mm" fo:border-left="0.75pt solid #000000" fo:border-right="0.75pt solid #000000" fo:border-top="none" fo:border-bottom="0.75pt solid #000000" style:writing-mode="lr-tb"/>
    </style:style>
    <style:style style:name="Table1.x186" style:family="table-cell">
      <style:table-cell-properties style:vertical-align="top" fo:padding="0mm" fo:border-left="none" fo:border-right="none" fo:border-top="none" fo:border-bottom="0.75pt solid #000000" style:writing-mode="lr-tb"/>
    </style:style>
    <style:style style:name="Table1.AG186" style:family="table-cell">
      <style:table-cell-properties style:vertical-align="top" fo:padding="0mm" fo:border-left="none" fo:border-right="none" fo:border-top="none" fo:border-bottom="0.75pt solid #000000" style:writing-mode="lr-tb"/>
    </style:style>
    <style:style style:name="Table1.A187" style:family="table-cell">
      <style:table-cell-properties style:vertical-align="top" fo:padding="0mm" fo:border-left="0.75pt solid #000000" fo:border-right="0.75pt solid #000000" fo:border-top="none" fo:border-bottom="none" style:writing-mode="lr-tb"/>
    </style:style>
    <style:style style:name="Table1.P187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Z187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d187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f187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h187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j187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l187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n187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p187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r187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188" style:family="table-cell">
      <style:table-cell-properties style:vertical-align="top" fo:padding="0mm" fo:border-left="0.75pt solid #000000" fo:border-right="0.75pt solid #000000" fo:border-top="none" fo:border-bottom="0.75pt solid #000000" style:writing-mode="lr-tb"/>
    </style:style>
    <style:style style:name="Table1.P188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Z188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d188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f188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h188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j188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l188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n188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p188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r188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189" style:family="table-cell">
      <style:table-cell-properties style:vertical-align="top" fo:padding="0mm" fo:border-left="0.75pt solid #000000" fo:border-right="none" fo:border-top="none" fo:border-bottom="none" style:writing-mode="lr-tb"/>
    </style:style>
    <style:style style:name="Table1.x189" style:family="table-cell">
      <style:table-cell-properties style:vertical-align="top" fo:padding="0mm" fo:border-left="0.75pt solid #000000" fo:border-right="0.75pt solid #000000" fo:border-top="none" fo:border-bottom="none" style:writing-mode="lr-tb"/>
    </style:style>
    <style:style style:name="Table1.AG189" style:family="table-cell">
      <style:table-cell-properties style:vertical-align="top" fo:padding="0mm" fo:border="none" style:writing-mode="lr-tb"/>
    </style:style>
    <style:style style:name="Table1.A190" style:family="table-cell">
      <style:table-cell-properties style:vertical-align="top" fo:padding="0mm" fo:border-left="0.75pt solid #000000" fo:border-right="0.75pt solid #000000" fo:border-top="none" fo:border-bottom="0.75pt solid #000000" style:writing-mode="lr-tb"/>
    </style:style>
    <style:style style:name="Table1.x190" style:family="table-cell">
      <style:table-cell-properties style:vertical-align="top" fo:padding="0mm" fo:border-left="none" fo:border-right="none" fo:border-top="none" fo:border-bottom="0.75pt solid #000000" style:writing-mode="lr-tb"/>
    </style:style>
    <style:style style:name="Table1.AG190" style:family="table-cell">
      <style:table-cell-properties style:vertical-align="top" fo:padding="0mm" fo:border-left="none" fo:border-right="none" fo:border-top="none" fo:border-bottom="0.75pt solid #000000" style:writing-mode="lr-tb"/>
    </style:style>
    <style:style style:name="Table1.A191" style:family="table-cell">
      <style:table-cell-properties style:vertical-align="top" fo:padding="0mm" fo:border-left="0.75pt solid #000000" fo:border-right="0.75pt solid #000000" fo:border-top="none" fo:border-bottom="none" style:writing-mode="lr-tb"/>
    </style:style>
    <style:style style:name="Table1.P191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Z191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d191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f191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h191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j191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l191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n191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p191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r191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192" style:family="table-cell">
      <style:table-cell-properties style:vertical-align="top" fo:padding="0mm" fo:border-left="0.75pt solid #000000" fo:border-right="0.75pt solid #000000" fo:border-top="none" fo:border-bottom="0.75pt solid #000000" style:writing-mode="lr-tb"/>
    </style:style>
    <style:style style:name="Table1.P192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Z192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d192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f192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h192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j192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l192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n192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p192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r192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193" style:family="table-cell">
      <style:table-cell-properties style:vertical-align="top" fo:padding="0mm" fo:border-left="0.75pt solid #000000" fo:border-right="none" fo:border-top="none" fo:border-bottom="none" style:writing-mode="lr-tb"/>
    </style:style>
    <style:style style:name="Table1.x193" style:family="table-cell">
      <style:table-cell-properties style:vertical-align="top" fo:padding="0mm" fo:border-left="0.75pt solid #000000" fo:border-right="0.75pt solid #000000" fo:border-top="none" fo:border-bottom="none" style:writing-mode="lr-tb"/>
    </style:style>
    <style:style style:name="Table1.AG193" style:family="table-cell">
      <style:table-cell-properties style:vertical-align="top" fo:padding="0mm" fo:border="none" style:writing-mode="lr-tb"/>
    </style:style>
    <style:style style:name="Table1.A194" style:family="table-cell">
      <style:table-cell-properties style:vertical-align="top" fo:padding="0mm" fo:border-left="0.75pt solid #000000" fo:border-right="0.75pt solid #000000" fo:border-top="none" fo:border-bottom="0.75pt solid #000000" style:writing-mode="lr-tb"/>
    </style:style>
    <style:style style:name="Table1.x194" style:family="table-cell">
      <style:table-cell-properties style:vertical-align="top" fo:padding="0mm" fo:border-left="none" fo:border-right="none" fo:border-top="none" fo:border-bottom="0.75pt solid #000000" style:writing-mode="lr-tb"/>
    </style:style>
    <style:style style:name="Table1.AG194" style:family="table-cell">
      <style:table-cell-properties style:vertical-align="top" fo:padding="0mm" fo:border-left="none" fo:border-right="none" fo:border-top="none" fo:border-bottom="0.75pt solid #000000" style:writing-mode="lr-tb"/>
    </style:style>
    <style:style style:name="Table1.A195" style:family="table-cell">
      <style:table-cell-properties style:vertical-align="top" fo:padding="0mm" fo:border-left="0.75pt solid #000000" fo:border-right="0.75pt solid #000000" fo:border-top="none" fo:border-bottom="none" style:writing-mode="lr-tb"/>
    </style:style>
    <style:style style:name="Table1.P195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Z195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d195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f195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h195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j195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l195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n195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p195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r195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196" style:family="table-cell">
      <style:table-cell-properties style:vertical-align="top" fo:padding="0mm" fo:border-left="0.75pt solid #000000" fo:border-right="0.75pt solid #000000" fo:border-top="none" fo:border-bottom="0.75pt solid #000000" style:writing-mode="lr-tb"/>
    </style:style>
    <style:style style:name="Table1.P196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Z196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d196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f196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h196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j196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l196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n196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p196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r196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197" style:family="table-cell">
      <style:table-cell-properties style:vertical-align="top" fo:padding="0mm" fo:border-left="0.75pt solid #000000" fo:border-right="none" fo:border-top="none" fo:border-bottom="none" style:writing-mode="lr-tb"/>
    </style:style>
    <style:style style:name="Table1.x197" style:family="table-cell">
      <style:table-cell-properties style:vertical-align="top" fo:padding="0mm" fo:border-left="0.75pt solid #000000" fo:border-right="0.75pt solid #000000" fo:border-top="none" fo:border-bottom="none" style:writing-mode="lr-tb"/>
    </style:style>
    <style:style style:name="Table1.AG197" style:family="table-cell">
      <style:table-cell-properties style:vertical-align="top" fo:padding="0mm" fo:border="none" style:writing-mode="lr-tb"/>
    </style:style>
    <style:style style:name="Table1.A198" style:family="table-cell">
      <style:table-cell-properties style:vertical-align="top" fo:padding="0mm" fo:border-left="0.75pt solid #000000" fo:border-right="0.75pt solid #000000" fo:border-top="none" fo:border-bottom="0.75pt solid #000000" style:writing-mode="lr-tb"/>
    </style:style>
    <style:style style:name="Table1.x198" style:family="table-cell">
      <style:table-cell-properties style:vertical-align="top" fo:padding="0mm" fo:border-left="none" fo:border-right="none" fo:border-top="none" fo:border-bottom="0.75pt solid #000000" style:writing-mode="lr-tb"/>
    </style:style>
    <style:style style:name="Table1.AG198" style:family="table-cell">
      <style:table-cell-properties style:vertical-align="top" fo:padding="0mm" fo:border-left="none" fo:border-right="none" fo:border-top="none" fo:border-bottom="0.75pt solid #000000" style:writing-mode="lr-tb"/>
    </style:style>
    <style:style style:name="Table1.A199" style:family="table-cell">
      <style:table-cell-properties style:vertical-align="top" fo:padding="0mm" fo:border-left="0.75pt solid #000000" fo:border-right="0.75pt solid #000000" fo:border-top="none" fo:border-bottom="none" style:writing-mode="lr-tb"/>
    </style:style>
    <style:style style:name="Table1.P199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Z199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d199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f199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h199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j199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l199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n199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p199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r199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200" style:family="table-cell">
      <style:table-cell-properties style:vertical-align="top" fo:padding="0mm" fo:border-left="0.75pt solid #000000" fo:border-right="0.75pt solid #000000" fo:border-top="none" fo:border-bottom="0.75pt solid #000000" style:writing-mode="lr-tb"/>
    </style:style>
    <style:style style:name="Table1.P200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Z200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d200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f200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h200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j200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l200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n200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p200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r200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201" style:family="table-cell">
      <style:table-cell-properties style:vertical-align="top" fo:padding="0mm" fo:border-left="0.75pt solid #000000" fo:border-right="none" fo:border-top="none" fo:border-bottom="none" style:writing-mode="lr-tb"/>
    </style:style>
    <style:style style:name="Table1.x201" style:family="table-cell">
      <style:table-cell-properties style:vertical-align="top" fo:padding="0mm" fo:border-left="0.75pt solid #000000" fo:border-right="0.75pt solid #000000" fo:border-top="none" fo:border-bottom="none" style:writing-mode="lr-tb"/>
    </style:style>
    <style:style style:name="Table1.AG201" style:family="table-cell">
      <style:table-cell-properties style:vertical-align="top" fo:padding="0mm" fo:border="none" style:writing-mode="lr-tb"/>
    </style:style>
    <style:style style:name="Table1.A202" style:family="table-cell">
      <style:table-cell-properties style:vertical-align="top" fo:padding="0mm" fo:border-left="0.75pt solid #000000" fo:border-right="0.75pt solid #000000" fo:border-top="none" fo:border-bottom="0.75pt solid #000000" style:writing-mode="lr-tb"/>
    </style:style>
    <style:style style:name="Table1.x202" style:family="table-cell">
      <style:table-cell-properties style:vertical-align="top" fo:padding="0mm" fo:border-left="none" fo:border-right="none" fo:border-top="none" fo:border-bottom="0.75pt solid #000000" style:writing-mode="lr-tb"/>
    </style:style>
    <style:style style:name="Table1.AG202" style:family="table-cell">
      <style:table-cell-properties style:vertical-align="top" fo:padding="0mm" fo:border-left="none" fo:border-right="none" fo:border-top="none" fo:border-bottom="0.75pt solid #000000" style:writing-mode="lr-tb"/>
    </style:style>
    <style:style style:name="Table1.A203" style:family="table-cell">
      <style:table-cell-properties style:vertical-align="top" fo:padding="0mm" fo:border-left="0.75pt solid #000000" fo:border-right="0.75pt solid #000000" fo:border-top="none" fo:border-bottom="none" style:writing-mode="lr-tb"/>
    </style:style>
    <style:style style:name="Table1.P203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Z203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d203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f203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h203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j203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l203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n203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p203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r203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204" style:family="table-cell">
      <style:table-cell-properties style:vertical-align="top" fo:padding="0mm" fo:border-left="0.75pt solid #000000" fo:border-right="0.75pt solid #000000" fo:border-top="none" fo:border-bottom="0.75pt solid #000000" style:writing-mode="lr-tb"/>
    </style:style>
    <style:style style:name="Table1.P204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Z204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d204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f204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h204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j204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l204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n204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p204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r204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205" style:family="table-cell">
      <style:table-cell-properties style:vertical-align="top" fo:padding="0mm" fo:border-left="0.75pt solid #000000" fo:border-right="none" fo:border-top="none" fo:border-bottom="none" style:writing-mode="lr-tb"/>
    </style:style>
    <style:style style:name="Table1.x205" style:family="table-cell">
      <style:table-cell-properties style:vertical-align="top" fo:padding="0mm" fo:border-left="0.75pt solid #000000" fo:border-right="0.75pt solid #000000" fo:border-top="none" fo:border-bottom="none" style:writing-mode="lr-tb"/>
    </style:style>
    <style:style style:name="Table1.AG205" style:family="table-cell">
      <style:table-cell-properties style:vertical-align="top" fo:padding="0mm" fo:border="none" style:writing-mode="lr-tb"/>
    </style:style>
    <style:style style:name="Table1.A206" style:family="table-cell">
      <style:table-cell-properties style:vertical-align="top" fo:padding="0mm" fo:border-left="0.75pt solid #000000" fo:border-right="0.75pt solid #000000" fo:border-top="none" fo:border-bottom="0.75pt solid #000000" style:writing-mode="lr-tb"/>
    </style:style>
    <style:style style:name="Table1.x206" style:family="table-cell">
      <style:table-cell-properties style:vertical-align="top" fo:padding="0mm" fo:border-left="none" fo:border-right="none" fo:border-top="none" fo:border-bottom="0.75pt solid #000000" style:writing-mode="lr-tb"/>
    </style:style>
    <style:style style:name="Table1.AG206" style:family="table-cell">
      <style:table-cell-properties style:vertical-align="top" fo:padding="0mm" fo:border-left="none" fo:border-right="none" fo:border-top="none" fo:border-bottom="0.75pt solid #000000" style:writing-mode="lr-tb"/>
    </style:style>
    <style:style style:name="Table1.A207" style:family="table-cell">
      <style:table-cell-properties style:vertical-align="top" fo:padding="0mm" fo:border-left="0.75pt solid #000000" fo:border-right="0.75pt solid #000000" fo:border-top="none" fo:border-bottom="none" style:writing-mode="lr-tb"/>
    </style:style>
    <style:style style:name="Table1.P207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Z207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d207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f207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h207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j207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l207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n207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p207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r207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208" style:family="table-cell">
      <style:table-cell-properties style:vertical-align="top" fo:padding="0mm" fo:border-left="0.75pt solid #000000" fo:border-right="0.75pt solid #000000" fo:border-top="none" fo:border-bottom="0.75pt solid #000000" style:writing-mode="lr-tb"/>
    </style:style>
    <style:style style:name="Table1.P208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Z208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d208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f208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h208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j208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l208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n208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p208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r208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209" style:family="table-cell">
      <style:table-cell-properties style:vertical-align="top" fo:padding="0mm" fo:border-left="0.75pt solid #000000" fo:border-right="none" fo:border-top="none" fo:border-bottom="none" style:writing-mode="lr-tb"/>
    </style:style>
    <style:style style:name="Table1.x209" style:family="table-cell">
      <style:table-cell-properties style:vertical-align="top" fo:padding="0mm" fo:border-left="0.75pt solid #000000" fo:border-right="0.75pt solid #000000" fo:border-top="none" fo:border-bottom="none" style:writing-mode="lr-tb"/>
    </style:style>
    <style:style style:name="Table1.AG209" style:family="table-cell">
      <style:table-cell-properties style:vertical-align="top" fo:padding="0mm" fo:border="none" style:writing-mode="lr-tb"/>
    </style:style>
    <style:style style:name="Table1.A210" style:family="table-cell">
      <style:table-cell-properties style:vertical-align="top" fo:padding="0mm" fo:border-left="0.75pt solid #000000" fo:border-right="0.75pt solid #000000" fo:border-top="none" fo:border-bottom="0.75pt solid #000000" style:writing-mode="lr-tb"/>
    </style:style>
    <style:style style:name="Table1.x210" style:family="table-cell">
      <style:table-cell-properties style:vertical-align="top" fo:padding="0mm" fo:border-left="none" fo:border-right="none" fo:border-top="none" fo:border-bottom="0.75pt solid #000000" style:writing-mode="lr-tb"/>
    </style:style>
    <style:style style:name="Table1.AG210" style:family="table-cell">
      <style:table-cell-properties style:vertical-align="top" fo:padding="0mm" fo:border-left="none" fo:border-right="none" fo:border-top="none" fo:border-bottom="0.75pt solid #000000" style:writing-mode="lr-tb"/>
    </style:style>
    <style:style style:name="Table1.A211" style:family="table-cell">
      <style:table-cell-properties style:vertical-align="top" fo:padding="0mm" fo:border-left="0.75pt solid #000000" fo:border-right="0.75pt solid #000000" fo:border-top="none" fo:border-bottom="none" style:writing-mode="lr-tb"/>
    </style:style>
    <style:style style:name="Table1.P211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Z211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d211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f211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h211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j211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l211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n211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p211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r211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212" style:family="table-cell">
      <style:table-cell-properties style:vertical-align="top" fo:padding="0mm" fo:border-left="0.75pt solid #000000" fo:border-right="0.75pt solid #000000" fo:border-top="none" fo:border-bottom="0.75pt solid #000000" style:writing-mode="lr-tb"/>
    </style:style>
    <style:style style:name="Table1.P212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Z212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d212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f212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h212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j212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l212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n212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p212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r212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213" style:family="table-cell">
      <style:table-cell-properties style:vertical-align="top" fo:padding="0mm" fo:border-left="0.75pt solid #000000" fo:border-right="none" fo:border-top="none" fo:border-bottom="none" style:writing-mode="lr-tb"/>
    </style:style>
    <style:style style:name="Table1.x213" style:family="table-cell">
      <style:table-cell-properties style:vertical-align="top" fo:padding="0mm" fo:border-left="0.75pt solid #000000" fo:border-right="0.75pt solid #000000" fo:border-top="none" fo:border-bottom="none" style:writing-mode="lr-tb"/>
    </style:style>
    <style:style style:name="Table1.AG213" style:family="table-cell">
      <style:table-cell-properties style:vertical-align="top" fo:padding="0mm" fo:border="none" style:writing-mode="lr-tb"/>
    </style:style>
    <style:style style:name="Table1.A214" style:family="table-cell">
      <style:table-cell-properties style:vertical-align="top" fo:padding="0mm" fo:border-left="0.75pt solid #000000" fo:border-right="0.75pt solid #000000" fo:border-top="none" fo:border-bottom="0.75pt solid #000000" style:writing-mode="lr-tb"/>
    </style:style>
    <style:style style:name="Table1.x214" style:family="table-cell">
      <style:table-cell-properties style:vertical-align="top" fo:padding="0mm" fo:border-left="none" fo:border-right="none" fo:border-top="none" fo:border-bottom="0.75pt solid #000000" style:writing-mode="lr-tb"/>
    </style:style>
    <style:style style:name="Table1.AG214" style:family="table-cell">
      <style:table-cell-properties style:vertical-align="top" fo:padding="0mm" fo:border-left="none" fo:border-right="none" fo:border-top="none" fo:border-bottom="0.75pt solid #000000" style:writing-mode="lr-tb"/>
    </style:style>
    <style:style style:name="Table1.A215" style:family="table-cell">
      <style:table-cell-properties style:vertical-align="top" fo:padding="0mm" fo:border-left="0.75pt solid #000000" fo:border-right="0.75pt solid #000000" fo:border-top="none" fo:border-bottom="none" style:writing-mode="lr-tb"/>
    </style:style>
    <style:style style:name="Table1.P215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Z215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d215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f215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h215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j215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l215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n215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p215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r215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216" style:family="table-cell">
      <style:table-cell-properties style:vertical-align="top" fo:padding="0mm" fo:border-left="0.75pt solid #000000" fo:border-right="0.75pt solid #000000" fo:border-top="none" fo:border-bottom="0.75pt solid #000000" style:writing-mode="lr-tb"/>
    </style:style>
    <style:style style:name="Table1.P216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Z216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d216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f216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h216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j216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l216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n216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p216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r216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217" style:family="table-cell">
      <style:table-cell-properties style:vertical-align="top" fo:padding="0mm" fo:border-left="0.75pt solid #000000" fo:border-right="none" fo:border-top="none" fo:border-bottom="none" style:writing-mode="lr-tb"/>
    </style:style>
    <style:style style:name="Table1.x217" style:family="table-cell">
      <style:table-cell-properties style:vertical-align="top" fo:padding="0mm" fo:border-left="0.75pt solid #000000" fo:border-right="0.75pt solid #000000" fo:border-top="none" fo:border-bottom="none" style:writing-mode="lr-tb"/>
    </style:style>
    <style:style style:name="Table1.AG217" style:family="table-cell">
      <style:table-cell-properties style:vertical-align="top" fo:padding="0mm" fo:border="none" style:writing-mode="lr-tb"/>
    </style:style>
    <style:style style:name="Table1.A218" style:family="table-cell">
      <style:table-cell-properties style:vertical-align="top" fo:padding="0mm" fo:border-left="0.75pt solid #000000" fo:border-right="0.75pt solid #000000" fo:border-top="none" fo:border-bottom="0.75pt solid #000000" style:writing-mode="lr-tb"/>
    </style:style>
    <style:style style:name="Table1.x218" style:family="table-cell">
      <style:table-cell-properties style:vertical-align="top" fo:padding="0mm" fo:border-left="none" fo:border-right="none" fo:border-top="none" fo:border-bottom="0.75pt solid #000000" style:writing-mode="lr-tb"/>
    </style:style>
    <style:style style:name="Table1.AG218" style:family="table-cell">
      <style:table-cell-properties style:vertical-align="top" fo:padding="0mm" fo:border-left="none" fo:border-right="none" fo:border-top="none" fo:border-bottom="0.75pt solid #000000" style:writing-mode="lr-tb"/>
    </style:style>
    <style:style style:name="Table1.A219" style:family="table-cell">
      <style:table-cell-properties style:vertical-align="top" fo:padding="0mm" fo:border-left="0.75pt solid #000000" fo:border-right="0.75pt solid #000000" fo:border-top="none" fo:border-bottom="none" style:writing-mode="lr-tb"/>
    </style:style>
    <style:style style:name="Table1.P219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Z219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d219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f219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h219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j219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l219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n219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p219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r219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220" style:family="table-cell">
      <style:table-cell-properties style:vertical-align="top" fo:padding="0mm" fo:border-left="0.75pt solid #000000" fo:border-right="0.75pt solid #000000" fo:border-top="none" fo:border-bottom="0.75pt solid #000000" style:writing-mode="lr-tb"/>
    </style:style>
    <style:style style:name="Table1.P220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Z220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d220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f220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h220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j220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l220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n220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p220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r220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221" style:family="table-cell">
      <style:table-cell-properties style:vertical-align="top" fo:padding="0mm" fo:border-left="0.75pt solid #000000" fo:border-right="none" fo:border-top="none" fo:border-bottom="none" style:writing-mode="lr-tb"/>
    </style:style>
    <style:style style:name="Table1.x221" style:family="table-cell">
      <style:table-cell-properties style:vertical-align="top" fo:padding="0mm" fo:border-left="0.75pt solid #000000" fo:border-right="0.75pt solid #000000" fo:border-top="none" fo:border-bottom="none" style:writing-mode="lr-tb"/>
    </style:style>
    <style:style style:name="Table1.AG221" style:family="table-cell">
      <style:table-cell-properties style:vertical-align="top" fo:padding="0mm" fo:border="none" style:writing-mode="lr-tb"/>
    </style:style>
    <style:style style:name="Table1.A222" style:family="table-cell">
      <style:table-cell-properties style:vertical-align="top" fo:padding="0mm" fo:border-left="0.75pt solid #000000" fo:border-right="0.75pt solid #000000" fo:border-top="none" fo:border-bottom="0.75pt solid #000000" style:writing-mode="lr-tb"/>
    </style:style>
    <style:style style:name="Table1.x222" style:family="table-cell">
      <style:table-cell-properties style:vertical-align="top" fo:padding="0mm" fo:border-left="none" fo:border-right="none" fo:border-top="none" fo:border-bottom="0.75pt solid #000000" style:writing-mode="lr-tb"/>
    </style:style>
    <style:style style:name="Table1.AG222" style:family="table-cell">
      <style:table-cell-properties style:vertical-align="top" fo:padding="0mm" fo:border-left="none" fo:border-right="none" fo:border-top="none" fo:border-bottom="0.75pt solid #000000" style:writing-mode="lr-tb"/>
    </style:style>
    <style:style style:name="Table1.A223" style:family="table-cell">
      <style:table-cell-properties style:vertical-align="top" fo:padding="0mm" fo:border-left="0.75pt solid #000000" fo:border-right="0.75pt solid #000000" fo:border-top="none" fo:border-bottom="none" style:writing-mode="lr-tb"/>
    </style:style>
    <style:style style:name="Table1.P223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Z223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d223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f223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h223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j223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l223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n223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p223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r223" style:family="table-cell">
      <style:table-cell-properties style:vertical-align="top" fo:padding="0mm" fo:border-left="none" fo:border-right="0.75pt solid #000000" fo:border-top="0.75pt solid #000000" fo:border-bottom="none" style:writing-mode="lr-tb"/>
    </style:style>
    <style:style style:name="Table1.A224" style:family="table-cell">
      <style:table-cell-properties style:vertical-align="top" fo:padding="0mm" fo:border-left="0.75pt solid #000000" fo:border-right="0.75pt solid #000000" fo:border-top="none" fo:border-bottom="0.75pt solid #000000" style:writing-mode="lr-tb"/>
    </style:style>
    <style:style style:name="Table1.P224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Z224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d224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f224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h224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j224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l224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n224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p224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r224" style:family="table-cell">
      <style:table-cell-properties style:vertical-align="top" fo:padding="0mm" fo:border-left="none" fo:border-right="0.75pt solid #000000" fo:border-top="none" fo:border-bottom="0.75pt solid #000000" style:writing-mode="lr-tb"/>
    </style:style>
    <style:style style:name="Table1.A225" style:family="table-cell">
      <style:table-cell-properties style:vertical-align="top" fo:padding="0mm" fo:border-left="0.75pt solid #000000" fo:border-right="none" fo:border-top="none" fo:border-bottom="none" style:writing-mode="lr-tb"/>
    </style:style>
    <style:style style:name="Table1.x225" style:family="table-cell">
      <style:table-cell-properties style:vertical-align="top" fo:padding="0mm" fo:border-left="0.75pt solid #000000" fo:border-right="0.75pt solid #000000" fo:border-top="none" fo:border-bottom="none" style:writing-mode="lr-tb"/>
    </style:style>
    <style:style style:name="Table1.AG225" style:family="table-cell">
      <style:table-cell-properties style:vertical-align="top" fo:padding="0mm" fo:border="none" style:writing-mode="lr-tb"/>
    </style:style>
    <style:style style:name="Table1.A226" style:family="table-cell">
      <style:table-cell-properties style:vertical-align="top" fo:padding="0mm" fo:border-left="0.75pt solid #000000" fo:border-right="0.75pt solid #000000" fo:border-top="none" fo:border-bottom="0.75pt solid #000000" style:writing-mode="lr-tb"/>
    </style:style>
    <style:style style:name="Table1.x226" style:family="table-cell">
      <style:table-cell-properties style:vertical-align="top" fo:padding="0mm" fo:border-left="none" fo:border-right="none" fo:border-top="none" fo:border-bottom="0.75pt solid #000000" style:writing-mode="lr-tb"/>
    </style:style>
    <style:style style:name="Table1.AG226" style:family="table-cell">
      <style:table-cell-properties style:vertical-align="top" fo:padding="0mm" fo:border-left="none" fo:border-right="none" fo:border-top="none" fo:border-bottom="0.75pt solid #000000" style:writing-mode="lr-tb"/>
    </style:style>
    <style:style style:name="Table1.Av226" style:family="table-cell">
      <style:table-cell-properties style:vertical-align="top" fo:background-color="#dfdfdf" fo:padding="0mm" fo:border-left="0.75pt solid #000000" fo:border-right="0.75pt solid #000000" fo:border-top="none" fo:border-bottom="0.75pt solid #000000" style:writing-mode="lr-tb">
        <style:background-image/>
      </style:table-cell-properties>
    </style:style>
    <style:style style:name="Table1.A227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none" style:writing-mode="lr-tb"/>
    </style:style>
    <style:style style:name="Table1.228" style:family="table-row">
      <style:table-row-properties style:row-height="29.99mm" fo:keep-together="always"/>
    </style:style>
    <style:style style:name="Table1.A228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none" style:writing-mode="lr-tb"/>
    </style:style>
    <style:style style:name="Table1.A229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0.75pt solid #000000" style:writing-mode="lr-tb"/>
    </style:style>
    <style:style style:name="Table1.A234" style:family="table-cell">
      <style:table-cell-properties style:vertical-align="top" fo:padding-left="1.25mm" fo:padding-right="1.25mm" fo:padding-top="0mm" fo:padding-bottom="0mm" fo:border-left="0.75pt solid #000000" fo:border-right="none" fo:border-top="none" fo:border-bottom="none" style:writing-mode="lr-tb"/>
    </style:style>
    <style:style style:name="Table1.A236" style:family="table-cell">
      <style:table-cell-properties style:vertical-align="top" fo:padding-left="1.25mm" fo:padding-right="1.25mm" fo:padding-top="0mm" fo:padding-bottom="0mm" fo:border-left="0.75pt solid #000000" fo:border-right="none" fo:border-top="none" fo:border-bottom="none" style:writing-mode="lr-tb"/>
    </style:style>
    <style:style style:name="Table1.A238" style:family="table-cell">
      <style:table-cell-properties style:vertical-align="top" fo:padding-left="1.25mm" fo:padding-right="1.25mm" fo:padding-top="0mm" fo:padding-bottom="0mm" fo:border-left="0.75pt solid #000000" fo:border-right="none" fo:border-top="none" fo:border-bottom="none" style:writing-mode="lr-tb"/>
    </style:style>
    <style:style style:name="Table1.A240" style:family="table-cell">
      <style:table-cell-properties style:vertical-align="top" fo:padding-left="1.25mm" fo:padding-right="1.25mm" fo:padding-top="0mm" fo:padding-bottom="0mm" fo:border-left="0.75pt solid #000000" fo:border-right="none" fo:border-top="none" fo:border-bottom="none" style:writing-mode="lr-tb"/>
    </style:style>
    <style:style style:name="Table1.242" style:family="table-row">
      <style:table-row-properties style:row-height="14.82mm" fo:keep-together="always"/>
    </style:style>
    <style:style style:name="Table1.243" style:family="table-row">
      <style:table-row-properties style:row-height="27.52mm" fo:keep-together="always"/>
    </style:style>
    <style:style style:name="Table1.A243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none" style:writing-mode="lr-tb"/>
    </style:style>
    <style:style style:name="Table1.A247" style:family="table-cell">
      <style:table-cell-properties style:vertical-align="top" fo:padding-left="1.25mm" fo:padding-right="1.25mm" fo:padding-top="0mm" fo:padding-bottom="0mm" fo:border-left="0.75pt solid #000000" fo:border-right="none" fo:border-top="none" fo:border-bottom="none" style:writing-mode="lr-tb"/>
    </style:style>
    <style:style style:name="Table1.249" style:family="table-row">
      <style:table-row-properties style:row-height="13.76mm" fo:keep-together="always"/>
    </style:style>
    <style:style style:name="Table1.A250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none" style:writing-mode="lr-tb"/>
    </style:style>
    <style:style style:name="Table1.A252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none" style:writing-mode="lr-tb"/>
    </style:style>
    <style:style style:name="Table1.Z252" style:family="table-cell">
      <style:table-cell-properties style:vertical-align="top" fo:padding-left="1.25mm" fo:padding-right="1.25mm" fo:padding-top="0mm" fo:padding-bottom="0mm" fo:border-left="none" fo:border-right="0.75pt solid #000000" fo:border-top="none" fo:border-bottom="none" style:writing-mode="lr-tb"/>
    </style:style>
    <style:style style:name="Table1.A253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none" style:writing-mode="lr-tb"/>
    </style:style>
    <style:style style:name="Table1.Z253" style:family="table-cell">
      <style:table-cell-properties style:vertical-align="top" fo:padding-left="1.25mm" fo:padding-right="1.25mm" fo:padding-top="0mm" fo:padding-bottom="0mm" fo:border-left="none" fo:border-right="0.75pt solid #000000" fo:border-top="none" fo:border-bottom="none" style:writing-mode="lr-tb"/>
    </style:style>
    <style:style style:name="Table1.A254" style:family="table-cell">
      <style:table-cell-properties style:vertical-align="top" fo:padding-left="1.25mm" fo:padding-right="1.25mm" fo:padding-top="0mm" fo:padding-bottom="0mm" fo:border-left="0.75pt solid #000000" fo:border-right="none" fo:border-top="0.75pt solid #000000" fo:border-bottom="none" style:writing-mode="lr-tb"/>
    </style:style>
    <style:style style:name="Table1.w254" style:family="table-cell">
      <style:table-cell-properties style:vertical-align="top" fo:padding-left="1.25mm" fo:padding-right="1.25mm" fo:padding-top="0mm" fo:padding-bottom="0mm" fo:border-left="0.75pt solid #000000" fo:border-right="0.75pt solid #000000" fo:border-top="0.75pt solid #000000" fo:border-bottom="none" style:writing-mode="lr-tb"/>
    </style:style>
    <style:style style:name="Table1.AF254" style:family="table-cell">
      <style:table-cell-properties style:vertical-align="top" fo:padding-left="1.25mm" fo:padding-right="1.25mm" fo:padding-top="0mm" fo:padding-bottom="0mm" fo:border-left="none" fo:border-right="0.75pt solid #000000" fo:border-top="0.75pt solid #000000" fo:border-bottom="none" style:writing-mode="lr-tb"/>
    </style:style>
    <style:style style:name="Table1.A255" style:family="table-cell">
      <style:table-cell-properties style:vertical-align="top" fo:padding-left="1.25mm" fo:padding-right="1.25mm" fo:padding-top="0mm" fo:padding-bottom="0mm" fo:border-left="0.75pt solid #000000" fo:border-right="none" fo:border-top="none" fo:border-bottom="0.75pt solid #000000" style:writing-mode="lr-tb"/>
    </style:style>
    <style:style style:name="Table1.w255" style:family="table-cell">
      <style:table-cell-properties style:vertical-align="top" fo:padding-left="1.25mm" fo:padding-right="1.25mm" fo:padding-top="0mm" fo:padding-bottom="0mm" fo:border-left="0.75pt solid #000000" fo:border-right="none" fo:border-top="none" fo:border-bottom="0.75pt solid #000000" style:writing-mode="lr-tb"/>
    </style:style>
    <style:style style:name="Table1.AF255" style:family="table-cell">
      <style:table-cell-properties style:vertical-align="top" fo:padding-left="1.25mm" fo:padding-right="1.25mm" fo:padding-top="0mm" fo:padding-bottom="0mm" fo:border-left="none" fo:border-right="0.75pt solid #000000" fo:border-top="none" fo:border-bottom="0.75pt solid #000000" style:writing-mode="lr-tb"/>
    </style:style>
    <style:style style:name="Table1.A256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none" style:writing-mode="lr-tb"/>
    </style:style>
    <style:style style:name="Table1.A257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none" style:writing-mode="lr-tb"/>
    </style:style>
    <style:style style:name="Table1.A259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none" style:writing-mode="lr-tb"/>
    </style:style>
    <style:style style:name="Table1.Z259" style:family="table-cell">
      <style:table-cell-properties style:vertical-align="top" fo:padding-left="1.25mm" fo:padding-right="1.25mm" fo:padding-top="0mm" fo:padding-bottom="0mm" fo:border-left="none" fo:border-right="0.75pt solid #000000" fo:border-top="none" fo:border-bottom="none" style:writing-mode="lr-tb"/>
    </style:style>
    <style:style style:name="Table1.A260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none" style:writing-mode="lr-tb"/>
    </style:style>
    <style:style style:name="Table1.Z260" style:family="table-cell">
      <style:table-cell-properties style:vertical-align="top" fo:padding-left="1.25mm" fo:padding-right="1.25mm" fo:padding-top="0mm" fo:padding-bottom="0mm" fo:border-left="none" fo:border-right="0.75pt solid #000000" fo:border-top="none" fo:border-bottom="none" style:writing-mode="lr-tb"/>
    </style:style>
    <style:style style:name="Table1.A261" style:family="table-cell">
      <style:table-cell-properties style:vertical-align="top" fo:padding-left="1.25mm" fo:padding-right="1.25mm" fo:padding-top="0mm" fo:padding-bottom="0mm" fo:border-left="0.75pt solid #000000" fo:border-right="none" fo:border-top="0.75pt solid #000000" fo:border-bottom="none" style:writing-mode="lr-tb"/>
    </style:style>
    <style:style style:name="Table1.w261" style:family="table-cell">
      <style:table-cell-properties style:vertical-align="top" fo:padding-left="1.25mm" fo:padding-right="1.25mm" fo:padding-top="0mm" fo:padding-bottom="0mm" fo:border-left="0.75pt solid #000000" fo:border-right="0.75pt solid #000000" fo:border-top="0.75pt solid #000000" fo:border-bottom="none" style:writing-mode="lr-tb"/>
    </style:style>
    <style:style style:name="Table1.AF261" style:family="table-cell">
      <style:table-cell-properties style:vertical-align="top" fo:padding-left="1.25mm" fo:padding-right="1.25mm" fo:padding-top="0mm" fo:padding-bottom="0mm" fo:border-left="none" fo:border-right="0.75pt solid #000000" fo:border-top="0.75pt solid #000000" fo:border-bottom="none" style:writing-mode="lr-tb"/>
    </style:style>
    <style:style style:name="Table1.A262" style:family="table-cell">
      <style:table-cell-properties style:vertical-align="top" fo:padding-left="1.25mm" fo:padding-right="1.25mm" fo:padding-top="0mm" fo:padding-bottom="0mm" fo:border-left="0.75pt solid #000000" fo:border-right="none" fo:border-top="none" fo:border-bottom="0.75pt solid #000000" style:writing-mode="lr-tb"/>
    </style:style>
    <style:style style:name="Table1.w262" style:family="table-cell">
      <style:table-cell-properties style:vertical-align="top" fo:padding-left="1.25mm" fo:padding-right="1.25mm" fo:padding-top="0mm" fo:padding-bottom="0mm" fo:border-left="0.75pt solid #000000" fo:border-right="none" fo:border-top="none" fo:border-bottom="0.75pt solid #000000" style:writing-mode="lr-tb"/>
    </style:style>
    <style:style style:name="Table1.AF262" style:family="table-cell">
      <style:table-cell-properties style:vertical-align="top" fo:padding-left="1.25mm" fo:padding-right="1.25mm" fo:padding-top="0mm" fo:padding-bottom="0mm" fo:border-left="none" fo:border-right="0.75pt solid #000000" fo:border-top="none" fo:border-bottom="0.75pt solid #000000" style:writing-mode="lr-tb"/>
    </style:style>
    <style:style style:name="Table1.A263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none" style:writing-mode="lr-tb"/>
    </style:style>
    <style:style style:name="Table1.A264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none" style:writing-mode="lr-tb"/>
    </style:style>
    <style:style style:name="Table1.A266" style:family="table-cell">
      <style:table-cell-properties style:vertical-align="top" fo:padding-left="1.25mm" fo:padding-right="1.25mm" fo:padding-top="0mm" fo:padding-bottom="0mm" fo:border-left="0.75pt solid #000000" fo:border-right="0.75pt solid #000000" fo:border-top="0.75pt solid #000000" fo:border-bottom="none" style:writing-mode="lr-tb"/>
    </style:style>
    <style:style style:name="Table1.AU266" style:family="table-cell">
      <style:table-cell-properties style:vertical-align="top" fo:padding-left="1.25mm" fo:padding-right="1.25mm" fo:padding-top="0mm" fo:padding-bottom="0mm" fo:border-left="none" fo:border-right="0.75pt solid #000000" fo:border-top="0.75pt solid #000000" fo:border-bottom="none" style:writing-mode="lr-tb"/>
    </style:style>
    <style:style style:name="Table1.A267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0.75pt solid #000000" style:writing-mode="lr-tb"/>
    </style:style>
    <style:style style:name="Table1.AU267" style:family="table-cell">
      <style:table-cell-properties style:vertical-align="top" fo:padding-left="1.25mm" fo:padding-right="1.25mm" fo:padding-top="0mm" fo:padding-bottom="0mm" fo:border-left="none" fo:border-right="0.75pt solid #000000" fo:border-top="none" fo:border-bottom="0.75pt solid #000000" style:writing-mode="lr-tb"/>
    </style:style>
    <style:style style:name="Table1.A268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none" style:writing-mode="lr-tb"/>
    </style:style>
    <style:style style:name="Table1.AF268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none" style:writing-mode="lr-tb"/>
    </style:style>
    <style:style style:name="Table1.Ac268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none" style:writing-mode="lr-tb"/>
    </style:style>
    <style:style style:name="Table1.A269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0.75pt solid #000000" style:writing-mode="lr-tb"/>
    </style:style>
    <style:style style:name="Table1.AF269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0.75pt solid #000000" style:writing-mode="lr-tb"/>
    </style:style>
    <style:style style:name="Table1.Ac269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0.75pt solid #000000" style:writing-mode="lr-tb"/>
    </style:style>
    <style:style style:name="Table1.A270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none" style:writing-mode="lr-tb"/>
    </style:style>
    <style:style style:name="Table1.F270" style:family="table-cell">
      <style:table-cell-properties style:vertical-align="top" fo:padding-left="1.25mm" fo:padding-right="1.25mm" fo:padding-top="0mm" fo:padding-bottom="0mm" fo:border-left="none" fo:border-right="0.75pt solid #000000" fo:border-top="none" fo:border-bottom="none" style:writing-mode="lr-tb"/>
    </style:style>
    <style:style style:name="Table1.AF270" style:family="table-cell">
      <style:table-cell-properties style:vertical-align="top" fo:padding-left="1.25mm" fo:padding-right="1.25mm" fo:padding-top="0mm" fo:padding-bottom="0mm" fo:border-left="none" fo:border-right="0.75pt solid #000000" fo:border-top="none" fo:border-bottom="none" style:writing-mode="lr-tb"/>
    </style:style>
    <style:style style:name="Table1.Ac270" style:family="table-cell">
      <style:table-cell-properties style:vertical-align="top" fo:padding-left="1.25mm" fo:padding-right="1.25mm" fo:padding-top="0mm" fo:padding-bottom="0mm" fo:border-left="none" fo:border-right="0.75pt solid #000000" fo:border-top="none" fo:border-bottom="none" style:writing-mode="lr-tb"/>
    </style:style>
    <style:style style:name="Table1.A271" style:family="table-cell">
      <style:table-cell-properties style:vertical-align="top" fo:padding-left="1.25mm" fo:padding-right="1.25mm" fo:padding-top="0mm" fo:padding-bottom="0mm" fo:border-left="0.75pt solid #000000" fo:border-right="none" fo:border-top="none" fo:border-bottom="0.75pt solid #000000" style:writing-mode="lr-tb"/>
    </style:style>
    <style:style style:name="Table1.F271" style:family="table-cell">
      <style:table-cell-properties style:vertical-align="top" fo:padding-left="1.25mm" fo:padding-right="1.25mm" fo:padding-top="0mm" fo:padding-bottom="0mm" fo:border-left="none" fo:border-right="0.75pt solid #000000" fo:border-top="none" fo:border-bottom="0.75pt solid #000000" style:writing-mode="lr-tb"/>
    </style:style>
    <style:style style:name="Table1.AF271" style:family="table-cell">
      <style:table-cell-properties style:vertical-align="top" fo:padding-left="1.25mm" fo:padding-right="1.25mm" fo:padding-top="0mm" fo:padding-bottom="0mm" fo:border-left="none" fo:border-right="0.75pt solid #000000" fo:border-top="none" fo:border-bottom="0.75pt solid #000000" style:writing-mode="lr-tb"/>
    </style:style>
    <style:style style:name="Table1.Ac271" style:family="table-cell">
      <style:table-cell-properties style:vertical-align="top" fo:padding-left="1.25mm" fo:padding-right="1.25mm" fo:padding-top="0mm" fo:padding-bottom="0mm" fo:border-left="none" fo:border-right="0.75pt solid #000000" fo:border-top="none" fo:border-bottom="0.75pt solid #000000" style:writing-mode="lr-tb"/>
    </style:style>
    <style:style style:name="Table1.A272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none" style:writing-mode="lr-tb"/>
    </style:style>
    <style:style style:name="Table1.A273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none" style:writing-mode="lr-tb"/>
    </style:style>
    <style:style style:name="Table2" style:family="table">
      <style:table-properties style:width="178.44mm" fo:margin-left="-0.18mm" table:align="left" style:writing-mode="lr-tb"/>
    </style:style>
    <style:style style:name="Table2.A" style:family="table-column">
      <style:table-column-properties style:column-width="20mm"/>
    </style:style>
    <style:style style:name="Table2.B" style:family="table-column">
      <style:table-column-properties style:column-width="17mm"/>
    </style:style>
    <style:style style:name="Table2.C" style:family="table-column">
      <style:table-column-properties style:column-width="22.35mm"/>
    </style:style>
    <style:style style:name="Table2.D" style:family="table-column">
      <style:table-column-properties style:column-width="10.65mm"/>
    </style:style>
    <style:style style:name="Table2.E" style:family="table-column">
      <style:table-column-properties style:column-width="18.01mm"/>
    </style:style>
    <style:style style:name="Table2.F" style:family="table-column">
      <style:table-column-properties style:column-width="3mm"/>
    </style:style>
    <style:style style:name="Table2.G" style:family="table-column">
      <style:table-column-properties style:column-width="27.69mm"/>
    </style:style>
    <style:style style:name="Table2.H" style:family="table-column">
      <style:table-column-properties style:column-width="36.34mm"/>
    </style:style>
    <style:style style:name="Table2.I" style:family="table-column">
      <style:table-column-properties style:column-width="23.39mm"/>
    </style:style>
    <style:style style:name="Table2.1" style:family="table-row">
      <style:table-row-properties style:row-height="4.23mm" fo:keep-together="always"/>
    </style:style>
    <style:style style:name="Table2.A1" style:family="table-cell">
      <style:table-cell-properties style:vertical-align="top" fo:background-color="#dfdfdf" fo:padding-left="1.25mm" fo:padding-right="1.25mm" fo:padding-top="0mm" fo:padding-bottom="0mm" fo:border="0.75pt solid #000000" style:writing-mode="lr-tb">
        <style:background-image/>
      </style:table-cell-properties>
    </style:style>
    <style:style style:name="Table2.2" style:family="table-row">
      <style:table-row-properties style:row-height="11.99mm" fo:keep-together="always"/>
    </style:style>
    <style:style style:name="Table2.A2" style:family="table-cell">
      <style:table-cell-properties style:vertical-align="top" fo:background-color="#e5e5e5" fo:padding-left="1.25mm" fo:padding-right="1.25mm" fo:padding-top="0mm" fo:padding-bottom="0mm" fo:border-left="0.75pt solid #000000" fo:border-right="0.75pt solid #000000" fo:border-top="none" fo:border-bottom="0.75pt solid #000000" style:writing-mode="lr-tb">
        <style:background-image/>
      </style:table-cell-properties>
    </style:style>
    <style:style style:name="Table2.3" style:family="table-row">
      <style:table-row-properties style:row-height="76.55mm" fo:keep-together="always"/>
    </style:style>
    <style:style style:name="Table2.A3" style:family="table-cell">
      <style:table-cell-properties style:vertical-align="top" fo:padding-left="1.25mm" fo:padding-right="1.25mm" fo:padding-top="0mm" fo:padding-bottom="0mm" fo:border-left="0.75pt solid #000000" fo:border-right="0.75pt solid #000000" fo:border-top="none" fo:border-bottom="none" style:writing-mode="lr-tb"/>
    </style:style>
    <style:style style:name="Table2.5" style:family="table-row">
      <style:table-row-properties style:row-height="6.35mm" fo:keep-together="always"/>
    </style:style>
    <style:style style:name="Table2.A5" style:family="table-cell">
      <style:table-cell-properties style:vertical-align="middle" fo:background-color="#e5e5e5" fo:padding-left="1.25mm" fo:padding-right="1.25mm" fo:padding-top="0mm" fo:padding-bottom="0mm" fo:border-left="0.75pt solid #000000" fo:border-right="0.75pt solid #000000" fo:border-top="none" fo:border-bottom="none" style:writing-mode="lr-tb">
        <style:background-image/>
      </style:table-cell-properties>
    </style:style>
    <style:style style:name="Table2.6" style:family="table-row">
      <style:table-row-properties style:row-height="27.52mm" fo:keep-together="always"/>
    </style:style>
    <style:style style:name="Table2.A6" style:family="table-cell">
      <style:table-cell-properties style:vertical-align="top" fo:background-color="#e5e5e5" fo:padding-left="1.25mm" fo:padding-right="1.25mm" fo:padding-top="0mm" fo:padding-bottom="0mm" fo:border-left="0.75pt solid #000000" fo:border-right="0.75pt solid #000000" fo:border-top="0.75pt solid #000000" fo:border-bottom="none" style:writing-mode="lr-tb">
        <style:background-image/>
      </style:table-cell-properties>
    </style:style>
    <style:style style:name="Table2.7" style:family="table-row">
      <style:table-row-properties style:row-height="8.47mm" fo:keep-together="always"/>
    </style:style>
    <style:style style:name="Table2.8" style:family="table-row">
      <style:table-row-properties style:row-height="3.53mm" fo:keep-together="always"/>
    </style:style>
    <style:style style:name="Table2.A8" style:family="table-cell">
      <style:table-cell-properties style:vertical-align="top" fo:padding-left="1.25mm" fo:padding-right="1.25mm" fo:padding-top="0mm" fo:padding-bottom="0mm" fo:border-left="0.75pt solid #000000" fo:border-right="none" fo:border-top="0.75pt solid #000000" fo:border-bottom="none" style:writing-mode="lr-tb"/>
    </style:style>
    <style:style style:name="Table2.B8" style:family="table-cell">
      <style:table-cell-properties style:vertical-align="top" fo:padding-left="1.25mm" fo:padding-right="1.25mm" fo:padding-top="0mm" fo:padding-bottom="0mm" fo:border-left="0.75pt solid #000000" fo:border-right="0.75pt solid #000000" fo:border-top="0.75pt solid #000000" fo:border-bottom="none" style:writing-mode="lr-tb"/>
    </style:style>
    <style:style style:name="Table2.C8" style:family="table-cell">
      <style:table-cell-properties style:vertical-align="top" fo:background-color="#e5e5e5" fo:padding-left="1.25mm" fo:padding-right="1.25mm" fo:padding-top="0mm" fo:padding-bottom="0mm" fo:border-left="none" fo:border-right="0.75pt solid #000000" fo:border-top="none" fo:border-bottom="none" style:writing-mode="lr-tb">
        <style:background-image/>
      </style:table-cell-properties>
    </style:style>
    <style:style style:name="Table2.9" style:family="table-row">
      <style:table-row-properties style:row-height="4.94mm" fo:keep-together="always"/>
    </style:style>
    <style:style style:name="Table2.A9" style:family="table-cell">
      <style:table-cell-properties style:vertical-align="top" fo:padding-left="1.25mm" fo:padding-right="1.25mm" fo:padding-top="0mm" fo:padding-bottom="0mm" fo:border-left="0.75pt solid #000000" fo:border-right="none" fo:border-top="none" fo:border-bottom="0.75pt solid #000000" style:writing-mode="lr-tb"/>
    </style:style>
    <style:style style:name="Table2.B9" style:family="table-cell">
      <style:table-cell-properties style:vertical-align="top" fo:padding-left="1.25mm" fo:padding-right="1.25mm" fo:padding-top="0mm" fo:padding-bottom="0mm" fo:border-left="none" fo:border-right="0.75pt solid #000000" fo:border-top="none" fo:border-bottom="0.75pt solid #000000" style:writing-mode="lr-tb"/>
    </style:style>
    <style:style style:name="Table2.10" style:family="table-row">
      <style:table-row-properties style:row-height="2.47mm" fo:keep-together="always"/>
    </style:style>
    <style:style style:name="Table2.11" style:family="table-row">
      <style:table-row-properties style:row-height="3.88mm" fo:keep-together="always"/>
    </style:style>
    <style:style style:name="Table2.A11" style:family="table-cell">
      <style:table-cell-properties style:vertical-align="top" fo:padding-left="1.25mm" fo:padding-right="1.25mm" fo:padding-top="0mm" fo:padding-bottom="0mm" fo:border-left="0.75pt solid #000000" fo:border-right="none" fo:border-top="none" fo:border-bottom="none" style:writing-mode="lr-tb"/>
    </style:style>
    <style:style style:name="Table2.G11" style:family="table-cell">
      <style:table-cell-properties style:vertical-align="top" fo:padding-left="1.25mm" fo:padding-right="1.25mm" fo:padding-top="0mm" fo:padding-bottom="0mm" fo:border-left="none" fo:border-right="0.75pt solid #000000" fo:border-top="none" fo:border-bottom="none" style:writing-mode="lr-tb"/>
    </style:style>
    <style:style style:name="Table2.A12" style:family="table-cell">
      <style:table-cell-properties style:vertical-align="top" fo:padding-left="1.25mm" fo:padding-right="1.25mm" fo:padding-top="0mm" fo:padding-bottom="0mm" fo:border-left="0.75pt solid #000000" fo:border-right="none" fo:border-top="none" fo:border-bottom="0.75pt solid #000000" style:writing-mode="lr-tb"/>
    </style:style>
    <style:style style:name="Table2.F12" style:family="table-cell">
      <style:table-cell-properties style:vertical-align="top" fo:padding-left="1.25mm" fo:padding-right="1.25mm" fo:padding-top="0mm" fo:padding-bottom="0mm" fo:border="none" style:writing-mode="lr-tb"/>
    </style:style>
    <style:style style:name="Table2.G12" style:family="table-cell">
      <style:table-cell-properties style:vertical-align="top" fo:padding-left="1.25mm" fo:padding-right="1.25mm" fo:padding-top="0mm" fo:padding-bottom="0mm" fo:border-left="none" fo:border-right="0.75pt solid #000000" fo:border-top="none" fo:border-bottom="0.75pt solid #000000" style:writing-mode="lr-tb"/>
    </style:style>
    <style:style style:name="Table2.13" style:family="table-row">
      <style:table-row-properties style:row-height="6.7mm" fo:keep-together="always"/>
    </style:style>
    <style:style style:name="Table2.A13" style:family="table-cell">
      <style:table-cell-properties style:vertical-align="top" fo:padding-left="1.25mm" fo:padding-right="1.25mm" fo:padding-top="0mm" fo:padding-bottom="0mm" fo:border-left="0.75pt solid #000000" fo:border-right="none" fo:border-top="0.75pt solid #000000" fo:border-bottom="0.75pt solid #000000" style:writing-mode="lr-tb"/>
    </style:style>
    <style:style style:name="Table2.F13" style:family="table-cell">
      <style:table-cell-properties style:vertical-align="top" fo:padding-left="1.25mm" fo:padding-right="1.25mm" fo:padding-top="0mm" fo:padding-bottom="0mm" fo:border="none" style:writing-mode="lr-tb"/>
    </style:style>
    <style:style style:name="Table2.G13" style:family="table-cell">
      <style:table-cell-properties style:vertical-align="top" fo:padding-left="1.25mm" fo:padding-right="1.25mm" fo:padding-top="0mm" fo:padding-bottom="0mm" fo:border-left="none" fo:border-right="0.75pt solid #000000" fo:border-top="0.75pt solid #000000" fo:border-bottom="0.75pt solid #000000" style:writing-mode="lr-tb"/>
    </style:style>
    <style:style style:name="Table2.A14" style:family="table-cell">
      <style:table-cell-properties style:vertical-align="top" fo:padding-left="1.25mm" fo:padding-right="1.25mm" fo:padding-top="0mm" fo:padding-bottom="0mm" fo:border-left="0.75pt solid #000000" fo:border-right="none" fo:border-top="0.75pt solid #000000" fo:border-bottom="0.75pt solid #000000" style:writing-mode="lr-tb"/>
    </style:style>
    <style:style style:name="Table2.F14" style:family="table-cell">
      <style:table-cell-properties style:vertical-align="top" fo:padding-left="1.25mm" fo:padding-right="1.25mm" fo:padding-top="0mm" fo:padding-bottom="0mm" fo:border="none" style:writing-mode="lr-tb"/>
    </style:style>
    <style:style style:name="Table2.G14" style:family="table-cell">
      <style:table-cell-properties style:vertical-align="top" fo:padding-left="1.25mm" fo:padding-right="1.25mm" fo:padding-top="0mm" fo:padding-bottom="0mm" fo:border-left="none" fo:border-right="0.75pt solid #000000" fo:border-top="0.75pt solid #000000" fo:border-bottom="0.75pt solid #000000" style:writing-mode="lr-tb"/>
    </style:style>
    <style:style style:name="Table2.A15" style:family="table-cell">
      <style:table-cell-properties style:vertical-align="top" fo:padding-left="1.25mm" fo:padding-right="1.25mm" fo:padding-top="0mm" fo:padding-bottom="0mm" fo:border-left="0.75pt solid #000000" fo:border-right="none" fo:border-top="0.75pt solid #000000" fo:border-bottom="0.75pt solid #000000" style:writing-mode="lr-tb"/>
    </style:style>
    <style:style style:name="Table2.F15" style:family="table-cell">
      <style:table-cell-properties style:vertical-align="top" fo:padding-left="1.25mm" fo:padding-right="1.25mm" fo:padding-top="0mm" fo:padding-bottom="0mm" fo:border="none" style:writing-mode="lr-tb"/>
    </style:style>
    <style:style style:name="Table2.G15" style:family="table-cell">
      <style:table-cell-properties style:vertical-align="top" fo:padding-left="1.25mm" fo:padding-right="1.25mm" fo:padding-top="0mm" fo:padding-bottom="0mm" fo:border-left="none" fo:border-right="0.75pt solid #000000" fo:border-top="0.75pt solid #000000" fo:border-bottom="0.75pt solid #000000" style:writing-mode="lr-tb"/>
    </style:style>
    <style:style style:name="Table2.A16" style:family="table-cell">
      <style:table-cell-properties style:vertical-align="top" fo:padding-left="1.25mm" fo:padding-right="1.25mm" fo:padding-top="0mm" fo:padding-bottom="0mm" fo:border-left="0.75pt solid #000000" fo:border-right="none" fo:border-top="0.75pt solid #000000" fo:border-bottom="0.75pt solid #000000" style:writing-mode="lr-tb"/>
    </style:style>
    <style:style style:name="Table2.F16" style:family="table-cell">
      <style:table-cell-properties style:vertical-align="top" fo:padding-left="1.25mm" fo:padding-right="1.25mm" fo:padding-top="0mm" fo:padding-bottom="0mm" fo:border="none" style:writing-mode="lr-tb"/>
    </style:style>
    <style:style style:name="Table2.G16" style:family="table-cell">
      <style:table-cell-properties style:vertical-align="top" fo:padding-left="1.25mm" fo:padding-right="1.25mm" fo:padding-top="0mm" fo:padding-bottom="0mm" fo:border-left="none" fo:border-right="0.75pt solid #000000" fo:border-top="0.75pt solid #000000" fo:border-bottom="0.75pt solid #000000" style:writing-mode="lr-tb"/>
    </style:style>
    <style:style style:name="Table2.A17" style:family="table-cell">
      <style:table-cell-properties style:vertical-align="top" fo:padding-left="1.25mm" fo:padding-right="1.25mm" fo:padding-top="0mm" fo:padding-bottom="0mm" fo:border-left="0.75pt solid #000000" fo:border-right="none" fo:border-top="0.75pt solid #000000" fo:border-bottom="0.75pt solid #000000" style:writing-mode="lr-tb"/>
    </style:style>
    <style:style style:name="Table2.F17" style:family="table-cell">
      <style:table-cell-properties style:vertical-align="top" fo:padding-left="1.25mm" fo:padding-right="1.25mm" fo:padding-top="0mm" fo:padding-bottom="0mm" fo:border="none" style:writing-mode="lr-tb"/>
    </style:style>
    <style:style style:name="Table2.G17" style:family="table-cell">
      <style:table-cell-properties style:vertical-align="top" fo:padding-left="1.25mm" fo:padding-right="1.25mm" fo:padding-top="0mm" fo:padding-bottom="0mm" fo:border-left="none" fo:border-right="0.75pt solid #000000" fo:border-top="0.75pt solid #000000" fo:border-bottom="0.75pt solid #000000" style:writing-mode="lr-tb"/>
    </style:style>
    <style:style style:name="Table2.A18" style:family="table-cell">
      <style:table-cell-properties style:vertical-align="top" fo:padding-left="1.25mm" fo:padding-right="1.25mm" fo:padding-top="0mm" fo:padding-bottom="0mm" fo:border-left="0.75pt solid #000000" fo:border-right="none" fo:border-top="0.75pt solid #000000" fo:border-bottom="0.75pt solid #000000" style:writing-mode="lr-tb"/>
    </style:style>
    <style:style style:name="Table2.F18" style:family="table-cell">
      <style:table-cell-properties style:vertical-align="top" fo:padding-left="1.25mm" fo:padding-right="1.25mm" fo:padding-top="0mm" fo:padding-bottom="0mm" fo:border="none" style:writing-mode="lr-tb"/>
    </style:style>
    <style:style style:name="Table2.G18" style:family="table-cell">
      <style:table-cell-properties style:vertical-align="top" fo:padding-left="1.25mm" fo:padding-right="1.25mm" fo:padding-top="0mm" fo:padding-bottom="0mm" fo:border-left="none" fo:border-right="0.75pt solid #000000" fo:border-top="0.75pt solid #000000" fo:border-bottom="0.75pt solid #000000" style:writing-mode="lr-tb"/>
    </style:style>
    <style:style style:name="Table2.A19" style:family="table-cell">
      <style:table-cell-properties style:vertical-align="top" fo:padding-left="1.25mm" fo:padding-right="1.25mm" fo:padding-top="0mm" fo:padding-bottom="0mm" fo:border-left="0.75pt solid #000000" fo:border-right="none" fo:border-top="0.75pt solid #000000" fo:border-bottom="0.75pt solid #000000" style:writing-mode="lr-tb"/>
    </style:style>
    <style:style style:name="Table2.F19" style:family="table-cell">
      <style:table-cell-properties style:vertical-align="top" fo:padding-left="1.25mm" fo:padding-right="1.25mm" fo:padding-top="0mm" fo:padding-bottom="0mm" fo:border="none" style:writing-mode="lr-tb"/>
    </style:style>
    <style:style style:name="Table2.G19" style:family="table-cell">
      <style:table-cell-properties style:vertical-align="top" fo:padding-left="1.25mm" fo:padding-right="1.25mm" fo:padding-top="0mm" fo:padding-bottom="0mm" fo:border-left="none" fo:border-right="0.75pt solid #000000" fo:border-top="0.75pt solid #000000" fo:border-bottom="0.75pt solid #000000" style:writing-mode="lr-tb"/>
    </style:style>
    <style:style style:name="Table2.A20" style:family="table-cell">
      <style:table-cell-properties style:vertical-align="top" fo:padding-left="1.25mm" fo:padding-right="1.25mm" fo:padding-top="0mm" fo:padding-bottom="0mm" fo:border-left="0.75pt solid #000000" fo:border-right="none" fo:border-top="0.75pt solid #000000" fo:border-bottom="0.75pt solid #000000" style:writing-mode="lr-tb"/>
    </style:style>
    <style:style style:name="Table2.F20" style:family="table-cell">
      <style:table-cell-properties style:vertical-align="top" fo:padding-left="1.25mm" fo:padding-right="1.25mm" fo:padding-top="0mm" fo:padding-bottom="0mm" fo:border="none" style:writing-mode="lr-tb"/>
    </style:style>
    <style:style style:name="Table2.G20" style:family="table-cell">
      <style:table-cell-properties style:vertical-align="top" fo:padding-left="1.25mm" fo:padding-right="1.25mm" fo:padding-top="0mm" fo:padding-bottom="0mm" fo:border-left="none" fo:border-right="0.75pt solid #000000" fo:border-top="0.75pt solid #000000" fo:border-bottom="0.75pt solid #000000" style:writing-mode="lr-tb"/>
    </style:style>
    <style:style style:name="Table2.A21" style:family="table-cell">
      <style:table-cell-properties style:vertical-align="top" fo:padding-left="1.25mm" fo:padding-right="1.25mm" fo:padding-top="0mm" fo:padding-bottom="0mm" fo:border-left="0.75pt solid #000000" fo:border-right="none" fo:border-top="0.75pt solid #000000" fo:border-bottom="0.75pt solid #000000" style:writing-mode="lr-tb"/>
    </style:style>
    <style:style style:name="Table2.F21" style:family="table-cell">
      <style:table-cell-properties style:vertical-align="top" fo:padding-left="1.25mm" fo:padding-right="1.25mm" fo:padding-top="0mm" fo:padding-bottom="0mm" fo:border="none" style:writing-mode="lr-tb"/>
    </style:style>
    <style:style style:name="Table2.G21" style:family="table-cell">
      <style:table-cell-properties style:vertical-align="top" fo:padding-left="1.25mm" fo:padding-right="1.25mm" fo:padding-top="0mm" fo:padding-bottom="0mm" fo:border-left="none" fo:border-right="0.75pt solid #000000" fo:border-top="0.75pt solid #000000" fo:border-bottom="0.75pt solid #000000" style:writing-mode="lr-tb"/>
    </style:style>
    <style:style style:name="Table2.A22" style:family="table-cell">
      <style:table-cell-properties style:vertical-align="top" fo:padding-left="1.25mm" fo:padding-right="1.25mm" fo:padding-top="0mm" fo:padding-bottom="0mm" fo:border-left="0.75pt solid #000000" fo:border-right="none" fo:border-top="0.75pt solid #000000" fo:border-bottom="0.75pt solid #000000" style:writing-mode="lr-tb"/>
    </style:style>
    <style:style style:name="Table2.F22" style:family="table-cell">
      <style:table-cell-properties style:vertical-align="top" fo:padding-left="1.25mm" fo:padding-right="1.25mm" fo:padding-top="0mm" fo:padding-bottom="0mm" fo:border="none" style:writing-mode="lr-tb"/>
    </style:style>
    <style:style style:name="Table2.G22" style:family="table-cell">
      <style:table-cell-properties style:vertical-align="top" fo:padding-left="1.25mm" fo:padding-right="1.25mm" fo:padding-top="0mm" fo:padding-bottom="0mm" fo:border-left="none" fo:border-right="0.75pt solid #000000" fo:border-top="0.75pt solid #000000" fo:border-bottom="0.75pt solid #000000" style:writing-mode="lr-tb"/>
    </style:style>
    <style:style style:name="Table2.A23" style:family="table-cell">
      <style:table-cell-properties style:vertical-align="top" fo:padding-left="1.25mm" fo:padding-right="1.25mm" fo:padding-top="0mm" fo:padding-bottom="0mm" fo:border-left="0.75pt solid #000000" fo:border-right="none" fo:border-top="0.75pt solid #000000" fo:border-bottom="0.75pt solid #000000" style:writing-mode="lr-tb"/>
    </style:style>
    <style:style style:name="Table2.F23" style:family="table-cell">
      <style:table-cell-properties style:vertical-align="top" fo:padding-left="1.25mm" fo:padding-right="1.25mm" fo:padding-top="0mm" fo:padding-bottom="0mm" fo:border="none" style:writing-mode="lr-tb"/>
    </style:style>
    <style:style style:name="Table2.G23" style:family="table-cell">
      <style:table-cell-properties style:vertical-align="top" fo:padding-left="1.25mm" fo:padding-right="1.25mm" fo:padding-top="0mm" fo:padding-bottom="0mm" fo:border-left="none" fo:border-right="0.75pt solid #000000" fo:border-top="0.75pt solid #000000" fo:border-bottom="0.75pt solid #000000" style:writing-mode="lr-tb"/>
    </style:style>
    <style:style style:name="Table2.24" style:family="table-row">
      <style:table-row-properties style:row-height="6mm" fo:keep-together="always"/>
    </style:style>
    <style:style style:name="Table2.A24" style:family="table-cell">
      <style:table-cell-properties style:vertical-align="top" fo:padding-left="1.25mm" fo:padding-right="1.25mm" fo:padding-top="0mm" fo:padding-bottom="0mm" fo:border-left="none" fo:border-right="none" fo:border-top="0.75pt solid #000000" fo:border-bottom="none" style:writing-mode="lr-tb"/>
    </style:style>
    <style:style style:name="Table2.25" style:family="table-row">
      <style:table-row-properties style:row-height="14.46mm" fo:keep-together="always"/>
    </style:style>
    <style:style style:name="Table2.A25" style:family="table-cell">
      <style:table-cell-properties style:vertical-align="top" fo:padding-left="1.25mm" fo:padding-right="1.25mm" fo:padding-top="0mm" fo:padding-bottom="0mm" fo:border="none" style:writing-mode="lr-tb"/>
    </style:style>
    <style:style style:name="Table2.D25" style:family="table-cell">
      <style:table-cell-properties style:vertical-align="top" fo:padding-left="1.25mm" fo:padding-right="1.25mm" fo:padding-top="0mm" fo:padding-bottom="0mm" fo:border="none" style:writing-mode="lr-tb"/>
    </style:style>
    <style:style style:name="Table2.H25" style:family="table-cell">
      <style:table-cell-properties style:vertical-align="top" fo:padding-left="1.25mm" fo:padding-right="1.25mm" fo:padding-top="0mm" fo:padding-bottom="0mm" fo:border="none" style:writing-mode="lr-tb"/>
    </style:style>
    <style:style style:name="Table2.A26" style:family="table-cell">
      <style:table-cell-properties style:vertical-align="top" fo:padding-left="1.25mm" fo:padding-right="1.25mm" fo:padding-top="0mm" fo:padding-bottom="0mm" fo:border="none" style:writing-mode="lr-tb"/>
    </style:style>
    <style:style style:name="Table2.27" style:family="table-row">
      <style:table-row-properties style:row-height="3.53mm" fo:keep-together="auto"/>
    </style:style>
    <style:style style:name="Table2.A27" style:family="table-cell">
      <style:table-cell-properties style:vertical-align="top" fo:padding-left="1.25mm" fo:padding-right="1.25mm" fo:padding-top="0mm" fo:padding-bottom="0mm" fo:border="none" style:writing-mode="lr-tb"/>
    </style:style>
    <style:style style:name="Table2.E27" style:family="table-cell">
      <style:table-cell-properties style:vertical-align="top" fo:padding-left="1.25mm" fo:padding-right="1.25mm" fo:padding-top="0mm" fo:padding-bottom="0mm" fo:border="none" style:writing-mode="lr-tb"/>
    </style:style>
    <style:style style:name="Table2.I27" style:family="table-cell">
      <style:table-cell-properties style:vertical-align="top" fo:padding-left="1.25mm" fo:padding-right="1.25mm" fo:padding-top="0mm" fo:padding-bottom="0mm" fo:border="none" style:writing-mode="lr-tb"/>
    </style:style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er">
      <style:paragraph-properties>
        <style:tab-stops/>
      </style:paragraph-properties>
      <style:text-properties style:font-name="Arial" fo:font-size="8pt" fo:language="nb" fo:country="NO" style:font-size-asian="8pt" style:font-name-complex="Arial"/>
    </style:style>
    <style:style style:name="P3" style:family="paragraph" style:parent-style-name="Standard">
      <style:paragraph-properties style:snap-to-layout-grid="false"/>
      <style:text-properties fo:font-size="11pt" style:font-size-asian="11pt"/>
    </style:style>
    <style:style style:name="P4" style:family="paragraph" style:parent-style-name="Standard">
      <style:paragraph-properties style:snap-to-layout-grid="false"/>
      <style:text-properties style:font-name="Arial" fo:font-size="11pt" style:font-size-asian="11pt" style:font-name-complex="Arial"/>
    </style:style>
    <style:style style:name="P5" style:family="paragraph" style:parent-style-name="Standard">
      <style:text-properties style:font-name="Arial" fo:font-size="8pt" style:font-size-asian="8pt" style:font-name-complex="Arial"/>
    </style:style>
    <style:style style:name="P6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P7" style:family="paragraph" style:parent-style-name="Standard">
      <style:paragraph-properties fo:text-align="end" style:justify-single-word="false"/>
      <style:text-properties style:font-name="Arial" fo:font-size="8pt" style:font-size-asian="8pt" style:font-name-complex="Arial"/>
    </style:style>
    <style:style style:name="P8" style:family="paragraph" style:parent-style-name="Standard">
      <style:paragraph-properties style:snap-to-layout-grid="false"/>
      <style:text-properties style:font-name="Arial" fo:font-size="8pt" fo:letter-spacing="2.47mm" style:font-size-asian="8pt" style:font-name-complex="Arial"/>
    </style:style>
    <style:style style:name="P9" style:family="paragraph" style:parent-style-name="Standard">
      <style:text-properties style:font-name="Arial" fo:font-size="9pt" fo:font-weight="bold" style:font-size-asian="9pt" style:font-weight-asian="bold" style:font-name-complex="Arial"/>
    </style:style>
    <style:style style:name="P10" style:family="paragraph" style:parent-style-name="Standard">
      <style:paragraph-properties style:snap-to-layout-grid="false"/>
      <style:text-properties style:font-name="Arial" fo:font-size="9pt" fo:font-weight="bold" style:font-size-asian="9pt" style:font-weight-asian="bold" style:font-name-complex="Arial"/>
    </style:style>
    <style:style style:name="P11" style:family="paragraph" style:parent-style-name="Standard">
      <style:paragraph-properties style:snap-to-layout-grid="false"/>
      <style:text-properties style:font-name="Arial" fo:font-size="9pt" style:font-size-asian="9pt" style:font-name-complex="Arial"/>
    </style:style>
    <style:style style:name="P12" style:family="paragraph" style:parent-style-name="Standard">
      <style:paragraph-properties style:snap-to-layout-grid="false"/>
      <style:text-properties style:font-name="Arial" fo:font-size="1pt" style:font-size-asian="1pt" style:font-name-complex="Arial"/>
    </style:style>
    <style:style style:name="P13" style:family="paragraph" style:parent-style-name="Standard">
      <style:paragraph-properties style:snap-to-layout-grid="false"/>
      <style:text-properties style:font-name="Arial" fo:font-size="1pt" fo:font-weight="bold" style:font-size-asian="1pt" style:font-weight-asian="bold" style:font-name-complex="Arial"/>
    </style:style>
    <style:style style:name="P14" style:family="paragraph" style:parent-style-name="Standard">
      <style:text-properties style:font-name="Arial" fo:font-size="7pt" fo:font-weight="bold" style:font-size-asian="7pt" style:font-weight-asian="bold" style:font-name-complex="Arial"/>
    </style:style>
    <style:style style:name="P15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/>
    </style:style>
    <style:style style:name="P16" style:family="paragraph" style:parent-style-name="Standard">
      <style:paragraph-properties fo:line-height="2.29mm"/>
      <style:text-properties style:font-name="Arial" fo:font-size="7pt" fo:letter-spacing="-0.07mm" style:font-size-asian="7pt" style:font-name-complex="Arial"/>
    </style:style>
    <style:style style:name="P17" style:family="paragraph" style:parent-style-name="Standard">
      <style:text-properties style:font-name="Arial" fo:font-size="7pt" fo:letter-spacing="-0.07mm" fo:font-weight="bold" style:font-size-asian="7pt" style:font-weight-asian="bold" style:font-name-complex="Arial"/>
    </style:style>
    <style:style style:name="P18" style:family="paragraph" style:parent-style-name="Standard">
      <style:paragraph-properties style:snap-to-layout-grid="false"/>
      <style:text-properties style:font-name="Arial" fo:font-size="7pt" fo:letter-spacing="-0.07mm" fo:font-weight="bold" style:font-size-asian="7pt" style:font-weight-asian="bold" style:font-name-complex="Arial"/>
    </style:style>
    <style:style style:name="P19" style:family="paragraph" style:parent-style-name="Standard">
      <style:paragraph-properties fo:line-height="2.29mm"/>
      <style:text-properties style:font-name="Arial" fo:font-size="7pt" fo:letter-spacing="-0.07mm" fo:font-weight="bold" style:font-size-asian="7pt" style:font-weight-asian="bold" style:font-name-complex="Arial"/>
    </style:style>
    <style:style style:name="P20" style:family="paragraph" style:parent-style-name="Standard">
      <style:paragraph-properties fo:line-height="2.29mm" style:snap-to-layout-grid="false"/>
      <style:text-properties style:font-name="Arial" fo:font-size="7pt" fo:letter-spacing="-0.07mm" fo:font-weight="bold" style:font-size-asian="7pt" style:font-weight-asian="bold" style:font-name-complex="Arial"/>
    </style:style>
    <style:style style:name="P21" style:family="paragraph" style:parent-style-name="Standard">
      <style:paragraph-properties style:snap-to-layout-grid="false"/>
      <style:text-properties style:font-name="Arial" fo:font-size="7pt" fo:letter-spacing="-0.07mm" fo:language="none" fo:country="none" fo:font-weight="bold" style:font-size-asian="7pt" style:language-asian="none" style:country-asian="none" style:font-weight-asian="bold" style:font-name-complex="Arial"/>
    </style:style>
    <style:style style:name="P22" style:family="paragraph" style:parent-style-name="Standard">
      <style:text-properties style:font-name="Arial" fo:font-size="7pt" style:font-size-asian="7pt" style:font-name-complex="Arial"/>
    </style:style>
    <style:style style:name="P23" style:family="paragraph" style:parent-style-name="Standard">
      <style:paragraph-properties style:snap-to-layout-grid="false"/>
      <style:text-properties style:font-name="Arial" fo:font-size="7pt" style:font-size-asian="7pt" style:font-name-complex="Arial"/>
    </style:style>
    <style:style style:name="P24" style:family="paragraph" style:parent-style-name="Standard">
      <style:paragraph-properties fo:line-height="2.29mm"/>
      <style:text-properties style:font-name="Arial" fo:font-size="7pt" style:font-size-asian="7pt" style:font-name-complex="Arial"/>
    </style:style>
    <style:style style:name="P25" style:family="paragraph" style:parent-style-name="Standard">
      <style:paragraph-properties fo:line-height="2.47mm"/>
      <style:text-properties style:font-name="Arial" fo:font-size="7pt" style:font-size-asian="7pt" style:font-name-complex="Arial"/>
    </style:style>
    <style:style style:name="P26" style:family="paragraph" style:parent-style-name="Standard">
      <style:paragraph-properties fo:line-height="2.47mm" style:snap-to-layout-grid="false"/>
      <style:text-properties style:font-name="Arial" fo:font-size="7pt" style:font-size-asian="7pt" style:font-name-complex="Arial"/>
    </style:style>
    <style:style style:name="P27" style:family="paragraph" style:parent-style-name="Standard">
      <style:paragraph-properties fo:line-height="90%"/>
      <style:text-properties style:font-name="Arial" fo:font-size="7pt" style:font-size-asian="7pt" style:font-name-complex="Arial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/>
    </style:style>
    <style:style style:name="P29" style:family="paragraph" style:parent-style-name="Standard">
      <style:paragraph-properties fo:line-height="2.65mm"/>
      <style:text-properties style:font-name="Arial" fo:font-size="7pt" style:font-size-asian="7pt" style:font-name-complex="Arial"/>
    </style:style>
    <style:style style:name="P30" style:family="paragraph" style:parent-style-name="Standard">
      <style:paragraph-properties style:snap-to-layout-grid="false"/>
      <style:text-properties style:font-name="Arial" fo:font-size="7pt" fo:language="none" fo:country="none" style:font-size-asian="7pt" style:language-asian="none" style:country-asian="none" style:font-name-complex="Arial"/>
    </style:style>
    <style:style style:name="P31" style:family="paragraph" style:parent-style-name="Standard">
      <style:text-properties style:font-name="Arial" fo:font-size="12pt" fo:font-weight="bold" style:font-size-asian="12pt" style:font-weight-asian="bold" style:font-name-complex="Arial"/>
    </style:style>
    <style:style style:name="P32" style:family="paragraph" style:parent-style-name="Standard">
      <style:paragraph-properties style:snap-to-layout-grid="false"/>
      <style:text-properties style:font-name="Arial" style:font-name-complex="Arial"/>
    </style:style>
    <style:style style:name="P33" style:family="paragraph" style:parent-style-name="Standard">
      <style:text-properties style:font-name="Arial" fo:font-size="6.5pt" style:font-size-asian="6.5pt" style:font-name-complex="Arial"/>
    </style:style>
    <style:style style:name="P34" style:family="paragraph" style:parent-style-name="Standard">
      <style:paragraph-properties style:snap-to-layout-grid="false"/>
      <style:text-properties style:font-name="Arial" fo:letter-spacing="2.47mm" style:font-name-complex="Arial"/>
    </style:style>
    <style:style style:name="P35" style:family="paragraph" style:parent-style-name="Standard">
      <style:text-properties style:font-name="Arial" fo:font-size="6pt" style:font-size-asian="6pt" style:font-name-complex="Arial"/>
    </style:style>
    <style:style style:name="P36" style:family="paragraph" style:parent-style-name="Standard">
      <style:text-properties style:font-name="Arial" fo:font-size="4pt" fo:font-weight="bold" style:font-size-asian="4pt" style:font-weight-asian="bold" style:font-name-complex="Arial"/>
    </style:style>
    <style:style style:name="P37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38" style:family="paragraph" style:parent-style-name="Standard">
      <style:paragraph-properties style:snap-to-layout-grid="false"/>
      <style:text-properties style:font-name="Courier New" fo:letter-spacing="2.47mm" style:font-name-complex="Courier New"/>
    </style:style>
    <style:style style:name="P39" style:family="paragraph" style:parent-style-name="Standard">
      <style:paragraph-properties style:snap-to-layout-grid="false"/>
      <style:text-properties style:font-name="Courier New" style:font-name-complex="Courier New"/>
    </style:style>
    <style:style style:name="P40" style:family="paragraph" style:parent-style-name="Standard">
      <style:text-properties style:font-name="Courier New" fo:language="none" fo:country="none" style:language-asian="none" style:country-asian="none" style:font-name-complex="Courier New"/>
    </style:style>
    <style:style style:name="P41" style:family="paragraph" style:parent-style-name="Standard">
      <style:paragraph-properties fo:text-align="center" style:justify-single-word="false"/>
      <style:text-properties style:font-name="Courier New" fo:language="none" fo:country="none" style:language-asian="none" style:country-asian="none" style:font-name-complex="Courier New"/>
    </style:style>
    <style:style style:name="P42" style:family="paragraph" style:parent-style-name="Standard">
      <style:paragraph-properties style:snap-to-layout-grid="false"/>
      <style:text-properties style:font-name="Courier New" fo:font-size="7pt" style:font-size-asian="7pt" style:font-name-complex="Courier New"/>
    </style:style>
    <style:style style:name="P43" style:family="paragraph" style:parent-style-name="Standard">
      <style:paragraph-properties style:snap-to-layout-grid="false"/>
      <style:text-properties style:font-name="Courier New" fo:font-size="11pt" style:font-size-asian="11pt" style:font-name-complex="Courier New"/>
    </style:style>
    <style:style style:name="P44" style:family="paragraph" style:parent-style-name="Standard">
      <style:text-properties fo:color="#000000" loext:opacity="100%" style:font-name="Arial" fo:font-size="9pt" fo:font-weight="bold" style:font-size-asian="9pt" style:font-weight-asian="bold" style:font-name-complex="Arial"/>
    </style:style>
    <style:style style:name="P45" style:family="paragraph" style:parent-style-name="Standard">
      <style:paragraph-properties style:snap-to-layout-grid="false"/>
      <style:text-properties fo:color="#000000" loext:opacity="100%" style:font-name="Arial" fo:font-size="9pt" style:font-size-asian="9pt" style:font-name-complex="Arial"/>
    </style:style>
    <style:style style:name="P46" style:family="paragraph" style:parent-style-name="Standard">
      <style:paragraph-properties style:snap-to-layout-grid="false"/>
      <style:text-properties fo:color="#000000" loext:opacity="100%" style:font-name="Arial" fo:font-size="1pt" style:font-size-asian="1pt" style:font-name-complex="Arial"/>
    </style:style>
    <style:style style:name="P47" style:family="paragraph" style:parent-style-name="Standard">
      <style:paragraph-properties style:snap-to-layout-grid="false"/>
    </style:style>
    <style:style style:name="P48" style:family="paragraph" style:parent-style-name="Standard">
      <style:paragraph-properties style:snap-to-layout-grid="false"/>
      <style:text-properties fo:color="#ffffff" loext:opacity="100%" style:font-name="Arial" fo:font-size="1pt" style:font-size-asian="1pt" style:font-name-complex="Arial"/>
    </style:style>
    <style:style style:name="P49" style:family="paragraph" style:parent-style-name="Standard">
      <style:paragraph-properties style:snap-to-layout-grid="false"/>
      <style:text-properties fo:color="#ffffff" loext:opacity="100%" style:font-name="Arial" fo:font-size="1pt" fo:font-weight="bold" style:font-size-asian="1pt" style:font-weight-asian="bold" style:font-name-complex="Arial"/>
    </style:style>
    <style:style style:name="P50" style:family="paragraph" style:parent-style-name="Standard">
      <style:paragraph-properties style:snap-to-layout-grid="false"/>
      <style:text-properties fo:color="#ffffff" loext:opacity="100%" style:font-name="Arial" fo:font-size="7pt" style:font-size-asian="7pt" style:font-name-complex="Arial"/>
    </style:style>
    <style:style style:name="P51" style:family="paragraph" style:parent-style-name="Standard">
      <style:paragraph-properties style:snap-to-layout-grid="false"/>
      <style:text-properties fo:color="#ffffff" loext:opacity="100%" style:font-name="Arial" fo:font-size="7pt" fo:font-weight="bold" style:font-size-asian="7pt" style:font-weight-asian="bold" style:font-name-complex="Arial"/>
    </style:style>
    <style:style style:name="P52" style:family="paragraph" style:parent-style-name="Standard">
      <style:text-properties fo:font-size="1pt" style:font-size-asian="1pt"/>
    </style:style>
    <style:style style:name="P53" style:family="paragraph" style:parent-style-name="Standard">
      <style:text-properties style:font-name="Wingdings" fo:font-size="12pt" style:font-name-asian="Wingdings" style:font-size-asian="12pt" style:font-name-complex="Wingdings"/>
    </style:style>
    <style:style style:name="P54" style:family="paragraph" style:parent-style-name="Standard">
      <style:paragraph-properties fo:text-align="center" style:justify-single-word="false"/>
      <style:text-properties style:font-name="Arial Narrow" fo:font-size="8pt" fo:language="none" fo:country="none" style:font-size-asian="8pt" style:language-asian="none" style:country-asian="none" style:font-name-complex="Arial Narrow"/>
    </style:style>
    <style:style style:name="P55" style:family="paragraph" style:parent-style-name="Standard">
      <style:paragraph-properties fo:margin-left="22mm" fo:margin-right="0mm" fo:text-indent="0mm" style:auto-text-indent="false" style:snap-to-layout-grid="false"/>
      <style:text-properties style:font-name="Arial" fo:font-size="11pt" fo:font-weight="bold" style:font-size-asian="11pt" style:font-weight-asian="bold" style:font-name-complex="Arial"/>
    </style:style>
    <style:style style:name="P56" style:family="paragraph" style:parent-style-name="Standard">
      <style:paragraph-properties fo:margin-left="22mm" fo:margin-right="0mm" fo:text-indent="0mm" style:auto-text-indent="false" style:snap-to-layout-grid="false"/>
      <style:text-properties style:font-name="Arial" fo:font-size="9pt" fo:font-weight="bold" style:font-size-asian="9pt" style:font-weight-asian="bold" style:font-name-complex="Arial"/>
    </style:style>
    <style:style style:name="P57" style:family="paragraph" style:parent-style-name="Standard">
      <style:paragraph-properties fo:margin-left="5.01mm" fo:margin-right="0mm" fo:text-indent="0mm" style:auto-text-indent="false" style:snap-to-layout-grid="false"/>
      <style:text-properties style:font-name="Arial" fo:font-size="8pt" fo:font-weight="bold" style:font-size-asian="8pt" style:font-weight-asian="bold" style:font-name-complex="Arial"/>
    </style:style>
    <style:style style:name="P58" style:family="paragraph" style:parent-style-name="Standard">
      <style:paragraph-properties fo:margin-left="5.01mm" fo:margin-right="0mm" fo:line-height="2.65mm" fo:text-indent="0mm" style:auto-text-indent="false" style:snap-to-layout-grid="false"/>
      <style:text-properties style:font-name="Arial" fo:font-size="8pt" style:font-size-asian="8pt" style:font-name-complex="Arial"/>
    </style:style>
    <style:style style:name="P59" style:family="paragraph" style:parent-style-name="Standard">
      <style:paragraph-properties fo:margin-left="5.01mm" fo:margin-right="0mm" fo:line-height="2.65mm" fo:text-indent="0mm" style:auto-text-indent="false" style:snap-to-layout-grid="false"/>
      <style:text-properties style:font-name="Arial" fo:font-size="7pt" style:font-size-asian="7pt" style:font-name-complex="Arial"/>
    </style:style>
    <style:style style:name="P60" style:family="paragraph" style:parent-style-name="Standard">
      <style:paragraph-properties fo:margin-left="5.01mm" fo:margin-right="0mm" fo:margin-top="0.18mm" fo:margin-bottom="0mm" style:contextual-spacing="false" fo:text-indent="0mm" style:auto-text-indent="false"/>
      <style:text-properties style:font-name="Arial" fo:font-size="7pt" style:font-size-asian="7pt" style:font-name-complex="Arial"/>
    </style:style>
    <style:style style:name="P61" style:family="paragraph" style:parent-style-name="Standard">
      <style:paragraph-properties fo:margin-top="0.71mm" fo:margin-bottom="0mm" style:contextual-spacing="false" fo:text-align="end" style:justify-single-word="false" style:snap-to-layout-grid="false"/>
      <style:text-properties style:font-name="Arial" fo:font-size="8pt" style:font-size-asian="8pt" style:font-name-complex="Arial"/>
    </style:style>
    <style:style style:name="P62" style:family="paragraph" style:parent-style-name="Standard">
      <style:paragraph-properties fo:margin-top="0.71mm" fo:margin-bottom="0mm" style:contextual-spacing="false"/>
      <style:text-properties style:font-name="Arial" fo:font-size="7pt" style:font-size-asian="7pt" style:font-name-complex="Arial"/>
    </style:style>
    <style:style style:name="P63" style:family="paragraph" style:parent-style-name="Standard">
      <style:paragraph-properties fo:margin-top="0.71mm" fo:margin-bottom="0mm" style:contextual-spacing="false" fo:line-height="2.29mm"/>
      <style:text-properties style:font-name="Arial" fo:font-size="7pt" style:font-size-asian="7pt" style:font-name-complex="Arial"/>
    </style:style>
    <style:style style:name="P64" style:family="paragraph" style:parent-style-name="Standard">
      <style:paragraph-properties fo:margin-top="0.35mm" fo:margin-bottom="0mm" style:contextual-spacing="false"/>
      <style:text-properties style:font-name="Arial" fo:font-size="7pt" style:font-size-asian="7pt" style:font-name-complex="Arial"/>
    </style:style>
    <style:style style:name="P65" style:family="paragraph" style:parent-style-name="Standard">
      <style:paragraph-properties fo:margin-top="0.35mm" fo:margin-bottom="0mm" style:contextual-spacing="false" style:snap-to-layout-grid="false"/>
      <style:text-properties style:font-name="Arial" fo:font-size="7pt" style:font-size-asian="7pt" style:font-name-complex="Arial"/>
    </style:style>
    <style:style style:name="P66" style:family="paragraph" style:parent-style-name="Standard">
      <style:paragraph-properties fo:margin-top="0.35mm" fo:margin-bottom="0mm" style:contextual-spacing="false" fo:line-height="90%"/>
      <style:text-properties style:font-name="Arial" fo:font-size="7pt" style:font-size-asian="7pt" style:font-name-complex="Arial"/>
    </style:style>
    <style:style style:name="P67" style:family="paragraph" style:parent-style-name="Standard">
      <loext:graphic-properties draw:fill="solid" draw:fill-color="#dfdfdf"/>
      <style:paragraph-properties fo:margin-top="0.35mm" fo:margin-bottom="0mm" style:contextual-spacing="false" fo:background-color="#dfdfdf"/>
      <style:text-properties style:font-name="Arial" fo:font-size="7pt" style:font-size-asian="7pt" style:font-name-complex="Arial"/>
    </style:style>
    <style:style style:name="P68" style:family="paragraph" style:parent-style-name="Standard">
      <style:paragraph-properties fo:margin-top="0.35mm" fo:margin-bottom="0mm" style:contextual-spacing="false"/>
      <style:text-properties style:font-name="Arial" fo:font-size="7pt" fo:font-weight="bold" style:font-size-asian="7pt" style:font-weight-asian="bold" style:font-name-complex="Arial"/>
    </style:style>
    <style:style style:name="P69" style:family="paragraph" style:parent-style-name="Standard">
      <style:paragraph-properties fo:margin-top="0.35mm" fo:margin-bottom="0mm" style:contextual-spacing="false" style:snap-to-layout-grid="false"/>
      <style:text-properties style:font-name="Arial" fo:font-size="7pt" fo:letter-spacing="-0.07mm" fo:font-weight="bold" style:font-size-asian="7pt" style:font-weight-asian="bold" style:font-name-complex="Arial"/>
    </style:style>
    <style:style style:name="P70" style:family="paragraph" style:parent-style-name="Standard">
      <style:paragraph-properties fo:margin-top="0.35mm" fo:margin-bottom="0mm" style:contextual-spacing="false" style:snap-to-layout-grid="false"/>
      <style:text-properties style:font-name="Arial" fo:font-size="1pt" style:font-size-asian="1pt" style:font-name-complex="Arial"/>
    </style:style>
    <style:style style:name="P71" style:family="paragraph" style:parent-style-name="Standard">
      <style:paragraph-properties fo:margin-top="0.35mm" fo:margin-bottom="0mm" style:contextual-spacing="false"/>
      <style:text-properties style:font-name="Arial" fo:font-size="8pt" style:font-size-asian="8pt" style:font-name-complex="Arial"/>
    </style:style>
    <style:style style:name="P72" style:family="paragraph" style:parent-style-name="Standard">
      <style:paragraph-properties fo:margin-top="0.35mm" fo:margin-bottom="0mm" style:contextual-spacing="false" style:snap-to-layout-grid="false"/>
      <style:text-properties style:font-name="Arial" fo:font-size="8pt" style:font-size-asian="8pt" style:font-name-complex="Arial"/>
    </style:style>
    <style:style style:name="P73" style:family="paragraph" style:parent-style-name="Standard">
      <style:paragraph-properties fo:margin-top="0.35mm" fo:margin-bottom="0mm" style:contextual-spacing="false" fo:text-align="end" style:justify-single-word="false"/>
      <style:text-properties style:font-name="Arial" fo:font-size="8pt" style:font-size-asian="8pt" style:font-name-complex="Arial"/>
    </style:style>
    <style:style style:name="P74" style:family="paragraph" style:parent-style-name="Standard">
      <style:paragraph-properties fo:margin-top="0.35mm" fo:margin-bottom="0mm" style:contextual-spacing="false" style:snap-to-layout-grid="false"/>
      <style:text-properties style:font-name="Arial" fo:font-size="11pt" style:font-size-asian="11pt" style:font-name-complex="Arial"/>
    </style:style>
    <style:style style:name="P75" style:family="paragraph" style:parent-style-name="Standard">
      <style:paragraph-properties fo:margin-top="0.35mm" fo:margin-bottom="0mm" style:contextual-spacing="false" style:snap-to-layout-grid="false"/>
      <style:text-properties fo:color="#000000" loext:opacity="100%" style:font-name="Arial" fo:font-size="9pt" style:font-size-asian="9pt" style:font-name-complex="Arial"/>
    </style:style>
    <style:style style:name="P76" style:family="paragraph" style:parent-style-name="Standard">
      <style:paragraph-properties fo:margin-top="0.35mm" fo:margin-bottom="0mm" style:contextual-spacing="false"/>
      <style:text-properties fo:color="#000000" loext:opacity="100%" style:font-name="Arial" fo:font-size="7pt" fo:font-weight="bold" style:font-size-asian="7pt" style:font-weight-asian="bold" style:font-name-complex="Arial"/>
    </style:style>
    <style:style style:name="P77" style:family="paragraph" style:parent-style-name="Standard">
      <style:paragraph-properties fo:margin-top="0.35mm" fo:margin-bottom="0mm" style:contextual-spacing="false" fo:line-height="2.12mm"/>
      <style:text-properties fo:color="#000000" loext:opacity="100%" style:font-name="Arial" fo:font-size="7pt" fo:font-weight="bold" style:font-size-asian="7pt" style:font-weight-asian="bold" style:font-name-complex="Arial"/>
    </style:style>
    <style:style style:name="P78" style:family="paragraph" style:parent-style-name="Standard">
      <style:paragraph-properties fo:margin-top="0.35mm" fo:margin-bottom="0mm" style:contextual-spacing="false" style:snap-to-layout-grid="false"/>
      <style:text-properties fo:color="#000000" loext:opacity="100%" style:font-name="Arial" fo:font-size="1pt" style:font-size-asian="1pt" style:font-name-complex="Arial"/>
    </style:style>
    <style:style style:name="P79" style:family="paragraph" style:parent-style-name="Standard">
      <style:paragraph-properties fo:margin-top="0.35mm" fo:margin-bottom="0mm" style:contextual-spacing="false" style:snap-to-layout-grid="false"/>
      <style:text-properties fo:color="#ffffff" loext:opacity="100%" style:font-name="Arial" fo:font-size="9pt" fo:font-weight="bold" style:font-size-asian="9pt" style:font-weight-asian="bold" style:font-name-complex="Arial"/>
    </style:style>
    <style:style style:name="P80" style:family="paragraph" style:parent-style-name="Standard">
      <style:paragraph-properties fo:margin-top="0.35mm" fo:margin-bottom="0mm" style:contextual-spacing="false" style:snap-to-layout-grid="false"/>
      <style:text-properties fo:color="#ffffff" loext:opacity="100%" style:font-name="Arial" fo:font-size="1pt" style:font-size-asian="1pt" style:font-name-complex="Arial"/>
    </style:style>
    <style:style style:name="P81" style:family="paragraph" style:parent-style-name="Standard">
      <style:paragraph-properties fo:margin-top="0.35mm" fo:margin-bottom="0mm" style:contextual-spacing="false" style:snap-to-layout-grid="false"/>
      <style:text-properties fo:font-size="1pt" style:font-size-asian="1pt"/>
    </style:style>
    <style:style style:name="P82" style:family="paragraph" style:parent-style-name="Standard">
      <style:paragraph-properties fo:margin-top="0.35mm" fo:margin-bottom="0mm" style:contextual-spacing="false"/>
      <style:text-properties style:font-name="Wingdings" fo:font-size="11pt" style:font-name-asian="Wingdings" style:font-size-asian="11pt" style:font-name-complex="Wingdings"/>
    </style:style>
    <style:style style:name="P83" style:family="paragraph" style:parent-style-name="Standard">
      <style:paragraph-properties fo:margin-top="0.35mm" fo:margin-bottom="0mm" style:contextual-spacing="false" style:snap-to-layout-grid="false"/>
      <style:text-properties fo:font-size="11pt" style:font-size-asian="11pt"/>
    </style:style>
    <style:style style:name="P84" style:family="paragraph" style:parent-style-name="Standard">
      <style:paragraph-properties fo:margin-top="2.82mm" fo:margin-bottom="0mm" style:contextual-spacing="false"/>
      <style:text-properties style:font-name="Courier New" fo:language="none" fo:country="none" style:language-asian="none" style:country-asian="none" style:font-name-complex="Courier New"/>
    </style:style>
    <style:style style:name="P85" style:family="paragraph" style:parent-style-name="Standard">
      <style:paragraph-properties fo:margin-top="2.82mm" fo:margin-bottom="0mm" style:contextual-spacing="false"/>
      <style:text-properties style:font-name="Arial" fo:font-size="7pt" style:font-size-asian="7pt" style:font-name-complex="Arial"/>
    </style:style>
    <style:style style:name="P86" style:family="paragraph" style:parent-style-name="Standard">
      <style:paragraph-properties fo:margin-left="1.01mm" fo:margin-right="-3mm" fo:margin-top="2.82mm" fo:margin-bottom="0mm" style:contextual-spacing="false" fo:text-indent="0mm" style:auto-text-indent="false"/>
      <style:text-properties style:font-name="Courier New" fo:letter-spacing="2.47mm" fo:language="none" fo:country="none" style:language-asian="none" style:country-asian="none" style:font-name-complex="Courier New"/>
    </style:style>
    <style:style style:name="P87" style:family="paragraph" style:parent-style-name="Standard">
      <style:paragraph-properties fo:margin-left="1.01mm" fo:margin-right="-3mm" fo:margin-top="3.18mm" fo:margin-bottom="0mm" style:contextual-spacing="false" fo:text-indent="0mm" style:auto-text-indent="false"/>
      <style:text-properties style:font-name="Courier New" fo:letter-spacing="2.47mm" fo:language="none" fo:country="none" style:language-asian="none" style:country-asian="none" style:font-name-complex="Courier New"/>
    </style:style>
    <style:style style:name="P88" style:family="paragraph" style:parent-style-name="Standard">
      <style:paragraph-properties fo:margin-left="-1.5mm" fo:margin-right="0mm" fo:margin-top="0.35mm" fo:margin-bottom="0mm" style:contextual-spacing="false" fo:text-indent="0mm" style:auto-text-indent="false"/>
      <style:text-properties style:font-name="Arial" fo:font-size="7pt" fo:font-weight="bold" style:font-size-asian="7pt" style:font-weight-asian="bold" style:font-name-complex="Arial"/>
    </style:style>
    <style:style style:name="P89" style:family="paragraph" style:parent-style-name="Standard">
      <style:paragraph-properties fo:margin-left="-1.5mm" fo:margin-right="0mm" fo:margin-top="0.35mm" fo:margin-bottom="0mm" style:contextual-spacing="false" fo:text-indent="0mm" style:auto-text-indent="false"/>
      <style:text-properties style:font-name="Arial" fo:font-size="5pt" fo:font-weight="bold" style:font-size-asian="5pt" style:font-weight-asian="bold" style:font-name-complex="Arial"/>
    </style:style>
    <style:style style:name="P90" style:family="paragraph" style:parent-style-name="Standard">
      <style:paragraph-properties fo:margin-left="-1.5mm" fo:margin-right="0mm" fo:margin-top="0.35mm" fo:margin-bottom="0mm" style:contextual-spacing="false" fo:text-align="end" style:justify-single-word="false" fo:text-indent="0mm" style:auto-text-indent="false" style:snap-to-layout-grid="false"/>
      <style:text-properties style:font-name="Arial" fo:font-size="11pt" style:font-size-asian="11pt" style:font-name-complex="Arial"/>
    </style:style>
    <style:style style:name="P91" style:family="paragraph" style:parent-style-name="Standard">
      <style:paragraph-properties fo:margin-left="-1.5mm" fo:margin-right="0mm" fo:margin-top="0.35mm" fo:margin-bottom="0mm" style:contextual-spacing="false" fo:text-align="end" style:justify-single-word="false" fo:text-indent="0mm" style:auto-text-indent="false"/>
      <style:text-properties style:font-name="Wingdings" fo:font-size="11pt" style:font-name-asian="Wingdings" style:font-size-asian="11pt" style:font-name-complex="Wingdings"/>
    </style:style>
    <style:style style:name="P92" style:family="paragraph" style:parent-style-name="Standard">
      <style:paragraph-properties fo:margin-left="-1.5mm" fo:margin-right="0mm" fo:text-indent="0mm" style:auto-text-indent="false"/>
      <style:text-properties style:font-name="Arial" style:font-name-complex="Arial"/>
    </style:style>
    <style:style style:name="P93" style:family="paragraph" style:parent-style-name="Standard">
      <style:paragraph-properties fo:margin-left="-1.5mm" fo:margin-right="0mm" fo:text-indent="0mm" style:auto-text-indent="false"/>
      <style:text-properties style:font-name="Arial" fo:font-size="11pt" style:font-size-asian="11pt" style:font-name-complex="Arial"/>
    </style:style>
    <style:style style:name="P94" style:family="paragraph" style:parent-style-name="Standard">
      <style:paragraph-properties fo:margin-left="-1.5mm" fo:margin-right="0mm" fo:text-indent="0mm" style:auto-text-indent="false"/>
      <style:text-properties style:font-name="Arial" fo:font-size="8pt" style:font-size-asian="8pt" style:font-name-complex="Arial"/>
    </style:style>
    <style:style style:name="P95" style:family="paragraph" style:parent-style-name="Standard">
      <style:paragraph-properties fo:margin-left="-1.5mm" fo:margin-right="0mm" fo:text-indent="0mm" style:auto-text-indent="false" style:snap-to-layout-grid="false"/>
      <style:text-properties style:font-name="Arial" fo:font-size="8pt" style:font-size-asian="8pt" style:font-name-complex="Arial"/>
    </style:style>
    <style:style style:name="P96" style:family="paragraph" style:parent-style-name="Standard">
      <style:paragraph-properties fo:margin-left="-1.5mm" fo:margin-right="0mm" fo:text-indent="0mm" style:auto-text-indent="false"/>
      <style:text-properties style:font-name="Arial" fo:font-size="7pt" style:font-size-asian="7pt" style:font-name-complex="Arial"/>
    </style:style>
    <style:style style:name="P97" style:family="paragraph" style:parent-style-name="Standard">
      <style:paragraph-properties fo:margin-left="-1.5mm" fo:margin-right="0mm" fo:text-indent="0mm" style:auto-text-indent="false"/>
      <style:text-properties style:font-name="Arial" fo:font-size="12pt" style:font-size-asian="12pt" style:font-name-complex="Arial"/>
    </style:style>
    <style:style style:name="P98" style:family="paragraph" style:parent-style-name="Standard">
      <style:paragraph-properties fo:margin-left="-1.5mm" fo:margin-right="0mm" fo:text-align="center" style:justify-single-word="false" fo:text-indent="0mm" style:auto-text-indent="false"/>
      <style:text-properties fo:color="#000000" loext:opacity="100%" style:font-name="Arial" fo:font-size="13pt" style:font-size-asian="13pt" style:font-name-complex="Arial"/>
    </style:style>
    <style:style style:name="P99" style:family="paragraph" style:parent-style-name="Standard">
      <style:paragraph-properties fo:margin-left="-1.5mm" fo:margin-right="0mm" fo:text-align="center" style:justify-single-word="false" fo:text-indent="0mm" style:auto-text-indent="false" fo:keep-with-next="always"/>
      <style:text-properties style:font-name="Arial" fo:font-size="13pt" style:font-size-asian="13pt" style:font-name-complex="Arial"/>
    </style:style>
    <style:style style:name="P100" style:family="paragraph" style:parent-style-name="Standard">
      <style:paragraph-properties fo:margin-top="0.18mm" fo:margin-bottom="0mm" style:contextual-spacing="false" fo:keep-with-next="always"/>
      <style:text-properties style:font-name="Arial" fo:font-size="7pt" fo:font-weight="bold" style:font-size-asian="7pt" style:font-weight-asian="bold" style:font-name-complex="Arial"/>
    </style:style>
    <style:style style:name="P101" style:family="paragraph" style:parent-style-name="Standard">
      <style:paragraph-properties fo:margin-left="4mm" fo:margin-right="0mm" fo:text-indent="0mm" style:auto-text-indent="false"/>
      <style:text-properties style:font-name="Arial" fo:font-weight="bold" style:font-weight-asian="bold" style:font-name-complex="Arial"/>
    </style:style>
    <style:style style:name="P102" style:family="paragraph" style:parent-style-name="Standard">
      <style:paragraph-properties fo:keep-with-next="always" style:snap-to-layout-grid="false"/>
      <style:text-properties style:font-name="Arial" fo:font-size="7pt" fo:font-weight="bold" style:font-size-asian="7pt" style:font-weight-asian="bold" style:font-name-complex="Arial"/>
    </style:style>
    <style:style style:name="P103" style:family="paragraph" style:parent-style-name="Standard">
      <style:paragraph-properties fo:keep-with-next="always" style:snap-to-layout-grid="false"/>
      <style:text-properties style:font-name="Arial" fo:font-size="12pt" fo:font-weight="bold" style:font-size-asian="12pt" style:font-weight-asian="bold" style:font-name-complex="Arial"/>
    </style:style>
    <style:style style:name="P104" style:family="paragraph" style:parent-style-name="Standard">
      <style:paragraph-properties fo:keep-with-next="always"/>
      <style:text-properties style:font-name="Arial" fo:font-size="9pt" fo:font-weight="bold" style:font-size-asian="9pt" style:font-weight-asian="bold" style:font-name-complex="Arial"/>
    </style:style>
    <style:style style:name="P105" style:family="paragraph" style:parent-style-name="Standard">
      <style:paragraph-properties fo:keep-with-next="always"/>
      <style:text-properties style:font-name="Wingdings" fo:font-size="12pt" style:font-name-asian="Wingdings" style:font-size-asian="12pt" style:font-name-complex="Wingdings"/>
    </style:style>
    <style:style style:name="P106" style:family="paragraph" style:parent-style-name="Standard">
      <style:paragraph-properties fo:margin-top="1.41mm" fo:margin-bottom="0mm" style:contextual-spacing="false"/>
      <style:text-properties style:font-name="Arial" fo:font-size="7pt" style:font-size-asian="7pt" style:font-name-complex="Arial"/>
    </style:style>
    <style:style style:name="P107" style:family="paragraph" style:parent-style-name="Standard">
      <style:paragraph-properties fo:margin-top="1.41mm" fo:margin-bottom="0mm" style:contextual-spacing="false" style:snap-to-layout-grid="false"/>
      <style:text-properties style:font-name="Arial" fo:font-size="7pt" style:font-size-asian="7pt" style:font-name-complex="Arial"/>
    </style:style>
    <style:style style:name="P108" style:family="paragraph" style:parent-style-name="Standard">
      <style:paragraph-properties fo:margin-top="1.41mm" fo:margin-bottom="0mm" style:contextual-spacing="false"/>
      <style:text-properties style:font-name="Courier New" fo:language="none" fo:country="none" style:language-asian="none" style:country-asian="none" style:font-name-complex="Courier New"/>
    </style:style>
    <style:style style:name="P109" style:family="paragraph" style:parent-style-name="Standard">
      <style:paragraph-properties fo:margin-left="1.01mm" fo:margin-right="0mm" fo:margin-top="1.41mm" fo:margin-bottom="0mm" style:contextual-spacing="false" fo:text-indent="0mm" style:auto-text-indent="false" fo:keep-with-next="always"/>
      <style:text-properties style:font-name="Arial" fo:font-size="7pt" style:font-size-asian="7pt" style:font-name-complex="Arial"/>
    </style:style>
    <style:style style:name="P110" style:family="paragraph" style:parent-style-name="Standard">
      <style:paragraph-properties fo:margin-left="1.01mm" fo:margin-right="0mm" fo:margin-top="1.41mm" fo:margin-bottom="0mm" style:contextual-spacing="false" fo:line-height="2.12mm" fo:text-indent="0mm" style:auto-text-indent="false" fo:keep-with-next="always"/>
      <style:text-properties style:font-name="Arial" fo:font-size="7pt" style:font-size-asian="7pt" style:font-name-complex="Arial"/>
    </style:style>
    <style:style style:name="P111" style:family="paragraph" style:parent-style-name="Standard">
      <style:paragraph-properties fo:margin-left="1.01mm" fo:margin-right="0mm" fo:margin-top="1.06mm" fo:margin-bottom="0mm" style:contextual-spacing="false" fo:text-indent="0mm" style:auto-text-indent="false" style:snap-to-layout-grid="false"/>
      <style:text-properties style:font-name="Arial" fo:font-size="6pt" style:font-size-asian="6pt" style:font-name-complex="Arial"/>
    </style:style>
    <style:style style:name="P112" style:family="paragraph" style:parent-style-name="Standard">
      <style:paragraph-properties fo:margin-left="1.01mm" fo:margin-right="0mm" fo:margin-top="0.71mm" fo:margin-bottom="0mm" style:contextual-spacing="false" fo:text-indent="0mm" style:auto-text-indent="false"/>
      <style:text-properties style:font-name="Arial" fo:font-size="7pt" style:font-size-asian="7pt" style:font-name-complex="Arial"/>
    </style:style>
    <style:style style:name="P113" style:family="paragraph" style:parent-style-name="Standard">
      <style:paragraph-properties fo:margin-left="1.01mm" fo:margin-right="0mm" fo:margin-top="0.71mm" fo:margin-bottom="0mm" style:contextual-spacing="false" fo:text-indent="0mm" style:auto-text-indent="false"/>
      <style:text-properties style:font-name="Arial" fo:font-size="7pt" fo:font-weight="bold" style:font-size-asian="7pt" style:font-weight-asian="bold" style:font-name-complex="Arial"/>
    </style:style>
    <style:style style:name="P114" style:family="paragraph" style:parent-style-name="Standard">
      <style:paragraph-properties fo:margin-left="1.01mm" fo:margin-right="0mm" fo:margin-top="0.71mm" fo:margin-bottom="0mm" style:contextual-spacing="false" fo:text-indent="0mm" style:auto-text-indent="false" fo:keep-with-next="always"/>
      <style:text-properties style:font-name="Arial" fo:font-size="7pt" style:font-size-asian="7pt" style:font-name-complex="Arial"/>
    </style:style>
    <style:style style:name="P115" style:family="paragraph" style:parent-style-name="Standard">
      <style:paragraph-properties fo:margin-left="1.01mm" fo:margin-right="0mm" fo:text-indent="0mm" style:auto-text-indent="false" fo:keep-with-next="always"/>
    </style:style>
    <style:style style:name="P116" style:family="paragraph" style:parent-style-name="Standard">
      <style:paragraph-properties fo:margin-left="1.01mm" fo:margin-right="0mm" fo:text-indent="0mm" style:auto-text-indent="false" fo:keep-with-next="always"/>
      <style:text-properties style:font-name="Arial" fo:font-size="7pt" style:font-size-asian="7pt" style:font-name-complex="Arial"/>
    </style:style>
    <style:style style:name="P117" style:family="paragraph" style:parent-style-name="Standard">
      <style:paragraph-properties fo:margin-left="-1.61mm" fo:margin-right="0mm" fo:text-indent="0mm" style:auto-text-indent="false"/>
      <style:text-properties style:font-name="Arial" fo:font-size="7pt" style:font-size-asian="7pt" style:font-name-complex="Arial"/>
    </style:style>
    <style:style style:name="P118" style:family="paragraph" style:parent-style-name="Standard">
      <style:paragraph-properties fo:margin-left="-1.61mm" fo:margin-right="0mm" fo:margin-top="0.35mm" fo:margin-bottom="0mm" style:contextual-spacing="false" fo:text-align="end" style:justify-single-word="false" fo:text-indent="0mm" style:auto-text-indent="false"/>
      <style:text-properties style:font-name="Wingdings" fo:font-size="11pt" style:font-name-asian="Wingdings" style:font-size-asian="11pt" style:font-name-complex="Wingdings"/>
    </style:style>
    <style:style style:name="P119" style:family="paragraph" style:parent-style-name="Standard">
      <style:paragraph-properties fo:margin-top="1.06mm" fo:margin-bottom="0mm" style:contextual-spacing="false"/>
      <style:text-properties style:font-name="Arial" fo:font-size="7pt" style:font-size-asian="7pt" style:font-name-complex="Arial"/>
    </style:style>
    <style:style style:name="P120" style:family="paragraph" style:parent-style-name="Standard">
      <style:paragraph-properties fo:margin-top="1.06mm" fo:margin-bottom="0mm" style:contextual-spacing="false" style:snap-to-layout-grid="false"/>
      <style:text-properties style:font-name="Arial" fo:font-size="7pt" style:font-size-asian="7pt" style:font-name-complex="Arial"/>
    </style:style>
    <style:style style:name="P121" style:family="paragraph" style:parent-style-name="Standard">
      <style:paragraph-properties fo:margin-top="1.06mm" fo:margin-bottom="0mm" style:contextual-spacing="false"/>
      <style:text-properties style:font-name="Arial" fo:font-size="7pt" fo:letter-spacing="-0.07mm" style:font-size-asian="7pt" style:font-name-complex="Arial"/>
    </style:style>
    <style:style style:name="P122" style:family="paragraph" style:parent-style-name="Standard">
      <style:paragraph-properties fo:margin-top="1.06mm" fo:margin-bottom="0mm" style:contextual-spacing="false" style:snap-to-layout-grid="false"/>
      <style:text-properties style:font-name="Arial" fo:font-size="8pt" style:font-size-asian="8pt" style:font-name-complex="Arial"/>
    </style:style>
    <style:style style:name="P123" style:family="paragraph" style:parent-style-name="Standard">
      <style:paragraph-properties fo:margin-top="1.06mm" fo:margin-bottom="0mm" style:contextual-spacing="false" style:snap-to-layout-grid="false"/>
      <style:text-properties style:font-name="Arial" fo:font-size="1pt" style:font-size-asian="1pt" style:font-name-complex="Arial"/>
    </style:style>
    <style:style style:name="P124" style:family="paragraph" style:parent-style-name="Standard">
      <style:paragraph-properties fo:margin-left="-1.01mm" fo:margin-right="0mm" fo:text-indent="0mm" style:auto-text-indent="false" style:snap-to-layout-grid="false"/>
      <style:text-properties style:font-name="Arial" fo:font-size="8pt" style:font-size-asian="8pt" style:font-name-complex="Arial"/>
    </style:style>
    <style:style style:name="P125" style:family="paragraph" style:parent-style-name="Standard">
      <style:paragraph-properties fo:margin-left="0mm" fo:margin-right="-1.01mm" fo:line-height="2.29mm" fo:text-indent="0mm" style:auto-text-indent="false" style:snap-to-layout-grid="false"/>
      <style:text-properties style:font-name="Arial" fo:font-size="8pt" fo:letter-spacing="-0.07mm" style:font-size-asian="8pt" style:font-name-complex="Arial"/>
    </style:style>
    <style:style style:name="P126" style:family="paragraph" style:parent-style-name="Standard">
      <style:paragraph-properties fo:margin-left="0mm" fo:margin-right="-1.01mm" fo:text-indent="0mm" style:auto-text-indent="false"/>
      <style:text-properties style:font-name="Arial" fo:font-size="7pt" style:font-size-asian="7pt" style:font-name-complex="Arial"/>
    </style:style>
    <style:style style:name="P127" style:family="paragraph" style:parent-style-name="Standard">
      <style:paragraph-properties fo:margin-left="0mm" fo:margin-right="-1.01mm" fo:margin-top="1.41mm" fo:margin-bottom="0mm" style:contextual-spacing="false" fo:text-indent="0mm" style:auto-text-indent="false"/>
      <style:text-properties style:font-name="Arial" fo:font-size="7pt" style:font-size-asian="7pt" style:font-name-complex="Arial"/>
    </style:style>
    <style:style style:name="P128" style:family="paragraph" style:parent-style-name="Standard">
      <style:paragraph-properties fo:margin-left="0mm" fo:margin-right="-1.01mm" fo:margin-top="1.41mm" fo:margin-bottom="0mm" style:contextual-spacing="false" fo:text-indent="0mm" style:auto-text-indent="false" style:snap-to-layout-grid="false"/>
      <style:text-properties style:font-name="Arial" fo:font-size="7pt" style:font-size-asian="7pt" style:font-name-complex="Arial"/>
    </style:style>
    <style:style style:name="P129" style:family="paragraph" style:parent-style-name="Standard">
      <style:paragraph-properties fo:margin-left="5.01mm" fo:margin-right="5.01mm" fo:text-indent="0mm" style:auto-text-indent="false"/>
      <style:text-properties style:font-name="Arial" fo:font-size="7pt" style:font-size-asian="7pt" style:font-name-complex="Arial"/>
    </style:style>
    <style:style style:name="P130" style:family="paragraph" style:parent-style-name="Standard">
      <style:paragraph-properties fo:margin-left="0.49mm" fo:margin-right="0mm" fo:margin-top="1.06mm" fo:margin-bottom="0mm" style:contextual-spacing="false" fo:text-indent="0mm" style:auto-text-indent="false"/>
      <style:text-properties style:font-name="Arial" fo:font-size="7pt" style:font-size-asian="7pt" style:font-name-complex="Arial"/>
    </style:style>
    <style:style style:name="P131" style:family="paragraph" style:parent-style-name="Standard">
      <style:paragraph-properties fo:margin-top="4.94mm" fo:margin-bottom="0mm" style:contextual-spacing="false"/>
      <style:text-properties style:font-name="Arial" fo:font-size="7pt" style:font-size-asian="7pt" style:font-name-complex="Arial"/>
    </style:style>
    <style:style style:name="P132" style:family="paragraph" style:parent-style-name="Standard">
      <style:paragraph-properties fo:margin-top="3.18mm" fo:margin-bottom="0mm" style:contextual-spacing="false"/>
      <style:text-properties style:font-name="Courier New" fo:language="none" fo:country="none" style:language-asian="none" style:country-asian="none" style:font-name-complex="Courier New"/>
    </style:style>
    <style:style style:name="P133" style:family="paragraph" style:parent-style-name="Standard">
      <style:paragraph-properties fo:margin-left="0mm" fo:margin-right="-3mm" fo:margin-top="3.18mm" fo:margin-bottom="0mm" style:contextual-spacing="false" fo:text-indent="0mm" style:auto-text-indent="false"/>
      <style:text-properties style:font-name="Courier New" fo:letter-spacing="2.47mm" fo:language="none" fo:country="none" style:language-asian="none" style:country-asian="none" style:font-name-complex="Courier New"/>
    </style:style>
    <style:style style:name="P134" style:family="paragraph" style:parent-style-name="Standard">
      <style:paragraph-properties fo:margin-left="0mm" fo:margin-right="-3mm" fo:text-indent="0mm" style:auto-text-indent="false"/>
      <style:text-properties style:font-name="Courier New" fo:letter-spacing="2.47mm" fo:language="none" fo:country="none" style:language-asian="none" style:country-asian="none" style:font-name-complex="Courier New"/>
    </style:style>
    <style:style style:name="P135" style:family="paragraph" style:parent-style-name="Standard">
      <style:paragraph-properties fo:margin-top="1.76mm" fo:margin-bottom="0mm" style:contextual-spacing="false"/>
      <style:text-properties style:font-name="Courier New" fo:language="none" fo:country="none" style:language-asian="none" style:country-asian="none" style:font-name-complex="Courier New"/>
    </style:style>
    <style:style style:name="P136" style:family="paragraph" style:parent-style-name="Standard">
      <style:paragraph-properties fo:margin-left="0.6mm" fo:margin-right="0mm" fo:text-indent="0mm" style:auto-text-indent="false"/>
      <style:text-properties style:font-name="Arial" fo:font-size="7pt" style:font-size-asian="7pt" style:font-name-complex="Arial"/>
    </style:style>
    <style:style style:name="P137" style:family="paragraph" style:parent-style-name="Standard">
      <style:paragraph-properties fo:margin-left="0.6mm" fo:margin-right="0mm" fo:text-indent="0mm" style:auto-text-indent="false"/>
      <style:text-properties style:font-name="Arial" fo:font-size="5.5pt" style:font-size-asian="5.5pt" style:font-name-complex="Arial"/>
    </style:style>
    <style:style style:name="P138" style:family="paragraph" style:parent-style-name="Standard">
      <style:paragraph-properties fo:margin-left="0.6mm" fo:margin-right="0mm" fo:text-indent="0mm" style:auto-text-indent="false"/>
      <style:text-properties style:font-name="Arial" fo:font-size="6pt" style:font-size-asian="6pt" style:font-name-complex="Arial"/>
    </style:style>
    <style:style style:name="P139" style:family="paragraph" style:parent-style-name="Standard">
      <style:paragraph-properties fo:margin-left="0.6mm" fo:margin-right="0mm" fo:text-indent="0mm" style:auto-text-indent="false" fo:keep-with-next="always"/>
      <style:text-properties style:font-name="Arial" fo:font-size="6.5pt" style:font-size-asian="6.5pt" style:font-name-complex="Arial"/>
    </style:style>
    <style:style style:name="P140" style:family="paragraph" style:parent-style-name="Standard">
      <style:paragraph-properties fo:margin-left="0.6mm" fo:margin-right="0mm" fo:text-indent="0mm" style:auto-text-indent="false" fo:keep-with-next="always"/>
      <style:text-properties style:font-name="Arial" fo:font-size="6pt" style:font-size-asian="6pt" style:font-name-complex="Arial"/>
    </style:style>
    <style:style style:name="P141" style:family="paragraph" style:parent-style-name="Standard">
      <style:paragraph-properties fo:margin-left="1.5mm" fo:margin-right="0mm" fo:margin-top="0.35mm" fo:margin-bottom="0mm" style:contextual-spacing="false" fo:text-indent="0mm" style:auto-text-indent="false"/>
      <style:text-properties style:font-name="Arial" fo:font-size="7pt" style:font-size-asian="7pt" style:font-name-complex="Arial"/>
    </style:style>
    <style:style style:name="P142" style:family="paragraph" style:parent-style-name="Standard">
      <style:paragraph-properties fo:margin-left="149.86mm" fo:margin-right="0mm" fo:text-indent="0mm" style:auto-text-indent="false" style:snap-to-layout-grid="false"/>
      <style:text-properties style:font-name="Arial" style:font-name-complex="Arial"/>
    </style:style>
    <style:style style:name="P143" style:family="paragraph" style:parent-style-name="Standard">
      <style:paragraph-properties fo:margin-left="1.31mm" fo:margin-right="0mm" fo:margin-top="0.35mm" fo:margin-bottom="0mm" style:contextual-spacing="false" fo:text-indent="0mm" style:auto-text-indent="false"/>
      <style:text-properties style:font-name="Arial" fo:font-size="7pt" style:font-size-asian="7pt" style:font-name-complex="Arial"/>
    </style:style>
    <style:style style:name="P144" style:family="paragraph" style:parent-style-name="Standard">
      <style:paragraph-properties fo:margin-left="1.31mm" fo:margin-right="0mm" fo:text-indent="0mm" style:auto-text-indent="false"/>
      <style:text-properties style:font-name="Courier New" fo:language="none" fo:country="none" style:language-asian="none" style:country-asian="none" style:font-name-complex="Courier New"/>
    </style:style>
    <style:style style:name="P145" style:family="paragraph" style:parent-style-name="Standard">
      <style:paragraph-properties fo:margin-left="1.31mm" fo:margin-right="0mm" fo:text-indent="0mm" style:auto-text-indent="false" style:snap-to-layout-grid="false"/>
      <style:text-properties style:font-name="Courier New" fo:font-size="7pt" style:font-size-asian="7pt" style:font-name-complex="Courier New"/>
    </style:style>
    <style:style style:name="P146" style:family="paragraph" style:parent-style-name="Standard">
      <style:paragraph-properties fo:margin-left="-0.49mm" fo:margin-right="0mm" fo:text-indent="0mm" style:auto-text-indent="false"/>
      <style:text-properties style:font-name="Arial" fo:font-size="11pt" style:font-size-asian="11pt" style:font-name-complex="Arial"/>
    </style:style>
    <style:style style:name="P147" style:family="paragraph" style:parent-style-name="Standard">
      <style:paragraph-properties fo:margin-left="1.99mm" fo:margin-right="0mm" fo:margin-top="0.71mm" fo:margin-bottom="0mm" style:contextual-spacing="false" fo:text-indent="-1.99mm" style:auto-text-indent="false"/>
      <style:text-properties style:font-name="Arial" fo:font-size="7pt" style:font-size-asian="7pt" style:font-name-complex="Arial"/>
    </style:style>
    <style:style style:name="P148" style:family="paragraph" style:parent-style-name="Standard">
      <style:paragraph-properties fo:margin-left="1.99mm" fo:margin-right="0mm" fo:margin-top="0.35mm" fo:margin-bottom="0mm" style:contextual-spacing="false" fo:text-indent="0mm" style:auto-text-indent="false"/>
      <style:text-properties style:font-name="Arial" fo:font-size="7pt" style:font-size-asian="7pt" style:font-name-complex="Arial"/>
    </style:style>
    <style:style style:name="P149" style:family="paragraph" style:parent-style-name="Standard">
      <style:paragraph-properties fo:margin-left="1.99mm" fo:margin-right="0mm" fo:text-indent="0mm" style:auto-text-indent="false"/>
      <style:text-properties style:font-name="Arial" fo:font-size="7pt" style:font-size-asian="7pt" style:font-name-complex="Arial"/>
    </style:style>
    <style:style style:name="P150" style:family="paragraph" style:parent-style-name="Standard">
      <style:paragraph-properties fo:margin-top="7.06mm" fo:margin-bottom="0mm" style:contextual-spacing="false" fo:keep-with-next="always" style:snap-to-layout-grid="false"/>
      <style:text-properties style:font-name="Arial" fo:font-size="6.5pt" style:font-size-asian="6.5pt" style:font-name-complex="Arial"/>
    </style:style>
    <style:style style:name="P151" style:family="paragraph" style:parent-style-name="Standard">
      <style:paragraph-properties fo:margin-left="1.99mm" fo:margin-right="-1.01mm" fo:text-indent="-1.99mm" style:auto-text-indent="false"/>
      <style:text-properties style:font-name="Arial" fo:font-size="8pt" style:font-size-asian="8pt" style:font-name-complex="Arial"/>
    </style:style>
    <style:style style:name="P152" style:family="paragraph" style:parent-style-name="Standard">
      <style:text-properties style:font-name="Arial" fo:font-size="11pt" fo:font-weight="bold" style:font-size-asian="11pt" style:font-weight-asian="bold" style:font-name-complex="Arial"/>
    </style:style>
    <style:style style:name="P153" style:family="paragraph" style:parent-style-name="Standard">
      <style:text-properties style:font-name="Arial" fo:font-size="14pt" fo:font-weight="bold" style:font-size-asian="14pt" style:font-weight-asian="bold" style:font-name-complex="Arial"/>
    </style:style>
    <style:style style:name="P154" style:family="paragraph" style:parent-style-name="Standard">
      <style:text-properties style:font-name="Arial" fo:font-size="12pt" fo:font-weight="bold" style:font-size-asian="12pt" style:font-weight-asian="bold" style:font-name-complex="Arial"/>
    </style:style>
    <style:style style:name="P155" style:family="paragraph" style:parent-style-name="Standard" style:list-style-name="WW8Num1">
      <style:paragraph-properties fo:margin-left="0mm" fo:margin-right="0mm" fo:margin-top="0.35mm" fo:margin-bottom="0mm" style:contextual-spacing="false" fo:line-height="85%" fo:text-indent="0mm" style:auto-text-indent="false"/>
      <style:text-properties style:font-name="Arial" fo:font-size="7pt" style:font-size-asian="7pt" style:font-name-complex="Arial"/>
    </style:style>
    <style:style style:name="P156" style:family="paragraph" style:parent-style-name="Standard" style:list-style-name="WW8Num4">
      <style:paragraph-properties fo:margin-left="5.01mm" fo:margin-right="0mm" fo:margin-top="0.35mm" fo:margin-bottom="0mm" style:contextual-spacing="false" fo:line-height="85%" fo:text-indent="-5.01mm" style:auto-text-indent="false"/>
      <style:text-properties style:font-name="Arial" fo:font-size="7pt" style:font-size-asian="7pt" style:font-name-complex="Arial"/>
    </style:style>
    <style:style style:name="P157" style:family="paragraph" style:parent-style-name="Standard" style:list-style-name="WW8Num2">
      <style:paragraph-properties fo:margin-left="5.01mm" fo:margin-right="0mm" fo:margin-top="0.35mm" fo:margin-bottom="0mm" style:contextual-spacing="false" fo:line-height="85%" fo:text-indent="-5.01mm" style:auto-text-indent="false"/>
      <style:text-properties style:font-name="Arial" fo:font-size="7pt" fo:letter-spacing="-0.07mm" style:font-size-asian="7pt" style:font-name-complex="Arial"/>
    </style:style>
    <style:style style:name="P158" style:family="paragraph" style:parent-style-name="Standard" style:list-style-name="WW8Num3">
      <style:paragraph-properties fo:margin-left="5.01mm" fo:margin-right="0mm" fo:margin-top="0.53mm" fo:margin-bottom="0mm" style:contextual-spacing="false" fo:line-height="85%" fo:text-indent="-5.01mm" style:auto-text-indent="false"/>
      <style:text-properties style:font-name="Arial" fo:font-size="7pt" style:font-size-asian="7pt" style:font-name-complex="Arial"/>
    </style:style>
    <style:style style:name="P159" style:family="paragraph" style:parent-style-name="Standard">
      <style:paragraph-properties fo:margin-top="0.18mm" fo:margin-bottom="0mm" style:contextual-spacing="false" fo:line-height="85%"/>
      <style:text-properties style:font-name="Arial" fo:font-size="7pt" style:font-size-asian="7pt" style:font-name-complex="Arial"/>
    </style:style>
    <style:style style:name="P160" style:family="paragraph" style:parent-style-name="Standard">
      <style:paragraph-properties fo:margin-top="0.18mm" fo:margin-bottom="0mm" style:contextual-spacing="false" fo:line-height="85%" fo:keep-with-next="always"/>
      <style:text-properties style:font-name="Arial" fo:font-size="7pt" fo:font-weight="bold" style:font-size-asian="7pt" style:font-weight-asian="bold" style:font-name-complex="Arial"/>
    </style:style>
    <style:style style:name="P161" style:family="paragraph" style:parent-style-name="Standard">
      <style:paragraph-properties fo:margin-left="6.51mm" fo:margin-right="0mm" fo:margin-top="0.35mm" fo:margin-bottom="0mm" style:contextual-spacing="false" fo:line-height="85%" fo:text-indent="0mm" style:auto-text-indent="false"/>
      <style:text-properties style:font-name="Arial" fo:font-size="7pt" style:font-size-asian="7pt" style:font-name-complex="Arial"/>
    </style:style>
    <style:style style:name="P162" style:family="paragraph" style:parent-style-name="Standard">
      <style:paragraph-properties fo:margin-left="1.01mm" fo:margin-right="0mm" fo:margin-top="1.06mm" fo:margin-bottom="0mm" style:contextual-spacing="false" fo:text-indent="0mm" style:auto-text-indent="false"/>
      <style:text-properties style:font-name="Arial" fo:font-size="7pt" style:font-size-asian="7pt" style:font-name-complex="Arial"/>
    </style:style>
    <style:style style:name="P163" style:family="paragraph" style:parent-style-name="Standard">
      <style:paragraph-properties fo:margin-left="1.01mm" fo:margin-right="0mm" fo:margin-top="0.35mm" fo:margin-bottom="0mm" style:contextual-spacing="false" fo:text-indent="0mm" style:auto-text-indent="false" fo:keep-with-next="always"/>
      <style:text-properties style:font-name="Arial" fo:font-size="7pt" style:font-size-asian="7pt" style:font-name-complex="Arial"/>
    </style:style>
    <style:style style:name="P164" style:family="paragraph" style:parent-style-name="Standard">
      <style:paragraph-properties fo:margin-top="2.12mm" fo:margin-bottom="0mm" style:contextual-spacing="false" style:snap-to-layout-grid="false"/>
      <style:text-properties style:font-name="Arial" fo:font-size="9pt" fo:font-weight="bold" style:font-size-asian="9pt" style:font-weight-asian="bold" style:font-name-complex="Arial"/>
    </style:style>
    <style:style style:name="P165" style:family="paragraph" style:parent-style-name="Standard">
      <style:paragraph-properties fo:margin-top="0.71mm" fo:margin-bottom="0mm" style:contextual-spacing="false"/>
      <style:text-properties style:font-name="Arial" fo:font-size="7pt" style:font-size-asian="7pt" style:font-name-complex="Arial"/>
    </style:style>
    <style:style style:name="fr1" style:family="graphic" style:parent-style-name="Frame">
      <style:graphic-properties fo:margin-left="3.19mm" fo:margin-right="3.19mm" fo:margin-top="0mm" fo:margin-bottom="0mm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.72mm" fo:border="none"/>
    </style:style>
    <style:style style:name="fr2" style:family="graphic" style:parent-style-name="OLE">
      <style:graphic-properties fo:margin-left="0mm" fo:margin-right="0mm" fo:margin-top="0mm" fo:margin-bottom="0mm" style:vertical-pos="top" style:vertical-rel="baseline" fo:padding="0mm" fo:border="none" draw:ole-draw-aspect="1" draw:visible-area-top="0mm" draw:visible-area-width="95.24mm" draw:visible-area-height="74.95mm"/>
    </style:style>
    <style:style style:name="Sect1" style:family="section">
      <style:section-properties style:writing-mode="lr-tb" style:editable="false">
        <style:columns fo:column-count="1" fo:column-gap="0m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m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able:table table:name="Table1" table:style-name="Table1">
          <table:table-column table:style-name="Table1.A"/>
          <table:table-column table:style-name="Table1.B"/>
          <table:table-column table:style-name="Table1.A"/>
          <table:table-column table:style-name="Table1.D"/>
          <table:table-column table:style-name="Table1.E"/>
          <table:table-column table:style-name="Table1.F"/>
          <table:table-column table:style-name="Table1.G"/>
          <table:table-column table:style-name="Table1.A"/>
          <table:table-column table:style-name="Table1.I"/>
          <table:table-column table:style-name="Table1.J"/>
          <table:table-column table:style-name="Table1.K"/>
          <table:table-column table:style-name="Table1.G"/>
          <table:table-column table:style-name="Table1.M"/>
          <table:table-column table:style-name="Table1.N"/>
          <table:table-column table:style-name="Table1.K" table:number-columns-repeated="2"/>
          <table:table-column table:style-name="Table1.G"/>
          <table:table-column table:style-name="Table1.R"/>
          <table:table-column table:style-name="Table1.E"/>
          <table:table-column table:style-name="Table1.T"/>
          <table:table-column table:style-name="Table1.U"/>
          <table:table-column table:style-name="Table1.V"/>
          <table:table-column table:style-name="Table1.W"/>
          <table:table-column table:style-name="Table1.G" table:number-columns-repeated="2"/>
          <table:table-column table:style-name="Table1.Z"/>
          <table:table-column table:style-name="Table1.a"/>
          <table:table-column table:style-name="Table1.I"/>
          <table:table-column table:style-name="Table1.c"/>
          <table:table-column table:style-name="Table1.I"/>
          <table:table-column table:style-name="Table1.K"/>
          <table:table-column table:style-name="Table1.B"/>
          <table:table-column table:style-name="Table1.K" table:number-columns-repeated="2"/>
          <table:table-column table:style-name="Table1.i"/>
          <table:table-column table:style-name="Table1.M" table:number-columns-repeated="2"/>
          <table:table-column table:style-name="Table1.G"/>
          <table:table-column table:style-name="Table1.M"/>
          <table:table-column table:style-name="Table1.G"/>
          <table:table-column table:style-name="Table1.R"/>
          <table:table-column table:style-name="Table1.U"/>
          <table:table-column table:style-name="Table1.K"/>
          <table:table-column table:style-name="Table1.r"/>
          <table:table-column table:style-name="Table1.E" table:number-columns-repeated="2"/>
          <table:table-column table:style-name="Table1.B"/>
          <table:table-column table:style-name="Table1.v"/>
          <table:table-column table:style-name="Table1.M"/>
          <table:table-column table:style-name="Table1.x"/>
          <table:table-column table:style-name="Table1.c"/>
          <table:table-column table:style-name="Table1.z"/>
          <table:table-column table:style-name="Table1.r"/>
          <table:table-column table:style-name="Table1.G"/>
          <table:table-column table:style-name="Table1.I"/>
          <table:table-column table:style-name="Table1.U"/>
          <table:table-column table:style-name="Table1.R"/>
          <table:table-column table:style-name="Table1.K"/>
          <table:table-column table:style-name="Table1.c"/>
          <table:table-column table:style-name="Table1.AH"/>
          <table:table-column table:style-name="Table1.AI"/>
          <table:table-column table:style-name="Table1.AJ"/>
          <table:table-column table:style-name="Table1.I"/>
          <table:table-column table:style-name="Table1.AL"/>
          <table:table-column table:style-name="Table1.AJ"/>
          <table:table-column table:style-name="Table1.I"/>
          <table:table-column table:style-name="Table1.M"/>
          <table:table-column table:style-name="Table1.K"/>
          <table:table-column table:style-name="Table1.c"/>
          <table:table-column table:style-name="Table1.V"/>
          <table:table-column table:style-name="Table1.AS"/>
          <table:table-column table:style-name="Table1.M"/>
          <table:table-column table:style-name="Table1.T"/>
          <table:table-column table:style-name="Table1.G"/>
          <table:table-column table:style-name="Table1.I"/>
          <table:table-column table:style-name="Table1.K"/>
          <table:table-column table:style-name="Table1.J"/>
          <table:table-column table:style-name="Table1.v"/>
          <table:table-column table:style-name="Table1.Aa"/>
          <table:table-column table:style-name="Table1.G"/>
          <table:table-column table:style-name="Table1.K"/>
          <table:table-column table:style-name="Table1.Ad"/>
          <table:table-column table:style-name="Table1.I"/>
          <table:table-column table:style-name="Table1.Af"/>
          <table:table-column table:style-name="Table1.Ag"/>
          <table:table-column table:style-name="Table1.Ah"/>
          <table:table-column table:style-name="Table1.K"/>
          <table:table-column table:style-name="Table1.Aj"/>
          <table:table-column table:style-name="Table1.Ah"/>
          <table:table-column table:style-name="Table1.Al"/>
          <table:table-column table:style-name="Table1.i"/>
          <table:table-column table:style-name="Table1.Af"/>
          <table:table-column table:style-name="Table1.v"/>
          <table:table-column table:style-name="Table1.Ap"/>
          <table:table-column table:style-name="Table1.Aq"/>
          <table:table-column table:style-name="Table1.K"/>
          <table:table-column table:style-name="Table1.As"/>
          <table:table-column table:style-name="Table1.At"/>
          <table:table-column table:style-name="Table1.Au"/>
          <table:table-column table:style-name="Table1.Av"/>
          <table:table-row table:style-name="Table1.1">
            <table:table-cell table:style-name="Table1.A1" table:number-columns-spanned="100" office:value-type="string">
              <text:p text:style-name="P15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1" table:number-columns-spanned="100" office:value-type="string">
              <text:p text:style-name="P15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3">
            <table:table-cell table:style-name="Table1.A1" table:number-columns-spanned="62" office:value-type="string">
              <text:p text:style-name="P5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38" office:value-type="string">
              <text:p text:style-name="P5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4">
            <table:table-cell table:style-name="Table1.A1" table:number-columns-spanned="100" office:value-type="string">
              <text:p text:style-name="P57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5">
            <table:table-cell table:style-name="Table1.A1" table:number-columns-spanned="6" office:value-type="string">
              <text:p text:style-name="P61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56" office:value-type="string">
              <text:p text:style-name="P1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K5" table:number-columns-spanned="38" office:value-type="string">
              <text:p text:style-name="P55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6">
            <table:table-cell table:style-name="Table1.A6" table:number-columns-spanned="100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7">
            <table:table-cell table:style-name="Table1.A7" table:number-columns-spanned="70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S7" table:number-columns-spanned="30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8">
            <table:table-cell table:style-name="Table1.A8" table:number-columns-spanned="70" office:value-type="string">
              <text:p text:style-name="P8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S8" table:number-columns-spanned="27" office:value-type="string">
              <text:p text:style-name="P8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S7" table:number-columns-spanned="3" office:value-type="string">
              <text:p text:style-name="P8"/>
            </table:table-cell>
            <table:covered-table-cell/>
            <table:covered-table-cell/>
          </table:table-row>
          <table:table-row table:style-name="Table1.4">
            <table:table-cell table:style-name="Table1.A9" table:number-columns-spanned="100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0" table:number-columns-spanned="100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4">
            <table:table-cell table:style-name="Table1.A11" table:number-columns-spanned="100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2" table:number-columns-spanned="100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6">
            <table:table-cell table:style-name="Table1.A13" table:number-columns-spanned="60" office:value-type="string">
              <text:p text:style-name="P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I13" table:number-columns-spanned="40" office:value-type="string">
              <text:p text:style-name="P45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4">
            <table:table-cell table:style-name="Table1.A14" table:number-columns-spanned="60" office:value-type="string">
              <text:p text:style-name="P48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I14" table:number-columns-spanned="7" office:value-type="string">
              <text:p text:style-name="P4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P14" table:number-columns-spanned="33" office:value-type="string">
              <text:p text:style-name="P4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5">
            <table:table-cell table:style-name="Table1.A15" office:value-type="string">
              <text:p text:style-name="P88"/>
            </table:table-cell>
            <table:table-cell table:style-name="Table1.B15" table:number-columns-spanned="32" office:value-type="string">
              <text:p text:style-name="P15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89"/>
            </table:table-cell>
            <table:covered-table-cell/>
            <table:covered-table-cell/>
            <table:covered-table-cell/>
            <table:table-cell table:style-name="Table1.B15" table:number-columns-spanned="23" office:value-type="string">
              <text:p text:style-name="P16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I15" table:number-columns-spanned="7" office:value-type="string">
              <text:p text:style-name="P10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P15" table:number-rows-spanned="3" table:number-columns-spanned="33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6">
            <table:table-cell table:style-name="Table1.A16" table:number-columns-spanned="60" office:value-type="string">
              <text:p text:style-name="P5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I16" table:number-columns-spanned="7" office:value-type="string">
              <text:p text:style-name="P5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5">
            <table:table-cell table:style-name="Table1.A17" office:value-type="string">
              <text:p text:style-name="P92"/>
            </table:table-cell>
            <table:table-cell table:style-name="Table1.B15" table:number-columns-spanned="32" office:value-type="string">
              <text:p text:style-name="P15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89"/>
            </table:table-cell>
            <table:covered-table-cell/>
            <table:covered-table-cell/>
            <table:covered-table-cell/>
            <table:table-cell table:style-name="Table1.B15" table:number-columns-spanned="23" office:value-type="string">
              <text:p text:style-name="P10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I17" table:number-columns-spanned="7" office:value-type="string">
              <text:p text:style-name="P10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4">
            <table:table-cell table:style-name="Table1.A18" table:number-columns-spanned="60" office:value-type="string">
              <text:p text:style-name="P8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I18" table:number-columns-spanned="7" office:value-type="string">
              <text:p text:style-name="P78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P18" table:number-columns-spanned="33" office:value-type="string">
              <text:p text:style-name="P78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6">
            <table:table-cell table:style-name="Table1.A19" table:number-columns-spanned="100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0">
            <table:table-cell table:style-name="Table1.A14" table:number-columns-spanned="60" office:value-type="string">
              <text:p text:style-name="P8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I20" table:number-columns-spanned="7" office:value-type="string">
              <text:p text:style-name="P78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P14" table:number-rows-spanned="2" table:number-columns-spanned="33" office:value-type="string">
              <text:p text:style-name="P7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5">
            <table:table-cell table:style-name="Table1.A16" table:number-columns-spanned="33" office:value-type="string">
              <text:list xml:id="list2054026719" text:style-name="WW8Num1">
                <text:list-item>
                  <text:p text:style-name="P155"/>
                </text:list-item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98"/>
            </table:table-cell>
            <table:covered-table-cell/>
            <table:covered-table-cell/>
            <table:covered-table-cell/>
            <table:table-cell table:style-name="Table1.B15" table:number-columns-spanned="13" office:value-type="string">
              <text:p text:style-name="P11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2" office:value-type="string">
              <text:p text:style-name="P99"/>
            </table:table-cell>
            <table:covered-table-cell/>
            <table:table-cell table:style-name="Table1.B15" table:number-columns-spanned="8" office:value-type="string">
              <text:p text:style-name="P11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I21" table:number-columns-spanned="7" office:value-type="string">
              <text:p text:style-name="P105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2">
            <table:table-cell table:style-name="Table1.A16" table:number-columns-spanned="60" office:value-type="string">
              <text:p text:style-name="P7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I22" table:number-columns-spanned="7" office:value-type="string">
              <text:p text:style-name="P75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P15" table:number-rows-spanned="3" table:number-columns-spanned="33" office:value-type="string">
              <text:p text:style-name="P7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5">
            <table:table-cell table:style-name="Table1.A16" table:number-columns-spanned="33" office:value-type="string">
              <text:list xml:id="list3990637311" text:style-name="WW8Num2">
                <text:list-item>
                  <text:p text:style-name="P157"/>
                </text:list-item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98"/>
            </table:table-cell>
            <table:covered-table-cell/>
            <table:covered-table-cell/>
            <table:covered-table-cell/>
            <table:table-cell table:style-name="Table1.B15" table:number-columns-spanned="13" office:value-type="string">
              <text:p text:style-name="P10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2" office:value-type="string">
              <text:p text:style-name="P99"/>
            </table:table-cell>
            <table:covered-table-cell/>
            <table:table-cell table:style-name="Table1.B15" table:number-columns-spanned="8" office:value-type="string">
              <text:p text:style-name="P10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I23" table:number-columns-spanned="7" office:value-type="string">
              <text:p text:style-name="P105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4">
            <table:table-cell table:style-name="Table1.A18" table:number-columns-spanned="60" office:value-type="string">
              <text:p text:style-name="P4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I24" table:number-columns-spanned="7" office:value-type="string">
              <text:p text:style-name="P4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4">
            <table:table-cell table:style-name="Table1.A14" table:number-columns-spanned="60" office:value-type="string">
              <text:p text:style-name="P48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I25" table:number-columns-spanned="7" office:value-type="string">
              <text:p text:style-name="P4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P14" table:number-columns-spanned="33" office:value-type="string">
              <text:p text:style-name="P4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5">
            <table:table-cell table:style-name="Table1.A16" table:number-columns-spanned="33" office:value-type="string">
              <text:list xml:id="list1805905241" text:style-name="WW8Num3">
                <text:list-item>
                  <text:p text:style-name="P158"/>
                </text:list-item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98"/>
            </table:table-cell>
            <table:covered-table-cell/>
            <table:covered-table-cell/>
            <table:covered-table-cell/>
            <table:table-cell table:style-name="Table1.B15" table:number-columns-spanned="13" office:value-type="string">
              <text:p text:style-name="P11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2" office:value-type="string">
              <text:p text:style-name="P99"/>
            </table:table-cell>
            <table:covered-table-cell/>
            <table:table-cell table:style-name="Table1.B15" table:number-columns-spanned="8" office:value-type="string">
              <text:p text:style-name="P11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I26" table:number-columns-spanned="7" office:value-type="string">
              <text:p text:style-name="P105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P15" table:number-rows-spanned="5" table:number-columns-spanned="33" office:value-type="string">
              <text:p text:style-name="P77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2">
            <table:table-cell table:style-name="Table1.A16" table:number-columns-spanned="60" office:value-type="string">
              <text:p text:style-name="P6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I27" table:number-columns-spanned="7" office:value-type="string">
              <text:p text:style-name="P75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5">
            <table:table-cell table:style-name="Table1.A16" table:number-columns-spanned="33" office:value-type="string">
              <text:p text:style-name="P16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98"/>
            </table:table-cell>
            <table:covered-table-cell/>
            <table:covered-table-cell/>
            <table:covered-table-cell/>
            <table:table-cell table:style-name="Table1.B15" table:number-columns-spanned="13" office:value-type="string">
              <text:p text:style-name="P10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2" office:value-type="string">
              <text:p text:style-name="P99"/>
            </table:table-cell>
            <table:covered-table-cell/>
            <table:table-cell table:style-name="Table1.B15" table:number-columns-spanned="8" office:value-type="string">
              <text:p text:style-name="P10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I28" table:number-columns-spanned="7" office:value-type="string">
              <text:p text:style-name="P105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2">
            <table:table-cell table:style-name="Table1.A16" table:number-columns-spanned="60" office:value-type="string">
              <text:p text:style-name="P5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I29" table:number-columns-spanned="7" office:value-type="string">
              <text:p text:style-name="P75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5">
            <table:table-cell table:style-name="Table1.A16" table:number-columns-spanned="33" office:value-type="string">
              <text:list xml:id="list3053205053" text:style-name="WW8Num4">
                <text:list-item>
                  <text:p text:style-name="P156"/>
                </text:list-item>
              </text:list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98"/>
            </table:table-cell>
            <table:covered-table-cell/>
            <table:covered-table-cell/>
            <table:covered-table-cell/>
            <table:table-cell table:style-name="Table1.B15" table:number-columns-spanned="13" office:value-type="string">
              <text:p text:style-name="P10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2" office:value-type="string">
              <text:p text:style-name="P99"/>
            </table:table-cell>
            <table:covered-table-cell/>
            <table:table-cell table:style-name="Table1.B15" table:number-columns-spanned="8" office:value-type="string">
              <text:p text:style-name="P10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I30" table:number-columns-spanned="7" office:value-type="string">
              <text:p text:style-name="P105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4">
            <table:table-cell table:style-name="Table1.A18" table:number-columns-spanned="60" office:value-type="string">
              <text:p text:style-name="P48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I31" table:number-columns-spanned="7" office:value-type="string">
              <text:p text:style-name="P4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P18" table:number-columns-spanned="33" office:value-type="string">
              <text:p text:style-name="P4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6">
            <table:table-cell table:style-name="Table1.A6" table:number-columns-spanned="100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4">
            <table:table-cell table:style-name="Table1.A33" table:number-columns-spanned="100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34" table:number-columns-spanned="100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4">
            <table:table-cell table:style-name="Table1.A35" table:number-columns-spanned="5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table-cell table:style-name="Table1.F35" table:number-columns-spanned="54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H35" table:number-columns-spanned="22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d35" table:number-columns-spanned="19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36" table:number-columns-spanned="5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table-cell table:style-name="Table1.F36" table:number-columns-spanned="54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H36" table:number-columns-spanned="22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d36" table:number-columns-spanned="19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4">
            <table:table-cell table:style-name="Table1.A37" table:number-columns-spanned="12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M37" table:number-columns-spanned="24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k37" table:number-columns-spanned="23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H37" table:number-columns-spanned="41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38" table:number-columns-spanned="12" office:value-type="string">
              <text:p text:style-name="P40"><text:bookmark-start text:name="Tekst1251"/><text:bookmark-end text:name="Tekst1251"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M38" table:number-columns-spanned="24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k38" table:number-columns-spanned="23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H38" table:number-columns-spanned="41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6">
            <table:table-cell table:style-name="Table1.A39" table:number-columns-spanned="100" office:value-type="string">
              <text:p text:style-name="P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4">
            <table:table-cell table:style-name="Table1.A40" table:number-columns-spanned="51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z40" table:number-columns-spanned="49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41">
            <table:table-cell table:style-name="Table1.A41" table:number-columns-spanned="51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z41" table:number-columns-spanned="49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4">
            <table:table-cell table:style-name="Table1.A42" table:number-columns-spanned="5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table-cell table:style-name="Table1.F42" table:number-columns-spanned="54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H42" table:number-columns-spanned="41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43" table:number-columns-spanned="5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table-cell table:style-name="Table1.F43" table:number-columns-spanned="54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H43" table:number-columns-spanned="41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6">
            <table:table-cell table:style-name="Table1.A6" table:number-columns-spanned="100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4">
            <table:table-cell table:style-name="Table1.A45" table:number-columns-spanned="100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46" table:number-columns-spanned="100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4">
            <table:table-cell table:style-name="Table1.A47" table:number-columns-spanned="5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table-cell table:style-name="Table1.F47" table:number-columns-spanned="54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H47" table:number-columns-spanned="41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48" table:number-columns-spanned="5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table-cell table:style-name="Table1.F48" table:number-columns-spanned="54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H48" table:number-columns-spanned="41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6">
            <table:table-cell table:style-name="Table1.A6" table:number-columns-spanned="100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6">
            <table:table-cell table:style-name="Table1.A50" table:number-columns-spanned="100" office:value-type="string">
              <text:p text:style-name="P6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51">
            <table:table-cell table:style-name="Table1.A51" table:number-columns-spanned="59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H51" table:number-columns-spanned="41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41">
            <table:table-cell table:style-name="Table1.A52" table:number-columns-spanned="59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H52" table:number-columns-spanned="41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51">
            <table:table-cell table:style-name="Table1.A53" table:number-columns-spanned="59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H53" table:number-columns-spanned="22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d53" table:number-columns-spanned="19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41">
            <table:table-cell table:style-name="Table1.A54" table:number-columns-spanned="59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H54" table:number-columns-spanned="22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d54" table:number-columns-spanned="19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51">
            <table:table-cell table:style-name="Table1.A55" table:number-columns-spanned="5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table-cell table:style-name="Table1.F55" table:number-columns-spanned="54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H55" table:number-columns-spanned="41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41">
            <table:table-cell table:style-name="Table1.A56" table:number-columns-spanned="5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table-cell table:style-name="Table1.F56" table:number-columns-spanned="54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H56" table:number-columns-spanned="41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57">
            <table:table-cell table:style-name="Table1.A1" table:number-columns-spanned="100" office:value-type="string">
              <text:p text:style-name="P2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4">
            <table:table-cell table:style-name="Table1.A1" table:number-columns-spanned="30" office:value-type="string">
              <text:p text:style-name="P7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56" office:value-type="string">
              <text:p text:style-name="P7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14" office:value-type="string">
              <text:p text:style-name="P7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6">
            <table:table-cell table:style-name="Table1.A6" table:number-columns-spanned="100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2">
            <table:table-cell table:style-name="Table1.A16" table:number-columns-spanned="72" office:value-type="string">
              <text:p text:style-name="P2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4" office:value-type="string">
              <text:p text:style-name="P6"/>
            </table:table-cell>
            <table:covered-table-cell/>
            <table:covered-table-cell/>
            <table:covered-table-cell/>
            <table:table-cell table:style-name="Table1.AY60" table:number-columns-spanned="24" office:value-type="string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ext:soft-page-break/>
          <table:table-row table:style-name="Table1.15">
            <table:table-cell table:style-name="Table1.A61" office:value-type="string">
              <text:p text:style-name="P117"/>
            </table:table-cell>
            <table:table-cell table:style-name="Table1.B15" table:number-columns-spanned="9" office:value-type="string">
              <text:p text:style-name="P2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5" office:value-type="string">
              <text:p text:style-name="P91"/>
            </table:table-cell>
            <table:covered-table-cell/>
            <table:covered-table-cell/>
            <table:covered-table-cell/>
            <table:covered-table-cell/>
            <table:table-cell table:style-name="Table1.B15" table:number-columns-spanned="3" office:value-type="string">
              <text:p text:style-name="P95"/>
            </table:table-cell>
            <table:covered-table-cell/>
            <table:covered-table-cell/>
            <table:table-cell table:style-name="Table1.A1" table:number-columns-spanned="3" office:value-type="string">
              <text:p text:style-name="P117"/>
            </table:table-cell>
            <table:covered-table-cell/>
            <table:covered-table-cell/>
            <table:table-cell table:style-name="Table1.B15" table:number-columns-spanned="20" office:value-type="string">
              <text:p text:style-name="P2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4" office:value-type="string">
              <text:p text:style-name="P91"/>
            </table:table-cell>
            <table:covered-table-cell/>
            <table:covered-table-cell/>
            <table:covered-table-cell/>
            <table:table-cell table:style-name="Table1.B15" table:number-columns-spanned="2" office:value-type="string">
              <text:p text:style-name="P95"/>
            </table:table-cell>
            <table:covered-table-cell/>
            <table:table-cell table:style-name="Table1.A1" table:number-columns-spanned="3" office:value-type="string">
              <text:p text:style-name="P117"/>
            </table:table-cell>
            <table:covered-table-cell/>
            <table:covered-table-cell/>
            <table:table-cell table:style-name="Table1.B15" table:number-columns-spanned="18" office:value-type="string">
              <text:p text:style-name="P1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4" office:value-type="string">
              <text:p text:style-name="P82"/>
            </table:table-cell>
            <table:covered-table-cell/>
            <table:covered-table-cell/>
            <table:covered-table-cell/>
            <table:table-cell table:style-name="Table1.B15" table:number-columns-spanned="4" office:value-type="string">
              <text:p text:style-name="P6"/>
            </table:table-cell>
            <table:covered-table-cell/>
            <table:covered-table-cell/>
            <table:covered-table-cell/>
            <table:table-cell table:style-name="Table1.B15" table:number-columns-spanned="5" office:value-type="string">
              <text:p text:style-name="P23"/>
            </table:table-cell>
            <table:covered-table-cell/>
            <table:covered-table-cell/>
            <table:covered-table-cell/>
            <table:covered-table-cell/>
            <table:table-cell table:style-name="Table1.AY60" table:number-columns-spanned="19" office:value-type="string">
              <text:p text:style-name="P18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62">
            <table:table-cell table:style-name="Table1.A16" table:number-columns-spanned="15" office:value-type="string">
              <text:p text:style-name="P2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3" office:value-type="string">
              <text:p text:style-name="P23"/>
            </table:table-cell>
            <table:covered-table-cell/>
            <table:covered-table-cell/>
            <table:table-cell table:style-name="Table1.B15" table:number-columns-spanned="27" office:value-type="string">
              <text:p text:style-name="P2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2" office:value-type="string">
              <text:p text:style-name="P23"/>
            </table:table-cell>
            <table:covered-table-cell/>
            <table:table-cell table:style-name="Table1.B15" table:number-columns-spanned="25" office:value-type="string">
              <text:p text:style-name="P2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4" office:value-type="string">
              <text:p text:style-name="P23"/>
            </table:table-cell>
            <table:covered-table-cell/>
            <table:covered-table-cell/>
            <table:covered-table-cell/>
            <table:table-cell table:style-name="Table1.B15" table:number-columns-spanned="5" office:value-type="string">
              <text:p text:style-name="P23"/>
            </table:table-cell>
            <table:covered-table-cell/>
            <table:covered-table-cell/>
            <table:covered-table-cell/>
            <table:covered-table-cell/>
            <table:table-cell table:style-name="Table1.AY60" table:number-columns-spanned="19" office:value-type="string">
              <text:p text:style-name="P6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5">
            <table:table-cell table:style-name="Table1.A63" office:value-type="string">
              <text:p text:style-name="P117"/>
            </table:table-cell>
            <table:table-cell table:style-name="Table1.B15" table:number-columns-spanned="9" office:value-type="string">
              <text:p text:style-name="P2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5" office:value-type="string">
              <text:p text:style-name="P91"/>
            </table:table-cell>
            <table:covered-table-cell/>
            <table:covered-table-cell/>
            <table:covered-table-cell/>
            <table:covered-table-cell/>
            <table:table-cell table:style-name="Table1.B15" table:number-columns-spanned="3" office:value-type="string">
              <text:p text:style-name="P95"/>
            </table:table-cell>
            <table:covered-table-cell/>
            <table:covered-table-cell/>
            <table:table-cell table:style-name="Table1.A1" table:number-columns-spanned="3" office:value-type="string">
              <text:p text:style-name="P117"/>
            </table:table-cell>
            <table:covered-table-cell/>
            <table:covered-table-cell/>
            <table:table-cell table:style-name="Table1.B15" table:number-columns-spanned="20" office:value-type="string">
              <text:p text:style-name="P1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4" office:value-type="string">
              <text:p text:style-name="P91"/>
            </table:table-cell>
            <table:covered-table-cell/>
            <table:covered-table-cell/>
            <table:covered-table-cell/>
            <table:table-cell table:style-name="Table1.B15" table:number-columns-spanned="2" office:value-type="string">
              <text:p text:style-name="P95"/>
            </table:table-cell>
            <table:covered-table-cell/>
            <table:table-cell table:style-name="Table1.A1" table:number-columns-spanned="3" office:value-type="string">
              <text:p text:style-name="P117"/>
            </table:table-cell>
            <table:covered-table-cell/>
            <table:covered-table-cell/>
            <table:table-cell table:style-name="Table1.B15" table:number-columns-spanned="18" office:value-type="string">
              <text:p text:style-name="P1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4" office:value-type="string">
              <text:p text:style-name="P82"/>
            </table:table-cell>
            <table:covered-table-cell/>
            <table:covered-table-cell/>
            <table:covered-table-cell/>
            <table:table-cell table:style-name="Table1.B15" table:number-columns-spanned="4" office:value-type="string">
              <text:p text:style-name="P6"/>
            </table:table-cell>
            <table:covered-table-cell/>
            <table:covered-table-cell/>
            <table:covered-table-cell/>
            <table:table-cell table:style-name="Table1.B15" table:number-columns-spanned="5" office:value-type="string">
              <text:p text:style-name="P82"/>
            </table:table-cell>
            <table:covered-table-cell/>
            <table:covered-table-cell/>
            <table:covered-table-cell/>
            <table:covered-table-cell/>
            <table:table-cell table:style-name="Table1.AY60" table:number-columns-spanned="19" office:value-type="string">
              <text:p text:style-name="P2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62">
            <table:table-cell table:style-name="Table1.A16" table:number-columns-spanned="15" office:value-type="string">
              <text:p text:style-name="P2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3" office:value-type="string">
              <text:p text:style-name="P23"/>
            </table:table-cell>
            <table:covered-table-cell/>
            <table:covered-table-cell/>
            <table:table-cell table:style-name="Table1.B15" table:number-columns-spanned="27" office:value-type="string">
              <text:p text:style-name="P65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2" office:value-type="string">
              <text:p text:style-name="P124"/>
            </table:table-cell>
            <table:covered-table-cell/>
            <table:table-cell table:style-name="Table1.B15" table:number-columns-spanned="25" office:value-type="string">
              <text:p text:style-name="P2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4" office:value-type="string">
              <text:p text:style-name="P23"/>
            </table:table-cell>
            <table:covered-table-cell/>
            <table:covered-table-cell/>
            <table:covered-table-cell/>
            <table:table-cell table:style-name="Table1.B15" table:number-columns-spanned="5" office:value-type="string">
              <text:p text:style-name="P23"/>
            </table:table-cell>
            <table:covered-table-cell/>
            <table:covered-table-cell/>
            <table:covered-table-cell/>
            <table:covered-table-cell/>
            <table:table-cell table:style-name="Table1.AY60" table:number-columns-spanned="19" office:value-type="string">
              <text:p text:style-name="P2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5">
            <table:table-cell table:style-name="Table1.A65" office:value-type="string">
              <text:p text:style-name="P117"/>
            </table:table-cell>
            <table:table-cell table:style-name="Table1.B15" table:number-columns-spanned="9" office:value-type="string">
              <text:p text:style-name="P2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5" office:value-type="string">
              <text:p text:style-name="P91"/>
            </table:table-cell>
            <table:covered-table-cell/>
            <table:covered-table-cell/>
            <table:covered-table-cell/>
            <table:covered-table-cell/>
            <table:table-cell table:style-name="Table1.B15" table:number-columns-spanned="3" office:value-type="string">
              <text:p text:style-name="P95"/>
            </table:table-cell>
            <table:covered-table-cell/>
            <table:covered-table-cell/>
            <table:table-cell table:style-name="Table1.A1" table:number-columns-spanned="3" office:value-type="string">
              <text:p text:style-name="P117"/>
            </table:table-cell>
            <table:covered-table-cell/>
            <table:covered-table-cell/>
            <table:table-cell table:style-name="Table1.B15" table:number-columns-spanned="20" office:value-type="string">
              <text:p text:style-name="P1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4" office:value-type="string">
              <text:p text:style-name="P91"/>
            </table:table-cell>
            <table:covered-table-cell/>
            <table:covered-table-cell/>
            <table:covered-table-cell/>
            <table:table-cell table:style-name="Table1.B15" table:number-columns-spanned="2" office:value-type="string">
              <text:p text:style-name="P95"/>
            </table:table-cell>
            <table:covered-table-cell/>
            <table:table-cell table:style-name="Table1.A1" table:number-columns-spanned="3" office:value-type="string">
              <text:p text:style-name="P117"/>
            </table:table-cell>
            <table:covered-table-cell/>
            <table:covered-table-cell/>
            <table:table-cell table:style-name="Table1.B15" table:number-columns-spanned="18" office:value-type="string">
              <text:p text:style-name="P12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4" office:value-type="string">
              <text:p text:style-name="P82"/>
            </table:table-cell>
            <table:covered-table-cell/>
            <table:covered-table-cell/>
            <table:covered-table-cell/>
            <table:table-cell table:style-name="Table1.B15" table:number-columns-spanned="4" office:value-type="string">
              <text:p text:style-name="P6"/>
            </table:table-cell>
            <table:covered-table-cell/>
            <table:covered-table-cell/>
            <table:covered-table-cell/>
            <table:table-cell table:style-name="Table1.B15" table:number-columns-spanned="5" office:value-type="string">
              <text:p text:style-name="P82"/>
            </table:table-cell>
            <table:covered-table-cell/>
            <table:covered-table-cell/>
            <table:covered-table-cell/>
            <table:covered-table-cell/>
            <table:table-cell table:style-name="Table1.AY60" table:number-columns-spanned="19" office:value-type="string">
              <text:p text:style-name="P2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62">
            <table:table-cell table:style-name="Table1.A16" table:number-columns-spanned="15" office:value-type="string">
              <text:p text:style-name="P2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3" office:value-type="string">
              <text:p text:style-name="P23"/>
            </table:table-cell>
            <table:covered-table-cell/>
            <table:covered-table-cell/>
            <table:table-cell table:style-name="Table1.B15" table:number-columns-spanned="27" office:value-type="string">
              <text:p text:style-name="P2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2" office:value-type="string">
              <text:p text:style-name="P6"/>
            </table:table-cell>
            <table:covered-table-cell/>
            <table:table-cell table:style-name="Table1.B15" table:number-columns-spanned="25" office:value-type="string">
              <text:p text:style-name="P2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4" office:value-type="string">
              <text:p text:style-name="P23"/>
            </table:table-cell>
            <table:covered-table-cell/>
            <table:covered-table-cell/>
            <table:covered-table-cell/>
            <table:table-cell table:style-name="Table1.B15" table:number-columns-spanned="5" office:value-type="string">
              <text:p text:style-name="P4"/>
            </table:table-cell>
            <table:covered-table-cell/>
            <table:covered-table-cell/>
            <table:covered-table-cell/>
            <table:covered-table-cell/>
            <table:table-cell table:style-name="Table1.AY60" table:number-columns-spanned="19" office:value-type="string">
              <text:p text:style-name="P2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5">
            <table:table-cell table:style-name="Table1.A67" office:value-type="string">
              <text:p text:style-name="P117"/>
            </table:table-cell>
            <table:table-cell table:style-name="Table1.B15" table:number-columns-spanned="9" office:value-type="string">
              <text:p text:style-name="P1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5" office:value-type="string">
              <text:p text:style-name="P91"/>
            </table:table-cell>
            <table:covered-table-cell/>
            <table:covered-table-cell/>
            <table:covered-table-cell/>
            <table:covered-table-cell/>
            <table:table-cell table:style-name="Table1.B15" table:number-columns-spanned="3" office:value-type="string">
              <text:p text:style-name="P95"/>
            </table:table-cell>
            <table:covered-table-cell/>
            <table:covered-table-cell/>
            <table:table-cell table:style-name="Table1.A1" table:number-columns-spanned="3" office:value-type="string">
              <text:p text:style-name="P117"/>
            </table:table-cell>
            <table:covered-table-cell/>
            <table:covered-table-cell/>
            <table:table-cell table:style-name="Table1.B15" table:number-columns-spanned="20" office:value-type="string">
              <text:p text:style-name="P1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4" office:value-type="string">
              <text:p text:style-name="P91"/>
            </table:table-cell>
            <table:covered-table-cell/>
            <table:covered-table-cell/>
            <table:covered-table-cell/>
            <table:table-cell table:style-name="Table1.B15" table:number-columns-spanned="2" office:value-type="string">
              <text:p text:style-name="P95"/>
            </table:table-cell>
            <table:covered-table-cell/>
            <table:table-cell table:style-name="Table1.A1" table:number-columns-spanned="3" office:value-type="string">
              <text:p text:style-name="P117"/>
            </table:table-cell>
            <table:covered-table-cell/>
            <table:covered-table-cell/>
            <table:table-cell table:style-name="Table1.B15" table:number-columns-spanned="18" office:value-type="string">
              <text:p text:style-name="P1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4" office:value-type="string">
              <text:p text:style-name="P82"/>
            </table:table-cell>
            <table:covered-table-cell/>
            <table:covered-table-cell/>
            <table:covered-table-cell/>
            <table:table-cell table:style-name="Table1.B15" table:number-columns-spanned="4" office:value-type="string">
              <text:p text:style-name="P6"/>
            </table:table-cell>
            <table:covered-table-cell/>
            <table:covered-table-cell/>
            <table:covered-table-cell/>
            <table:table-cell table:style-name="Table1.B15" table:number-columns-spanned="5" office:value-type="string">
              <text:p text:style-name="P82"/>
            </table:table-cell>
            <table:covered-table-cell/>
            <table:covered-table-cell/>
            <table:covered-table-cell/>
            <table:covered-table-cell/>
            <table:table-cell table:style-name="Table1.AY60" table:number-columns-spanned="19" office:value-type="string">
              <text:p text:style-name="P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62">
            <table:table-cell table:style-name="Table1.A16" table:number-columns-spanned="15" office:value-type="string">
              <text:p text:style-name="P2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3" office:value-type="string">
              <text:p text:style-name="P23"/>
            </table:table-cell>
            <table:covered-table-cell/>
            <table:covered-table-cell/>
            <table:table-cell table:style-name="Table1.B15" table:number-columns-spanned="27" office:value-type="string">
              <text:p text:style-name="P2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2" office:value-type="string">
              <text:p text:style-name="P6"/>
            </table:table-cell>
            <table:covered-table-cell/>
            <table:table-cell table:style-name="Table1.B15" table:number-columns-spanned="25" office:value-type="string">
              <text:p text:style-name="P2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4" office:value-type="string">
              <text:p text:style-name="P23"/>
            </table:table-cell>
            <table:covered-table-cell/>
            <table:covered-table-cell/>
            <table:covered-table-cell/>
            <table:table-cell table:style-name="Table1.B15" table:number-columns-spanned="5" office:value-type="string">
              <text:p text:style-name="P4"/>
            </table:table-cell>
            <table:covered-table-cell/>
            <table:covered-table-cell/>
            <table:covered-table-cell/>
            <table:covered-table-cell/>
            <table:table-cell table:style-name="Table1.AY60" table:number-columns-spanned="19" office:value-type="string">
              <text:p text:style-name="P2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5">
            <table:table-cell table:style-name="Table1.A69" office:value-type="string">
              <text:p text:style-name="P117"/>
            </table:table-cell>
            <table:table-cell table:style-name="Table1.B15" table:number-columns-spanned="9" office:value-type="string">
              <text:p text:style-name="P1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5" office:value-type="string">
              <text:p text:style-name="P91"/>
            </table:table-cell>
            <table:covered-table-cell/>
            <table:covered-table-cell/>
            <table:covered-table-cell/>
            <table:covered-table-cell/>
            <table:table-cell table:style-name="Table1.B15" table:number-columns-spanned="3" office:value-type="string">
              <text:p text:style-name="P95"/>
            </table:table-cell>
            <table:covered-table-cell/>
            <table:covered-table-cell/>
            <table:table-cell table:style-name="Table1.A1" table:number-columns-spanned="3" office:value-type="string">
              <text:p text:style-name="P117"/>
            </table:table-cell>
            <table:covered-table-cell/>
            <table:covered-table-cell/>
            <table:table-cell table:style-name="Table1.B15" table:number-columns-spanned="20" office:value-type="string">
              <text:p text:style-name="P1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4" office:value-type="string">
              <text:p text:style-name="P91"/>
            </table:table-cell>
            <table:covered-table-cell/>
            <table:covered-table-cell/>
            <table:covered-table-cell/>
            <table:table-cell table:style-name="Table1.B15" table:number-columns-spanned="2" office:value-type="string">
              <text:p text:style-name="P95"/>
            </table:table-cell>
            <table:covered-table-cell/>
            <table:table-cell table:style-name="Table1.A1" table:number-columns-spanned="3" office:value-type="string">
              <text:p text:style-name="P117"/>
            </table:table-cell>
            <table:covered-table-cell/>
            <table:covered-table-cell/>
            <table:table-cell table:style-name="Table1.B15" table:number-columns-spanned="18" office:value-type="string">
              <text:p text:style-name="P1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4" office:value-type="string">
              <text:p text:style-name="P82"/>
            </table:table-cell>
            <table:covered-table-cell/>
            <table:covered-table-cell/>
            <table:covered-table-cell/>
            <table:table-cell table:style-name="Table1.B15" table:number-columns-spanned="4" office:value-type="string">
              <text:p text:style-name="P6"/>
            </table:table-cell>
            <table:covered-table-cell/>
            <table:covered-table-cell/>
            <table:covered-table-cell/>
            <table:table-cell table:style-name="Table1.B15" table:number-columns-spanned="5" office:value-type="string">
              <text:p text:style-name="P82"/>
            </table:table-cell>
            <table:covered-table-cell/>
            <table:covered-table-cell/>
            <table:covered-table-cell/>
            <table:covered-table-cell/>
            <table:table-cell table:style-name="Table1.AY60" table:number-columns-spanned="19" office:value-type="string">
              <text:p text:style-name="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62">
            <table:table-cell table:style-name="Table1.A16" table:number-columns-spanned="15" office:value-type="string">
              <text:p text:style-name="P23"><text:bookmark text:name="OLE_LINK1"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3" office:value-type="string">
              <text:p text:style-name="P23"/>
            </table:table-cell>
            <table:covered-table-cell/>
            <table:covered-table-cell/>
            <table:table-cell table:style-name="Table1.B15" table:number-columns-spanned="27" office:value-type="string">
              <text:p text:style-name="P2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2" office:value-type="string">
              <text:p text:style-name="P6"/>
            </table:table-cell>
            <table:covered-table-cell/>
            <table:table-cell table:style-name="Table1.B15" table:number-columns-spanned="25" office:value-type="string">
              <text:p text:style-name="P2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4" office:value-type="string">
              <text:p text:style-name="P23"/>
            </table:table-cell>
            <table:covered-table-cell/>
            <table:covered-table-cell/>
            <table:covered-table-cell/>
            <table:table-cell table:style-name="Table1.AY60" table:number-columns-spanned="24" office:value-type="string">
              <text:p text:style-name="P2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5">
            <table:table-cell table:style-name="Table1.A71" office:value-type="string">
              <text:p text:style-name="P117"/>
            </table:table-cell>
            <table:table-cell table:style-name="Table1.B15" table:number-columns-spanned="9" office:value-type="string">
              <text:p text:style-name="P1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5" office:value-type="string">
              <text:p text:style-name="P91"/>
            </table:table-cell>
            <table:covered-table-cell/>
            <table:covered-table-cell/>
            <table:covered-table-cell/>
            <table:covered-table-cell/>
            <table:table-cell table:style-name="Table1.B15" table:number-columns-spanned="3" office:value-type="string">
              <text:p text:style-name="P95"/>
            </table:table-cell>
            <table:covered-table-cell/>
            <table:covered-table-cell/>
            <table:table-cell table:style-name="Table1.A1" table:number-columns-spanned="3" office:value-type="string">
              <text:p text:style-name="P117"/>
            </table:table-cell>
            <table:covered-table-cell/>
            <table:covered-table-cell/>
            <table:table-cell table:style-name="Table1.B15" table:number-columns-spanned="20" office:value-type="string">
              <text:p text:style-name="P2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4" office:value-type="string">
              <text:p text:style-name="P82"/>
            </table:table-cell>
            <table:covered-table-cell/>
            <table:covered-table-cell/>
            <table:covered-table-cell/>
            <table:table-cell table:style-name="Table1.B15" table:number-columns-spanned="2" office:value-type="string">
              <text:p text:style-name="P95"/>
            </table:table-cell>
            <table:covered-table-cell/>
            <table:table-cell table:style-name="Table1.A1" table:number-columns-spanned="3" office:value-type="string">
              <text:p text:style-name="P117"/>
            </table:table-cell>
            <table:covered-table-cell/>
            <table:covered-table-cell/>
            <table:table-cell table:style-name="Table1.B15" table:number-columns-spanned="18" office:value-type="string">
              <text:p text:style-name="P25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4" office:value-type="string">
              <text:p text:style-name="P82"/>
            </table:table-cell>
            <table:covered-table-cell/>
            <table:covered-table-cell/>
            <table:covered-table-cell/>
            <table:table-cell table:style-name="Table1.B15" table:number-columns-spanned="4" office:value-type="string">
              <text:p text:style-name="P6"/>
            </table:table-cell>
            <table:covered-table-cell/>
            <table:covered-table-cell/>
            <table:covered-table-cell/>
            <table:table-cell table:style-name="Table1.AY60" table:number-columns-spanned="24" office:value-type="string">
              <text:p text:style-name="P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62">
            <table:table-cell table:style-name="Table1.A16" table:number-columns-spanned="15" office:value-type="string">
              <text:p text:style-name="P3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3" office:value-type="string">
              <text:p text:style-name="P23"/>
            </table:table-cell>
            <table:covered-table-cell/>
            <table:covered-table-cell/>
            <table:table-cell table:style-name="Table1.B15" table:number-columns-spanned="27" office:value-type="string">
              <text:p text:style-name="P2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2" office:value-type="string">
              <text:p text:style-name="P6"/>
            </table:table-cell>
            <table:covered-table-cell/>
            <table:table-cell table:style-name="Table1.B15" table:number-columns-spanned="25" office:value-type="string">
              <text:p text:style-name="P5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4" office:value-type="string">
              <text:p text:style-name="P107"/>
            </table:table-cell>
            <table:covered-table-cell/>
            <table:covered-table-cell/>
            <table:covered-table-cell/>
            <table:table-cell table:style-name="Table1.AY60" table:number-columns-spanned="24" office:value-type="string">
              <text:p text:style-name="P65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5">
            <table:table-cell table:style-name="Table1.A73" office:value-type="string">
              <text:p text:style-name="P117"/>
            </table:table-cell>
            <table:table-cell table:style-name="Table1.B15" table:number-columns-spanned="9" office:value-type="string">
              <text:p text:style-name="P2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5" office:value-type="string">
              <text:p text:style-name="P91"/>
            </table:table-cell>
            <table:covered-table-cell/>
            <table:covered-table-cell/>
            <table:covered-table-cell/>
            <table:covered-table-cell/>
            <table:table-cell table:style-name="Table1.B15" table:number-columns-spanned="3" office:value-type="string">
              <text:p text:style-name="P95"/>
            </table:table-cell>
            <table:covered-table-cell/>
            <table:covered-table-cell/>
            <table:table-cell table:style-name="Table1.A1" table:number-columns-spanned="3" office:value-type="string">
              <text:p text:style-name="P117"/>
            </table:table-cell>
            <table:covered-table-cell/>
            <table:covered-table-cell/>
            <table:table-cell table:style-name="Table1.B15" table:number-columns-spanned="20" office:value-type="string">
              <text:p text:style-name="P125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4" office:value-type="string">
              <text:p text:style-name="P91"/>
            </table:table-cell>
            <table:covered-table-cell/>
            <table:covered-table-cell/>
            <table:covered-table-cell/>
            <table:table-cell table:style-name="Table1.B15" table:number-columns-spanned="2" office:value-type="string">
              <text:p text:style-name="P95"/>
            </table:table-cell>
            <table:covered-table-cell/>
            <table:table-cell table:style-name="Table1.A1" table:number-columns-spanned="3" office:value-type="string">
              <text:p text:style-name="P117"/>
            </table:table-cell>
            <table:covered-table-cell/>
            <table:covered-table-cell/>
            <table:table-cell table:style-name="Table1.B15" table:number-columns-spanned="18" office:value-type="string">
              <text:p text:style-name="P6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4" office:value-type="string">
              <text:p text:style-name="P82"/>
            </table:table-cell>
            <table:covered-table-cell/>
            <table:covered-table-cell/>
            <table:covered-table-cell/>
            <table:table-cell table:style-name="Table1.B15" table:number-columns-spanned="4" office:value-type="string">
              <text:p text:style-name="P6"/>
            </table:table-cell>
            <table:covered-table-cell/>
            <table:covered-table-cell/>
            <table:covered-table-cell/>
            <table:table-cell table:style-name="Table1.AY60" table:number-columns-spanned="24" office:value-type="string">
              <text:p text:style-name="P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62">
            <table:table-cell table:style-name="Table1.A16" table:number-columns-spanned="15" office:value-type="string">
              <text:p text:style-name="P2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3" office:value-type="string">
              <text:p text:style-name="P23"/>
            </table:table-cell>
            <table:covered-table-cell/>
            <table:covered-table-cell/>
            <table:table-cell table:style-name="Table1.B15" table:number-columns-spanned="27" office:value-type="string">
              <text:p text:style-name="P2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2" office:value-type="string">
              <text:p text:style-name="P6"/>
            </table:table-cell>
            <table:covered-table-cell/>
            <table:table-cell table:style-name="Table1.B15" table:number-columns-spanned="25" office:value-type="string">
              <text:p text:style-name="P58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4" office:value-type="string">
              <text:p text:style-name="P107"/>
            </table:table-cell>
            <table:covered-table-cell/>
            <table:covered-table-cell/>
            <table:covered-table-cell/>
            <table:table-cell table:style-name="Table1.AY60" table:number-columns-spanned="24" office:value-type="string">
              <text:p text:style-name="P65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5">
            <table:table-cell table:style-name="Table1.A75" office:value-type="string">
              <text:p text:style-name="P117"/>
            </table:table-cell>
            <table:table-cell table:style-name="Table1.B15" table:number-columns-spanned="9" office:value-type="string">
              <text:p text:style-name="P1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5" office:value-type="string">
              <text:p text:style-name="P91"/>
            </table:table-cell>
            <table:covered-table-cell/>
            <table:covered-table-cell/>
            <table:covered-table-cell/>
            <table:covered-table-cell/>
            <table:table-cell table:style-name="Table1.B15" table:number-columns-spanned="3" office:value-type="string">
              <text:p text:style-name="P95"/>
            </table:table-cell>
            <table:covered-table-cell/>
            <table:covered-table-cell/>
            <table:table-cell table:style-name="Table1.A1" table:number-columns-spanned="3" office:value-type="string">
              <text:p text:style-name="P117"/>
            </table:table-cell>
            <table:covered-table-cell/>
            <table:covered-table-cell/>
            <table:table-cell table:style-name="Table1.B15" table:number-columns-spanned="20" office:value-type="string">
              <text:p text:style-name="P1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4" office:value-type="string">
              <text:p text:style-name="P91"/>
            </table:table-cell>
            <table:covered-table-cell/>
            <table:covered-table-cell/>
            <table:covered-table-cell/>
            <table:table-cell table:style-name="Table1.B15" table:number-columns-spanned="2" office:value-type="string">
              <text:p text:style-name="P95"/>
            </table:table-cell>
            <table:covered-table-cell/>
            <table:table-cell table:style-name="Table1.A1" table:number-columns-spanned="3" office:value-type="string">
              <text:p text:style-name="P117"/>
            </table:table-cell>
            <table:covered-table-cell/>
            <table:covered-table-cell/>
            <table:table-cell table:style-name="Table1.B15" table:number-columns-spanned="18" office:value-type="string">
              <text:p text:style-name="P6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4" office:value-type="string">
              <text:p text:style-name="P82"/>
            </table:table-cell>
            <table:covered-table-cell/>
            <table:covered-table-cell/>
            <table:covered-table-cell/>
            <table:table-cell table:style-name="Table1.B15" table:number-columns-spanned="4" office:value-type="string">
              <text:p text:style-name="P6"/>
            </table:table-cell>
            <table:covered-table-cell/>
            <table:covered-table-cell/>
            <table:covered-table-cell/>
            <table:table-cell table:style-name="Table1.AY60" table:number-columns-spanned="24" office:value-type="string">
              <text:p text:style-name="P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62">
            <table:table-cell table:style-name="Table1.A16" table:number-columns-spanned="15" office:value-type="string">
              <text:p text:style-name="P2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3" office:value-type="string">
              <text:p text:style-name="P23"/>
            </table:table-cell>
            <table:covered-table-cell/>
            <table:covered-table-cell/>
            <table:table-cell table:style-name="Table1.B15" table:number-columns-spanned="27" office:value-type="string">
              <text:p text:style-name="P2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2" office:value-type="string">
              <text:p text:style-name="P6"/>
            </table:table-cell>
            <table:covered-table-cell/>
            <table:table-cell table:style-name="Table1.B15" table:number-rows-spanned="3" table:number-columns-spanned="25" office:value-type="string">
              <text:p text:style-name="P12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4" office:value-type="string">
              <text:p text:style-name="P107"/>
            </table:table-cell>
            <table:covered-table-cell/>
            <table:covered-table-cell/>
            <table:covered-table-cell/>
            <table:table-cell table:style-name="Table1.AY60" table:number-columns-spanned="24" office:value-type="string">
              <text:p text:style-name="P2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41">
            <table:table-cell table:style-name="Table1.A77" office:value-type="string">
              <text:p text:style-name="P117"/>
            </table:table-cell>
            <table:table-cell table:style-name="Table1.B15" table:number-columns-spanned="9" office:value-type="string">
              <text:p text:style-name="P1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5" office:value-type="string">
              <text:p text:style-name="P118"/>
            </table:table-cell>
            <table:covered-table-cell/>
            <table:covered-table-cell/>
            <table:covered-table-cell/>
            <table:covered-table-cell/>
            <table:table-cell table:style-name="Table1.B15" table:number-columns-spanned="3" office:value-type="string">
              <text:p text:style-name="P6"/>
            </table:table-cell>
            <table:covered-table-cell/>
            <table:covered-table-cell/>
            <table:table-cell table:style-name="Table1.A1" table:number-columns-spanned="3" office:value-type="string">
              <text:p text:style-name="P117"/>
            </table:table-cell>
            <table:covered-table-cell/>
            <table:covered-table-cell/>
            <table:table-cell table:style-name="Table1.B15" table:number-columns-spanned="20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4" office:value-type="string">
              <text:p text:style-name="P118"/>
            </table:table-cell>
            <table:covered-table-cell/>
            <table:covered-table-cell/>
            <table:covered-table-cell/>
            <table:table-cell table:style-name="Table1.B15" table:number-columns-spanned="2" office:value-type="string">
              <text:p text:style-name="P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4" office:value-type="string">
              <text:p text:style-name="P6"/>
            </table:table-cell>
            <table:covered-table-cell/>
            <table:covered-table-cell/>
            <table:covered-table-cell/>
            <table:table-cell table:style-name="Table1.AY60" table:number-columns-spanned="24" office:value-type="string">
              <text:p text:style-name="P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62">
            <table:table-cell table:style-name="Table1.A16" table:number-columns-spanned="15" office:value-type="string">
              <text:p text:style-name="P2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3" office:value-type="string">
              <text:p text:style-name="P23"/>
            </table:table-cell>
            <table:covered-table-cell/>
            <table:covered-table-cell/>
            <table:table-cell table:style-name="Table1.B15" table:number-columns-spanned="27" office:value-type="string">
              <text:p text:style-name="P2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2" office:value-type="string">
              <text:p text:style-name="P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4" office:value-type="string">
              <text:p text:style-name="P23"/>
            </table:table-cell>
            <table:covered-table-cell/>
            <table:covered-table-cell/>
            <table:covered-table-cell/>
            <table:table-cell table:style-name="Table1.AY60" table:number-columns-spanned="24" office:value-type="string">
              <text:p text:style-name="P2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5">
            <table:table-cell table:style-name="Table1.A16" table:number-columns-spanned="10" office:value-type="string">
              <text:p text:style-name="P12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5" office:value-type="string">
              <text:p text:style-name="P90"/>
            </table:table-cell>
            <table:covered-table-cell/>
            <table:covered-table-cell/>
            <table:covered-table-cell/>
            <table:covered-table-cell/>
            <table:table-cell table:style-name="Table1.B15" table:number-columns-spanned="3" office:value-type="string">
              <text:p text:style-name="P95"/>
            </table:table-cell>
            <table:covered-table-cell/>
            <table:covered-table-cell/>
            <table:table-cell table:style-name="Table1.A1" table:number-columns-spanned="3" office:value-type="string">
              <text:p text:style-name="P117"/>
            </table:table-cell>
            <table:covered-table-cell/>
            <table:covered-table-cell/>
            <table:table-cell table:style-name="Table1.B15" table:number-columns-spanned="20" office:value-type="string">
              <text:p text:style-name="P1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4" office:value-type="string">
              <text:p text:style-name="P91"/>
            </table:table-cell>
            <table:covered-table-cell/>
            <table:covered-table-cell/>
            <table:covered-table-cell/>
            <table:table-cell table:style-name="Table1.B15" table:number-columns-spanned="2" office:value-type="string">
              <text:p text:style-name="P95"/>
            </table:table-cell>
            <table:covered-table-cell/>
            <table:table-cell table:style-name="Table1.B15" table:number-columns-spanned="21" office:value-type="string">
              <text:p text:style-name="P2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4" office:value-type="string">
              <text:p text:style-name="P74"/>
            </table:table-cell>
            <table:covered-table-cell/>
            <table:covered-table-cell/>
            <table:covered-table-cell/>
            <table:table-cell table:style-name="Table1.B15" table:number-columns-spanned="4" office:value-type="string">
              <text:p text:style-name="P6"/>
            </table:table-cell>
            <table:covered-table-cell/>
            <table:covered-table-cell/>
            <table:covered-table-cell/>
            <table:table-cell table:style-name="Table1.AY60" table:number-columns-spanned="24" office:value-type="string">
              <text:p text:style-name="P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6">
            <table:table-cell table:style-name="Table1.A13" table:number-columns-spanned="47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6" table:number-columns-spanned="53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81">
            <table:table-cell table:style-name="Table1.A81" table:number-columns-spanned="47" office:value-type="string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Y60" table:number-columns-spanned="53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62">
            <table:table-cell table:style-name="Table1.AS7" table:number-columns-spanned="28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c82" table:number-columns-spanned="12" office:value-type="string">
              <text:p text:style-name="P2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o82" table:number-columns-spanned="7" office:value-type="string">
              <text:p text:style-name="P2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Y60" table:number-columns-spanned="53" office:value-type="string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6">
            <table:table-cell table:style-name="Table1.AS7" table:number-columns-spanned="28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c83" table:number-columns-spanned="12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o83" table:number-columns-spanned="7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Y60" table:number-columns-spanned="53" office:value-type="string">
              <text:p text:style-name="P13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84">
            <table:table-cell table:style-name="Table1.AS7" table:number-columns-spanned="47" office:value-type="string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Y60" table:number-columns-spanned="53" office:value-type="string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62">
            <table:table-cell table:style-name="Table1.AS7" table:number-columns-spanned="28" office:value-type="string">
              <text:p text:style-name="P25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c85" table:number-columns-spanned="12" office:value-type="string">
              <text:p text:style-name="P12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o85" table:number-columns-spanned="7" office:value-type="string">
              <text:p text:style-name="P2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37" office:value-type="string">
              <text:p text:style-name="P25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g85" table:number-columns-spanned="8" office:value-type="string">
              <text:p text:style-name="P12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o85" table:number-columns-spanned="8" office:value-type="string">
              <text:p text:style-name="P2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41">
            <table:table-cell table:style-name="Table1.A16" table:number-columns-spanned="12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96"/>
            </table:table-cell>
            <table:covered-table-cell/>
            <table:covered-table-cell/>
            <table:covered-table-cell/>
            <table:table-cell table:style-name="Table1.B15" table:number-columns-spanned="4" office:value-type="string">
              <text:p text:style-name="P119"/>
            </table:table-cell>
            <table:covered-table-cell/>
            <table:covered-table-cell/>
            <table:covered-table-cell/>
            <table:table-cell table:style-name="Table1.A1" table:number-columns-spanned="3" office:value-type="string">
              <text:p text:style-name="P96"/>
            </table:table-cell>
            <table:covered-table-cell/>
            <table:covered-table-cell/>
            <table:table-cell table:style-name="Table1.AY60" table:number-columns-spanned="5" office:value-type="string">
              <text:p text:style-name="P119"/>
            </table:table-cell>
            <table:covered-table-cell/>
            <table:covered-table-cell/>
            <table:covered-table-cell/>
            <table:covered-table-cell/>
            <table:table-cell table:style-name="Table1.c86" table:number-columns-spanned="11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n86" table:number-columns-spanned="8" office:value-type="string">
              <text:p text:style-name="P4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22" office:value-type="string">
              <text:p text:style-name="P2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3" office:value-type="string">
              <text:p text:style-name="P96"/>
            </table:table-cell>
            <table:covered-table-cell/>
            <table:covered-table-cell/>
            <table:table-cell table:style-name="Table1.B15" table:number-columns-spanned="3" office:value-type="string">
              <text:p text:style-name="P119"/>
            </table:table-cell>
            <table:covered-table-cell/>
            <table:covered-table-cell/>
            <table:table-cell table:style-name="Table1.A1" table:number-columns-spanned="4" office:value-type="string">
              <text:p text:style-name="P96"/>
            </table:table-cell>
            <table:covered-table-cell/>
            <table:covered-table-cell/>
            <table:covered-table-cell/>
            <table:table-cell table:style-name="Table1.B15" table:number-columns-spanned="5" office:value-type="string">
              <text:p text:style-name="P119"/>
            </table:table-cell>
            <table:covered-table-cell/>
            <table:covered-table-cell/>
            <table:covered-table-cell/>
            <table:covered-table-cell/>
            <table:table-cell table:style-name="Table1.Ag86" table:number-columns-spanned="8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o86" table:number-columns-spanned="8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84">
            <table:table-cell table:style-name="Table1.AS7" table:number-columns-spanned="47" office:value-type="string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Y60" table:number-columns-spanned="53" office:value-type="string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62">
            <table:table-cell table:style-name="Table1.AS7" table:number-columns-spanned="28" office:value-type="string">
              <text:p text:style-name="P25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c88" table:number-columns-spanned="12" office:value-type="string">
              <text:p text:style-name="P12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o88" table:number-columns-spanned="7" office:value-type="string">
              <text:p text:style-name="P2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37" office:value-type="string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g88" table:number-columns-spanned="8" office:value-type="string">
              <text:p text:style-name="P12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o88" table:number-columns-spanned="8" office:value-type="string">
              <text:p text:style-name="P2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41">
            <table:table-cell table:style-name="Table1.A16" table:number-columns-spanned="12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96"/>
            </table:table-cell>
            <table:covered-table-cell/>
            <table:covered-table-cell/>
            <table:covered-table-cell/>
            <table:table-cell table:style-name="Table1.B15" table:number-columns-spanned="4" office:value-type="string">
              <text:p text:style-name="P119"/>
            </table:table-cell>
            <table:covered-table-cell/>
            <table:covered-table-cell/>
            <table:covered-table-cell/>
            <table:table-cell table:style-name="Table1.A1" table:number-columns-spanned="3" office:value-type="string">
              <text:p text:style-name="P96"/>
            </table:table-cell>
            <table:covered-table-cell/>
            <table:covered-table-cell/>
            <table:table-cell table:style-name="Table1.AY60" table:number-columns-spanned="5" office:value-type="string">
              <text:p text:style-name="P119"/>
            </table:table-cell>
            <table:covered-table-cell/>
            <table:covered-table-cell/>
            <table:covered-table-cell/>
            <table:covered-table-cell/>
            <table:table-cell table:style-name="Table1.c89" table:number-columns-spanned="11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n89" table:number-columns-spanned="8" office:value-type="string">
              <text:p text:style-name="P4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22" office:value-type="string">
              <text:p text:style-name="P2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3" office:value-type="string">
              <text:p text:style-name="P96"/>
            </table:table-cell>
            <table:covered-table-cell/>
            <table:covered-table-cell/>
            <table:table-cell table:style-name="Table1.B15" table:number-columns-spanned="3" office:value-type="string">
              <text:p text:style-name="P119"/>
            </table:table-cell>
            <table:covered-table-cell/>
            <table:covered-table-cell/>
            <table:table-cell table:style-name="Table1.A1" table:number-columns-spanned="4" office:value-type="string">
              <text:p text:style-name="P96"/>
            </table:table-cell>
            <table:covered-table-cell/>
            <table:covered-table-cell/>
            <table:covered-table-cell/>
            <table:table-cell table:style-name="Table1.B15" table:number-columns-spanned="5" office:value-type="string">
              <text:p text:style-name="P119"/>
            </table:table-cell>
            <table:covered-table-cell/>
            <table:covered-table-cell/>
            <table:covered-table-cell/>
            <table:covered-table-cell/>
            <table:table-cell table:style-name="Table1.Ag89" table:number-columns-spanned="8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o89" table:number-columns-spanned="8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2">
            <table:table-cell table:style-name="Table1.AS7" table:number-columns-spanned="47" office:value-type="string">
              <text:p text:style-name="P2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Y60" table:number-columns-spanned="53" office:value-type="string">
              <text:p text:style-name="P3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6">
            <table:table-cell table:style-name="Table1.A91" table:number-columns-spanned="47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6" table:number-columns-spanned="53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92">
            <table:table-cell table:style-name="Table1.A18" table:number-columns-spanned="5" office:value-type="string">
              <text:p text:style-name="P131"/>
            </table:table-cell>
            <table:covered-table-cell/>
            <table:covered-table-cell/>
            <table:covered-table-cell/>
            <table:covered-table-cell/>
            <table:table-cell table:style-name="Table1.F92" table:number-columns-spanned="9" office:value-type="string">
              <text:p text:style-name="P1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O92" table:number-columns-spanned="30" office:value-type="string">
              <text:p text:style-name="P13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50" table:number-columns-spanned="3" office:value-type="string">
              <text:p text:style-name="P34"/>
            </table:table-cell>
            <table:covered-table-cell/>
            <table:covered-table-cell/>
            <table:table-cell table:style-name="Table1.F92" table:number-columns-spanned="6" office:value-type="string">
              <text:p text:style-name="P131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F92" table:number-columns-spanned="18" office:value-type="string">
              <text:p text:style-name="P1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T92" table:number-columns-spanned="25" office:value-type="string">
              <text:p text:style-name="P87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50" table:number-columns-spanned="4" office:value-type="string">
              <text:p text:style-name="P34"/>
            </table:table-cell>
            <table:covered-table-cell/>
            <table:covered-table-cell/>
            <table:covered-table-cell/>
          </table:table-row>
          <table:table-row table:style-name="Table1.51">
            <table:table-cell table:style-name="Table1.A93" table:number-columns-spanned="47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v93" table:number-columns-spanned="53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41">
            <table:table-cell table:style-name="Table1.A94" table:number-columns-spanned="47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v94" table:number-columns-spanned="53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51">
            <table:table-cell table:style-name="Table1.A95" table:number-columns-spanned="47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v95" table:number-columns-spanned="53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41">
            <table:table-cell table:style-name="Table1.A96" table:number-columns-spanned="47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v96" table:number-columns-spanned="53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51">
            <table:table-cell table:style-name="Table1.A97" table:number-columns-spanned="4" office:value-type="string">
              <text:p text:style-name="P64"/>
            </table:table-cell>
            <table:covered-table-cell/>
            <table:covered-table-cell/>
            <table:covered-table-cell/>
            <table:table-cell table:style-name="Table1.E97" table:number-columns-spanned="43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v97" table:number-columns-spanned="9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E97" table:number-columns-spanned="44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41">
            <table:table-cell table:style-name="Table1.A98" table:number-columns-spanned="4" office:value-type="string">
              <text:p text:style-name="P40"/>
            </table:table-cell>
            <table:covered-table-cell/>
            <table:covered-table-cell/>
            <table:covered-table-cell/>
            <table:table-cell table:style-name="Table1.E98" table:number-columns-spanned="43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v98" table:number-columns-spanned="9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E98" table:number-columns-spanned="44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6">
            <table:table-cell table:style-name="Table1.A99" table:number-columns-spanned="100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00">
            <table:table-cell table:style-name="Table1.A81" table:number-columns-spanned="100" office:value-type="string">
              <text:p text:style-name="P67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01">
            <table:table-cell table:style-name="Table1.A101" table:number-rows-spanned="3" table:number-columns-spanned="82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e101" table:number-columns-spanned="18" office:value-type="string">
              <text:p text:style-name="P10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2"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e102" table:number-columns-spanned="8" office:value-type="string">
              <text:p text:style-name="P2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m102" table:number-columns-spanned="10" office:value-type="string">
              <text:p text:style-name="P2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03"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e103" table:number-columns-spanned="8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m103" table:number-columns-spanned="10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6">
            <table:table-cell table:style-name="Table1.A6" table:number-columns-spanned="100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05">
            <table:table-cell table:style-name="Table1.A105" table:number-columns-spanned="85" office:value-type="string">
              <text:p text:style-name="P16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h105" table:number-columns-spanned="3" office:value-type="string">
              <text:p text:style-name="P136"/>
            </table:table-cell>
            <table:covered-table-cell/>
            <table:covered-table-cell/>
            <table:table-cell table:style-name="Table1.Ak105" table:number-columns-spanned="2" office:value-type="string">
              <text:p text:style-name="P136"/>
            </table:table-cell>
            <table:covered-table-cell/>
            <table:table-cell table:style-name="Table1.Am105" table:number-columns-spanned="2" office:value-type="string">
              <text:p text:style-name="P136"/>
            </table:table-cell>
            <table:covered-table-cell/>
            <table:table-cell table:style-name="Table1.Ao105" table:number-columns-spanned="2" office:value-type="string">
              <text:p text:style-name="P137"/>
            </table:table-cell>
            <table:covered-table-cell/>
            <table:table-cell table:style-name="Table1.Aq105" table:number-columns-spanned="5" office:value-type="string">
              <text:p text:style-name="P138"/>
            </table:table-cell>
            <table:covered-table-cell/>
            <table:covered-table-cell/>
            <table:covered-table-cell/>
            <table:covered-table-cell/>
            <table:table-cell table:style-name="Table1.A105" office:value-type="string">
              <text:p text:style-name="P111"/>
            </table:table-cell>
          </table:table-row>
          <table:table-row table:style-name="Table1.22">
            <table:table-cell table:style-name="Table1.A106" table:number-columns-spanned="39" office:value-type="string">
              <text:p text:style-name="P2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n106" table:number-columns-spanned="46" office:value-type="string">
              <text:p text:style-name="P4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h106" table:number-columns-spanned="14" office:value-type="string">
              <text:p text:style-name="P14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v106" office:value-type="string">
              <text:p text:style-name="P142"/>
            </table:table-cell>
          </table:table-row>
          <table:table-row table:style-name="Table1.51">
            <table:table-cell table:style-name="Table1.A107" table:number-columns-spanned="25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Z107" table:number-columns-spanned="60" office:value-type="string">
              <text:p text:style-name="P14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h107" table:number-columns-spanned="15" office:value-type="string">
              <text:p text:style-name="P65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41">
            <table:table-cell table:style-name="Table1.A108" table:number-columns-spanned="25" office:value-type="string">
              <text:p text:style-name="P1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Z108" table:number-columns-spanned="60" office:value-type="string">
              <text:p text:style-name="P1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h108" table:number-columns-spanned="3" office:value-type="string">
              <text:p text:style-name="P146"/>
            </table:table-cell>
            <table:covered-table-cell/>
            <table:covered-table-cell/>
            <table:table-cell table:style-name="Table1.Ak108" table:number-columns-spanned="2" office:value-type="string">
              <text:p text:style-name="P146"/>
            </table:table-cell>
            <table:covered-table-cell/>
            <table:table-cell table:style-name="Table1.Am108" table:number-columns-spanned="2" office:value-type="string">
              <text:p text:style-name="P146"/>
            </table:table-cell>
            <table:covered-table-cell/>
            <table:table-cell table:style-name="Table1.Ao108" table:number-columns-spanned="2" office:value-type="string">
              <text:p text:style-name="P146"/>
            </table:table-cell>
            <table:covered-table-cell/>
            <table:table-cell table:style-name="Table1.Aq108" table:number-columns-spanned="5" office:value-type="string">
              <text:p text:style-name="P146"/>
            </table:table-cell>
            <table:covered-table-cell/>
            <table:covered-table-cell/>
            <table:covered-table-cell/>
            <table:covered-table-cell/>
            <table:table-cell table:style-name="Table1.Av108" office:value-type="string">
              <text:p text:style-name="P3"/>
            </table:table-cell>
          </table:table-row>
          <table:table-row table:style-name="Table1.51">
            <table:table-cell table:style-name="Table1.A109" table:number-columns-spanned="47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v109" table:number-columns-spanned="8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D109" table:number-columns-spanned="30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Y60" table:number-columns-spanned="15" office:value-type="string">
              <text:p text:style-name="P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41">
            <table:table-cell table:style-name="Table1.A110" table:number-columns-spanned="47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v110" table:number-columns-spanned="8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D110" table:number-columns-spanned="30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Y60" table:number-columns-spanned="15" office:value-type="string">
              <text:p text:style-name="P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51">
            <table:table-cell table:style-name="Table1.A111" table:number-columns-spanned="25" office:value-type="string">
              <text:p text:style-name="P14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Z111" table:number-columns-spanned="60" office:value-type="string">
              <text:p text:style-name="P14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h111" table:number-columns-spanned="15" office:value-type="string">
              <text:p text:style-name="P2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41">
            <table:table-cell table:style-name="Table1.A112" table:number-columns-spanned="25" office:value-type="string">
              <text:p text:style-name="P1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Z112" table:number-columns-spanned="60" office:value-type="string">
              <text:p text:style-name="P1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h112" table:number-columns-spanned="3" office:value-type="string">
              <text:p text:style-name="P32"/>
            </table:table-cell>
            <table:covered-table-cell/>
            <table:covered-table-cell/>
            <table:table-cell table:style-name="Table1.Ak112" table:number-columns-spanned="2" office:value-type="string">
              <text:p text:style-name="P146"/>
            </table:table-cell>
            <table:covered-table-cell/>
            <table:table-cell table:style-name="Table1.Am112" table:number-columns-spanned="2" office:value-type="string">
              <text:p text:style-name="P146"/>
            </table:table-cell>
            <table:covered-table-cell/>
            <table:table-cell table:style-name="Table1.Ao112" table:number-columns-spanned="2" office:value-type="string">
              <text:p text:style-name="P146"/>
            </table:table-cell>
            <table:covered-table-cell/>
            <table:table-cell table:style-name="Table1.Aq112" table:number-columns-spanned="5" office:value-type="string">
              <text:p text:style-name="P146"/>
            </table:table-cell>
            <table:covered-table-cell/>
            <table:covered-table-cell/>
            <table:covered-table-cell/>
            <table:covered-table-cell/>
            <table:table-cell table:style-name="Table1.Ah111" office:value-type="string">
              <text:p text:style-name="P4"/>
            </table:table-cell>
          </table:table-row>
          <table:table-row table:style-name="Table1.51">
            <table:table-cell table:style-name="Table1.A113" table:number-columns-spanned="47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v113" table:number-columns-spanned="8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D113" table:number-columns-spanned="30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Y60" table:number-columns-spanned="15" office:value-type="string">
              <text:p text:style-name="P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41">
            <table:table-cell table:style-name="Table1.A114" table:number-columns-spanned="47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8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D114" table:number-columns-spanned="30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Y60" table:number-columns-spanned="15" office:value-type="string">
              <text:p text:style-name="P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6">
            <table:table-cell table:style-name="Table1.A6" table:number-columns-spanned="47" office:value-type="string">
              <text:p text:style-name="P10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v115" table:number-columns-spanned="53" office:value-type="string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41">
            <table:table-cell table:style-name="Table1.A116" table:number-columns-spanned="2" office:value-type="string">
              <text:p text:style-name="P120"/>
            </table:table-cell>
            <table:covered-table-cell/>
            <table:table-cell table:style-name="Table1.B15" office:value-type="string">
              <text:p text:style-name="P93"/>
            </table:table-cell>
            <table:table-cell table:style-name="Table1.B15" table:number-columns-spanned="6" office:value-type="string">
              <text:p text:style-name="P119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4" office:value-type="string">
              <text:p text:style-name="P93"/>
            </table:table-cell>
            <table:covered-table-cell/>
            <table:covered-table-cell/>
            <table:covered-table-cell/>
            <table:table-cell table:style-name="Table1.AY60" table:number-columns-spanned="87" office:value-type="string">
              <text:p text:style-name="P1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84">
            <table:table-cell table:style-name="Table1.AS7" table:number-columns-spanned="100" office:value-type="string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4">
            <table:table-cell table:style-name="Table1.A118" table:number-columns-spanned="33" office:value-type="string">
              <text:p text:style-name="P5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h118" table:number-columns-spanned="53" office:value-type="string">
              <text:p text:style-name="P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i118" table:number-columns-spanned="14" office:value-type="string">
              <text:p text:style-name="P7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ext:soft-page-break/>
          <table:table-row table:style-name="Table1.119">
            <table:table-cell table:style-name="Table1.AK5" table:number-columns-spanned="100" office:value-type="string">
              <text:p text:style-name="P3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20">
            <table:table-cell table:style-name="Table1.AK5" table:number-columns-spanned="100" office:value-type="string">
              <text:p text:style-name="P1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6">
            <table:table-cell table:style-name="Table1.A6" table:number-columns-spanned="100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51">
            <table:table-cell table:style-name="Table1.AS7" table:number-columns-spanned="100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51">
            <table:table-cell table:style-name="Table1.A16" table:number-columns-spanned="22" office:value-type="string">
              <text:p text:style-name="P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W123" table:number-columns-spanned="13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j123" table:number-columns-spanned="13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Y60" table:number-columns-spanned="52" office:value-type="string">
              <text:p text:style-name="P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41">
            <table:table-cell table:style-name="Table1.A16" table:number-columns-spanned="22" office:value-type="string">
              <text:p text:style-name="P2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W124" table:number-columns-spanned="13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j124" table:number-columns-spanned="13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Y60" table:number-columns-spanned="52" office:value-type="string">
              <text:p text:style-name="P10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84">
            <table:table-cell table:style-name="Table1.AS7" table:number-columns-spanned="100" office:value-type="string">
              <text:p text:style-name="P37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6">
            <table:table-cell table:style-name="Table1.A6" table:number-columns-spanned="100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6">
            <table:table-cell table:style-name="Table1.A50" table:number-columns-spanned="100" office:value-type="string">
              <text:p text:style-name="P6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6">
            <table:table-cell table:style-name="Table1.A16" table:number-columns-spanned="26" office:value-type="string">
              <text:p text:style-name="P1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38" office:value-type="string">
              <text:p text:style-name="P1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Y60" table:number-columns-spanned="36" office:value-type="string">
              <text:p text:style-name="P1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92">
            <table:table-cell table:style-name="Table1.A129" table:number-columns-spanned="23" office:value-type="string">
              <text:p text:style-name="P13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3" office:value-type="string">
              <text:p text:style-name="P39"/>
            </table:table-cell>
            <table:covered-table-cell/>
            <table:covered-table-cell/>
            <table:table-cell table:style-name="Table1.a129" table:number-columns-spanned="35" office:value-type="string">
              <text:p text:style-name="P13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3" office:value-type="string">
              <text:p text:style-name="P39"/>
            </table:table-cell>
            <table:covered-table-cell/>
            <table:covered-table-cell/>
            <table:table-cell table:style-name="Table1.AM129" table:number-columns-spanned="31" office:value-type="string">
              <text:p text:style-name="P13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Y60" table:number-columns-spanned="5" office:value-type="string">
              <text:p text:style-name="P39"/>
            </table:table-cell>
            <table:covered-table-cell/>
            <table:covered-table-cell/>
            <table:covered-table-cell/>
            <table:covered-table-cell/>
          </table:table-row>
          <table:table-row table:style-name="Table1.130">
            <table:table-cell table:style-name="Table1.AS7" table:number-columns-spanned="100" office:value-type="string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5">
            <table:table-cell table:style-name="Table1.A16" office:value-type="string">
              <text:p text:style-name="P97"/>
            </table:table-cell>
            <table:table-cell table:style-name="Table1.AY60" table:number-columns-spanned="99" office:value-type="string">
              <text:p text:style-name="P10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84">
            <table:table-cell table:style-name="Table1.AS7" table:number-columns-spanned="100" office:value-type="string">
              <text:p text:style-name="P47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5">
            <table:table-cell table:style-name="Table1.A16" table:number-columns-spanned="14" office:value-type="string">
              <text:p text:style-name="P10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5" office:value-type="string">
              <text:p text:style-name="P97"/>
            </table:table-cell>
            <table:covered-table-cell/>
            <table:covered-table-cell/>
            <table:covered-table-cell/>
            <table:covered-table-cell/>
            <table:table-cell table:style-name="Table1.B15" table:number-columns-spanned="24" office:value-type="string">
              <text:p text:style-name="P10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3" office:value-type="string">
              <text:p text:style-name="P97"/>
            </table:table-cell>
            <table:covered-table-cell/>
            <table:covered-table-cell/>
            <table:table-cell table:style-name="Table1.B15" table:number-columns-spanned="26" office:value-type="string">
              <text:p text:style-name="P10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2" office:value-type="string">
              <text:p text:style-name="P96"/>
            </table:table-cell>
            <table:covered-table-cell/>
            <table:table-cell table:style-name="Table1.AY60" table:number-columns-spanned="26" office:value-type="string">
              <text:p text:style-name="P10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34">
            <table:table-cell table:style-name="Table1.AS7" table:number-columns-spanned="100" office:value-type="string">
              <text:p text:style-name="P147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6">
            <table:table-cell table:style-name="Table1.A135" table:number-columns-spanned="100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0">
            <table:table-cell table:style-name="Table1.A81" table:number-columns-spanned="100" office:value-type="string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51">
            <table:table-cell table:style-name="Table1.A16" table:number-columns-spanned="17" office:value-type="string">
              <text:p text:style-name="P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R137" table:number-columns-spanned="12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d137" table:number-columns-spanned="13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Y60" table:number-columns-spanned="58" office:value-type="string">
              <text:p text:style-name="P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41">
            <table:table-cell table:style-name="Table1.A16" table:number-columns-spanned="17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R138" table:number-columns-spanned="12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d138" table:number-columns-spanned="13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Y60" table:number-columns-spanned="58" office:value-type="string">
              <text:p text:style-name="P148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51">
            <table:table-cell table:style-name="Table1.A16" table:number-columns-spanned="2" office:value-type="string">
              <text:p text:style-name="P6"/>
            </table:table-cell>
            <table:covered-table-cell/>
            <table:table-cell table:style-name="Table1.B15" table:number-columns-spanned="28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36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Y60" table:number-columns-spanned="34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92">
            <table:table-cell table:style-name="Table1.AS7" table:number-columns-spanned="2" office:value-type="string">
              <text:p text:style-name="P6"/>
            </table:table-cell>
            <table:covered-table-cell/>
            <table:table-cell table:style-name="Table1.C140" table:number-columns-spanned="25" office:value-type="string">
              <text:p text:style-name="P13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3" office:value-type="string">
              <text:p text:style-name="P39"/>
            </table:table-cell>
            <table:covered-table-cell/>
            <table:covered-table-cell/>
            <table:table-cell table:style-name="Table1.e140" table:number-columns-spanned="33" office:value-type="string">
              <text:p text:style-name="P13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3" office:value-type="string">
              <text:p text:style-name="P39"/>
            </table:table-cell>
            <table:covered-table-cell/>
            <table:covered-table-cell/>
            <table:table-cell table:style-name="Table1.AO140" table:number-columns-spanned="30" office:value-type="string">
              <text:p text:style-name="P13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Y60" table:number-columns-spanned="4" office:value-type="string">
              <text:p text:style-name="P39"/>
            </table:table-cell>
            <table:covered-table-cell/>
            <table:covered-table-cell/>
            <table:covered-table-cell/>
          </table:table-row>
          <table:table-row table:style-name="Table1.16">
            <table:table-cell table:style-name="Table1.AS7" table:number-columns-spanned="100" office:value-type="string">
              <text:p text:style-name="P6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5">
            <table:table-cell table:style-name="Table1.A142" office:value-type="string">
              <text:p text:style-name="P92"/>
            </table:table-cell>
            <table:table-cell table:style-name="Table1.B15" table:number-columns-spanned="30" office:value-type="string">
              <text:p text:style-name="P10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3" office:value-type="string">
              <text:p text:style-name="P92"/>
            </table:table-cell>
            <table:covered-table-cell/>
            <table:covered-table-cell/>
            <table:table-cell table:style-name="Table1.AY60" table:number-columns-spanned="66" office:value-type="string">
              <text:p text:style-name="P10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43">
            <table:table-cell table:style-name="Table1.AS7" table:number-columns-spanned="100" office:value-type="string">
              <text:p text:style-name="P2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5">
            <table:table-cell table:style-name="Table1.A144" office:value-type="string">
              <text:p text:style-name="P92"/>
            </table:table-cell>
            <table:table-cell table:style-name="Table1.B15" table:number-columns-spanned="30" office:value-type="string">
              <text:p text:style-name="P10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3" office:value-type="string">
              <text:p text:style-name="P92"/>
            </table:table-cell>
            <table:covered-table-cell/>
            <table:covered-table-cell/>
            <table:table-cell table:style-name="Table1.AY60" table:number-columns-spanned="66" office:value-type="string">
              <text:p text:style-name="P10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0">
            <table:table-cell table:style-name="Table1.AS7" table:number-columns-spanned="100" office:value-type="string">
              <text:p text:style-name="P2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6">
            <table:table-cell table:style-name="Table1.A6" table:number-columns-spanned="100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47">
            <table:table-cell table:style-name="Table1.AS7" table:number-columns-spanned="46" office:value-type="string">
              <text:p text:style-name="P68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S7" table:number-columns-spanned="54" office:value-type="string">
              <text:p text:style-name="P2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5">
            <table:table-cell table:style-name="Table1.A16" table:number-columns-spanned="8" office:value-type="string">
              <text:p text:style-name="P2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3" office:value-type="string">
              <text:p text:style-name="P96"/>
            </table:table-cell>
            <table:covered-table-cell/>
            <table:covered-table-cell/>
            <table:table-cell table:style-name="Table1.B15" table:number-columns-spanned="20" office:value-type="string">
              <text:p text:style-name="P6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3" office:value-type="string">
              <text:p text:style-name="P96"/>
            </table:table-cell>
            <table:covered-table-cell/>
            <table:covered-table-cell/>
            <table:table-cell table:style-name="Table1.AY60" table:number-columns-spanned="12" office:value-type="string">
              <text:p text:style-name="P10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Y60" table:number-columns-spanned="54" office:value-type="string">
              <text:p text:style-name="P2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62">
            <table:table-cell table:style-name="Table1.A16" table:number-columns-spanned="11" office:value-type="string">
              <text:p text:style-name="P2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Y60" table:number-columns-spanned="35" office:value-type="string">
              <text:p text:style-name="P2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Y60" table:number-columns-spanned="54" office:value-type="string">
              <text:p text:style-name="P14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5">
            <table:table-cell table:style-name="Table1.A16" table:number-columns-spanned="8" office:value-type="string">
              <text:p text:style-name="P2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3" office:value-type="string">
              <text:p text:style-name="P96"/>
            </table:table-cell>
            <table:covered-table-cell/>
            <table:covered-table-cell/>
            <table:table-cell table:style-name="Table1.B15" table:number-columns-spanned="35" office:value-type="string">
              <text:p text:style-name="P10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6" office:value-type="string">
              <text:p text:style-name="P23"/>
            </table:table-cell>
            <table:table-cell table:style-name="Table1.A1" table:number-columns-spanned="3" office:value-type="string">
              <text:p text:style-name="P96"/>
            </table:table-cell>
            <table:covered-table-cell/>
            <table:covered-table-cell/>
            <table:table-cell table:style-name="Table1.B15" table:number-columns-spanned="21" office:value-type="string">
              <text:p text:style-name="P10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2" office:value-type="string">
              <text:p text:style-name="P96"/>
            </table:table-cell>
            <table:covered-table-cell/>
            <table:table-cell table:style-name="Table1.AY60" table:number-columns-spanned="27" office:value-type="string">
              <text:p text:style-name="P10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0">
            <table:table-cell table:style-name="Table1.A50" table:number-columns-spanned="46" office:value-type="string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50" table:number-columns-spanned="54" office:value-type="string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51">
            <table:table-cell table:style-name="Table1.A152" table:number-columns-spanned="57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P14" table:number-columns-spanned="15" office:value-type="string">
              <text:p text:style-name="P8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U152" table:number-columns-spanned="26" office:value-type="string">
              <text:p text:style-name="P8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Y60" table:number-columns-spanned="2" office:value-type="string">
              <text:p text:style-name="P83"/>
            </table:table-cell>
            <table:covered-table-cell/>
          </table:table-row>
          <table:table-row table:style-name="Table1.41">
            <table:table-cell table:style-name="Table1.A153" table:number-columns-spanned="57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P18" table:number-columns-spanned="15" office:value-type="string">
              <text:p text:style-name="P2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U153" table:number-columns-spanned="26" office:value-type="string">
              <text:p text:style-name="P13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P18" table:number-columns-spanned="2" office:value-type="string">
              <text:p text:style-name="P38"/>
            </table:table-cell>
            <table:covered-table-cell/>
          </table:table-row>
          <table:table-row table:style-name="Table1.51">
            <table:table-cell table:style-name="Table1.A154" table:number-columns-spanned="47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v154" table:number-columns-spanned="10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F154" table:number-columns-spanned="43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41">
            <table:table-cell table:style-name="Table1.A155" table:number-columns-spanned="47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v155" table:number-columns-spanned="10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F155" table:number-columns-spanned="43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0">
            <table:table-cell table:style-name="Table1.AS7" table:number-columns-spanned="100" office:value-type="string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5">
            <table:table-cell table:style-name="Table1.A16" table:number-columns-spanned="42" office:value-type="string">
              <text:p text:style-name="P10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2" office:value-type="string">
              <text:p text:style-name="P96"/>
            </table:table-cell>
            <table:covered-table-cell/>
            <table:table-cell table:style-name="Table1.AY60" table:number-columns-spanned="56" office:value-type="string">
              <text:p text:style-name="P107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0">
            <table:table-cell table:style-name="Table1.A50" table:number-columns-spanned="100" office:value-type="string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6">
            <table:table-cell table:style-name="Table1.A6" table:number-columns-spanned="100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0">
            <table:table-cell table:style-name="Table1.AS7" table:number-columns-spanned="100" office:value-type="string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5">
            <table:table-cell table:style-name="Table1.A16" table:number-columns-spanned="8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3" office:value-type="string">
              <text:p text:style-name="P96"/>
            </table:table-cell>
            <table:covered-table-cell/>
            <table:covered-table-cell/>
            <table:table-cell table:style-name="Table1.B15" table:number-columns-spanned="21" office:value-type="string">
              <text:p text:style-name="P27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96"/>
            </table:table-cell>
            <table:covered-table-cell/>
            <table:covered-table-cell/>
            <table:covered-table-cell/>
            <table:table-cell table:style-name="Table1.B15" table:number-columns-spanned="18" office:value-type="string">
              <text:p text:style-name="P27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96"/>
            </table:table-cell>
            <table:covered-table-cell/>
            <table:covered-table-cell/>
            <table:covered-table-cell/>
            <table:table-cell table:style-name="Table1.B15" table:number-columns-spanned="16" office:value-type="string">
              <text:p text:style-name="P27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3" office:value-type="string">
              <text:p text:style-name="P96"/>
            </table:table-cell>
            <table:covered-table-cell/>
            <table:covered-table-cell/>
            <table:table-cell table:style-name="Table1.AY60" table:number-columns-spanned="23" office:value-type="string">
              <text:p text:style-name="P10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62">
            <table:table-cell table:style-name="Table1.A16" table:number-columns-spanned="11" office:value-type="string">
              <text:p text:style-name="P7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Y60" table:number-columns-spanned="89" office:value-type="string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51">
            <table:table-cell table:style-name="Table1.A16" table:number-columns-spanned="2" office:value-type="string">
              <text:p text:style-name="P123"/>
            </table:table-cell>
            <table:covered-table-cell/>
            <table:table-cell table:style-name="Table1.B15" table:number-columns-spanned="28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36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Y60" table:number-columns-spanned="34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92">
            <table:table-cell table:style-name="Table1.AS7" table:number-columns-spanned="2" office:value-type="string">
              <text:p text:style-name="P151"/>
            </table:table-cell>
            <table:covered-table-cell/>
            <table:table-cell table:style-name="Table1.C164" table:number-columns-spanned="25" office:value-type="string">
              <text:p text:style-name="P13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3" office:value-type="string">
              <text:p text:style-name="P39"/>
            </table:table-cell>
            <table:covered-table-cell/>
            <table:covered-table-cell/>
            <table:table-cell table:style-name="Table1.e164" table:number-columns-spanned="33" office:value-type="string">
              <text:p text:style-name="P13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15" table:number-columns-spanned="3" office:value-type="string">
              <text:p text:style-name="P39"/>
            </table:table-cell>
            <table:covered-table-cell/>
            <table:covered-table-cell/>
            <table:table-cell table:style-name="Table1.AO164" table:number-columns-spanned="30" office:value-type="string">
              <text:p text:style-name="P13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Y60" table:number-columns-spanned="4" office:value-type="string">
              <text:p text:style-name="P39"/>
            </table:table-cell>
            <table:covered-table-cell/>
            <table:covered-table-cell/>
            <table:covered-table-cell/>
          </table:table-row>
          <table:table-row table:style-name="Table1.81">
            <table:table-cell table:style-name="Table1.AS7" table:number-columns-spanned="100" office:value-type="string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5">
            <table:table-cell table:style-name="Table1.A16" table:number-columns-spanned="8" office:value-type="string">
              <text:p text:style-name="P15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3" office:value-type="string">
              <text:p text:style-name="P96"/>
            </table:table-cell>
            <table:covered-table-cell/>
            <table:covered-table-cell/>
            <table:table-cell table:style-name="Table1.AY60" table:number-columns-spanned="89" office:value-type="string">
              <text:p text:style-name="P10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81">
            <table:table-cell table:style-name="Table1.AS7" table:number-columns-spanned="100" office:value-type="string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51">
            <table:table-cell table:style-name="Table1.A168" table:number-columns-spanned="57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P14" table:number-columns-spanned="15" office:value-type="string">
              <text:p text:style-name="P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U168" table:number-columns-spanned="26" office:value-type="string">
              <text:p text:style-name="P7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Y60" table:number-columns-spanned="2" office:value-type="string">
              <text:p text:style-name="P81"/>
            </table:table-cell>
            <table:covered-table-cell/>
          </table:table-row>
          <table:table-row table:style-name="Table1.41">
            <table:table-cell table:style-name="Table1.A169" table:number-columns-spanned="57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P18" table:number-columns-spanned="15" office:value-type="string">
              <text:p text:style-name="P2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U169" table:number-columns-spanned="26" office:value-type="string">
              <text:p text:style-name="P13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P18" table:number-columns-spanned="2" office:value-type="string">
              <text:p text:style-name="P38"/>
            </table:table-cell>
            <table:covered-table-cell/>
          </table:table-row>
          <table:table-row table:style-name="Table1.51">
            <table:table-cell table:style-name="Table1.A170" table:number-columns-spanned="47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v170" table:number-columns-spanned="10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F170" table:number-columns-spanned="43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41">
            <table:table-cell table:style-name="Table1.A171" table:number-columns-spanned="47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v171" table:number-columns-spanned="10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F171" table:number-columns-spanned="43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51">
            <table:table-cell table:style-name="Table1.A172" table:number-columns-spanned="57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P14" table:number-columns-spanned="15" office:value-type="string">
              <text:p text:style-name="P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U172" table:number-columns-spanned="26" office:value-type="string">
              <text:p text:style-name="P7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Y60" table:number-columns-spanned="2" office:value-type="string">
              <text:p text:style-name="P81"/>
            </table:table-cell>
            <table:covered-table-cell/>
          </table:table-row>
          <table:table-row table:style-name="Table1.41">
            <table:table-cell table:style-name="Table1.A173" table:number-columns-spanned="57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P18" table:number-columns-spanned="15" office:value-type="string">
              <text:p text:style-name="P2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U173" table:number-columns-spanned="26" office:value-type="string">
              <text:p text:style-name="P13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P18" table:number-columns-spanned="2" office:value-type="string">
              <text:p text:style-name="P38"/>
            </table:table-cell>
            <table:covered-table-cell/>
          </table:table-row>
          <table:table-row table:style-name="Table1.51">
            <table:table-cell table:style-name="Table1.A174" table:number-columns-spanned="47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v174" table:number-columns-spanned="10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F174" table:number-columns-spanned="43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41">
            <table:table-cell table:style-name="Table1.A175" table:number-columns-spanned="47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v175" table:number-columns-spanned="10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F175" table:number-columns-spanned="43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84">
            <table:table-cell table:style-name="Table1.AS7" table:number-columns-spanned="100" office:value-type="string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5">
            <table:table-cell table:style-name="Table1.A16" table:number-columns-spanned="42" office:value-type="string">
              <text:p text:style-name="P10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2" office:value-type="string">
              <text:p text:style-name="P96"/>
            </table:table-cell>
            <table:covered-table-cell/>
            <table:table-cell table:style-name="Table1.AY60" table:number-columns-spanned="56" office:value-type="string">
              <text:p text:style-name="P2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0">
            <table:table-cell table:style-name="Table1.AS7" table:number-columns-spanned="100" office:value-type="string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6">
            <table:table-cell table:style-name="Table1.A179" table:number-columns-spanned="33" office:value-type="string">
              <text:p text:style-name="P7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h179" table:number-columns-spanned="53" office:value-type="string">
              <text:p text:style-name="P7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i179" table:number-columns-spanned="14" office:value-type="string">
              <text:p text:style-name="P7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6">
            <table:table-cell table:style-name="Table1.A6" table:number-columns-spanned="100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ext:soft-page-break/>
          <table:table-row table:style-name="Table1.181">
            <table:table-cell table:style-name="Table1.A181" table:number-columns-spanned="77" office:value-type="string">
              <text:p text:style-name="P16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Z181" table:number-columns-spanned="4" office:value-type="string">
              <text:p text:style-name="P139"/>
            </table:table-cell>
            <table:covered-table-cell/>
            <table:covered-table-cell/>
            <table:covered-table-cell/>
            <table:table-cell table:style-name="Table1.Ad181" table:number-columns-spanned="2" office:value-type="string">
              <text:p text:style-name="P139"/>
            </table:table-cell>
            <table:covered-table-cell/>
            <table:table-cell table:style-name="Table1.Af181" table:number-columns-spanned="2" office:value-type="string">
              <text:p text:style-name="P139"/>
            </table:table-cell>
            <table:covered-table-cell/>
            <table:table-cell table:style-name="Table1.Ah181" table:number-columns-spanned="2" office:value-type="string">
              <text:p text:style-name="P139"/>
            </table:table-cell>
            <table:covered-table-cell/>
            <table:table-cell table:style-name="Table1.Aj181" table:number-columns-spanned="2" office:value-type="string">
              <text:p text:style-name="P139"/>
            </table:table-cell>
            <table:covered-table-cell/>
            <table:table-cell table:style-name="Table1.Al181" table:number-columns-spanned="2" office:value-type="string">
              <text:p text:style-name="P139"/>
            </table:table-cell>
            <table:covered-table-cell/>
            <table:table-cell table:style-name="Table1.An181" table:number-columns-spanned="2" office:value-type="string">
              <text:p text:style-name="P140"/>
            </table:table-cell>
            <table:covered-table-cell/>
            <table:table-cell table:style-name="Table1.Ap181" table:number-columns-spanned="2" office:value-type="string">
              <text:p text:style-name="P139"/>
            </table:table-cell>
            <table:covered-table-cell/>
            <table:table-cell table:style-name="Table1.Ar181" table:number-columns-spanned="4" office:value-type="string">
              <text:p text:style-name="P139"/>
            </table:table-cell>
            <table:covered-table-cell/>
            <table:covered-table-cell/>
            <table:covered-table-cell/>
            <table:table-cell table:style-name="Table1.Ah111" office:value-type="string">
              <text:p text:style-name="P150"/>
            </table:table-cell>
          </table:table-row>
          <table:table-row table:style-name="Table1.51">
            <table:table-cell table:style-name="Table1.A18" table:number-columns-spanned="78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Y60" table:number-columns-spanned="22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51">
            <table:table-cell table:style-name="Table1.A183" table:number-columns-spanned="15" office:value-type="string">
              <text:p text:style-name="P14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P183" table:number-columns-spanned="62" office:value-type="string">
              <text:p text:style-name="P14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Z183" table:number-columns-spanned="4" office:value-type="string">
              <text:p text:style-name="P65"/>
            </table:table-cell>
            <table:covered-table-cell/>
            <table:covered-table-cell/>
            <table:covered-table-cell/>
            <table:table-cell table:style-name="Table1.Ad183" table:number-columns-spanned="2" office:value-type="string">
              <text:p text:style-name="P65"/>
            </table:table-cell>
            <table:covered-table-cell/>
            <table:table-cell table:style-name="Table1.Af183" table:number-columns-spanned="2" office:value-type="string">
              <text:p text:style-name="P65"/>
            </table:table-cell>
            <table:covered-table-cell/>
            <table:table-cell table:style-name="Table1.Ah183" table:number-columns-spanned="2" office:value-type="string">
              <text:p text:style-name="P65"/>
            </table:table-cell>
            <table:covered-table-cell/>
            <table:table-cell table:style-name="Table1.Aj183" table:number-columns-spanned="2" office:value-type="string">
              <text:p text:style-name="P65"/>
            </table:table-cell>
            <table:covered-table-cell/>
            <table:table-cell table:style-name="Table1.Al183" table:number-columns-spanned="2" office:value-type="string">
              <text:p text:style-name="P65"/>
            </table:table-cell>
            <table:covered-table-cell/>
            <table:table-cell table:style-name="Table1.An183" table:number-columns-spanned="2" office:value-type="string">
              <text:p text:style-name="P65"/>
            </table:table-cell>
            <table:covered-table-cell/>
            <table:table-cell table:style-name="Table1.Ap183" table:number-columns-spanned="2" office:value-type="string">
              <text:p text:style-name="P28"/>
            </table:table-cell>
            <table:covered-table-cell/>
            <table:table-cell table:style-name="Table1.Ar183" table:number-columns-spanned="4" office:value-type="string">
              <text:p text:style-name="P145"/>
            </table:table-cell>
            <table:covered-table-cell/>
            <table:covered-table-cell/>
            <table:covered-table-cell/>
            <table:table-cell table:style-name="Table1.Av108" office:value-type="string">
              <text:p text:style-name="P65"/>
            </table:table-cell>
          </table:table-row>
          <table:table-row table:style-name="Table1.41">
            <table:table-cell table:style-name="Table1.A184" table:number-columns-spanned="15" office:value-type="string">
              <text:p text:style-name="P1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P184" table:number-columns-spanned="62" office:value-type="string">
              <text:p text:style-name="P1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Z184" table:number-columns-spanned="4" office:value-type="string">
              <text:p text:style-name="P144"/>
            </table:table-cell>
            <table:covered-table-cell/>
            <table:covered-table-cell/>
            <table:covered-table-cell/>
            <table:table-cell table:style-name="Table1.Ad184" table:number-columns-spanned="2" office:value-type="string">
              <text:p text:style-name="P144"/>
            </table:table-cell>
            <table:covered-table-cell/>
            <table:table-cell table:style-name="Table1.Af184" table:number-columns-spanned="2" office:value-type="string">
              <text:p text:style-name="P144"/>
            </table:table-cell>
            <table:covered-table-cell/>
            <table:table-cell table:style-name="Table1.Ah184" table:number-columns-spanned="2" office:value-type="string">
              <text:p text:style-name="P144"/>
            </table:table-cell>
            <table:covered-table-cell/>
            <table:table-cell table:style-name="Table1.Aj184" table:number-columns-spanned="2" office:value-type="string">
              <text:p text:style-name="P144"/>
            </table:table-cell>
            <table:covered-table-cell/>
            <table:table-cell table:style-name="Table1.Al184" table:number-columns-spanned="2" office:value-type="string">
              <text:p text:style-name="P144"/>
            </table:table-cell>
            <table:covered-table-cell/>
            <table:table-cell table:style-name="Table1.An184" table:number-columns-spanned="2" office:value-type="string">
              <text:p text:style-name="P144"/>
            </table:table-cell>
            <table:covered-table-cell/>
            <table:table-cell table:style-name="Table1.Ap184" table:number-columns-spanned="2" office:value-type="string">
              <text:p text:style-name="P54"/>
            </table:table-cell>
            <table:covered-table-cell/>
            <table:table-cell table:style-name="Table1.Ar184" table:number-columns-spanned="4" office:value-type="string">
              <text:p text:style-name="P144"/>
            </table:table-cell>
            <table:covered-table-cell/>
            <table:covered-table-cell/>
            <table:covered-table-cell/>
            <table:table-cell table:style-name="Table1.Av108" office:value-type="string">
              <text:p text:style-name="P39"/>
            </table:table-cell>
          </table:table-row>
          <table:table-row table:style-name="Table1.22">
            <table:table-cell table:style-name="Table1.A185" table:number-columns-spanned="49" office:value-type="string">
              <text:p text:style-name="P14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x185" table:number-columns-spanned="9" office:value-type="string">
              <text:p text:style-name="P14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G185" table:number-columns-spanned="41" office:value-type="string">
              <text:p text:style-name="P14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v185" office:value-type="string">
              <text:p text:style-name="P65"/>
            </table:table-cell>
          </table:table-row>
          <table:table-row table:style-name="Table1.41">
            <table:table-cell table:style-name="Table1.A186" table:number-columns-spanned="49" office:value-type="string">
              <text:p text:style-name="P1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x186" table:number-columns-spanned="9" office:value-type="string">
              <text:p text:style-name="P1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G186" table:number-columns-spanned="41" office:value-type="string">
              <text:p text:style-name="P1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v185" office:value-type="string">
              <text:p text:style-name="P39"/>
            </table:table-cell>
          </table:table-row>
          <table:table-row table:style-name="Table1.51">
            <table:table-cell table:style-name="Table1.A187" table:number-columns-spanned="15" office:value-type="string">
              <text:p text:style-name="P14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P187" table:number-columns-spanned="62" office:value-type="string">
              <text:p text:style-name="P14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Z187" table:number-columns-spanned="4" office:value-type="string">
              <text:p text:style-name="P65"/>
            </table:table-cell>
            <table:covered-table-cell/>
            <table:covered-table-cell/>
            <table:covered-table-cell/>
            <table:table-cell table:style-name="Table1.Ad187" table:number-columns-spanned="2" office:value-type="string">
              <text:p text:style-name="P65"/>
            </table:table-cell>
            <table:covered-table-cell/>
            <table:table-cell table:style-name="Table1.Af187" table:number-columns-spanned="2" office:value-type="string">
              <text:p text:style-name="P65"/>
            </table:table-cell>
            <table:covered-table-cell/>
            <table:table-cell table:style-name="Table1.Ah187" table:number-columns-spanned="2" office:value-type="string">
              <text:p text:style-name="P65"/>
            </table:table-cell>
            <table:covered-table-cell/>
            <table:table-cell table:style-name="Table1.Aj187" table:number-columns-spanned="2" office:value-type="string">
              <text:p text:style-name="P65"/>
            </table:table-cell>
            <table:covered-table-cell/>
            <table:table-cell table:style-name="Table1.Al187" table:number-columns-spanned="2" office:value-type="string">
              <text:p text:style-name="P65"/>
            </table:table-cell>
            <table:covered-table-cell/>
            <table:table-cell table:style-name="Table1.An187" table:number-columns-spanned="2" office:value-type="string">
              <text:p text:style-name="P65"/>
            </table:table-cell>
            <table:covered-table-cell/>
            <table:table-cell table:style-name="Table1.Ap187" table:number-columns-spanned="2" office:value-type="string">
              <text:p text:style-name="P28"/>
            </table:table-cell>
            <table:covered-table-cell/>
            <table:table-cell table:style-name="Table1.Ar187" table:number-columns-spanned="4" office:value-type="string">
              <text:p text:style-name="P145"/>
            </table:table-cell>
            <table:covered-table-cell/>
            <table:covered-table-cell/>
            <table:covered-table-cell/>
            <table:table-cell table:style-name="Table1.Av108" office:value-type="string">
              <text:p text:style-name="P65"/>
            </table:table-cell>
          </table:table-row>
          <table:table-row table:style-name="Table1.41">
            <table:table-cell table:style-name="Table1.A188" table:number-columns-spanned="15" office:value-type="string">
              <text:p text:style-name="P1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P188" table:number-columns-spanned="62" office:value-type="string">
              <text:p text:style-name="P1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Z188" table:number-columns-spanned="4" office:value-type="string">
              <text:p text:style-name="P144"/>
            </table:table-cell>
            <table:covered-table-cell/>
            <table:covered-table-cell/>
            <table:covered-table-cell/>
            <table:table-cell table:style-name="Table1.Ad188" table:number-columns-spanned="2" office:value-type="string">
              <text:p text:style-name="P144"/>
            </table:table-cell>
            <table:covered-table-cell/>
            <table:table-cell table:style-name="Table1.Af188" table:number-columns-spanned="2" office:value-type="string">
              <text:p text:style-name="P144"/>
            </table:table-cell>
            <table:covered-table-cell/>
            <table:table-cell table:style-name="Table1.Ah188" table:number-columns-spanned="2" office:value-type="string">
              <text:p text:style-name="P144"/>
            </table:table-cell>
            <table:covered-table-cell/>
            <table:table-cell table:style-name="Table1.Aj188" table:number-columns-spanned="2" office:value-type="string">
              <text:p text:style-name="P144"/>
            </table:table-cell>
            <table:covered-table-cell/>
            <table:table-cell table:style-name="Table1.Al188" table:number-columns-spanned="2" office:value-type="string">
              <text:p text:style-name="P144"/>
            </table:table-cell>
            <table:covered-table-cell/>
            <table:table-cell table:style-name="Table1.An188" table:number-columns-spanned="2" office:value-type="string">
              <text:p text:style-name="P144"/>
            </table:table-cell>
            <table:covered-table-cell/>
            <table:table-cell table:style-name="Table1.Ap188" table:number-columns-spanned="2" office:value-type="string">
              <text:p text:style-name="P54"/>
            </table:table-cell>
            <table:covered-table-cell/>
            <table:table-cell table:style-name="Table1.Ar188" table:number-columns-spanned="4" office:value-type="string">
              <text:p text:style-name="P144"/>
            </table:table-cell>
            <table:covered-table-cell/>
            <table:covered-table-cell/>
            <table:covered-table-cell/>
            <table:table-cell table:style-name="Table1.Av108" office:value-type="string">
              <text:p text:style-name="P39"/>
            </table:table-cell>
          </table:table-row>
          <table:table-row table:style-name="Table1.51">
            <table:table-cell table:style-name="Table1.A189" table:number-columns-spanned="49" office:value-type="string">
              <text:p text:style-name="P14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x189" table:number-columns-spanned="9" office:value-type="string">
              <text:p text:style-name="P14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G189" table:number-columns-spanned="41" office:value-type="string">
              <text:p text:style-name="P14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v185" office:value-type="string">
              <text:p text:style-name="P65"/>
            </table:table-cell>
          </table:table-row>
          <table:table-row table:style-name="Table1.41">
            <table:table-cell table:style-name="Table1.A190" table:number-columns-spanned="49" office:value-type="string">
              <text:p text:style-name="P1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x190" table:number-columns-spanned="9" office:value-type="string">
              <text:p text:style-name="P1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G190" table:number-columns-spanned="41" office:value-type="string">
              <text:p text:style-name="P1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v185" office:value-type="string">
              <text:p text:style-name="P39"/>
            </table:table-cell>
          </table:table-row>
          <table:table-row table:style-name="Table1.51">
            <table:table-cell table:style-name="Table1.A191" table:number-columns-spanned="15" office:value-type="string">
              <text:p text:style-name="P14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P191" table:number-columns-spanned="62" office:value-type="string">
              <text:p text:style-name="P14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Z191" table:number-columns-spanned="4" office:value-type="string">
              <text:p text:style-name="P65"/>
            </table:table-cell>
            <table:covered-table-cell/>
            <table:covered-table-cell/>
            <table:covered-table-cell/>
            <table:table-cell table:style-name="Table1.Ad191" table:number-columns-spanned="2" office:value-type="string">
              <text:p text:style-name="P65"/>
            </table:table-cell>
            <table:covered-table-cell/>
            <table:table-cell table:style-name="Table1.Af191" table:number-columns-spanned="2" office:value-type="string">
              <text:p text:style-name="P65"/>
            </table:table-cell>
            <table:covered-table-cell/>
            <table:table-cell table:style-name="Table1.Ah191" table:number-columns-spanned="2" office:value-type="string">
              <text:p text:style-name="P65"/>
            </table:table-cell>
            <table:covered-table-cell/>
            <table:table-cell table:style-name="Table1.Aj191" table:number-columns-spanned="2" office:value-type="string">
              <text:p text:style-name="P65"/>
            </table:table-cell>
            <table:covered-table-cell/>
            <table:table-cell table:style-name="Table1.Al191" table:number-columns-spanned="2" office:value-type="string">
              <text:p text:style-name="P65"/>
            </table:table-cell>
            <table:covered-table-cell/>
            <table:table-cell table:style-name="Table1.An191" table:number-columns-spanned="2" office:value-type="string">
              <text:p text:style-name="P65"/>
            </table:table-cell>
            <table:covered-table-cell/>
            <table:table-cell table:style-name="Table1.Ap191" table:number-columns-spanned="2" office:value-type="string">
              <text:p text:style-name="P28"/>
            </table:table-cell>
            <table:covered-table-cell/>
            <table:table-cell table:style-name="Table1.Ar191" table:number-columns-spanned="4" office:value-type="string">
              <text:p text:style-name="P145"/>
            </table:table-cell>
            <table:covered-table-cell/>
            <table:covered-table-cell/>
            <table:covered-table-cell/>
            <table:table-cell table:style-name="Table1.Av108" office:value-type="string">
              <text:p text:style-name="P65"/>
            </table:table-cell>
          </table:table-row>
          <table:table-row table:style-name="Table1.41">
            <table:table-cell table:style-name="Table1.A192" table:number-columns-spanned="15" office:value-type="string">
              <text:p text:style-name="P1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P192" table:number-columns-spanned="62" office:value-type="string">
              <text:p text:style-name="P1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Z192" table:number-columns-spanned="4" office:value-type="string">
              <text:p text:style-name="P144"/>
            </table:table-cell>
            <table:covered-table-cell/>
            <table:covered-table-cell/>
            <table:covered-table-cell/>
            <table:table-cell table:style-name="Table1.Ad192" table:number-columns-spanned="2" office:value-type="string">
              <text:p text:style-name="P144"/>
            </table:table-cell>
            <table:covered-table-cell/>
            <table:table-cell table:style-name="Table1.Af192" table:number-columns-spanned="2" office:value-type="string">
              <text:p text:style-name="P144"/>
            </table:table-cell>
            <table:covered-table-cell/>
            <table:table-cell table:style-name="Table1.Ah192" table:number-columns-spanned="2" office:value-type="string">
              <text:p text:style-name="P144"/>
            </table:table-cell>
            <table:covered-table-cell/>
            <table:table-cell table:style-name="Table1.Aj192" table:number-columns-spanned="2" office:value-type="string">
              <text:p text:style-name="P144"/>
            </table:table-cell>
            <table:covered-table-cell/>
            <table:table-cell table:style-name="Table1.Al192" table:number-columns-spanned="2" office:value-type="string">
              <text:p text:style-name="P144"/>
            </table:table-cell>
            <table:covered-table-cell/>
            <table:table-cell table:style-name="Table1.An192" table:number-columns-spanned="2" office:value-type="string">
              <text:p text:style-name="P144"/>
            </table:table-cell>
            <table:covered-table-cell/>
            <table:table-cell table:style-name="Table1.Ap192" table:number-columns-spanned="2" office:value-type="string">
              <text:p text:style-name="P54"/>
            </table:table-cell>
            <table:covered-table-cell/>
            <table:table-cell table:style-name="Table1.Ar192" table:number-columns-spanned="4" office:value-type="string">
              <text:p text:style-name="P144"/>
            </table:table-cell>
            <table:covered-table-cell/>
            <table:covered-table-cell/>
            <table:covered-table-cell/>
            <table:table-cell table:style-name="Table1.Av108" office:value-type="string">
              <text:p text:style-name="P39"/>
            </table:table-cell>
          </table:table-row>
          <table:table-row table:style-name="Table1.51">
            <table:table-cell table:style-name="Table1.A193" table:number-columns-spanned="49" office:value-type="string">
              <text:p text:style-name="P14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x193" table:number-columns-spanned="9" office:value-type="string">
              <text:p text:style-name="P14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G193" table:number-columns-spanned="41" office:value-type="string">
              <text:p text:style-name="P14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v185" office:value-type="string">
              <text:p text:style-name="P65"/>
            </table:table-cell>
          </table:table-row>
          <table:table-row table:style-name="Table1.41">
            <table:table-cell table:style-name="Table1.A194" table:number-columns-spanned="49" office:value-type="string">
              <text:p text:style-name="P1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x194" table:number-columns-spanned="9" office:value-type="string">
              <text:p text:style-name="P1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G194" table:number-columns-spanned="41" office:value-type="string">
              <text:p text:style-name="P1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v185" office:value-type="string">
              <text:p text:style-name="P39"/>
            </table:table-cell>
          </table:table-row>
          <table:table-row table:style-name="Table1.51">
            <table:table-cell table:style-name="Table1.A195" table:number-columns-spanned="15" office:value-type="string">
              <text:p text:style-name="P14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P195" table:number-columns-spanned="62" office:value-type="string">
              <text:p text:style-name="P14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Z195" table:number-columns-spanned="4" office:value-type="string">
              <text:p text:style-name="P65"/>
            </table:table-cell>
            <table:covered-table-cell/>
            <table:covered-table-cell/>
            <table:covered-table-cell/>
            <table:table-cell table:style-name="Table1.Ad195" table:number-columns-spanned="2" office:value-type="string">
              <text:p text:style-name="P65"/>
            </table:table-cell>
            <table:covered-table-cell/>
            <table:table-cell table:style-name="Table1.Af195" table:number-columns-spanned="2" office:value-type="string">
              <text:p text:style-name="P65"/>
            </table:table-cell>
            <table:covered-table-cell/>
            <table:table-cell table:style-name="Table1.Ah195" table:number-columns-spanned="2" office:value-type="string">
              <text:p text:style-name="P65"/>
            </table:table-cell>
            <table:covered-table-cell/>
            <table:table-cell table:style-name="Table1.Aj195" table:number-columns-spanned="2" office:value-type="string">
              <text:p text:style-name="P65"/>
            </table:table-cell>
            <table:covered-table-cell/>
            <table:table-cell table:style-name="Table1.Al195" table:number-columns-spanned="2" office:value-type="string">
              <text:p text:style-name="P65"/>
            </table:table-cell>
            <table:covered-table-cell/>
            <table:table-cell table:style-name="Table1.An195" table:number-columns-spanned="2" office:value-type="string">
              <text:p text:style-name="P65"/>
            </table:table-cell>
            <table:covered-table-cell/>
            <table:table-cell table:style-name="Table1.Ap195" table:number-columns-spanned="2" office:value-type="string">
              <text:p text:style-name="P28"/>
            </table:table-cell>
            <table:covered-table-cell/>
            <table:table-cell table:style-name="Table1.Ar195" table:number-columns-spanned="4" office:value-type="string">
              <text:p text:style-name="P145"/>
            </table:table-cell>
            <table:covered-table-cell/>
            <table:covered-table-cell/>
            <table:covered-table-cell/>
            <table:table-cell table:style-name="Table1.Av108" office:value-type="string">
              <text:p text:style-name="P65"/>
            </table:table-cell>
          </table:table-row>
          <table:table-row table:style-name="Table1.41">
            <table:table-cell table:style-name="Table1.A196" table:number-columns-spanned="15" office:value-type="string">
              <text:p text:style-name="P1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P196" table:number-columns-spanned="62" office:value-type="string">
              <text:p text:style-name="P1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Z196" table:number-columns-spanned="4" office:value-type="string">
              <text:p text:style-name="P144"/>
            </table:table-cell>
            <table:covered-table-cell/>
            <table:covered-table-cell/>
            <table:covered-table-cell/>
            <table:table-cell table:style-name="Table1.Ad196" table:number-columns-spanned="2" office:value-type="string">
              <text:p text:style-name="P144"/>
            </table:table-cell>
            <table:covered-table-cell/>
            <table:table-cell table:style-name="Table1.Af196" table:number-columns-spanned="2" office:value-type="string">
              <text:p text:style-name="P144"/>
            </table:table-cell>
            <table:covered-table-cell/>
            <table:table-cell table:style-name="Table1.Ah196" table:number-columns-spanned="2" office:value-type="string">
              <text:p text:style-name="P144"/>
            </table:table-cell>
            <table:covered-table-cell/>
            <table:table-cell table:style-name="Table1.Aj196" table:number-columns-spanned="2" office:value-type="string">
              <text:p text:style-name="P144"/>
            </table:table-cell>
            <table:covered-table-cell/>
            <table:table-cell table:style-name="Table1.Al196" table:number-columns-spanned="2" office:value-type="string">
              <text:p text:style-name="P144"/>
            </table:table-cell>
            <table:covered-table-cell/>
            <table:table-cell table:style-name="Table1.An196" table:number-columns-spanned="2" office:value-type="string">
              <text:p text:style-name="P144"/>
            </table:table-cell>
            <table:covered-table-cell/>
            <table:table-cell table:style-name="Table1.Ap196" table:number-columns-spanned="2" office:value-type="string">
              <text:p text:style-name="P54"/>
            </table:table-cell>
            <table:covered-table-cell/>
            <table:table-cell table:style-name="Table1.Ar196" table:number-columns-spanned="4" office:value-type="string">
              <text:p text:style-name="P144"/>
            </table:table-cell>
            <table:covered-table-cell/>
            <table:covered-table-cell/>
            <table:covered-table-cell/>
            <table:table-cell table:style-name="Table1.Av108" office:value-type="string">
              <text:p text:style-name="P39"/>
            </table:table-cell>
          </table:table-row>
          <table:table-row table:style-name="Table1.51">
            <table:table-cell table:style-name="Table1.A197" table:number-columns-spanned="49" office:value-type="string">
              <text:p text:style-name="P14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x197" table:number-columns-spanned="9" office:value-type="string">
              <text:p text:style-name="P14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G197" table:number-columns-spanned="41" office:value-type="string">
              <text:p text:style-name="P14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v185" office:value-type="string">
              <text:p text:style-name="P65"/>
            </table:table-cell>
          </table:table-row>
          <table:table-row table:style-name="Table1.41">
            <table:table-cell table:style-name="Table1.A198" table:number-columns-spanned="49" office:value-type="string">
              <text:p text:style-name="P1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x198" table:number-columns-spanned="9" office:value-type="string">
              <text:p text:style-name="P1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G198" table:number-columns-spanned="41" office:value-type="string">
              <text:p text:style-name="P1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v185" office:value-type="string">
              <text:p text:style-name="P39"/>
            </table:table-cell>
          </table:table-row>
          <table:table-row table:style-name="Table1.51">
            <table:table-cell table:style-name="Table1.A199" table:number-columns-spanned="15" office:value-type="string">
              <text:p text:style-name="P14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P199" table:number-columns-spanned="62" office:value-type="string">
              <text:p text:style-name="P14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Z199" table:number-columns-spanned="4" office:value-type="string">
              <text:p text:style-name="P65"/>
            </table:table-cell>
            <table:covered-table-cell/>
            <table:covered-table-cell/>
            <table:covered-table-cell/>
            <table:table-cell table:style-name="Table1.Ad199" table:number-columns-spanned="2" office:value-type="string">
              <text:p text:style-name="P65"/>
            </table:table-cell>
            <table:covered-table-cell/>
            <table:table-cell table:style-name="Table1.Af199" table:number-columns-spanned="2" office:value-type="string">
              <text:p text:style-name="P65"/>
            </table:table-cell>
            <table:covered-table-cell/>
            <table:table-cell table:style-name="Table1.Ah199" table:number-columns-spanned="2" office:value-type="string">
              <text:p text:style-name="P65"/>
            </table:table-cell>
            <table:covered-table-cell/>
            <table:table-cell table:style-name="Table1.Aj199" table:number-columns-spanned="2" office:value-type="string">
              <text:p text:style-name="P65"/>
            </table:table-cell>
            <table:covered-table-cell/>
            <table:table-cell table:style-name="Table1.Al199" table:number-columns-spanned="2" office:value-type="string">
              <text:p text:style-name="P65"/>
            </table:table-cell>
            <table:covered-table-cell/>
            <table:table-cell table:style-name="Table1.An199" table:number-columns-spanned="2" office:value-type="string">
              <text:p text:style-name="P65"/>
            </table:table-cell>
            <table:covered-table-cell/>
            <table:table-cell table:style-name="Table1.Ap199" table:number-columns-spanned="2" office:value-type="string">
              <text:p text:style-name="P28"/>
            </table:table-cell>
            <table:covered-table-cell/>
            <table:table-cell table:style-name="Table1.Ar199" table:number-columns-spanned="4" office:value-type="string">
              <text:p text:style-name="P145"/>
            </table:table-cell>
            <table:covered-table-cell/>
            <table:covered-table-cell/>
            <table:covered-table-cell/>
            <table:table-cell table:style-name="Table1.Av108" office:value-type="string">
              <text:p text:style-name="P65"/>
            </table:table-cell>
          </table:table-row>
          <table:table-row table:style-name="Table1.41">
            <table:table-cell table:style-name="Table1.A200" table:number-columns-spanned="15" office:value-type="string">
              <text:p text:style-name="P1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P200" table:number-columns-spanned="62" office:value-type="string">
              <text:p text:style-name="P1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Z200" table:number-columns-spanned="4" office:value-type="string">
              <text:p text:style-name="P144"/>
            </table:table-cell>
            <table:covered-table-cell/>
            <table:covered-table-cell/>
            <table:covered-table-cell/>
            <table:table-cell table:style-name="Table1.Ad200" table:number-columns-spanned="2" office:value-type="string">
              <text:p text:style-name="P144"/>
            </table:table-cell>
            <table:covered-table-cell/>
            <table:table-cell table:style-name="Table1.Af200" table:number-columns-spanned="2" office:value-type="string">
              <text:p text:style-name="P144"/>
            </table:table-cell>
            <table:covered-table-cell/>
            <table:table-cell table:style-name="Table1.Ah200" table:number-columns-spanned="2" office:value-type="string">
              <text:p text:style-name="P144"/>
            </table:table-cell>
            <table:covered-table-cell/>
            <table:table-cell table:style-name="Table1.Aj200" table:number-columns-spanned="2" office:value-type="string">
              <text:p text:style-name="P144"/>
            </table:table-cell>
            <table:covered-table-cell/>
            <table:table-cell table:style-name="Table1.Al200" table:number-columns-spanned="2" office:value-type="string">
              <text:p text:style-name="P144"/>
            </table:table-cell>
            <table:covered-table-cell/>
            <table:table-cell table:style-name="Table1.An200" table:number-columns-spanned="2" office:value-type="string">
              <text:p text:style-name="P144"/>
            </table:table-cell>
            <table:covered-table-cell/>
            <table:table-cell table:style-name="Table1.Ap200" table:number-columns-spanned="2" office:value-type="string">
              <text:p text:style-name="P54"/>
            </table:table-cell>
            <table:covered-table-cell/>
            <table:table-cell table:style-name="Table1.Ar200" table:number-columns-spanned="4" office:value-type="string">
              <text:p text:style-name="P144"/>
            </table:table-cell>
            <table:covered-table-cell/>
            <table:covered-table-cell/>
            <table:covered-table-cell/>
            <table:table-cell table:style-name="Table1.Av108" office:value-type="string">
              <text:p text:style-name="P39"/>
            </table:table-cell>
          </table:table-row>
          <table:table-row table:style-name="Table1.51">
            <table:table-cell table:style-name="Table1.A201" table:number-columns-spanned="49" office:value-type="string">
              <text:p text:style-name="P14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x201" table:number-columns-spanned="9" office:value-type="string">
              <text:p text:style-name="P14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G201" table:number-columns-spanned="41" office:value-type="string">
              <text:p text:style-name="P14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v185" office:value-type="string">
              <text:p text:style-name="P65"/>
            </table:table-cell>
          </table:table-row>
          <table:table-row table:style-name="Table1.41">
            <table:table-cell table:style-name="Table1.A202" table:number-columns-spanned="49" office:value-type="string">
              <text:p text:style-name="P1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x202" table:number-columns-spanned="9" office:value-type="string">
              <text:p text:style-name="P1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G202" table:number-columns-spanned="41" office:value-type="string">
              <text:p text:style-name="P1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v185" office:value-type="string">
              <text:p text:style-name="P39"/>
            </table:table-cell>
          </table:table-row>
          <table:table-row table:style-name="Table1.51">
            <table:table-cell table:style-name="Table1.A203" table:number-columns-spanned="15" office:value-type="string">
              <text:p text:style-name="P14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P203" table:number-columns-spanned="62" office:value-type="string">
              <text:p text:style-name="P14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Z203" table:number-columns-spanned="4" office:value-type="string">
              <text:p text:style-name="P65"/>
            </table:table-cell>
            <table:covered-table-cell/>
            <table:covered-table-cell/>
            <table:covered-table-cell/>
            <table:table-cell table:style-name="Table1.Ad203" table:number-columns-spanned="2" office:value-type="string">
              <text:p text:style-name="P65"/>
            </table:table-cell>
            <table:covered-table-cell/>
            <table:table-cell table:style-name="Table1.Af203" table:number-columns-spanned="2" office:value-type="string">
              <text:p text:style-name="P65"/>
            </table:table-cell>
            <table:covered-table-cell/>
            <table:table-cell table:style-name="Table1.Ah203" table:number-columns-spanned="2" office:value-type="string">
              <text:p text:style-name="P65"/>
            </table:table-cell>
            <table:covered-table-cell/>
            <table:table-cell table:style-name="Table1.Aj203" table:number-columns-spanned="2" office:value-type="string">
              <text:p text:style-name="P65"/>
            </table:table-cell>
            <table:covered-table-cell/>
            <table:table-cell table:style-name="Table1.Al203" table:number-columns-spanned="2" office:value-type="string">
              <text:p text:style-name="P65"/>
            </table:table-cell>
            <table:covered-table-cell/>
            <table:table-cell table:style-name="Table1.An203" table:number-columns-spanned="2" office:value-type="string">
              <text:p text:style-name="P65"/>
            </table:table-cell>
            <table:covered-table-cell/>
            <table:table-cell table:style-name="Table1.Ap203" table:number-columns-spanned="2" office:value-type="string">
              <text:p text:style-name="P28"/>
            </table:table-cell>
            <table:covered-table-cell/>
            <table:table-cell table:style-name="Table1.Ar203" table:number-columns-spanned="4" office:value-type="string">
              <text:p text:style-name="P145"/>
            </table:table-cell>
            <table:covered-table-cell/>
            <table:covered-table-cell/>
            <table:covered-table-cell/>
            <table:table-cell table:style-name="Table1.Av108" office:value-type="string">
              <text:p text:style-name="P65"/>
            </table:table-cell>
          </table:table-row>
          <table:table-row table:style-name="Table1.41">
            <table:table-cell table:style-name="Table1.A204" table:number-columns-spanned="15" office:value-type="string">
              <text:p text:style-name="P1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P204" table:number-columns-spanned="62" office:value-type="string">
              <text:p text:style-name="P1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Z204" table:number-columns-spanned="4" office:value-type="string">
              <text:p text:style-name="P144"/>
            </table:table-cell>
            <table:covered-table-cell/>
            <table:covered-table-cell/>
            <table:covered-table-cell/>
            <table:table-cell table:style-name="Table1.Ad204" table:number-columns-spanned="2" office:value-type="string">
              <text:p text:style-name="P144"/>
            </table:table-cell>
            <table:covered-table-cell/>
            <table:table-cell table:style-name="Table1.Af204" table:number-columns-spanned="2" office:value-type="string">
              <text:p text:style-name="P144"/>
            </table:table-cell>
            <table:covered-table-cell/>
            <table:table-cell table:style-name="Table1.Ah204" table:number-columns-spanned="2" office:value-type="string">
              <text:p text:style-name="P144"/>
            </table:table-cell>
            <table:covered-table-cell/>
            <table:table-cell table:style-name="Table1.Aj204" table:number-columns-spanned="2" office:value-type="string">
              <text:p text:style-name="P144"/>
            </table:table-cell>
            <table:covered-table-cell/>
            <table:table-cell table:style-name="Table1.Al204" table:number-columns-spanned="2" office:value-type="string">
              <text:p text:style-name="P144"/>
            </table:table-cell>
            <table:covered-table-cell/>
            <table:table-cell table:style-name="Table1.An204" table:number-columns-spanned="2" office:value-type="string">
              <text:p text:style-name="P144"/>
            </table:table-cell>
            <table:covered-table-cell/>
            <table:table-cell table:style-name="Table1.Ap204" table:number-columns-spanned="2" office:value-type="string">
              <text:p text:style-name="P54"/>
            </table:table-cell>
            <table:covered-table-cell/>
            <table:table-cell table:style-name="Table1.Ar204" table:number-columns-spanned="4" office:value-type="string">
              <text:p text:style-name="P144"/>
            </table:table-cell>
            <table:covered-table-cell/>
            <table:covered-table-cell/>
            <table:covered-table-cell/>
            <table:table-cell table:style-name="Table1.Av108" office:value-type="string">
              <text:p text:style-name="P39"/>
            </table:table-cell>
          </table:table-row>
          <table:table-row table:style-name="Table1.51">
            <table:table-cell table:style-name="Table1.A205" table:number-columns-spanned="49" office:value-type="string">
              <text:p text:style-name="P14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x205" table:number-columns-spanned="9" office:value-type="string">
              <text:p text:style-name="P14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G205" table:number-columns-spanned="41" office:value-type="string">
              <text:p text:style-name="P14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v185" office:value-type="string">
              <text:p text:style-name="P65"/>
            </table:table-cell>
          </table:table-row>
          <table:table-row table:style-name="Table1.41">
            <table:table-cell table:style-name="Table1.A206" table:number-columns-spanned="49" office:value-type="string">
              <text:p text:style-name="P1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x206" table:number-columns-spanned="9" office:value-type="string">
              <text:p text:style-name="P1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G206" table:number-columns-spanned="41" office:value-type="string">
              <text:p text:style-name="P1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v185" office:value-type="string">
              <text:p text:style-name="P39"/>
            </table:table-cell>
          </table:table-row>
          <table:table-row table:style-name="Table1.51">
            <table:table-cell table:style-name="Table1.A207" table:number-columns-spanned="15" office:value-type="string">
              <text:p text:style-name="P14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P207" table:number-columns-spanned="62" office:value-type="string">
              <text:p text:style-name="P14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Z207" table:number-columns-spanned="4" office:value-type="string">
              <text:p text:style-name="P65"/>
            </table:table-cell>
            <table:covered-table-cell/>
            <table:covered-table-cell/>
            <table:covered-table-cell/>
            <table:table-cell table:style-name="Table1.Ad207" table:number-columns-spanned="2" office:value-type="string">
              <text:p text:style-name="P65"/>
            </table:table-cell>
            <table:covered-table-cell/>
            <table:table-cell table:style-name="Table1.Af207" table:number-columns-spanned="2" office:value-type="string">
              <text:p text:style-name="P65"/>
            </table:table-cell>
            <table:covered-table-cell/>
            <table:table-cell table:style-name="Table1.Ah207" table:number-columns-spanned="2" office:value-type="string">
              <text:p text:style-name="P65"/>
            </table:table-cell>
            <table:covered-table-cell/>
            <table:table-cell table:style-name="Table1.Aj207" table:number-columns-spanned="2" office:value-type="string">
              <text:p text:style-name="P65"/>
            </table:table-cell>
            <table:covered-table-cell/>
            <table:table-cell table:style-name="Table1.Al207" table:number-columns-spanned="2" office:value-type="string">
              <text:p text:style-name="P65"/>
            </table:table-cell>
            <table:covered-table-cell/>
            <table:table-cell table:style-name="Table1.An207" table:number-columns-spanned="2" office:value-type="string">
              <text:p text:style-name="P65"/>
            </table:table-cell>
            <table:covered-table-cell/>
            <table:table-cell table:style-name="Table1.Ap207" table:number-columns-spanned="2" office:value-type="string">
              <text:p text:style-name="P28"/>
            </table:table-cell>
            <table:covered-table-cell/>
            <table:table-cell table:style-name="Table1.Ar207" table:number-columns-spanned="4" office:value-type="string">
              <text:p text:style-name="P145"/>
            </table:table-cell>
            <table:covered-table-cell/>
            <table:covered-table-cell/>
            <table:covered-table-cell/>
            <table:table-cell table:style-name="Table1.Av108" office:value-type="string">
              <text:p text:style-name="P65"/>
            </table:table-cell>
          </table:table-row>
          <table:table-row table:style-name="Table1.41">
            <table:table-cell table:style-name="Table1.A208" table:number-columns-spanned="15" office:value-type="string">
              <text:p text:style-name="P1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P208" table:number-columns-spanned="62" office:value-type="string">
              <text:p text:style-name="P1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Z208" table:number-columns-spanned="4" office:value-type="string">
              <text:p text:style-name="P144"/>
            </table:table-cell>
            <table:covered-table-cell/>
            <table:covered-table-cell/>
            <table:covered-table-cell/>
            <table:table-cell table:style-name="Table1.Ad208" table:number-columns-spanned="2" office:value-type="string">
              <text:p text:style-name="P144"/>
            </table:table-cell>
            <table:covered-table-cell/>
            <table:table-cell table:style-name="Table1.Af208" table:number-columns-spanned="2" office:value-type="string">
              <text:p text:style-name="P144"/>
            </table:table-cell>
            <table:covered-table-cell/>
            <table:table-cell table:style-name="Table1.Ah208" table:number-columns-spanned="2" office:value-type="string">
              <text:p text:style-name="P144"/>
            </table:table-cell>
            <table:covered-table-cell/>
            <table:table-cell table:style-name="Table1.Aj208" table:number-columns-spanned="2" office:value-type="string">
              <text:p text:style-name="P144"/>
            </table:table-cell>
            <table:covered-table-cell/>
            <table:table-cell table:style-name="Table1.Al208" table:number-columns-spanned="2" office:value-type="string">
              <text:p text:style-name="P144"/>
            </table:table-cell>
            <table:covered-table-cell/>
            <table:table-cell table:style-name="Table1.An208" table:number-columns-spanned="2" office:value-type="string">
              <text:p text:style-name="P144"/>
            </table:table-cell>
            <table:covered-table-cell/>
            <table:table-cell table:style-name="Table1.Ap208" table:number-columns-spanned="2" office:value-type="string">
              <text:p text:style-name="P54"/>
            </table:table-cell>
            <table:covered-table-cell/>
            <table:table-cell table:style-name="Table1.Ar208" table:number-columns-spanned="4" office:value-type="string">
              <text:p text:style-name="P144"/>
            </table:table-cell>
            <table:covered-table-cell/>
            <table:covered-table-cell/>
            <table:covered-table-cell/>
            <table:table-cell table:style-name="Table1.Av108" office:value-type="string">
              <text:p text:style-name="P39"/>
            </table:table-cell>
          </table:table-row>
          <table:table-row table:style-name="Table1.51">
            <table:table-cell table:style-name="Table1.A209" table:number-columns-spanned="49" office:value-type="string">
              <text:p text:style-name="P14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x209" table:number-columns-spanned="9" office:value-type="string">
              <text:p text:style-name="P14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G209" table:number-columns-spanned="41" office:value-type="string">
              <text:p text:style-name="P14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v185" office:value-type="string">
              <text:p text:style-name="P65"/>
            </table:table-cell>
          </table:table-row>
          <table:table-row table:style-name="Table1.41">
            <table:table-cell table:style-name="Table1.A210" table:number-columns-spanned="49" office:value-type="string">
              <text:p text:style-name="P1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x210" table:number-columns-spanned="9" office:value-type="string">
              <text:p text:style-name="P1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G210" table:number-columns-spanned="41" office:value-type="string">
              <text:p text:style-name="P1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v185" office:value-type="string">
              <text:p text:style-name="P39"/>
            </table:table-cell>
          </table:table-row>
          <table:table-row table:style-name="Table1.51">
            <table:table-cell table:style-name="Table1.A211" table:number-columns-spanned="15" office:value-type="string">
              <text:p text:style-name="P14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P211" table:number-columns-spanned="62" office:value-type="string">
              <text:p text:style-name="P14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Z211" table:number-columns-spanned="4" office:value-type="string">
              <text:p text:style-name="P65"/>
            </table:table-cell>
            <table:covered-table-cell/>
            <table:covered-table-cell/>
            <table:covered-table-cell/>
            <table:table-cell table:style-name="Table1.Ad211" table:number-columns-spanned="2" office:value-type="string">
              <text:p text:style-name="P65"/>
            </table:table-cell>
            <table:covered-table-cell/>
            <table:table-cell table:style-name="Table1.Af211" table:number-columns-spanned="2" office:value-type="string">
              <text:p text:style-name="P65"/>
            </table:table-cell>
            <table:covered-table-cell/>
            <table:table-cell table:style-name="Table1.Ah211" table:number-columns-spanned="2" office:value-type="string">
              <text:p text:style-name="P65"/>
            </table:table-cell>
            <table:covered-table-cell/>
            <table:table-cell table:style-name="Table1.Aj211" table:number-columns-spanned="2" office:value-type="string">
              <text:p text:style-name="P65"/>
            </table:table-cell>
            <table:covered-table-cell/>
            <table:table-cell table:style-name="Table1.Al211" table:number-columns-spanned="2" office:value-type="string">
              <text:p text:style-name="P65"/>
            </table:table-cell>
            <table:covered-table-cell/>
            <table:table-cell table:style-name="Table1.An211" table:number-columns-spanned="2" office:value-type="string">
              <text:p text:style-name="P65"/>
            </table:table-cell>
            <table:covered-table-cell/>
            <table:table-cell table:style-name="Table1.Ap211" table:number-columns-spanned="2" office:value-type="string">
              <text:p text:style-name="P28"/>
            </table:table-cell>
            <table:covered-table-cell/>
            <table:table-cell table:style-name="Table1.Ar211" table:number-columns-spanned="4" office:value-type="string">
              <text:p text:style-name="P145"/>
            </table:table-cell>
            <table:covered-table-cell/>
            <table:covered-table-cell/>
            <table:covered-table-cell/>
            <table:table-cell table:style-name="Table1.Av108" office:value-type="string">
              <text:p text:style-name="P65"/>
            </table:table-cell>
          </table:table-row>
          <table:table-row table:style-name="Table1.41">
            <table:table-cell table:style-name="Table1.A212" table:number-columns-spanned="15" office:value-type="string">
              <text:p text:style-name="P1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P212" table:number-columns-spanned="62" office:value-type="string">
              <text:p text:style-name="P1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Z212" table:number-columns-spanned="4" office:value-type="string">
              <text:p text:style-name="P144"/>
            </table:table-cell>
            <table:covered-table-cell/>
            <table:covered-table-cell/>
            <table:covered-table-cell/>
            <table:table-cell table:style-name="Table1.Ad212" table:number-columns-spanned="2" office:value-type="string">
              <text:p text:style-name="P144"/>
            </table:table-cell>
            <table:covered-table-cell/>
            <table:table-cell table:style-name="Table1.Af212" table:number-columns-spanned="2" office:value-type="string">
              <text:p text:style-name="P144"/>
            </table:table-cell>
            <table:covered-table-cell/>
            <table:table-cell table:style-name="Table1.Ah212" table:number-columns-spanned="2" office:value-type="string">
              <text:p text:style-name="P144"/>
            </table:table-cell>
            <table:covered-table-cell/>
            <table:table-cell table:style-name="Table1.Aj212" table:number-columns-spanned="2" office:value-type="string">
              <text:p text:style-name="P144"/>
            </table:table-cell>
            <table:covered-table-cell/>
            <table:table-cell table:style-name="Table1.Al212" table:number-columns-spanned="2" office:value-type="string">
              <text:p text:style-name="P144"/>
            </table:table-cell>
            <table:covered-table-cell/>
            <table:table-cell table:style-name="Table1.An212" table:number-columns-spanned="2" office:value-type="string">
              <text:p text:style-name="P144"/>
            </table:table-cell>
            <table:covered-table-cell/>
            <table:table-cell table:style-name="Table1.Ap212" table:number-columns-spanned="2" office:value-type="string">
              <text:p text:style-name="P54"/>
            </table:table-cell>
            <table:covered-table-cell/>
            <table:table-cell table:style-name="Table1.Ar212" table:number-columns-spanned="4" office:value-type="string">
              <text:p text:style-name="P144"/>
            </table:table-cell>
            <table:covered-table-cell/>
            <table:covered-table-cell/>
            <table:covered-table-cell/>
            <table:table-cell table:style-name="Table1.Av108" office:value-type="string">
              <text:p text:style-name="P39"/>
            </table:table-cell>
          </table:table-row>
          <table:table-row table:style-name="Table1.51">
            <table:table-cell table:style-name="Table1.A213" table:number-columns-spanned="49" office:value-type="string">
              <text:p text:style-name="P14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x213" table:number-columns-spanned="9" office:value-type="string">
              <text:p text:style-name="P14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G213" table:number-columns-spanned="41" office:value-type="string">
              <text:p text:style-name="P14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v185" office:value-type="string">
              <text:p text:style-name="P65"/>
            </table:table-cell>
          </table:table-row>
          <table:table-row table:style-name="Table1.41">
            <table:table-cell table:style-name="Table1.A214" table:number-columns-spanned="49" office:value-type="string">
              <text:p text:style-name="P1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x214" table:number-columns-spanned="9" office:value-type="string">
              <text:p text:style-name="P1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G214" table:number-columns-spanned="41" office:value-type="string">
              <text:p text:style-name="P1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v185" office:value-type="string">
              <text:p text:style-name="P39"/>
            </table:table-cell>
          </table:table-row>
          <table:table-row table:style-name="Table1.51">
            <table:table-cell table:style-name="Table1.A215" table:number-columns-spanned="15" office:value-type="string">
              <text:p text:style-name="P14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P215" table:number-columns-spanned="62" office:value-type="string">
              <text:p text:style-name="P14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Z215" table:number-columns-spanned="4" office:value-type="string">
              <text:p text:style-name="P65"/>
            </table:table-cell>
            <table:covered-table-cell/>
            <table:covered-table-cell/>
            <table:covered-table-cell/>
            <table:table-cell table:style-name="Table1.Ad215" table:number-columns-spanned="2" office:value-type="string">
              <text:p text:style-name="P65"/>
            </table:table-cell>
            <table:covered-table-cell/>
            <table:table-cell table:style-name="Table1.Af215" table:number-columns-spanned="2" office:value-type="string">
              <text:p text:style-name="P65"/>
            </table:table-cell>
            <table:covered-table-cell/>
            <table:table-cell table:style-name="Table1.Ah215" table:number-columns-spanned="2" office:value-type="string">
              <text:p text:style-name="P65"/>
            </table:table-cell>
            <table:covered-table-cell/>
            <table:table-cell table:style-name="Table1.Aj215" table:number-columns-spanned="2" office:value-type="string">
              <text:p text:style-name="P65"/>
            </table:table-cell>
            <table:covered-table-cell/>
            <table:table-cell table:style-name="Table1.Al215" table:number-columns-spanned="2" office:value-type="string">
              <text:p text:style-name="P65"/>
            </table:table-cell>
            <table:covered-table-cell/>
            <table:table-cell table:style-name="Table1.An215" table:number-columns-spanned="2" office:value-type="string">
              <text:p text:style-name="P65"/>
            </table:table-cell>
            <table:covered-table-cell/>
            <table:table-cell table:style-name="Table1.Ap215" table:number-columns-spanned="2" office:value-type="string">
              <text:p text:style-name="P28"/>
            </table:table-cell>
            <table:covered-table-cell/>
            <table:table-cell table:style-name="Table1.Ar215" table:number-columns-spanned="4" office:value-type="string">
              <text:p text:style-name="P145"/>
            </table:table-cell>
            <table:covered-table-cell/>
            <table:covered-table-cell/>
            <table:covered-table-cell/>
            <table:table-cell table:style-name="Table1.Av108" office:value-type="string">
              <text:p text:style-name="P65"/>
            </table:table-cell>
          </table:table-row>
          <table:table-row table:style-name="Table1.41">
            <table:table-cell table:style-name="Table1.A216" table:number-columns-spanned="15" office:value-type="string">
              <text:p text:style-name="P1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P216" table:number-columns-spanned="62" office:value-type="string">
              <text:p text:style-name="P1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Z216" table:number-columns-spanned="4" office:value-type="string">
              <text:p text:style-name="P144"/>
            </table:table-cell>
            <table:covered-table-cell/>
            <table:covered-table-cell/>
            <table:covered-table-cell/>
            <table:table-cell table:style-name="Table1.Ad216" table:number-columns-spanned="2" office:value-type="string">
              <text:p text:style-name="P144"/>
            </table:table-cell>
            <table:covered-table-cell/>
            <table:table-cell table:style-name="Table1.Af216" table:number-columns-spanned="2" office:value-type="string">
              <text:p text:style-name="P144"/>
            </table:table-cell>
            <table:covered-table-cell/>
            <table:table-cell table:style-name="Table1.Ah216" table:number-columns-spanned="2" office:value-type="string">
              <text:p text:style-name="P144"/>
            </table:table-cell>
            <table:covered-table-cell/>
            <table:table-cell table:style-name="Table1.Aj216" table:number-columns-spanned="2" office:value-type="string">
              <text:p text:style-name="P144"/>
            </table:table-cell>
            <table:covered-table-cell/>
            <table:table-cell table:style-name="Table1.Al216" table:number-columns-spanned="2" office:value-type="string">
              <text:p text:style-name="P144"/>
            </table:table-cell>
            <table:covered-table-cell/>
            <table:table-cell table:style-name="Table1.An216" table:number-columns-spanned="2" office:value-type="string">
              <text:p text:style-name="P144"/>
            </table:table-cell>
            <table:covered-table-cell/>
            <table:table-cell table:style-name="Table1.Ap216" table:number-columns-spanned="2" office:value-type="string">
              <text:p text:style-name="P54"/>
            </table:table-cell>
            <table:covered-table-cell/>
            <table:table-cell table:style-name="Table1.Ar216" table:number-columns-spanned="4" office:value-type="string">
              <text:p text:style-name="P144"/>
            </table:table-cell>
            <table:covered-table-cell/>
            <table:covered-table-cell/>
            <table:covered-table-cell/>
            <table:table-cell table:style-name="Table1.Av108" office:value-type="string">
              <text:p text:style-name="P39"/>
            </table:table-cell>
          </table:table-row>
          <table:table-row table:style-name="Table1.51">
            <table:table-cell table:style-name="Table1.A217" table:number-columns-spanned="49" office:value-type="string">
              <text:p text:style-name="P14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x217" table:number-columns-spanned="9" office:value-type="string">
              <text:p text:style-name="P14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G217" table:number-columns-spanned="41" office:value-type="string">
              <text:p text:style-name="P14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v185" office:value-type="string">
              <text:p text:style-name="P65"/>
            </table:table-cell>
          </table:table-row>
          <table:table-row table:style-name="Table1.41">
            <table:table-cell table:style-name="Table1.A218" table:number-columns-spanned="49" office:value-type="string">
              <text:p text:style-name="P1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x218" table:number-columns-spanned="9" office:value-type="string">
              <text:p text:style-name="P1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G218" table:number-columns-spanned="41" office:value-type="string">
              <text:p text:style-name="P1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v185" office:value-type="string">
              <text:p text:style-name="P39"/>
            </table:table-cell>
          </table:table-row>
          <table:table-row table:style-name="Table1.51">
            <table:table-cell table:style-name="Table1.A219" table:number-columns-spanned="15" office:value-type="string">
              <text:p text:style-name="P14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P219" table:number-columns-spanned="62" office:value-type="string">
              <text:p text:style-name="P14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Z219" table:number-columns-spanned="4" office:value-type="string">
              <text:p text:style-name="P65"/>
            </table:table-cell>
            <table:covered-table-cell/>
            <table:covered-table-cell/>
            <table:covered-table-cell/>
            <table:table-cell table:style-name="Table1.Ad219" table:number-columns-spanned="2" office:value-type="string">
              <text:p text:style-name="P65"/>
            </table:table-cell>
            <table:covered-table-cell/>
            <table:table-cell table:style-name="Table1.Af219" table:number-columns-spanned="2" office:value-type="string">
              <text:p text:style-name="P65"/>
            </table:table-cell>
            <table:covered-table-cell/>
            <table:table-cell table:style-name="Table1.Ah219" table:number-columns-spanned="2" office:value-type="string">
              <text:p text:style-name="P65"/>
            </table:table-cell>
            <table:covered-table-cell/>
            <table:table-cell table:style-name="Table1.Aj219" table:number-columns-spanned="2" office:value-type="string">
              <text:p text:style-name="P65"/>
            </table:table-cell>
            <table:covered-table-cell/>
            <table:table-cell table:style-name="Table1.Al219" table:number-columns-spanned="2" office:value-type="string">
              <text:p text:style-name="P65"/>
            </table:table-cell>
            <table:covered-table-cell/>
            <table:table-cell table:style-name="Table1.An219" table:number-columns-spanned="2" office:value-type="string">
              <text:p text:style-name="P65"/>
            </table:table-cell>
            <table:covered-table-cell/>
            <table:table-cell table:style-name="Table1.Ap219" table:number-columns-spanned="2" office:value-type="string">
              <text:p text:style-name="P28"/>
            </table:table-cell>
            <table:covered-table-cell/>
            <table:table-cell table:style-name="Table1.Ar219" table:number-columns-spanned="4" office:value-type="string">
              <text:p text:style-name="P145"/>
            </table:table-cell>
            <table:covered-table-cell/>
            <table:covered-table-cell/>
            <table:covered-table-cell/>
            <table:table-cell table:style-name="Table1.Av108" office:value-type="string">
              <text:p text:style-name="P65"/>
            </table:table-cell>
          </table:table-row>
          <table:table-row table:style-name="Table1.41">
            <table:table-cell table:style-name="Table1.A220" table:number-columns-spanned="15" office:value-type="string">
              <text:p text:style-name="P1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P220" table:number-columns-spanned="62" office:value-type="string">
              <text:p text:style-name="P1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Z220" table:number-columns-spanned="4" office:value-type="string">
              <text:p text:style-name="P144"/>
            </table:table-cell>
            <table:covered-table-cell/>
            <table:covered-table-cell/>
            <table:covered-table-cell/>
            <table:table-cell table:style-name="Table1.Ad220" table:number-columns-spanned="2" office:value-type="string">
              <text:p text:style-name="P144"/>
            </table:table-cell>
            <table:covered-table-cell/>
            <table:table-cell table:style-name="Table1.Af220" table:number-columns-spanned="2" office:value-type="string">
              <text:p text:style-name="P144"/>
            </table:table-cell>
            <table:covered-table-cell/>
            <table:table-cell table:style-name="Table1.Ah220" table:number-columns-spanned="2" office:value-type="string">
              <text:p text:style-name="P144"/>
            </table:table-cell>
            <table:covered-table-cell/>
            <table:table-cell table:style-name="Table1.Aj220" table:number-columns-spanned="2" office:value-type="string">
              <text:p text:style-name="P144"/>
            </table:table-cell>
            <table:covered-table-cell/>
            <table:table-cell table:style-name="Table1.Al220" table:number-columns-spanned="2" office:value-type="string">
              <text:p text:style-name="P144"/>
            </table:table-cell>
            <table:covered-table-cell/>
            <table:table-cell table:style-name="Table1.An220" table:number-columns-spanned="2" office:value-type="string">
              <text:p text:style-name="P144"/>
            </table:table-cell>
            <table:covered-table-cell/>
            <table:table-cell table:style-name="Table1.Ap220" table:number-columns-spanned="2" office:value-type="string">
              <text:p text:style-name="P54"/>
            </table:table-cell>
            <table:covered-table-cell/>
            <table:table-cell table:style-name="Table1.Ar220" table:number-columns-spanned="4" office:value-type="string">
              <text:p text:style-name="P144"/>
            </table:table-cell>
            <table:covered-table-cell/>
            <table:covered-table-cell/>
            <table:covered-table-cell/>
            <table:table-cell table:style-name="Table1.Av108" office:value-type="string">
              <text:p text:style-name="P39"/>
            </table:table-cell>
          </table:table-row>
          <table:table-row table:style-name="Table1.51">
            <table:table-cell table:style-name="Table1.A221" table:number-columns-spanned="49" office:value-type="string">
              <text:p text:style-name="P14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x221" table:number-columns-spanned="9" office:value-type="string">
              <text:p text:style-name="P14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G221" table:number-columns-spanned="41" office:value-type="string">
              <text:p text:style-name="P14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v185" office:value-type="string">
              <text:p text:style-name="P65"/>
            </table:table-cell>
          </table:table-row>
          <table:table-row table:style-name="Table1.41">
            <table:table-cell table:style-name="Table1.A222" table:number-columns-spanned="49" office:value-type="string">
              <text:p text:style-name="P1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x222" table:number-columns-spanned="9" office:value-type="string">
              <text:p text:style-name="P1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G222" table:number-columns-spanned="41" office:value-type="string">
              <text:p text:style-name="P1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v185" office:value-type="string">
              <text:p text:style-name="P39"/>
            </table:table-cell>
          </table:table-row>
          <table:table-row table:style-name="Table1.51">
            <table:table-cell table:style-name="Table1.A223" table:number-columns-spanned="15" office:value-type="string">
              <text:p text:style-name="P14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P223" table:number-columns-spanned="62" office:value-type="string">
              <text:p text:style-name="P14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Z223" table:number-columns-spanned="4" office:value-type="string">
              <text:p text:style-name="P65"/>
            </table:table-cell>
            <table:covered-table-cell/>
            <table:covered-table-cell/>
            <table:covered-table-cell/>
            <table:table-cell table:style-name="Table1.Ad223" table:number-columns-spanned="2" office:value-type="string">
              <text:p text:style-name="P65"/>
            </table:table-cell>
            <table:covered-table-cell/>
            <table:table-cell table:style-name="Table1.Af223" table:number-columns-spanned="2" office:value-type="string">
              <text:p text:style-name="P65"/>
            </table:table-cell>
            <table:covered-table-cell/>
            <table:table-cell table:style-name="Table1.Ah223" table:number-columns-spanned="2" office:value-type="string">
              <text:p text:style-name="P65"/>
            </table:table-cell>
            <table:covered-table-cell/>
            <table:table-cell table:style-name="Table1.Aj223" table:number-columns-spanned="2" office:value-type="string">
              <text:p text:style-name="P65"/>
            </table:table-cell>
            <table:covered-table-cell/>
            <table:table-cell table:style-name="Table1.Al223" table:number-columns-spanned="2" office:value-type="string">
              <text:p text:style-name="P65"/>
            </table:table-cell>
            <table:covered-table-cell/>
            <table:table-cell table:style-name="Table1.An223" table:number-columns-spanned="2" office:value-type="string">
              <text:p text:style-name="P65"/>
            </table:table-cell>
            <table:covered-table-cell/>
            <table:table-cell table:style-name="Table1.Ap223" table:number-columns-spanned="2" office:value-type="string">
              <text:p text:style-name="P28"/>
            </table:table-cell>
            <table:covered-table-cell/>
            <table:table-cell table:style-name="Table1.Ar223" table:number-columns-spanned="4" office:value-type="string">
              <text:p text:style-name="P145"/>
            </table:table-cell>
            <table:covered-table-cell/>
            <table:covered-table-cell/>
            <table:covered-table-cell/>
            <table:table-cell table:style-name="Table1.Av108" office:value-type="string">
              <text:p text:style-name="P65"/>
            </table:table-cell>
          </table:table-row>
          <table:table-row table:style-name="Table1.41">
            <table:table-cell table:style-name="Table1.A224" table:number-columns-spanned="15" office:value-type="string">
              <text:p text:style-name="P1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P224" table:number-columns-spanned="62" office:value-type="string">
              <text:p text:style-name="P1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Z224" table:number-columns-spanned="4" office:value-type="string">
              <text:p text:style-name="P144"/>
            </table:table-cell>
            <table:covered-table-cell/>
            <table:covered-table-cell/>
            <table:covered-table-cell/>
            <table:table-cell table:style-name="Table1.Ad224" table:number-columns-spanned="2" office:value-type="string">
              <text:p text:style-name="P144"/>
            </table:table-cell>
            <table:covered-table-cell/>
            <table:table-cell table:style-name="Table1.Af224" table:number-columns-spanned="2" office:value-type="string">
              <text:p text:style-name="P144"/>
            </table:table-cell>
            <table:covered-table-cell/>
            <table:table-cell table:style-name="Table1.Ah224" table:number-columns-spanned="2" office:value-type="string">
              <text:p text:style-name="P144"/>
            </table:table-cell>
            <table:covered-table-cell/>
            <table:table-cell table:style-name="Table1.Aj224" table:number-columns-spanned="2" office:value-type="string">
              <text:p text:style-name="P144"/>
            </table:table-cell>
            <table:covered-table-cell/>
            <table:table-cell table:style-name="Table1.Al224" table:number-columns-spanned="2" office:value-type="string">
              <text:p text:style-name="P144"/>
            </table:table-cell>
            <table:covered-table-cell/>
            <table:table-cell table:style-name="Table1.An224" table:number-columns-spanned="2" office:value-type="string">
              <text:p text:style-name="P144"/>
            </table:table-cell>
            <table:covered-table-cell/>
            <table:table-cell table:style-name="Table1.Ap224" table:number-columns-spanned="2" office:value-type="string">
              <text:p text:style-name="P54"/>
            </table:table-cell>
            <table:covered-table-cell/>
            <table:table-cell table:style-name="Table1.Ar224" table:number-columns-spanned="4" office:value-type="string">
              <text:p text:style-name="P144"/>
            </table:table-cell>
            <table:covered-table-cell/>
            <table:covered-table-cell/>
            <table:covered-table-cell/>
            <table:table-cell table:style-name="Table1.Av108" office:value-type="string">
              <text:p text:style-name="P39"/>
            </table:table-cell>
          </table:table-row>
          <table:table-row table:style-name="Table1.51">
            <table:table-cell table:style-name="Table1.A225" table:number-columns-spanned="49" office:value-type="string">
              <text:p text:style-name="P14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x225" table:number-columns-spanned="9" office:value-type="string">
              <text:p text:style-name="P14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G225" table:number-columns-spanned="41" office:value-type="string">
              <text:p text:style-name="P14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v185" office:value-type="string">
              <text:p text:style-name="P65"/>
            </table:table-cell>
          </table:table-row>
          <table:table-row table:style-name="Table1.41">
            <table:table-cell table:style-name="Table1.A226" table:number-columns-spanned="49" office:value-type="string">
              <text:p text:style-name="P1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x226" table:number-columns-spanned="9" office:value-type="string">
              <text:p text:style-name="P1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G226" table:number-columns-spanned="41" office:value-type="string">
              <text:p text:style-name="P1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v226" office:value-type="string">
              <text:p text:style-name="P39"/>
            </table:table-cell>
          </table:table-row>
          <table:table-row table:style-name="Table1.51">
            <table:table-cell table:style-name="Table1.A227" table:number-columns-spanned="100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28">
            <table:table-cell table:style-name="Table1.A228" table:number-columns-spanned="100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51">
            <table:table-cell table:style-name="Table1.A229" table:number-columns-spanned="100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6">
            <table:table-cell table:style-name="Table1.A1" table:number-columns-spanned="33" office:value-type="string">
              <text:p text:style-name="P5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53" office:value-type="string">
              <text:p text:style-name="P7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14" office:value-type="string">
              <text:p text:style-name="P7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6">
            <table:table-cell table:style-name="Table1.A6" table:number-columns-spanned="100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ext:soft-page-break/>
          <table:table-row table:style-name="Table1.92">
            <table:table-cell table:style-name="Table1.A50" table:number-columns-spanned="100" office:value-type="string">
              <text:p text:style-name="P10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4">
            <table:table-cell table:style-name="Table1.AS7" table:number-columns-spanned="100" office:value-type="string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5">
            <table:table-cell table:style-name="Table1.A234" office:value-type="string">
              <text:p text:style-name="P97"/>
            </table:table-cell>
            <table:table-cell table:style-name="Table1.B15" table:number-columns-spanned="23" office:value-type="string">
              <text:p text:style-name="P10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3" office:value-type="string">
              <text:p text:style-name="P97"/>
            </table:table-cell>
            <table:covered-table-cell/>
            <table:covered-table-cell/>
            <table:table-cell table:style-name="Table1.B15" table:number-columns-spanned="38" office:value-type="string">
              <text:p text:style-name="P10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97"/>
            </table:table-cell>
            <table:covered-table-cell/>
            <table:covered-table-cell/>
            <table:covered-table-cell/>
            <table:table-cell table:style-name="Table1.AY60" table:number-columns-spanned="31" office:value-type="string">
              <text:p text:style-name="P10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0">
            <table:table-cell table:style-name="Table1.AS7" table:number-columns-spanned="100" office:value-type="string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5">
            <table:table-cell table:style-name="Table1.A236" office:value-type="string">
              <text:p text:style-name="P97"/>
            </table:table-cell>
            <table:table-cell table:style-name="Table1.B15" table:number-columns-spanned="23" office:value-type="string">
              <text:p text:style-name="P10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3" office:value-type="string">
              <text:p text:style-name="P97"/>
            </table:table-cell>
            <table:covered-table-cell/>
            <table:covered-table-cell/>
            <table:table-cell table:style-name="Table1.B15" table:number-columns-spanned="38" office:value-type="string">
              <text:p text:style-name="P10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97"/>
            </table:table-cell>
            <table:covered-table-cell/>
            <table:covered-table-cell/>
            <table:covered-table-cell/>
            <table:table-cell table:style-name="Table1.AY60" table:number-columns-spanned="31" office:value-type="string">
              <text:p text:style-name="P10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0">
            <table:table-cell table:style-name="Table1.AS7" table:number-columns-spanned="100" office:value-type="string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5">
            <table:table-cell table:style-name="Table1.A238" office:value-type="string">
              <text:p text:style-name="P97"/>
            </table:table-cell>
            <table:table-cell table:style-name="Table1.B15" table:number-columns-spanned="23" office:value-type="string">
              <text:p text:style-name="P10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3" office:value-type="string">
              <text:p text:style-name="P97"/>
            </table:table-cell>
            <table:covered-table-cell/>
            <table:covered-table-cell/>
            <table:table-cell table:style-name="Table1.B15" table:number-columns-spanned="38" office:value-type="string">
              <text:p text:style-name="P10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97"/>
            </table:table-cell>
            <table:covered-table-cell/>
            <table:covered-table-cell/>
            <table:covered-table-cell/>
            <table:table-cell table:style-name="Table1.AY60" table:number-columns-spanned="31" office:value-type="string">
              <text:p text:style-name="P10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0">
            <table:table-cell table:style-name="Table1.AS7" table:number-columns-spanned="100" office:value-type="string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5">
            <table:table-cell table:style-name="Table1.A240" office:value-type="string">
              <text:p text:style-name="P97"/>
            </table:table-cell>
            <table:table-cell table:style-name="Table1.B15" table:number-columns-spanned="23" office:value-type="string">
              <text:p text:style-name="P10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3" office:value-type="string">
              <text:p text:style-name="P97"/>
            </table:table-cell>
            <table:covered-table-cell/>
            <table:covered-table-cell/>
            <table:table-cell table:style-name="Table1.AY60" table:number-columns-spanned="73" office:value-type="string">
              <text:p text:style-name="P10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4">
            <table:table-cell table:style-name="Table1.A50" table:number-columns-spanned="100" office:value-type="string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42">
            <table:table-cell table:style-name="Table1.A50" table:number-columns-spanned="100" office:value-type="string">
              <text:p text:style-name="P6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43">
            <table:table-cell table:style-name="Table1.A243" table:number-columns-spanned="100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6">
            <table:table-cell table:style-name="Table1.A6" table:number-columns-spanned="100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6">
            <table:table-cell table:style-name="Table1.A50" table:number-columns-spanned="100" office:value-type="string">
              <text:p text:style-name="P6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84">
            <table:table-cell table:style-name="Table1.AS7" table:number-columns-spanned="100" office:value-type="string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5">
            <table:table-cell table:style-name="Table1.A247" office:value-type="string">
              <text:p text:style-name="P97"/>
            </table:table-cell>
            <table:table-cell table:style-name="Table1.B15" table:number-columns-spanned="37" office:value-type="string">
              <text:p text:style-name="P10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5" office:value-type="string">
              <text:p text:style-name="P97"/>
            </table:table-cell>
            <table:covered-table-cell/>
            <table:covered-table-cell/>
            <table:covered-table-cell/>
            <table:covered-table-cell/>
            <table:table-cell table:style-name="Table1.AY60" table:number-columns-spanned="57" office:value-type="string">
              <text:p text:style-name="P10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84">
            <table:table-cell table:style-name="Table1.A50" table:number-columns-spanned="100" office:value-type="string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49">
            <table:table-cell table:style-name="Table1.A50" table:number-columns-spanned="100" office:value-type="string">
              <text:p text:style-name="P6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05">
            <table:table-cell table:style-name="Table1.A250" table:number-columns-spanned="100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6">
            <table:table-cell table:style-name="Table1.A6" table:number-columns-spanned="100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51">
            <table:table-cell table:style-name="Table1.A252" table:number-columns-spanned="25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Z252" table:number-columns-spanned="75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41">
            <table:table-cell table:style-name="Table1.A253" table:number-columns-spanned="25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Z253" table:number-columns-spanned="75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51">
            <table:table-cell table:style-name="Table1.A254" table:number-columns-spanned="48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w254" table:number-columns-spanned="9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F254" table:number-columns-spanned="43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41">
            <table:table-cell table:style-name="Table1.A255" table:number-columns-spanned="48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w255" table:number-columns-spanned="9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F255" table:number-columns-spanned="43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2">
            <table:table-cell table:style-name="Table1.A256" table:number-columns-spanned="100" office:value-type="string">
              <text:p text:style-name="P2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92">
            <table:table-cell table:style-name="Table1.A257" table:number-columns-spanned="100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6">
            <table:table-cell table:style-name="Table1.A6" table:number-columns-spanned="100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51">
            <table:table-cell table:style-name="Table1.A259" table:number-columns-spanned="25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Z259" table:number-columns-spanned="75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41">
            <table:table-cell table:style-name="Table1.A260" table:number-columns-spanned="25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Z260" table:number-columns-spanned="75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51">
            <table:table-cell table:style-name="Table1.A261" table:number-columns-spanned="48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w261" table:number-columns-spanned="9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F261" table:number-columns-spanned="43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41">
            <table:table-cell table:style-name="Table1.A262" table:number-columns-spanned="48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w262" table:number-columns-spanned="9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F262" table:number-columns-spanned="43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2">
            <table:table-cell table:style-name="Table1.A263" table:number-columns-spanned="100" office:value-type="string">
              <text:p text:style-name="P2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92">
            <table:table-cell table:style-name="Table1.A264" table:number-columns-spanned="100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6">
            <table:table-cell table:style-name="Table1.A6" table:number-columns-spanned="100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51">
            <table:table-cell table:style-name="Table1.A266" table:number-columns-spanned="57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P14" table:number-columns-spanned="15" office:value-type="string">
              <text:p text:style-name="P8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U266" table:number-columns-spanned="26" office:value-type="string">
              <text:p text:style-name="P8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Y60" table:number-columns-spanned="2" office:value-type="string">
              <text:p text:style-name="P81"/>
            </table:table-cell>
            <table:covered-table-cell/>
          </table:table-row>
          <table:table-row table:style-name="Table1.41">
            <table:table-cell table:style-name="Table1.A267" table:number-columns-spanned="57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P18" table:number-columns-spanned="15" office:value-type="string">
              <text:p text:style-name="P2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U267" table:number-columns-spanned="26" office:value-type="string">
              <text:p text:style-name="P13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P18" table:number-columns-spanned="2" office:value-type="string">
              <text:p text:style-name="P38"/>
            </table:table-cell>
            <table:covered-table-cell/>
          </table:table-row>
          <table:table-row table:style-name="Table1.4">
            <table:table-cell table:style-name="Table1.A268" table:number-columns-spanned="57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F268" table:number-columns-spanned="23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c268" table:number-columns-spanned="20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69" table:number-columns-spanned="57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F269" table:number-columns-spanned="23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c269" table:number-columns-spanned="20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51">
            <table:table-cell table:style-name="Table1.A270" table:number-columns-spanned="5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table-cell table:style-name="Table1.F270" table:number-columns-spanned="52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F270" table:number-columns-spanned="23" office:value-type="string">
              <text:p text:style-name="P6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c270" table:number-columns-spanned="20" office:value-type="string">
              <text:p text:style-name="P2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41">
            <table:table-cell table:style-name="Table1.A271" table:number-columns-spanned="5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table-cell table:style-name="Table1.F271" table:number-columns-spanned="52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F271" table:number-columns-spanned="23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c271" table:number-columns-spanned="20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2">
            <table:table-cell table:style-name="Table1.A272" table:number-columns-spanned="100" office:value-type="string">
              <text:p text:style-name="P2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41">
            <table:table-cell table:style-name="Table1.A273" table:number-columns-spanned="100" office:value-type="string"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6">
            <table:table-cell table:style-name="Table1.A6" table:number-columns-spanned="100" office:value-type="string"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84">
            <table:table-cell table:style-name="Table1.AS7" table:number-columns-spanned="100" office:value-type="string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5">
            <table:table-cell table:style-name="Table1.A16" table:number-columns-spanned="7" office:value-type="string">
              <text:p text:style-name="P127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97"/>
            </table:table-cell>
            <table:table-cell table:style-name="Table1.AY60" table:number-columns-spanned="92" office:value-type="string">
              <text:p text:style-name="P127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84">
            <table:table-cell table:style-name="Table1.AS7" table:number-columns-spanned="100" office:value-type="string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5">
            <table:table-cell table:style-name="Table1.A16" table:number-columns-spanned="7" office:value-type="string">
              <text:p text:style-name="P128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94"/>
            </table:table-cell>
            <table:table-cell table:style-name="Table1.AP15" table:number-columns-spanned="92" office:value-type="string">
              <text:p text:style-name="P2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6">
            <table:table-cell table:style-name="Table1.A50" table:number-columns-spanned="100" office:value-type="string">
              <text:p text:style-name="P1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4">
            <table:table-cell table:style-name="Table1.A1" table:number-columns-spanned="33" office:value-type="string">
              <text:p text:style-name="P5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53" office:value-type="string">
              <text:p text:style-name="P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14" office:value-type="string">
              <text:p text:style-name="P7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</text:section>
      <text:section text:style-name="Sect2" text:name="Section2"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column table:style-name="Table2.G"/>
          <table:table-column table:style-name="Table2.H"/>
          <table:table-column table:style-name="Table2.I"/>
          <table:table-row table:style-name="Table2.1">
            <table:table-cell table:style-name="Table2.A1" table:number-columns-spanned="9" office:value-type="string">
              <text:p text:style-name="P9">x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ext:soft-page-break/>
          <table:table-row table:style-name="Table2.2">
            <table:table-cell table:style-name="Table2.A2" table:number-columns-spanned="9" office:value-type="string">
              <text:p text:style-name="P62">x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3">
            <table:table-cell table:style-name="Table2.A3" table:number-columns-spanned="9" office:value-type="string">
              <text:p text:style-name="P40"><field:fieldmark-start text:name="Tekst176" field:type="vnd.oasis.opendocument.field.FORMTEXT"><field:param field:name="Description" field:value=""/><field:param field:name="Name" field:value="Tekst176"/></field:fieldmark-start>     <field:fieldmark-end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">
            <table:table-cell table:style-name="Table2.A1" table:number-columns-spanned="9" office:value-type="string">
              <text:p text:style-name="P9">x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5">
            <table:table-cell table:style-name="Table2.A5" table:number-columns-spanned="9" office:value-type="string">
              <text:p text:style-name="P14">x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6">
            <table:table-cell table:style-name="Table2.A6" table:number-columns-spanned="9" office:value-type="string">
              <text:p text:style-name="P64">x</text:p>
              <text:p text:style-name="P22"/>
              <text:p text:style-name="P22">x</text:p>
              <text:p text:style-name="P22"/>
              <text:p text:style-name="P22">x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7">
            <table:table-cell table:style-name="Table2.A6" table:number-columns-spanned="9" office:value-type="string">
              <text:p text:style-name="P85">x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8">
            <table:table-cell table:style-name="Table2.A8" office:value-type="string">
              <text:p text:style-name="P64">x</text:p>
            </table:table-cell>
            <table:table-cell table:style-name="Table2.B8" office:value-type="string">
              <text:p text:style-name="P64">x</text:p>
            </table:table-cell>
            <table:table-cell table:style-name="Table2.C8" table:number-columns-spanned="7" office:value-type="string">
              <text:p text:style-name="P65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9">
            <table:table-cell table:style-name="Table2.A9" office:value-type="string">
              <text:p text:style-name="P40"><field:fieldmark-start text:name="Tekst96" field:type="vnd.oasis.opendocument.field.FORMTEXT"><field:param field:name="Description" field:value=""/><field:param field:name="Name" field:value=""/></field:fieldmark-start>     <field:fieldmark-end/></text:p>
            </table:table-cell>
            <table:table-cell table:style-name="Table2.B9" office:value-type="string">
              <text:p text:style-name="P40"><field:fieldmark-start text:name="Unnamed205" field:type="vnd.oasis.opendocument.field.FORMTEXT"><field:param field:name="Description" field:value=""/><field:param field:name="Name" field:value=""/></field:fieldmark-start>    <field:fieldmark-end/></text:p>
            </table:table-cell>
            <table:table-cell table:style-name="Table2.C8" table:number-columns-spanned="7" office:value-type="string">
              <text:p text:style-name="P4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0">
            <table:table-cell table:style-name="Table2.A2" table:number-columns-spanned="9" office:value-type="string">
              <text:p text:style-name="P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1">
            <table:table-cell table:style-name="Table2.A11" table:number-columns-spanned="6" office:value-type="string">
              <text:p text:style-name="P64">x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2.G11" table:number-columns-spanned="3" office:value-type="string">
              <text:p text:style-name="P64">x</text:p>
            </table:table-cell>
            <table:covered-table-cell/>
            <table:covered-table-cell/>
          </table:table-row>
          <table:table-row table:style-name="Table2.5">
            <table:table-cell table:style-name="Table2.A12" table:number-columns-spanned="5" office:value-type="string">
              <text:p text:style-name="P4"/>
            </table:table-cell>
            <table:covered-table-cell/>
            <table:covered-table-cell/>
            <table:covered-table-cell/>
            <table:covered-table-cell/>
            <table:table-cell table:style-name="Table2.F12" office:value-type="string">
              <text:p text:style-name="P3"/>
            </table:table-cell>
            <table:table-cell table:style-name="Table2.G12" table:number-columns-spanned="3" office:value-type="string">
              <text:p text:style-name="P108"><field:fieldmark-start text:name="Tekst160" field:type="vnd.oasis.opendocument.field.FORMTEXT"><field:param field:name="Description" field:value=""/><field:param field:name="Name" field:value=""/></field:fieldmark-start>     <field:fieldmark-end/></text:p>
            </table:table-cell>
            <table:covered-table-cell/>
            <table:covered-table-cell/>
          </table:table-row>
          <table:table-row table:style-name="Table2.13">
            <table:table-cell table:style-name="Table2.A13" table:number-columns-spanned="5" office:value-type="string">
              <text:p text:style-name="P43"/>
            </table:table-cell>
            <table:covered-table-cell/>
            <table:covered-table-cell/>
            <table:covered-table-cell/>
            <table:covered-table-cell/>
            <table:table-cell table:style-name="Table2.F13" office:value-type="string">
              <text:p text:style-name="P3"/>
            </table:table-cell>
            <table:table-cell table:style-name="Table2.G13" table:number-columns-spanned="3" office:value-type="string">
              <text:p text:style-name="P135"><field:fieldmark-start text:name="Tekst159" field:type="vnd.oasis.opendocument.field.FORMTEXT"><field:param field:name="Description" field:value=""/><field:param field:name="Name" field:value=""/></field:fieldmark-start>     <field:fieldmark-end/></text:p>
            </table:table-cell>
            <table:covered-table-cell/>
            <table:covered-table-cell/>
          </table:table-row>
          <table:table-row table:style-name="Table2.13">
            <table:table-cell table:style-name="Table2.A14" table:number-columns-spanned="5" office:value-type="string">
              <text:p text:style-name="P43"/>
            </table:table-cell>
            <table:covered-table-cell/>
            <table:covered-table-cell/>
            <table:covered-table-cell/>
            <table:covered-table-cell/>
            <table:table-cell table:style-name="Table2.F14" office:value-type="string">
              <text:p text:style-name="P3"/>
            </table:table-cell>
            <table:table-cell table:style-name="Table2.G14" table:number-columns-spanned="3" office:value-type="string">
              <text:p text:style-name="P108"><field:fieldmark-start text:name="Tekst158" field:type="vnd.oasis.opendocument.field.FORMTEXT"><field:param field:name="Description" field:value=""/><field:param field:name="Name" field:value=""/></field:fieldmark-start>     <field:fieldmark-end/></text:p>
            </table:table-cell>
            <table:covered-table-cell/>
            <table:covered-table-cell/>
          </table:table-row>
          <table:table-row table:style-name="Table2.13">
            <table:table-cell table:style-name="Table2.A15" table:number-columns-spanned="5" office:value-type="string">
              <text:p text:style-name="P43"/>
            </table:table-cell>
            <table:covered-table-cell/>
            <table:covered-table-cell/>
            <table:covered-table-cell/>
            <table:covered-table-cell/>
            <table:table-cell table:style-name="Table2.F15" office:value-type="string">
              <text:p text:style-name="P3"/>
            </table:table-cell>
            <table:table-cell table:style-name="Table2.G15" table:number-columns-spanned="3" office:value-type="string">
              <text:p text:style-name="P108"><field:fieldmark-start text:name="Tekst157" field:type="vnd.oasis.opendocument.field.FORMTEXT"><field:param field:name="Description" field:value=""/><field:param field:name="Name" field:value=""/></field:fieldmark-start>     <field:fieldmark-end/></text:p>
            </table:table-cell>
            <table:covered-table-cell/>
            <table:covered-table-cell/>
          </table:table-row>
          <table:table-row table:style-name="Table2.13">
            <table:table-cell table:style-name="Table2.A16" table:number-columns-spanned="5" office:value-type="string">
              <text:p text:style-name="P43"/>
            </table:table-cell>
            <table:covered-table-cell/>
            <table:covered-table-cell/>
            <table:covered-table-cell/>
            <table:covered-table-cell/>
            <table:table-cell table:style-name="Table2.F16" office:value-type="string">
              <text:p text:style-name="P3"/>
            </table:table-cell>
            <table:table-cell table:style-name="Table2.G16" table:number-columns-spanned="3" office:value-type="string">
              <text:p text:style-name="P108"><field:fieldmark-start text:name="Tekst156" field:type="vnd.oasis.opendocument.field.FORMTEXT"><field:param field:name="Description" field:value=""/><field:param field:name="Name" field:value=""/></field:fieldmark-start>     <field:fieldmark-end/></text:p>
            </table:table-cell>
            <table:covered-table-cell/>
            <table:covered-table-cell/>
          </table:table-row>
          <table:table-row table:style-name="Table2.13">
            <table:table-cell table:style-name="Table2.A17" table:number-columns-spanned="5" office:value-type="string">
              <text:p text:style-name="P43"/>
            </table:table-cell>
            <table:covered-table-cell/>
            <table:covered-table-cell/>
            <table:covered-table-cell/>
            <table:covered-table-cell/>
            <table:table-cell table:style-name="Table2.F17" office:value-type="string">
              <text:p text:style-name="P3"/>
            </table:table-cell>
            <table:table-cell table:style-name="Table2.G17" table:number-columns-spanned="3" office:value-type="string">
              <text:p text:style-name="P108"><field:fieldmark-start text:name="Tekst155" field:type="vnd.oasis.opendocument.field.FORMTEXT"><field:param field:name="Description" field:value=""/><field:param field:name="Name" field:value=""/></field:fieldmark-start>     <field:fieldmark-end/></text:p>
            </table:table-cell>
            <table:covered-table-cell/>
            <table:covered-table-cell/>
          </table:table-row>
          <table:table-row table:style-name="Table2.13">
            <table:table-cell table:style-name="Table2.A18" table:number-columns-spanned="5" office:value-type="string">
              <text:p text:style-name="P43"/>
            </table:table-cell>
            <table:covered-table-cell/>
            <table:covered-table-cell/>
            <table:covered-table-cell/>
            <table:covered-table-cell/>
            <table:table-cell table:style-name="Table2.F18" office:value-type="string">
              <text:p text:style-name="P3"/>
            </table:table-cell>
            <table:table-cell table:style-name="Table2.G18" table:number-columns-spanned="3" office:value-type="string">
              <text:p text:style-name="P108"><field:fieldmark-start text:name="Tekst154" field:type="vnd.oasis.opendocument.field.FORMTEXT"><field:param field:name="Description" field:value=""/><field:param field:name="Name" field:value=""/></field:fieldmark-start>     <field:fieldmark-end/></text:p>
            </table:table-cell>
            <table:covered-table-cell/>
            <table:covered-table-cell/>
          </table:table-row>
          <table:table-row table:style-name="Table2.13">
            <table:table-cell table:style-name="Table2.A19" table:number-columns-spanned="5" office:value-type="string">
              <text:p text:style-name="P43"/>
            </table:table-cell>
            <table:covered-table-cell/>
            <table:covered-table-cell/>
            <table:covered-table-cell/>
            <table:covered-table-cell/>
            <table:table-cell table:style-name="Table2.F19" office:value-type="string">
              <text:p text:style-name="P3"/>
            </table:table-cell>
            <table:table-cell table:style-name="Table2.G19" table:number-columns-spanned="3" office:value-type="string">
              <text:p text:style-name="P108"><field:fieldmark-start text:name="Tekst153" field:type="vnd.oasis.opendocument.field.FORMTEXT"><field:param field:name="Description" field:value=""/><field:param field:name="Name" field:value=""/></field:fieldmark-start>     <field:fieldmark-end/></text:p>
            </table:table-cell>
            <table:covered-table-cell/>
            <table:covered-table-cell/>
          </table:table-row>
          <table:table-row table:style-name="Table2.13">
            <table:table-cell table:style-name="Table2.A20" table:number-columns-spanned="5" office:value-type="string">
              <text:p text:style-name="P43"/>
            </table:table-cell>
            <table:covered-table-cell/>
            <table:covered-table-cell/>
            <table:covered-table-cell/>
            <table:covered-table-cell/>
            <table:table-cell table:style-name="Table2.F20" office:value-type="string">
              <text:p text:style-name="P3"/>
            </table:table-cell>
            <table:table-cell table:style-name="Table2.G20" table:number-columns-spanned="3" office:value-type="string">
              <text:p text:style-name="P108"><field:fieldmark-start text:name="Tekst152" field:type="vnd.oasis.opendocument.field.FORMTEXT"><field:param field:name="Description" field:value=""/><field:param field:name="Name" field:value=""/></field:fieldmark-start>     <field:fieldmark-end/></text:p>
            </table:table-cell>
            <table:covered-table-cell/>
            <table:covered-table-cell/>
          </table:table-row>
          <table:table-row table:style-name="Table2.13">
            <table:table-cell table:style-name="Table2.A21" table:number-columns-spanned="5" office:value-type="string">
              <text:p text:style-name="P43"/>
            </table:table-cell>
            <table:covered-table-cell/>
            <table:covered-table-cell/>
            <table:covered-table-cell/>
            <table:covered-table-cell/>
            <table:table-cell table:style-name="Table2.F21" office:value-type="string">
              <text:p text:style-name="P3"/>
            </table:table-cell>
            <table:table-cell table:style-name="Table2.G21" table:number-columns-spanned="3" office:value-type="string">
              <text:p text:style-name="P108"><field:fieldmark-start text:name="Tekst151" field:type="vnd.oasis.opendocument.field.FORMTEXT"><field:param field:name="Description" field:value=""/><field:param field:name="Name" field:value=""/></field:fieldmark-start>     <field:fieldmark-end/></text:p>
            </table:table-cell>
            <table:covered-table-cell/>
            <table:covered-table-cell/>
          </table:table-row>
          <table:table-row table:style-name="Table2.13">
            <table:table-cell table:style-name="Table2.A22" table:number-columns-spanned="5" office:value-type="string">
              <text:p text:style-name="P43"/>
            </table:table-cell>
            <table:covered-table-cell/>
            <table:covered-table-cell/>
            <table:covered-table-cell/>
            <table:covered-table-cell/>
            <table:table-cell table:style-name="Table2.F22" office:value-type="string">
              <text:p text:style-name="P3"/>
            </table:table-cell>
            <table:table-cell table:style-name="Table2.G22" table:number-columns-spanned="3" office:value-type="string">
              <text:p text:style-name="P108"><field:fieldmark-start text:name="Unnamed206" field:type="vnd.oasis.opendocument.field.FORMTEXT"><field:param field:name="Description" field:value=""/><field:param field:name="Name" field:value=""/></field:fieldmark-start>     <field:fieldmark-end/></text:p>
            </table:table-cell>
            <table:covered-table-cell/>
            <table:covered-table-cell/>
          </table:table-row>
          <table:table-row table:style-name="Table2.13">
            <table:table-cell table:style-name="Table2.A23" table:number-columns-spanned="5" office:value-type="string">
              <text:p text:style-name="P43"/>
            </table:table-cell>
            <table:covered-table-cell/>
            <table:covered-table-cell/>
            <table:covered-table-cell/>
            <table:covered-table-cell/>
            <table:table-cell table:style-name="Table2.F23" office:value-type="string">
              <text:p text:style-name="P3"/>
            </table:table-cell>
            <table:table-cell table:style-name="Table2.G23" table:number-columns-spanned="3" office:value-type="string">
              <text:p text:style-name="P108"><field:fieldmark-start text:name="Tekst150" field:type="vnd.oasis.opendocument.field.FORMTEXT"><field:param field:name="Description" field:value=""/><field:param field:name="Name" field:value=""/></field:fieldmark-start>     <field:fieldmark-end/></text:p>
            </table:table-cell>
            <table:covered-table-cell/>
            <table:covered-table-cell/>
          </table:table-row>
          <table:table-row table:style-name="Table2.24">
            <table:table-cell table:style-name="Table2.A24" table:number-columns-spanned="9" office:value-type="string">
              <text:p text:style-name="P31">x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25">
            <table:table-cell table:style-name="Table2.A25" table:number-columns-spanned="3" office:value-type="string">
              <text:p text:style-name="P2">x</text:p>
              <text:p text:style-name="P2">x</text:p>
              <text:p text:style-name="P2">x</text:p>
              <text:p text:style-name="P2">x</text:p>
            </table:table-cell>
            <table:covered-table-cell/>
            <table:covered-table-cell/>
            <table:table-cell table:style-name="Table2.D25" table:number-columns-spanned="4" office:value-type="string">
              <text:p text:style-name="P5">x</text:p>
              <text:p text:style-name="P5">x</text:p>
            </table:table-cell>
            <table:covered-table-cell/>
            <table:covered-table-cell/>
            <table:covered-table-cell/>
            <table:table-cell table:style-name="Table2.H25" table:number-columns-spanned="2" office:value-type="string">
              <text:p text:style-name="P5">x</text:p>
              <text:p text:style-name="P5">x</text:p>
            </table:table-cell>
            <table:covered-table-cell/>
          </table:table-row>
          <table:table-row table:style-name="Table2.7">
            <table:table-cell table:style-name="Table2.A26" table:number-columns-spanned="9" office:value-type="string">
              <text:p text:style-name="P5">x<text:line-break/>x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27">
            <table:table-cell table:style-name="Table2.A27" table:number-columns-spanned="4" office:value-type="string">
              <text:p text:style-name="P5">x</text:p>
            </table:table-cell>
            <table:covered-table-cell/>
            <table:covered-table-cell/>
            <table:covered-table-cell/>
            <table:table-cell table:style-name="Table2.E27" table:number-columns-spanned="4" office:value-type="string">
              <text:p text:style-name="P6"/>
            </table:table-cell>
            <table:covered-table-cell/>
            <table:covered-table-cell/>
            <table:covered-table-cell/>
            <table:table-cell table:style-name="Table2.I27" office:value-type="string">
              <text:p text:style-name="P7">x</text:p>
            </table:table-cell>
          </table:table-row>
        </table:table>
        <text:p text:style-name="P52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nb" fo:country="NO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0.01mm" style:type="center"/>
          <style:tab-stop style:position="160.02mm" style:type="right"/>
        </style:tab-stops>
      </style:paragraph-properties>
      <style:text-properties fo:language="nn" fo:country="NO"/>
    </style:style>
    <style:style style:name="Footer" style:family="paragraph" style:parent-style-name="Standard" style:class="extra">
      <style:paragraph-properties>
        <style:tab-stops>
          <style:tab-stop style:position="80.01mm" style:type="center"/>
          <style:tab-stop style:position="160.02mm" style:type="right"/>
        </style:tab-stops>
      </style:paragraph-properties>
      <style:text-properties fo:language="nn" fo:country="NO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Arial" fo:font-family="Arial" style:font-family-generic="swiss" style:font-pitch="variable" fo:font-size="7pt" fo:font-style="normal" style:text-underline-style="none" fo:font-weight="normal" style:font-size-asian="7pt" style:font-style-asian="normal" style:font-weight-asian="normal" style:font-name-complex="Arial" style:font-family-complex="Arial" style:font-family-generic-complex="swiss" style:font-pitch-complex="variable"/>
    </style:style>
    <style:style style:name="WW8Num2z0" style:family="text">
      <style:text-properties style:font-name="Arial" fo:font-family="Arial" style:font-family-generic="swiss" style:font-pitch="variable" fo:font-size="7pt" fo:letter-spacing="-0.07mm" fo:font-style="normal" style:text-underline-style="none" fo:font-weight="normal" style:font-size-asian="7pt" style:font-style-asian="normal" style:font-weight-asian="normal" style:font-name-complex="Arial" style:font-family-complex="Arial" style:font-family-generic-complex="swiss" style:font-pitch-complex="variable"/>
    </style:style>
    <style:style style:name="WW8Num3z0" style:family="text">
      <style:text-properties style:font-name="Arial" fo:font-family="Arial" style:font-family-generic="swiss" style:font-pitch="variable" fo:font-size="7pt" fo:font-style="normal" style:text-underline-style="none" fo:font-weight="normal" style:font-size-asian="7pt" style:font-style-asian="normal" style:font-weight-asian="normal" style:font-name-complex="Arial" style:font-family-complex="Arial" style:font-family-generic-complex="swiss" style:font-pitch-complex="variable"/>
    </style:style>
    <style:style style:name="WW8Num4z0" style:family="text">
      <style:text-properties style:font-name="Arial" fo:font-family="Arial" style:font-family-generic="swiss" style:font-pitch="variable" fo:font-size="7pt" fo:font-style="normal" style:text-underline-style="none" fo:font-weight="normal" style:font-size-asian="7pt" style:font-style-asian="normal" style:font-weight-asian="normal" style:font-name-complex="Arial" style:font-family-complex="Arial" style:font-family-generic-complex="swiss" style:font-pitch-complex="variable"/>
    </style:style>
    <style:style style:name="Standardskrift_20_for_20_avsnitt" style:display-name="Standardskrift for avsnitt" style:family="text"/>
    <style:style style:name="Page_20_Number" style:display-name="Page Number" style:family="text" style:parent-style-name="Standardskrift_20_for_20_avsnit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2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3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4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Frame">
      <style:graphic-properties fo:margin-left="3.19mm" fo:margin-right="3.19mm" fo:margin-top="0mm" fo:margin-bottom="0mm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.72mm" fo:border="none"/>
    </style:style>
    <style:style style:name="Mfr2" style:family="graphic" style:parent-style-name="OLE">
      <style:graphic-properties fo:margin-left="0mm" fo:margin-right="0mm" fo:margin-top="0mm" fo:margin-bottom="0mm" style:vertical-pos="top" style:vertical-rel="baseline" fo:padding="0mm" fo:border="none" draw:ole-draw-aspect="1" draw:visible-area-top="0mm" draw:visible-area-width="95.24mm" draw:visible-area-height="74.95mm"/>
    </style:style>
    <style:page-layout style:name="Mpm1">
      <style:page-layout-properties fo:page-width="210.01mm" fo:page-height="297mm" style:num-format="1" style:print-orientation="portrait" fo:margin-top="11.99mm" fo:margin-bottom="15.01mm" fo:margin-left="19mm" fo:margin-right="11.01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0mm" fo:margin-bottom="15.01mm" fo:margin-left="19mm" fo:margin-right="11.01mm" style:writing-mode="lr-tb" style:layout-grid-color="#c0c0c0" style:layout-grid-lines="44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11.99mm" fo:margin-left="0mm" fo:margin-right="0mm" fo:margin-bottom="11.01m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ext:p text:style-name="MP1"><draw:frame draw:style-name="Mfr1" draw:name="Frame5" text:anchor-type="char" svg:x="63.5mm" svg:y="157.48mm" svg:width="96.52mm" svg:height="76.25mm" draw:z-index="0"><draw:text-box><text:p text:style-name="Standard"><draw:frame draw:style-name="Mfr2" draw:name="Object1" text:anchor-type="as-char" svg:width="95.11mm" svg:height="74.82mm" draw:z-index="0"><draw:object-ole xlink:href="./Object 2" xlink:type="simple" xlink:show="embed" xlink:actuate="onLoad"/><draw:image xlink:href="./ObjectReplacements/Object 2" xlink:type="simple" xlink:show="embed" xlink:actuate="onLoad"/></draw:frame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title>BR-1010B Del 1 - Hovedblankett</dc:title>
    <meta:initial-creator>SignForm97</meta:initial-creator>
    <meta:creation-date>2011-10-18T12:21:00</meta:creation-date>
    <dc:date>2020-07-06T11:41:52.254050963</dc:date>
    <meta:print-date>2010-06-02T09:36:00</meta:print-date>
    <meta:editing-cycles>15</meta:editing-cycles>
    <meta:editing-duration>PT7M33S</meta:editing-duration>
    <meta:generator>LibreOfficeDev/7.1.0.0.alpha0$Linux_X86_64 LibreOffice_project/9af38b4504ccda57a0c32eb8bdd03e5a8ca29ddc</meta:generator>
    <meta:document-statistic meta:table-count="2" meta:image-count="0" meta:object-count="1" meta:page-count="6" meta:paragraph-count="44" meta:word-count="74" meta:character-count="153" meta:non-whitespace-character-count="78"/>
    <meta:user-defined meta:name="Sign">Sign</meta:user-defined>
  </office:meta>
</office:document-meta>
</file>